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2B900000076D45ED116.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31A00000077C0483035.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FD00000058EA4CB9B2.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FB0000007C28266D05.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18E0000005984D86B2A.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Monospace1" svg:font-family="Monospace" style:font-pitch="fixed"/>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text-properties style:font-name="Luxi Sans"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Standard">
      <style:paragraph-properties fo:text-align="center" style:justify-single-word="false"/>
      <style:text-properties style:font-name="Helvetica" fo:font-weight="normal" style:font-weight-asian="normal"/>
    </style:style>
    <style:style style:name="P6" style:family="paragraph" style:parent-style-name="Standard">
      <style:paragraph-properties fo:text-align="start" style:justify-single-word="false"/>
    </style:style>
    <style:style style:name="P7"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8"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9" style:family="paragraph" style:parent-style-name="Text_20_body">
      <style:text-properties fo:font-weight="normal" style:font-weight-asian="normal" style:font-weight-complex="normal"/>
    </style:style>
    <style:style style:name="P10" style:family="paragraph" style:parent-style-name="Text_20_body">
      <style:paragraph-properties fo:text-align="start" style:justify-single-word="false"/>
    </style:style>
    <style:style style:name="P11" style:family="paragraph" style:parent-style-name="Text_20_body">
      <style:text-properties fo:font-style="italic" style:font-style-asian="italic" style:font-style-complex="italic"/>
    </style:style>
    <style:style style:name="P12" style:family="paragraph" style:parent-style-name="Código">
      <style:text-properties fo:color="#3f7f7f" style:font-name="Monospace" fo:font-size="10pt" style:font-name-asian="Monospace" style:font-size-asian="10pt" style:font-name-complex="Monospace" style:font-size-complex="10pt"/>
    </style:style>
    <style:style style:name="P13" style:family="paragraph" style:parent-style-name="Código">
      <style:text-properties fo:color="#000000"/>
    </style:style>
    <style:style style:name="P14" style:family="paragraph" style:parent-style-name="Código">
      <style:text-properties fo:color="#000000" style:font-name="Monospace" fo:font-size="10pt" style:font-name-asian="Monospace" style:font-size-asian="10pt" style:font-name-complex="Monospace" style:font-size-complex="10pt"/>
    </style:style>
    <style:style style:name="P15" style:family="paragraph" style:parent-style-name="Código">
      <style:text-properties fo:color="#008080"/>
    </style:style>
    <style:style style:name="P16" style:family="paragraph" style:parent-style-name="Código">
      <style:text-properties fo:color="#008080" style:font-name="Monospace" fo:font-size="10pt" style:font-name-asian="Monospace" style:font-size-asian="10pt" style:font-name-complex="Monospace" style:font-size-complex="10pt"/>
    </style:style>
    <style:style style:name="P17" style:family="paragraph" style:parent-style-name="Código">
      <style:text-properties fo:color="#0000e1" style:font-name="Monospace" fo:font-size="10pt" style:font-name-asian="Monospace" style:font-size-asian="10pt" style:font-name-complex="Monospace" style:font-size-complex="10pt"/>
    </style:style>
    <style:style style:name="P18"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19" style:family="paragraph" style:parent-style-name="Código">
      <style:text-properties style:font-name="Monospace" fo:font-size="10pt" style:font-name-asian="Monospace" style:font-size-asian="10pt" style:font-name-complex="Monospace" style:font-size-complex="10pt"/>
    </style:style>
    <style:style style:name="P20" style:family="paragraph" style:parent-style-name="Código">
      <style:text-properties fo:color="#3f5fbf"/>
    </style:style>
    <style:style style:name="P21" style:family="paragraph" style:parent-style-name="Código">
      <style:text-properties fo:color="#2a00ff"/>
    </style:style>
    <style:style style:name="P22" style:family="paragraph" style:parent-style-name="Código">
      <style:paragraph-properties fo:text-align="start" style:justify-single-word="false"/>
    </style:style>
    <style:style style:name="P23" style:family="paragraph" style:parent-style-name="Código">
      <style:text-properties style:text-underline-style="solid" style:text-underline-width="auto" style:text-underline-color="font-color"/>
    </style:style>
    <style:style style:name="P24" style:family="paragraph" style:parent-style-name="Text_20_body">
      <style:paragraph-properties fo:margin-left="0cm" fo:margin-right="0cm" fo:text-indent="0cm" style:auto-text-indent="false"/>
    </style:style>
    <style:style style:name="P25" style:family="paragraph" style:parent-style-name="Text_20_body" style:list-style-name="L2"/>
    <style:style style:name="P26" style:family="paragraph" style:parent-style-name="Text_20_body" style:list-style-name="L2"/>
    <style:style style:name="P27" style:family="paragraph" style:parent-style-name="Text_20_body" style:list-style-name="L2"/>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5"/>
    <style:style style:name="P35" style:family="paragraph" style:parent-style-name="Text_20_body" style:list-style-name="L5"/>
    <style:style style:name="P36" style:family="paragraph" style:parent-style-name="Text_20_body" style:list-style-name="L6"/>
    <style:style style:name="P37" style:family="paragraph" style:parent-style-name="Text_20_body" style:list-style-name="L6"/>
    <style:style style:name="P38" style:family="paragraph" style:parent-style-name="Text_20_body" style:list-style-name="L6"/>
    <style:style style:name="P39" style:family="paragraph" style:parent-style-name="Text_20_body" style:list-style-name="L6"/>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list-style-name="L7"/>
    <style:style style:name="P43" style:family="paragraph" style:parent-style-name="Text_20_body" style:list-style-name="L7"/>
    <style:style style:name="P44" style:family="paragraph" style:parent-style-name="Text_20_body" style:list-style-name="L7"/>
    <style:style style:name="P45" style:family="paragraph" style:parent-style-name="Text_20_body" style:list-style-name="L7"/>
    <style:style style:name="P46" style:family="paragraph" style:parent-style-name="Text_20_body" style:list-style-name="L7"/>
    <style:style style:name="P47" style:family="paragraph" style:parent-style-name="Text_20_body" style:list-style-name="L7"/>
    <style:style style:name="P48" style:family="paragraph" style:parent-style-name="Text_20_body" style:list-style-name="L7"/>
    <style:style style:name="P49" style:family="paragraph" style:parent-style-name="Text_20_body" style:list-style-name="L7"/>
    <style:style style:name="P50" style:family="paragraph" style:parent-style-name="Text_20_body" style:list-style-name="L7"/>
    <style:style style:name="P51" style:family="paragraph" style:parent-style-name="Text_20_body" style:list-style-name="L7"/>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8"/>
    <style:style style:name="P55" style:family="paragraph" style:parent-style-name="Text_20_body" style:list-style-name="L8"/>
    <style:style style:name="P56" style:family="paragraph" style:parent-style-name="Text_20_body" style:list-style-name="L8"/>
    <style:style style:name="P57" style:family="paragraph" style:parent-style-name="Text_20_body" style:list-style-name="L8"/>
    <style:style style:name="P58" style:family="paragraph" style:parent-style-name="Text_20_body" style:list-style-name="L9"/>
    <style:style style:name="P59" style:family="paragraph" style:parent-style-name="Text_20_body" style:list-style-name="L10"/>
    <style:style style:name="P60" style:family="paragraph" style:parent-style-name="Text_20_body" style:list-style-name="L10"/>
    <style:style style:name="P61" style:family="paragraph" style:parent-style-name="Text_20_body" style:list-style-name="L10"/>
    <style:style style:name="P62" style:family="paragraph" style:parent-style-name="Text_20_body" style:list-style-name="L10"/>
    <style:style style:name="P63" style:family="paragraph" style:parent-style-name="Text_20_body" style:list-style-name="L11"/>
    <style:style style:name="P64" style:family="paragraph" style:parent-style-name="Text_20_body" style:list-style-name="L11"/>
    <style:style style:name="P65" style:family="paragraph" style:parent-style-name="Text_20_body" style:list-style-name="L11"/>
    <style:style style:name="P66" style:family="paragraph" style:parent-style-name="Text_20_body" style:list-style-name="L11"/>
    <style:style style:name="P67" style:family="paragraph" style:parent-style-name="Text_20_body" style:list-style-name="L11"/>
    <style:style style:name="P68" style:family="paragraph" style:parent-style-name="Text_20_body" style:list-style-name="L11"/>
    <style:style style:name="P69" style:family="paragraph" style:parent-style-name="Text_20_body" style:list-style-name="L12"/>
    <style:style style:name="P70" style:family="paragraph" style:parent-style-name="Text_20_body" style:list-style-name="L12"/>
    <style:style style:name="P71" style:family="paragraph" style:parent-style-name="Text_20_body" style:list-style-name="L12"/>
    <style:style style:name="P72" style:family="paragraph" style:parent-style-name="Text_20_body" style:list-style-name="L12"/>
    <style:style style:name="P73" style:family="paragraph" style:parent-style-name="Text_20_body" style:list-style-name="L13"/>
    <style:style style:name="P74" style:family="paragraph" style:parent-style-name="Text_20_body" style:list-style-name="L13"/>
    <style:style style:name="P75" style:family="paragraph" style:parent-style-name="Text_20_body" style:list-style-name="L13"/>
    <style:style style:name="P76" style:family="paragraph" style:parent-style-name="Text_20_body" style:list-style-name="L14"/>
    <style:style style:name="P77" style:family="paragraph" style:parent-style-name="Text_20_body" style:list-style-name="L15"/>
    <style:style style:name="P78" style:family="paragraph" style:parent-style-name="Text_20_body" style:list-style-name="L15"/>
    <style:style style:name="P79" style:family="paragraph" style:parent-style-name="Text_20_body" style:list-style-name="L15"/>
    <style:style style:name="P80" style:family="paragraph" style:parent-style-name="Text_20_body" style:list-style-name="L15"/>
    <style:style style:name="P81" style:family="paragraph" style:parent-style-name="Text_20_body" style:list-style-name="L15"/>
    <style:style style:name="P82" style:family="paragraph" style:parent-style-name="Text_20_body" style:list-style-name="L15"/>
    <style:style style:name="P83" style:family="paragraph" style:parent-style-name="Text_20_body" style:list-style-name="L15"/>
    <style:style style:name="P84" style:family="paragraph" style:parent-style-name="Text_20_body" style:list-style-name="L15"/>
    <style:style style:name="P85" style:family="paragraph" style:parent-style-name="Text_20_body" style:list-style-name="L15"/>
    <style:style style:name="P86" style:family="paragraph" style:parent-style-name="Text_20_body" style:list-style-name="L15"/>
    <style:style style:name="P87" style:family="paragraph" style:parent-style-name="Text_20_body" style:list-style-name="L15"/>
    <style:style style:name="P88" style:family="paragraph" style:parent-style-name="Text_20_body" style:list-style-name="L15"/>
    <style:style style:name="P89" style:family="paragraph" style:parent-style-name="Text_20_body" style:list-style-name="L15"/>
    <style:style style:name="P90" style:family="paragraph" style:parent-style-name="Text_20_body" style:list-style-name="L17"/>
    <style:style style:name="P91" style:family="paragraph" style:parent-style-name="Text_20_body" style:list-style-name="L17"/>
    <style:style style:name="P92" style:family="paragraph" style:parent-style-name="Text_20_body" style:list-style-name="L18"/>
    <style:style style:name="P93" style:family="paragraph" style:parent-style-name="Text_20_body" style:list-style-name="L18"/>
    <style:style style:name="P94" style:family="paragraph" style:parent-style-name="Text_20_body" style:list-style-name="L18"/>
    <style:style style:name="P95" style:family="paragraph" style:parent-style-name="Text_20_body" style:list-style-name="L18"/>
    <style:style style:name="P96" style:family="paragraph" style:parent-style-name="Text_20_body" style:list-style-name="L18"/>
    <style:style style:name="P97" style:family="paragraph" style:parent-style-name="Text_20_body" style:list-style-name="L18"/>
    <style:style style:name="P98" style:family="paragraph" style:parent-style-name="Text_20_body" style:list-style-name="L18"/>
    <style:style style:name="P99" style:family="paragraph" style:parent-style-name="Text_20_body" style:list-style-name="L18"/>
    <style:style style:name="P100" style:family="paragraph" style:parent-style-name="Text_20_body" style:list-style-name="L18"/>
    <style:style style:name="P101" style:family="paragraph" style:parent-style-name="Text_20_body" style:list-style-name="L18"/>
    <style:style style:name="P102" style:family="paragraph" style:parent-style-name="Text_20_body" style:list-style-name="L18"/>
    <style:style style:name="P103" style:family="paragraph" style:parent-style-name="Text_20_body" style:list-style-name="L18"/>
    <style:style style:name="P104" style:family="paragraph" style:parent-style-name="Text_20_body" style:list-style-name="L18"/>
    <style:style style:name="P105" style:family="paragraph" style:parent-style-name="Text_20_body" style:list-style-name="L19"/>
    <style:style style:name="P106" style:family="paragraph" style:parent-style-name="Text_20_body" style:list-style-name="L19"/>
    <style:style style:name="P107" style:family="paragraph" style:parent-style-name="Text_20_body" style:list-style-name="L19"/>
    <style:style style:name="P108" style:family="paragraph" style:parent-style-name="Text_20_body" style:list-style-name="L19"/>
    <style:style style:name="P109" style:family="paragraph" style:parent-style-name="Text_20_body" style:list-style-name="L19"/>
    <style:style style:name="P110" style:family="paragraph" style:parent-style-name="Text_20_body" style:list-style-name="L19"/>
    <style:style style:name="P111" style:family="paragraph" style:parent-style-name="Text_20_body" style:list-style-name="L19"/>
    <style:style style:name="P112" style:family="paragraph" style:parent-style-name="Text_20_body" style:list-style-name="L19"/>
    <style:style style:name="P113" style:family="paragraph" style:parent-style-name="Text_20_body" style:list-style-name="L19">
      <style:text-properties fo:font-style="normal" style:font-style-asian="normal" style:font-style-complex="normal"/>
    </style:style>
    <style:style style:name="P114" style:family="paragraph" style:parent-style-name="Text_20_body" style:list-style-name="L19">
      <style:text-properties fo:font-style="normal" style:font-style-asian="normal" style:font-style-complex="normal"/>
    </style:style>
    <style:style style:name="P115" style:family="paragraph" style:parent-style-name="Text_20_body" style:list-style-name="L20"/>
    <style:style style:name="P116" style:family="paragraph" style:parent-style-name="Text_20_body" style:list-style-name="L20"/>
    <style:style style:name="P117" style:family="paragraph" style:parent-style-name="Text_20_body" style:list-style-name="L20"/>
    <style:style style:name="P118" style:family="paragraph" style:parent-style-name="Text_20_body" style:list-style-name="L20"/>
    <style:style style:name="P119" style:family="paragraph" style:parent-style-name="Text_20_body" style:list-style-name="L21"/>
    <style:style style:name="P120" style:family="paragraph" style:parent-style-name="Text_20_body" style:list-style-name="L21"/>
    <style:style style:name="P121" style:family="paragraph" style:parent-style-name="Text_20_body" style:list-style-name="L21"/>
    <style:style style:name="P122" style:family="paragraph" style:parent-style-name="Text_20_body" style:list-style-name="L21"/>
    <style:style style:name="P123" style:family="paragraph" style:parent-style-name="Text_20_body" style:list-style-name="L21"/>
    <style:style style:name="P124" style:family="paragraph" style:parent-style-name="Text_20_body" style:list-style-name="L21"/>
    <style:style style:name="P125" style:family="paragraph" style:parent-style-name="Text_20_body" style:list-style-name="L21"/>
    <style:style style:name="P126" style:family="paragraph" style:parent-style-name="Text_20_body" style:list-style-name="L22"/>
    <style:style style:name="P127" style:family="paragraph" style:parent-style-name="Text_20_body" style:list-style-name="L22"/>
    <style:style style:name="P128" style:family="paragraph" style:parent-style-name="Text_20_body" style:list-style-name="L22"/>
    <style:style style:name="P129" style:family="paragraph" style:parent-style-name="Text_20_body" style:list-style-name="L23"/>
    <style:style style:name="P130" style:family="paragraph" style:parent-style-name="Text_20_body" style:list-style-name="L23"/>
    <style:style style:name="P131" style:family="paragraph" style:parent-style-name="Text_20_body" style:list-style-name="L23"/>
    <style:style style:name="P132" style:family="paragraph" style:parent-style-name="Text_20_body" style:list-style-name="L23"/>
    <style:style style:name="P133" style:family="paragraph" style:parent-style-name="Text_20_body" style:list-style-name="L23"/>
    <style:style style:name="P134" style:family="paragraph" style:parent-style-name="Text_20_body" style:list-style-name="L23"/>
    <style:style style:name="P135" style:family="paragraph" style:parent-style-name="Text_20_body" style:list-style-name="L23"/>
    <style:style style:name="P136" style:family="paragraph" style:parent-style-name="Text_20_body" style:list-style-name="L23"/>
    <style:style style:name="P137" style:family="paragraph" style:parent-style-name="Text_20_body" style:list-style-name="L23"/>
    <style:style style:name="P138" style:family="paragraph" style:parent-style-name="Text_20_body" style:list-style-name="L24"/>
    <style:style style:name="P139" style:family="paragraph" style:parent-style-name="Text_20_body" style:list-style-name="L24"/>
    <style:style style:name="P140" style:family="paragraph" style:parent-style-name="Text_20_body" style:list-style-name="L24"/>
    <style:style style:name="P141" style:family="paragraph" style:parent-style-name="Text_20_body" style:list-style-name="L25"/>
    <style:style style:name="P142" style:family="paragraph" style:parent-style-name="Text_20_body" style:list-style-name="L25"/>
    <style:style style:name="P143" style:family="paragraph" style:parent-style-name="Text_20_body" style:list-style-name="L25"/>
    <style:style style:name="P144" style:family="paragraph" style:parent-style-name="Text_20_body" style:list-style-name="L25"/>
    <style:style style:name="P145" style:family="paragraph" style:parent-style-name="Text_20_body" style:list-style-name="L25"/>
    <style:style style:name="P146" style:family="paragraph" style:parent-style-name="Text_20_body" style:list-style-name="L26"/>
    <style:style style:name="P147" style:family="paragraph" style:parent-style-name="Text_20_body" style:list-style-name="L26"/>
    <style:style style:name="P148" style:family="paragraph" style:parent-style-name="Text_20_body" style:list-style-name="L27"/>
    <style:style style:name="P149" style:family="paragraph" style:parent-style-name="Text_20_body" style:list-style-name="L27"/>
    <style:style style:name="P150" style:family="paragraph" style:parent-style-name="Text_20_body" style:list-style-name="L27"/>
    <style:style style:name="P151" style:family="paragraph" style:parent-style-name="Text_20_body" style:list-style-name="L27"/>
    <style:style style:name="P152" style:family="paragraph" style:parent-style-name="Text_20_body" style:list-style-name="L27"/>
    <style:style style:name="P153" style:family="paragraph" style:parent-style-name="Text_20_body" style:list-style-name="L28"/>
    <style:style style:name="P154" style:family="paragraph" style:parent-style-name="Text_20_body" style:list-style-name="L28"/>
    <style:style style:name="P155" style:family="paragraph" style:parent-style-name="Text_20_body" style:list-style-name="L28"/>
    <style:style style:name="P156" style:family="paragraph" style:parent-style-name="Text_20_body" style:list-style-name="L28"/>
    <style:style style:name="P157" style:family="paragraph" style:parent-style-name="Text_20_body" style:list-style-name="L29"/>
    <style:style style:name="P158" style:family="paragraph" style:parent-style-name="Text_20_body" style:list-style-name="L29"/>
    <style:style style:name="P159" style:family="paragraph" style:parent-style-name="Text_20_body" style:list-style-name="L29"/>
    <style:style style:name="P160" style:family="paragraph" style:parent-style-name="Text_20_body" style:list-style-name="L29"/>
    <style:style style:name="P161" style:family="paragraph" style:parent-style-name="Text_20_body" style:list-style-name="L30"/>
    <style:style style:name="P162" style:family="paragraph" style:parent-style-name="Text_20_body" style:list-style-name="L30"/>
    <style:style style:name="P163" style:family="paragraph" style:parent-style-name="Text_20_body" style:list-style-name="L30"/>
    <style:style style:name="P164" style:family="paragraph" style:parent-style-name="Text_20_body" style:list-style-name="L31"/>
    <style:style style:name="P165" style:family="paragraph" style:parent-style-name="Text_20_body" style:list-style-name="L31"/>
    <style:style style:name="P166" style:family="paragraph" style:parent-style-name="Text_20_body" style:list-style-name="L31"/>
    <style:style style:name="P167" style:family="paragraph" style:parent-style-name="Text_20_body" style:list-style-name="L32"/>
    <style:style style:name="P168" style:family="paragraph" style:parent-style-name="Text_20_body" style:list-style-name="L32"/>
    <style:style style:name="P169" style:family="paragraph" style:parent-style-name="Text_20_body" style:list-style-name="L32"/>
    <style:style style:name="P170" style:family="paragraph" style:parent-style-name="Text_20_body" style:list-style-name="L32"/>
    <style:style style:name="P171" style:family="paragraph" style:parent-style-name="Text_20_body" style:list-style-name="L32"/>
    <style:style style:name="P172" style:family="paragraph" style:parent-style-name="Text_20_body" style:list-style-name="L32"/>
    <style:style style:name="P173" style:family="paragraph" style:parent-style-name="Text_20_body" style:list-style-name="L32"/>
    <style:style style:name="P174" style:family="paragraph" style:parent-style-name="Text_20_body" style:list-style-name="L32"/>
    <style:style style:name="P175" style:family="paragraph" style:parent-style-name="Text_20_body" style:list-style-name="L32"/>
    <style:style style:name="P176" style:family="paragraph" style:parent-style-name="Text_20_body" style:list-style-name="L33"/>
    <style:style style:name="P177" style:family="paragraph" style:parent-style-name="Text_20_body" style:list-style-name="L33"/>
    <style:style style:name="P178" style:family="paragraph" style:parent-style-name="Text_20_body" style:list-style-name="L33"/>
    <style:style style:name="P179" style:family="paragraph" style:parent-style-name="Text_20_body" style:list-style-name="L33"/>
    <style:style style:name="P180" style:family="paragraph" style:parent-style-name="Text_20_body" style:list-style-name="L33"/>
    <style:style style:name="P181" style:family="paragraph" style:parent-style-name="Text_20_body" style:list-style-name="L33"/>
    <style:style style:name="P182" style:family="paragraph" style:parent-style-name="Text_20_body" style:list-style-name="L33"/>
    <style:style style:name="P183" style:family="paragraph" style:parent-style-name="Text_20_body" style:list-style-name="L34"/>
    <style:style style:name="P184" style:family="paragraph" style:parent-style-name="Text_20_body" style:list-style-name="L34"/>
    <style:style style:name="P185" style:family="paragraph" style:parent-style-name="Text_20_body" style:list-style-name="L34"/>
    <style:style style:name="P186" style:family="paragraph" style:parent-style-name="Text_20_body" style:list-style-name="L34"/>
    <style:style style:name="P187" style:family="paragraph" style:parent-style-name="Text_20_body" style:list-style-name="L34"/>
    <style:style style:name="P188" style:family="paragraph" style:parent-style-name="Text_20_body" style:list-style-name="L34"/>
    <style:style style:name="P189" style:family="paragraph" style:parent-style-name="Text_20_body" style:list-style-name="L34"/>
    <style:style style:name="P190" style:family="paragraph" style:parent-style-name="Text_20_body" style:list-style-name="L34"/>
    <style:style style:name="P191" style:family="paragraph" style:parent-style-name="Text_20_body" style:list-style-name="L34"/>
    <style:style style:name="P192" style:family="paragraph" style:parent-style-name="Text_20_body" style:list-style-name="L34"/>
    <style:style style:name="P193" style:family="paragraph" style:parent-style-name="Text_20_body" style:list-style-name="L34"/>
    <style:style style:name="P194" style:family="paragraph" style:parent-style-name="Text_20_body" style:list-style-name="L35"/>
    <style:style style:name="P195" style:family="paragraph" style:parent-style-name="Text_20_body" style:list-style-name="L35"/>
    <style:style style:name="P196" style:family="paragraph" style:parent-style-name="Text_20_body" style:list-style-name="L35"/>
    <style:style style:name="P197" style:family="paragraph" style:parent-style-name="Text_20_body" style:list-style-name="L35"/>
    <style:style style:name="P198" style:family="paragraph" style:parent-style-name="Text_20_body" style:list-style-name="L35"/>
    <style:style style:name="P199" style:family="paragraph" style:parent-style-name="Text_20_body" style:list-style-name="L35"/>
    <style:style style:name="P200" style:family="paragraph" style:parent-style-name="Text_20_body" style:list-style-name="L35"/>
    <style:style style:name="P201" style:family="paragraph" style:parent-style-name="Text_20_body" style:list-style-name="L36"/>
    <style:style style:name="P202" style:family="paragraph" style:parent-style-name="Text_20_body" style:list-style-name="L36"/>
    <style:style style:name="P203" style:family="paragraph" style:parent-style-name="Text_20_body" style:list-style-name="L36"/>
    <style:style style:name="P204" style:family="paragraph" style:parent-style-name="Text_20_body" style:list-style-name="L36"/>
    <style:style style:name="P205" style:family="paragraph" style:parent-style-name="Text_20_body" style:list-style-name="L36"/>
    <style:style style:name="P206" style:family="paragraph" style:parent-style-name="Text_20_body" style:list-style-name="L36"/>
    <style:style style:name="P207" style:family="paragraph" style:parent-style-name="Text_20_body" style:list-style-name="L36"/>
    <style:style style:name="P208" style:family="paragraph" style:parent-style-name="Text_20_body" style:list-style-name="L36"/>
    <style:style style:name="P209" style:family="paragraph" style:parent-style-name="Text_20_body" style:list-style-name="L36"/>
    <style:style style:name="P210" style:family="paragraph" style:parent-style-name="Text_20_body" style:list-style-name="L36"/>
    <style:style style:name="P211" style:family="paragraph" style:parent-style-name="Text_20_body" style:list-style-name="L36"/>
    <style:style style:name="P212" style:family="paragraph" style:parent-style-name="Text_20_body" style:list-style-name="L36"/>
    <style:style style:name="P213" style:family="paragraph" style:parent-style-name="Text_20_body" style:list-style-name="L36"/>
    <style:style style:name="P214" style:family="paragraph" style:parent-style-name="Text_20_body" style:list-style-name="L36"/>
    <style:style style:name="P215" style:family="paragraph" style:parent-style-name="Text_20_body" style:list-style-name="L36"/>
    <style:style style:name="P216" style:family="paragraph" style:parent-style-name="Text_20_body" style:list-style-name="L36"/>
    <style:style style:name="P217" style:family="paragraph" style:parent-style-name="Text_20_body" style:list-style-name="L36"/>
    <style:style style:name="P218" style:family="paragraph" style:parent-style-name="Text_20_body" style:list-style-name="L37"/>
    <style:style style:name="P219" style:family="paragraph" style:parent-style-name="Text_20_body" style:list-style-name="L37"/>
    <style:style style:name="P220" style:family="paragraph" style:parent-style-name="Text_20_body" style:list-style-name="L37"/>
    <style:style style:name="P221" style:family="paragraph" style:parent-style-name="Text_20_body" style:list-style-name="L37"/>
    <style:style style:name="P222" style:family="paragraph" style:parent-style-name="Text_20_body" style:list-style-name="L37"/>
    <style:style style:name="P223" style:family="paragraph" style:parent-style-name="Text_20_body" style:list-style-name="L37"/>
    <style:style style:name="P224" style:family="paragraph" style:parent-style-name="Text_20_body" style:list-style-name="L37"/>
    <style:style style:name="P225" style:family="paragraph" style:parent-style-name="Text_20_body" style:list-style-name="L37"/>
    <style:style style:name="P226" style:family="paragraph" style:parent-style-name="Text_20_body" style:list-style-name="L38"/>
    <style:style style:name="P227" style:family="paragraph" style:parent-style-name="Text_20_body" style:list-style-name="L38"/>
    <style:style style:name="P228" style:family="paragraph" style:parent-style-name="Text_20_body" style:list-style-name="L38"/>
    <style:style style:name="P229" style:family="paragraph" style:parent-style-name="Text_20_body" style:list-style-name="L38"/>
    <style:style style:name="P230" style:family="paragraph" style:parent-style-name="Text_20_body" style:list-style-name="L38"/>
    <style:style style:name="P231" style:family="paragraph" style:parent-style-name="Text_20_body" style:list-style-name="L38"/>
    <style:style style:name="P232" style:family="paragraph" style:parent-style-name="Text_20_body" style:list-style-name="L38"/>
    <style:style style:name="P233" style:family="paragraph" style:parent-style-name="Text_20_body" style:list-style-name="L38"/>
    <style:style style:name="P234" style:family="paragraph" style:parent-style-name="Text_20_body" style:list-style-name="L38"/>
    <style:style style:name="P235" style:family="paragraph" style:parent-style-name="Text_20_body" style:list-style-name="L39"/>
    <style:style style:name="P236" style:family="paragraph" style:parent-style-name="Text_20_body" style:list-style-name="L39"/>
    <style:style style:name="P237" style:family="paragraph" style:parent-style-name="Text_20_body" style:list-style-name="L39"/>
    <style:style style:name="P238" style:family="paragraph" style:parent-style-name="Text_20_body" style:list-style-name="L39"/>
    <style:style style:name="P239" style:family="paragraph" style:parent-style-name="Text_20_body" style:list-style-name="L39"/>
    <style:style style:name="P240" style:family="paragraph" style:parent-style-name="Text_20_body" style:list-style-name="L40"/>
    <style:style style:name="P241" style:family="paragraph" style:parent-style-name="Text_20_body" style:list-style-name="L40"/>
    <style:style style:name="P242" style:family="paragraph" style:parent-style-name="Text_20_body" style:list-style-name="L40"/>
    <style:style style:name="P243" style:family="paragraph" style:parent-style-name="Text_20_body" style:list-style-name="L40"/>
    <style:style style:name="P244" style:family="paragraph" style:parent-style-name="Text_20_body" style:list-style-name="L40"/>
    <style:style style:name="P245" style:family="paragraph" style:parent-style-name="Text_20_body" style:list-style-name="L40"/>
    <style:style style:name="P246" style:family="paragraph" style:parent-style-name="Text_20_body" style:list-style-name="L41"/>
    <style:style style:name="P247" style:family="paragraph" style:parent-style-name="Text_20_body" style:list-style-name="L42"/>
    <style:style style:name="P248" style:family="paragraph" style:parent-style-name="Text_20_body" style:list-style-name="L42"/>
    <style:style style:name="P249" style:family="paragraph" style:parent-style-name="Text_20_body" style:list-style-name="L43"/>
    <style:style style:name="P250" style:family="paragraph" style:parent-style-name="Text_20_body" style:list-style-name="L43"/>
    <style:style style:name="P251" style:family="paragraph" style:parent-style-name="Text_20_body" style:list-style-name="L43"/>
    <style:style style:name="P252" style:family="paragraph" style:parent-style-name="Text_20_body" style:list-style-name="L43"/>
    <style:style style:name="P253" style:family="paragraph" style:parent-style-name="Text_20_body" style:list-style-name="L44"/>
    <style:style style:name="P254" style:family="paragraph" style:parent-style-name="Text_20_body" style:list-style-name="L44"/>
    <style:style style:name="P255" style:family="paragraph" style:parent-style-name="Text_20_body" style:list-style-name="L44"/>
    <style:style style:name="P256" style:family="paragraph" style:parent-style-name="Text_20_body" style:list-style-name="L44"/>
    <style:style style:name="P257" style:family="paragraph" style:parent-style-name="Text_20_body" style:list-style-name="L45"/>
    <style:style style:name="P258" style:family="paragraph" style:parent-style-name="Text_20_body" style:list-style-name="L45"/>
    <style:style style:name="P259" style:family="paragraph" style:parent-style-name="Text_20_body" style:list-style-name="L46"/>
    <style:style style:name="P260" style:family="paragraph" style:parent-style-name="Text_20_body" style:list-style-name="L46"/>
    <style:style style:name="P261" style:family="paragraph" style:parent-style-name="Text_20_body" style:list-style-name="L46"/>
    <style:style style:name="P262" style:family="paragraph" style:parent-style-name="Text_20_body" style:list-style-name="L47"/>
    <style:style style:name="P263" style:family="paragraph" style:parent-style-name="Text_20_body" style:list-style-name="L47"/>
    <style:style style:name="P264" style:family="paragraph" style:parent-style-name="Text_20_body" style:list-style-name="L48"/>
    <style:style style:name="P265" style:family="paragraph" style:parent-style-name="Text_20_body" style:list-style-name="L48"/>
    <style:style style:name="P266" style:family="paragraph" style:parent-style-name="Text_20_body" style:list-style-name="L48"/>
    <style:style style:name="P267" style:family="paragraph" style:parent-style-name="Text_20_body" style:list-style-name="L49"/>
    <style:style style:name="P268" style:family="paragraph" style:parent-style-name="Text_20_body" style:list-style-name="L49"/>
    <style:style style:name="P269" style:family="paragraph" style:parent-style-name="Text_20_body" style:list-style-name="L50"/>
    <style:style style:name="P270" style:family="paragraph" style:parent-style-name="Text_20_body" style:list-style-name="L50"/>
    <style:style style:name="P271" style:family="paragraph" style:parent-style-name="Text_20_body" style:list-style-name="L50"/>
    <style:style style:name="P272" style:family="paragraph" style:parent-style-name="Text_20_body" style:list-style-name="L50"/>
    <style:style style:name="P273" style:family="paragraph" style:parent-style-name="Text_20_body" style:list-style-name="L51"/>
    <style:style style:name="P274" style:family="paragraph" style:parent-style-name="Text_20_body" style:list-style-name="L51"/>
    <style:style style:name="P275" style:family="paragraph" style:parent-style-name="Text_20_body" style:list-style-name="L51"/>
    <style:style style:name="P276" style:family="paragraph" style:parent-style-name="Text_20_body" style:list-style-name="L52"/>
    <style:style style:name="P277" style:family="paragraph" style:parent-style-name="Text_20_body" style:list-style-name="L52"/>
    <style:style style:name="P278" style:family="paragraph" style:parent-style-name="Text_20_body" style:list-style-name="L52"/>
    <style:style style:name="P279" style:family="paragraph" style:parent-style-name="Text_20_body" style:list-style-name="L52"/>
    <style:style style:name="P280" style:family="paragraph" style:parent-style-name="Text_20_body" style:list-style-name="L52"/>
    <style:style style:name="P281" style:family="paragraph" style:parent-style-name="Text_20_body" style:list-style-name="L52"/>
    <style:style style:name="P282" style:family="paragraph" style:parent-style-name="Text_20_body" style:list-style-name="L52"/>
    <style:style style:name="P283" style:family="paragraph" style:parent-style-name="Text_20_body" style:list-style-name="L52"/>
    <style:style style:name="P284" style:family="paragraph" style:parent-style-name="Text_20_body" style:list-style-name="L52"/>
    <style:style style:name="P285" style:family="paragraph" style:parent-style-name="Text_20_body" style:list-style-name="L52"/>
    <style:style style:name="P286" style:family="paragraph" style:parent-style-name="Text_20_body" style:list-style-name="L52"/>
    <style:style style:name="P287" style:family="paragraph" style:parent-style-name="Text_20_body" style:list-style-name="L52"/>
    <style:style style:name="P288" style:family="paragraph" style:parent-style-name="Text_20_body" style:list-style-name="L52"/>
    <style:style style:name="P289" style:family="paragraph" style:parent-style-name="Text_20_body" style:list-style-name="L52"/>
    <style:style style:name="P290" style:family="paragraph" style:parent-style-name="Text_20_body" style:list-style-name="L52"/>
    <style:style style:name="P291" style:family="paragraph" style:parent-style-name="Text_20_body" style:list-style-name="L53"/>
    <style:style style:name="P292" style:family="paragraph" style:parent-style-name="Text_20_body" style:list-style-name="L53"/>
    <style:style style:name="P293" style:family="paragraph" style:parent-style-name="Text_20_body" style:list-style-name="L53"/>
    <style:style style:name="P294" style:family="paragraph" style:parent-style-name="Text_20_body" style:list-style-name="L54"/>
    <style:style style:name="P295" style:family="paragraph" style:parent-style-name="Text_20_body" style:list-style-name="L54"/>
    <style:style style:name="P296" style:family="paragraph" style:parent-style-name="Text_20_body" style:list-style-name="L54"/>
    <style:style style:name="P297" style:family="paragraph" style:parent-style-name="Text_20_body" style:list-style-name="L55"/>
    <style:style style:name="P298" style:family="paragraph" style:parent-style-name="Text_20_body" style:list-style-name="L55"/>
    <style:style style:name="P299" style:family="paragraph" style:parent-style-name="Text_20_body" style:list-style-name="L55"/>
    <style:style style:name="P300" style:family="paragraph" style:parent-style-name="Text_20_body" style:list-style-name="L56"/>
    <style:style style:name="P301" style:family="paragraph" style:parent-style-name="Text_20_body" style:list-style-name="L56"/>
    <style:style style:name="P302" style:family="paragraph" style:parent-style-name="Text_20_body" style:list-style-name="L56"/>
    <style:style style:name="P303" style:family="paragraph" style:parent-style-name="Text_20_body" style:list-style-name="L56"/>
    <style:style style:name="P304" style:family="paragraph" style:parent-style-name="Text_20_body" style:list-style-name="L56"/>
    <style:style style:name="P305" style:family="paragraph" style:parent-style-name="Text_20_body" style:list-style-name="L56"/>
    <style:style style:name="P306" style:family="paragraph" style:parent-style-name="Text_20_body" style:list-style-name="L56"/>
    <style:style style:name="P307" style:family="paragraph" style:parent-style-name="Text_20_body" style:list-style-name="L56"/>
    <style:style style:name="P308" style:family="paragraph" style:parent-style-name="Text_20_body" style:list-style-name="L56"/>
    <style:style style:name="P309" style:family="paragraph" style:parent-style-name="Text_20_body" style:list-style-name="L56"/>
    <style:style style:name="P310" style:family="paragraph" style:parent-style-name="Text_20_body" style:list-style-name="L56"/>
    <style:style style:name="P311" style:family="paragraph" style:parent-style-name="Text_20_body" style:list-style-name="L56"/>
    <style:style style:name="P312" style:family="paragraph" style:parent-style-name="Text_20_body" style:list-style-name="L56"/>
    <style:style style:name="P313" style:family="paragraph" style:parent-style-name="Text_20_body" style:list-style-name="L56"/>
    <style:style style:name="P314" style:family="paragraph" style:parent-style-name="Text_20_body" style:list-style-name="L56"/>
    <style:style style:name="P315" style:family="paragraph" style:parent-style-name="Text_20_body" style:list-style-name="L56"/>
    <style:style style:name="P316" style:family="paragraph" style:parent-style-name="Text_20_body" style:list-style-name="L56"/>
    <style:style style:name="P317" style:family="paragraph" style:parent-style-name="Text_20_body" style:list-style-name="L56"/>
    <style:style style:name="P318" style:family="paragraph" style:parent-style-name="Text_20_body" style:list-style-name="L57"/>
    <style:style style:name="P319" style:family="paragraph" style:parent-style-name="Text_20_body" style:list-style-name="L57"/>
    <style:style style:name="P320" style:family="paragraph" style:parent-style-name="Text_20_body" style:list-style-name="L57"/>
    <style:style style:name="P321" style:family="paragraph" style:parent-style-name="Text_20_body" style:list-style-name="L58"/>
    <style:style style:name="P322" style:family="paragraph" style:parent-style-name="Text_20_body" style:list-style-name="L58"/>
    <style:style style:name="P323" style:family="paragraph" style:parent-style-name="Text_20_body" style:list-style-name="L58"/>
    <style:style style:name="P324" style:family="paragraph" style:parent-style-name="Text_20_body" style:list-style-name="L58"/>
    <style:style style:name="P325" style:family="paragraph" style:parent-style-name="Text_20_body" style:list-style-name="L58"/>
    <style:style style:name="P326" style:family="paragraph" style:parent-style-name="Text_20_body" style:list-style-name="L58"/>
    <style:style style:name="P327" style:family="paragraph" style:parent-style-name="Text_20_body" style:list-style-name="L58"/>
    <style:style style:name="P328" style:family="paragraph" style:parent-style-name="Text_20_body" style:list-style-name="L58"/>
    <style:style style:name="P329" style:family="paragraph" style:parent-style-name="Text_20_body" style:list-style-name="L58"/>
    <style:style style:name="P330" style:family="paragraph" style:parent-style-name="Text_20_body" style:list-style-name="L58"/>
    <style:style style:name="P331" style:family="paragraph" style:parent-style-name="Text_20_body" style:list-style-name="L58"/>
    <style:style style:name="P332" style:family="paragraph" style:parent-style-name="Text_20_body" style:list-style-name="L58"/>
    <style:style style:name="P333" style:family="paragraph" style:parent-style-name="Text_20_body" style:list-style-name="L59"/>
    <style:style style:name="P334" style:family="paragraph" style:parent-style-name="Text_20_body" style:list-style-name="L59"/>
    <style:style style:name="P335" style:family="paragraph" style:parent-style-name="Text_20_body" style:list-style-name="L60"/>
    <style:style style:name="P336" style:family="paragraph" style:parent-style-name="Text_20_body" style:list-style-name="L60"/>
    <style:style style:name="P337" style:family="paragraph" style:parent-style-name="Text_20_body" style:list-style-name="L60"/>
    <style:style style:name="P338" style:family="paragraph" style:parent-style-name="Text_20_body" style:list-style-name="L60"/>
    <style:style style:name="P339" style:family="paragraph" style:parent-style-name="Text_20_body" style:list-style-name="L60"/>
    <style:style style:name="P340" style:family="paragraph" style:parent-style-name="Text_20_body" style:list-style-name="L61"/>
    <style:style style:name="P341" style:family="paragraph" style:parent-style-name="Text_20_body" style:list-style-name="L61"/>
    <style:style style:name="P342" style:family="paragraph" style:parent-style-name="Text_20_body" style:list-style-name="L61"/>
    <style:style style:name="P343" style:family="paragraph" style:parent-style-name="Text_20_body" style:list-style-name="L62"/>
    <style:style style:name="P344" style:family="paragraph" style:parent-style-name="Text_20_body" style:list-style-name="L62">
      <style:paragraph-properties fo:text-align="start" style:justify-single-word="false"/>
    </style:style>
    <style:style style:name="P345" style:family="paragraph" style:parent-style-name="Text_20_body" style:list-style-name="L62">
      <style:paragraph-properties fo:text-align="start" style:justify-single-word="false"/>
    </style:style>
    <style:style style:name="P346" style:family="paragraph" style:parent-style-name="Text_20_body" style:list-style-name="L62">
      <style:paragraph-properties fo:text-align="start" style:justify-single-word="false"/>
    </style:style>
    <style:style style:name="P347" style:family="paragraph" style:parent-style-name="Text_20_body" style:list-style-name="L62">
      <style:paragraph-properties fo:text-align="start" style:justify-single-word="false"/>
    </style:style>
    <style:style style:name="P348" style:family="paragraph" style:parent-style-name="Text_20_body" style:list-style-name="L72">
      <style:paragraph-properties fo:text-align="start" style:justify-single-word="false"/>
    </style:style>
    <style:style style:name="P349" style:family="paragraph" style:parent-style-name="Text_20_body" style:list-style-name="L72">
      <style:paragraph-properties fo:text-align="start" style:justify-single-word="false"/>
    </style:style>
    <style:style style:name="P350" style:family="paragraph" style:parent-style-name="Text_20_body" style:list-style-name="L72">
      <style:paragraph-properties fo:text-align="start" style:justify-single-word="false"/>
    </style:style>
    <style:style style:name="P351" style:family="paragraph" style:parent-style-name="Text_20_body" style:list-style-name="L72">
      <style:paragraph-properties fo:text-align="start" style:justify-single-word="false"/>
    </style:style>
    <style:style style:name="P352" style:family="paragraph" style:parent-style-name="Text_20_body" style:list-style-name="L72">
      <style:paragraph-properties fo:text-align="start" style:justify-single-word="false"/>
    </style:style>
    <style:style style:name="P353" style:family="paragraph" style:parent-style-name="Text_20_body" style:list-style-name="L72">
      <style:paragraph-properties fo:text-align="start" style:justify-single-word="false"/>
    </style:style>
    <style:style style:name="P354" style:family="paragraph" style:parent-style-name="Text_20_body" style:list-style-name="L72">
      <style:paragraph-properties fo:text-align="start" style:justify-single-word="false"/>
    </style:style>
    <style:style style:name="P355" style:family="paragraph" style:parent-style-name="Text_20_body" style:list-style-name="L72">
      <style:paragraph-properties fo:text-align="start" style:justify-single-word="false"/>
    </style:style>
    <style:style style:name="P356" style:family="paragraph" style:parent-style-name="Text_20_body" style:list-style-name="L72">
      <style:paragraph-properties fo:text-align="start" style:justify-single-word="false"/>
    </style:style>
    <style:style style:name="P357" style:family="paragraph" style:parent-style-name="Text_20_body" style:list-style-name="L64"/>
    <style:style style:name="P358" style:family="paragraph" style:parent-style-name="Text_20_body" style:list-style-name="L64"/>
    <style:style style:name="P359" style:family="paragraph" style:parent-style-name="Text_20_body" style:list-style-name="L64"/>
    <style:style style:name="P360" style:family="paragraph" style:parent-style-name="Text_20_body" style:list-style-name="L65"/>
    <style:style style:name="P361" style:family="paragraph" style:parent-style-name="Text_20_body" style:list-style-name="L67"/>
    <style:style style:name="P362" style:family="paragraph" style:parent-style-name="Text_20_body" style:list-style-name="L67"/>
    <style:style style:name="P363" style:family="paragraph" style:parent-style-name="Text_20_body" style:list-style-name="L67"/>
    <style:style style:name="P364" style:family="paragraph" style:parent-style-name="Text_20_body" style:list-style-name="L67"/>
    <style:style style:name="P365" style:family="paragraph" style:parent-style-name="Text_20_body" style:list-style-name="L67"/>
    <style:style style:name="P366" style:family="paragraph" style:parent-style-name="Text_20_body" style:list-style-name="L67"/>
    <style:style style:name="P367" style:family="paragraph" style:parent-style-name="Text_20_body" style:list-style-name="L67"/>
    <style:style style:name="P368" style:family="paragraph" style:parent-style-name="Text_20_body" style:list-style-name="L68"/>
    <style:style style:name="P369" style:family="paragraph" style:parent-style-name="Text_20_body" style:list-style-name="L68"/>
    <style:style style:name="P370" style:family="paragraph" style:parent-style-name="Text_20_body" style:list-style-name="L68"/>
    <style:style style:name="P371" style:family="paragraph" style:parent-style-name="Text_20_body" style:list-style-name="L68"/>
    <style:style style:name="P372" style:family="paragraph" style:parent-style-name="Text_20_body" style:list-style-name="L68"/>
    <style:style style:name="P373" style:family="paragraph" style:parent-style-name="Text_20_body" style:list-style-name="L68"/>
    <style:style style:name="P374" style:family="paragraph" style:parent-style-name="Text_20_body" style:list-style-name="L68"/>
    <style:style style:name="P375" style:family="paragraph" style:parent-style-name="Text_20_body" style:list-style-name="L68"/>
    <style:style style:name="P376" style:family="paragraph" style:parent-style-name="Text_20_body" style:list-style-name="L68"/>
    <style:style style:name="P377" style:family="paragraph" style:parent-style-name="Text_20_body" style:list-style-name="L68"/>
    <style:style style:name="P378" style:family="paragraph" style:parent-style-name="Text_20_body" style:list-style-name="L69"/>
    <style:style style:name="P379" style:family="paragraph" style:parent-style-name="Text_20_body" style:list-style-name="L69"/>
    <style:style style:name="P380" style:family="paragraph" style:parent-style-name="Text_20_body" style:list-style-name="L70"/>
    <style:style style:name="P381" style:family="paragraph" style:parent-style-name="Text_20_body" style:list-style-name="L70"/>
    <style:style style:name="P382" style:family="paragraph" style:parent-style-name="Text_20_body" style:list-style-name="L70"/>
    <style:style style:name="P383" style:family="paragraph" style:parent-style-name="Text_20_body" style:list-style-name="L70"/>
    <style:style style:name="P384" style:family="paragraph" style:parent-style-name="Text_20_body" style:list-style-name="L71"/>
    <style:style style:name="P385" style:family="paragraph" style:parent-style-name="Text_20_body" style:list-style-name="L71"/>
    <style:style style:name="P386" style:family="paragraph" style:parent-style-name="Text_20_body" style:list-style-name="L71"/>
    <style:style style:name="P387" style:family="paragraph" style:parent-style-name="Text_20_body" style:list-style-name="L71"/>
    <style:style style:name="P388" style:family="paragraph" style:parent-style-name="Text_20_body" style:list-style-name="L2"/>
    <style:style style:name="P389" style:family="paragraph" style:parent-style-name="Text_20_body" style:list-style-name="L2"/>
    <style:style style:name="P390" style:family="paragraph" style:parent-style-name="Text_20_body" style:list-style-name="L2"/>
    <style:style style:name="P391" style:family="paragraph" style:parent-style-name="Text_20_body" style:list-style-name="L2"/>
    <style:style style:name="P392" style:family="paragraph" style:parent-style-name="Text_20_body" style:list-style-name="L2"/>
    <style:style style:name="P393" style:family="paragraph" style:parent-style-name="Text_20_body" style:list-style-name="L9">
      <style:paragraph-properties fo:margin-left="1.251cm" fo:margin-right="0cm" fo:text-indent="0cm" style:auto-text-indent="false"/>
    </style:style>
    <style:style style:name="P394" style:family="paragraph" style:parent-style-name="Text_20_body" style:list-style-name="L9">
      <style:paragraph-properties fo:margin-left="1.251cm" fo:margin-right="0cm" fo:text-indent="0cm" style:auto-text-indent="false"/>
    </style:style>
    <style:style style:name="P395" style:family="paragraph" style:parent-style-name="Text_20_body" style:list-style-name="L9">
      <style:paragraph-properties fo:margin-left="1.251cm" fo:margin-right="0cm" fo:text-indent="0cm" style:auto-text-indent="false"/>
    </style:style>
    <style:style style:name="P396" style:family="paragraph" style:parent-style-name="Text_20_body" style:list-style-name="L9">
      <style:paragraph-properties fo:margin-left="1.251cm" fo:margin-right="0cm" fo:text-indent="0cm" style:auto-text-indent="false"/>
    </style:style>
    <style:style style:name="P397" style:family="paragraph" style:parent-style-name="Text_20_body" style:list-style-name="L9">
      <style:paragraph-properties fo:margin-left="1.251cm" fo:margin-right="0cm" fo:text-indent="0cm" style:auto-text-indent="false"/>
    </style:style>
    <style:style style:name="P398" style:family="paragraph" style:parent-style-name="Text_20_body" style:list-style-name="L9">
      <style:paragraph-properties fo:margin-left="1.251cm" fo:margin-right="0cm" fo:text-indent="0cm" style:auto-text-indent="false"/>
    </style:style>
    <style:style style:name="P399" style:family="paragraph" style:parent-style-name="Text_20_body" style:list-style-name="L9">
      <style:paragraph-properties fo:margin-left="0cm" fo:margin-right="0cm" fo:text-indent="0cm" style:auto-text-indent="false"/>
    </style:style>
    <style:style style:name="P400" style:family="paragraph" style:parent-style-name="Heading_20_1" style:list-style-name="L1">
      <style:paragraph-properties fo:break-before="page"/>
    </style:style>
    <style:style style:name="P401" style:family="paragraph" style:parent-style-name="Heading_20_1" style:list-style-name="L1">
      <style:paragraph-properties fo:break-before="page"/>
    </style:style>
    <style:style style:name="P402" style:family="paragraph" style:parent-style-name="Heading_20_1" style:list-style-name="L1">
      <style:paragraph-properties fo:break-before="page"/>
    </style:style>
    <style:style style:name="P403" style:family="paragraph" style:parent-style-name="Heading_20_1" style:list-style-name="L1">
      <style:paragraph-properties fo:break-before="page"/>
    </style:style>
    <style:style style:name="P404" style:family="paragraph" style:parent-style-name="Heading_20_1" style:list-style-name="L1">
      <style:paragraph-properties fo:break-before="page"/>
    </style:style>
    <style:style style:name="P405" style:family="paragraph" style:parent-style-name="Heading_20_1" style:list-style-name="L1">
      <style:paragraph-properties fo:break-before="page"/>
    </style:style>
    <style:style style:name="P406" style:family="paragraph" style:parent-style-name="Heading_20_1" style:list-style-name="L1">
      <style:paragraph-properties fo:break-before="page"/>
    </style:style>
    <style:style style:name="P407" style:family="paragraph" style:parent-style-name="Heading_20_1" style:list-style-name="L1">
      <style:paragraph-properties fo:break-before="page"/>
    </style:style>
    <style:style style:name="P408" style:family="paragraph" style:parent-style-name="Heading_20_1" style:list-style-name="L1">
      <style:paragraph-properties fo:break-before="page"/>
    </style:style>
    <style:style style:name="P409" style:family="paragraph" style:parent-style-name="Heading_20_1" style:list-style-name="L1">
      <style:paragraph-properties fo:break-before="page"/>
    </style:style>
    <style:style style:name="P410" style:family="paragraph" style:parent-style-name="Heading_20_1" style:list-style-name="L1">
      <style:paragraph-properties fo:break-before="page"/>
    </style:style>
    <style:style style:name="P411" style:family="paragraph" style:parent-style-name="Heading_20_1" style:list-style-name="L66">
      <style:paragraph-properties fo:break-before="page"/>
    </style:style>
    <style:style style:name="P412" style:family="paragraph" style:parent-style-name="Heading_20_2" style:list-style-name="L1"/>
    <style:style style:name="P413" style:family="paragraph" style:parent-style-name="Heading_20_2" style:list-style-name="L1"/>
    <style:style style:name="P414" style:family="paragraph" style:parent-style-name="Heading_20_2" style:list-style-name="L1"/>
    <style:style style:name="P415" style:family="paragraph" style:parent-style-name="Heading_20_2" style:list-style-name="L1"/>
    <style:style style:name="P416" style:family="paragraph" style:parent-style-name="Heading_20_2" style:list-style-name="L1"/>
    <style:style style:name="P417" style:family="paragraph" style:parent-style-name="Heading_20_2" style:list-style-name="L1"/>
    <style:style style:name="P418" style:family="paragraph" style:parent-style-name="Heading_20_2" style:list-style-name="L1"/>
    <style:style style:name="P419" style:family="paragraph" style:parent-style-name="Heading_20_2" style:list-style-name="L1"/>
    <style:style style:name="P420" style:family="paragraph" style:parent-style-name="Heading_20_2" style:list-style-name="L1"/>
    <style:style style:name="P421" style:family="paragraph" style:parent-style-name="Heading_20_2" style:list-style-name="L1"/>
    <style:style style:name="P422" style:family="paragraph" style:parent-style-name="Heading_20_2" style:list-style-name="L1"/>
    <style:style style:name="P423" style:family="paragraph" style:parent-style-name="Heading_20_2" style:list-style-name="L1"/>
    <style:style style:name="P424" style:family="paragraph" style:parent-style-name="Heading_20_2" style:list-style-name="L1"/>
    <style:style style:name="P425" style:family="paragraph" style:parent-style-name="Heading_20_2" style:list-style-name="L1"/>
    <style:style style:name="P426" style:family="paragraph" style:parent-style-name="Heading_20_2" style:list-style-name="L1"/>
    <style:style style:name="P427" style:family="paragraph" style:parent-style-name="Heading_20_2" style:list-style-name="L1"/>
    <style:style style:name="P428" style:family="paragraph" style:parent-style-name="Heading_20_2" style:list-style-name="L1"/>
    <style:style style:name="P429" style:family="paragraph" style:parent-style-name="Heading_20_2" style:list-style-name="L1"/>
    <style:style style:name="P430" style:family="paragraph" style:parent-style-name="Heading_20_2" style:list-style-name="L1"/>
    <style:style style:name="P431" style:family="paragraph" style:parent-style-name="Heading_20_2" style:list-style-name="L1"/>
    <style:style style:name="P432" style:family="paragraph" style:parent-style-name="Heading_20_2" style:list-style-name="L1"/>
    <style:style style:name="P433" style:family="paragraph" style:parent-style-name="Heading_20_2" style:list-style-name="L1"/>
    <style:style style:name="P434" style:family="paragraph" style:parent-style-name="Heading_20_2" style:list-style-name="L1"/>
    <style:style style:name="P435" style:family="paragraph" style:parent-style-name="Heading_20_2" style:list-style-name="L1"/>
    <style:style style:name="P436" style:family="paragraph" style:parent-style-name="Heading_20_2" style:list-style-name="L1"/>
    <style:style style:name="P437" style:family="paragraph" style:parent-style-name="Heading_20_2" style:list-style-name="L1"/>
    <style:style style:name="P438" style:family="paragraph" style:parent-style-name="Heading_20_2" style:list-style-name="L1"/>
    <style:style style:name="P439" style:family="paragraph" style:parent-style-name="Heading_20_2" style:list-style-name="L1"/>
    <style:style style:name="P440" style:family="paragraph" style:parent-style-name="Heading_20_2" style:list-style-name="L1"/>
    <style:style style:name="P441" style:family="paragraph" style:parent-style-name="Heading_20_2" style:list-style-name="L1"/>
    <style:style style:name="P442" style:family="paragraph" style:parent-style-name="Heading_20_2" style:list-style-name="L1"/>
    <style:style style:name="P443" style:family="paragraph" style:parent-style-name="Heading_20_2" style:list-style-name="L1"/>
    <style:style style:name="P444" style:family="paragraph" style:parent-style-name="Heading_20_2" style:list-style-name="L1"/>
    <style:style style:name="P445" style:family="paragraph" style:parent-style-name="Heading_20_2" style:list-style-name="L1"/>
    <style:style style:name="P446" style:family="paragraph" style:parent-style-name="Heading_20_2" style:list-style-name="L1"/>
    <style:style style:name="P447" style:family="paragraph" style:parent-style-name="Heading_20_2" style:list-style-name="L1"/>
    <style:style style:name="P448" style:family="paragraph" style:parent-style-name="Heading_20_2" style:list-style-name="L1"/>
    <style:style style:name="P449" style:family="paragraph" style:parent-style-name="Heading_20_2" style:list-style-name="L1"/>
    <style:style style:name="P450" style:family="paragraph" style:parent-style-name="Heading_20_2" style:list-style-name="L1"/>
    <style:style style:name="P451" style:family="paragraph" style:parent-style-name="Heading_20_2" style:list-style-name="L1"/>
    <style:style style:name="P452" style:family="paragraph" style:parent-style-name="Heading_20_2" style:list-style-name="L1"/>
    <style:style style:name="P453" style:family="paragraph" style:parent-style-name="Heading_20_2" style:list-style-name="L1"/>
    <style:style style:name="P454" style:family="paragraph" style:parent-style-name="Heading_20_2" style:list-style-name="L1"/>
    <style:style style:name="P455" style:family="paragraph" style:parent-style-name="Heading_20_2" style:list-style-name="L1"/>
    <style:style style:name="P456" style:family="paragraph" style:parent-style-name="Heading_20_2" style:list-style-name="L1"/>
    <style:style style:name="P457" style:family="paragraph" style:parent-style-name="Heading_20_2" style:list-style-name="L1"/>
    <style:style style:name="P458" style:family="paragraph" style:parent-style-name="Heading_20_2" style:list-style-name="L1"/>
    <style:style style:name="P459" style:family="paragraph" style:parent-style-name="Heading_20_2" style:list-style-name="L1"/>
    <style:style style:name="P460" style:family="paragraph" style:parent-style-name="Heading_20_2" style:list-style-name="L1"/>
    <style:style style:name="P461" style:family="paragraph" style:parent-style-name="Heading_20_2" style:list-style-name="L1"/>
    <style:style style:name="P462" style:family="paragraph" style:parent-style-name="Heading_20_2" style:list-style-name="L1"/>
    <style:style style:name="P463" style:family="paragraph" style:parent-style-name="Heading_20_2" style:list-style-name="L1"/>
    <style:style style:name="P464" style:family="paragraph" style:parent-style-name="Heading_20_2" style:list-style-name="L1"/>
    <style:style style:name="P465" style:family="paragraph" style:parent-style-name="Heading_20_2" style:list-style-name="L1"/>
    <style:style style:name="P466" style:family="paragraph" style:parent-style-name="Heading_20_2" style:list-style-name="L1"/>
    <style:style style:name="P467" style:family="paragraph" style:parent-style-name="Heading_20_2" style:list-style-name="L1"/>
    <style:style style:name="P468" style:family="paragraph" style:parent-style-name="Heading_20_2" style:list-style-name="L1"/>
    <style:style style:name="P469" style:family="paragraph" style:parent-style-name="Heading_20_2" style:list-style-name="L1"/>
    <style:style style:name="P470" style:family="paragraph" style:parent-style-name="Heading_20_2" style:list-style-name="L1"/>
    <style:style style:name="P471" style:family="paragraph" style:parent-style-name="Heading_20_2" style:list-style-name="L1"/>
    <style:style style:name="P472" style:family="paragraph" style:parent-style-name="Heading_20_2" style:list-style-name="L1"/>
    <style:style style:name="P473" style:family="paragraph" style:parent-style-name="Heading_20_2" style:list-style-name="L1"/>
    <style:style style:name="P474" style:family="paragraph" style:parent-style-name="Heading_20_2" style:list-style-name="L1"/>
    <style:style style:name="P475" style:family="paragraph" style:parent-style-name="Heading_20_2" style:list-style-name="L1"/>
    <style:style style:name="P476" style:family="paragraph" style:parent-style-name="Heading_20_2" style:list-style-name="L1"/>
    <style:style style:name="P477" style:family="paragraph" style:parent-style-name="Heading_20_2" style:list-style-name="L1"/>
    <style:style style:name="P478" style:family="paragraph" style:parent-style-name="Heading_20_2" style:list-style-name="L1"/>
    <style:style style:name="P479" style:family="paragraph" style:parent-style-name="Heading_20_2" style:list-style-name="L1"/>
    <style:style style:name="P480" style:family="paragraph" style:parent-style-name="Heading_20_2" style:list-style-name="L1"/>
    <style:style style:name="P481" style:family="paragraph" style:parent-style-name="Heading_20_2" style:list-style-name="L1"/>
    <style:style style:name="P482" style:family="paragraph" style:parent-style-name="Heading_20_2" style:list-style-name="L1"/>
    <style:style style:name="P483" style:family="paragraph" style:parent-style-name="Heading_20_2" style:list-style-name="L1"/>
    <style:style style:name="P484" style:family="paragraph" style:parent-style-name="Heading_20_2" style:list-style-name="L1"/>
    <style:style style:name="P485" style:family="paragraph" style:parent-style-name="Heading_20_2" style:list-style-name="L1"/>
    <style:style style:name="P486" style:family="paragraph" style:parent-style-name="Heading_20_2" style:list-style-name="L1"/>
    <style:style style:name="P487" style:family="paragraph" style:parent-style-name="Heading_20_2" style:list-style-name="L1"/>
    <style:style style:name="P488" style:family="paragraph" style:parent-style-name="Heading_20_2" style:list-style-name="L1"/>
    <style:style style:name="P489" style:family="paragraph" style:parent-style-name="Heading_20_2" style:list-style-name="L1"/>
    <style:style style:name="P490" style:family="paragraph" style:parent-style-name="Heading_20_2" style:list-style-name="L1"/>
    <style:style style:name="P491" style:family="paragraph" style:parent-style-name="Heading_20_2" style:list-style-name="L1"/>
    <style:style style:name="P492" style:family="paragraph" style:parent-style-name="Heading_20_2" style:list-style-name="L1"/>
    <style:style style:name="P493" style:family="paragraph" style:parent-style-name="Heading_20_2" style:list-style-name="L1"/>
    <style:style style:name="P494" style:family="paragraph" style:parent-style-name="Heading_20_2" style:list-style-name="L1"/>
    <style:style style:name="P495" style:family="paragraph" style:parent-style-name="Heading_20_2" style:list-style-name="L1"/>
    <style:style style:name="P496" style:family="paragraph" style:parent-style-name="Heading_20_2" style:list-style-name="L1"/>
    <style:style style:name="P497" style:family="paragraph" style:parent-style-name="Heading_20_2" style:list-style-name="L66"/>
    <style:style style:name="P498" style:family="paragraph" style:parent-style-name="Heading_20_2" style:list-style-name="L66"/>
    <style:style style:name="P499" style:family="paragraph" style:parent-style-name="Heading_20_2" style:list-style-name="L66"/>
    <style:style style:name="P500" style:family="paragraph" style:parent-style-name="Heading_20_2" style:list-style-name="L66"/>
    <style:style style:name="P501" style:family="paragraph" style:parent-style-name="Heading_20_2" style:list-style-name="L66"/>
    <style:style style:name="P502" style:family="paragraph" style:parent-style-name="Heading_20_2" style:list-style-name="L1"/>
    <style:style style:name="P503" style:family="paragraph" style:parent-style-name="Heading_20_2" style:list-style-name="L1"/>
    <style:style style:name="P504" style:family="paragraph" style:parent-style-name="Heading_20_3" style:list-style-name="L1"/>
    <style:style style:name="P505" style:family="paragraph" style:parent-style-name="Heading_20_3" style:list-style-name="L1"/>
    <style:style style:name="P506" style:family="paragraph" style:parent-style-name="Heading_20_3" style:list-style-name="L1"/>
    <style:style style:name="P507" style:family="paragraph" style:parent-style-name="Heading_20_3" style:list-style-name="L1"/>
    <style:style style:name="P508" style:family="paragraph" style:parent-style-name="Heading_20_3" style:list-style-name="L1"/>
    <style:style style:name="P509" style:family="paragraph" style:parent-style-name="Heading_20_3" style:list-style-name="L1"/>
    <style:style style:name="P510" style:family="paragraph" style:parent-style-name="Heading_20_3" style:list-style-name="L1"/>
    <style:style style:name="P511" style:family="paragraph" style:parent-style-name="Heading_20_3" style:list-style-name="L1"/>
    <style:style style:name="P512" style:family="paragraph" style:parent-style-name="Heading_20_3" style:list-style-name="L1"/>
    <style:style style:name="P513" style:family="paragraph" style:parent-style-name="Heading_20_3" style:list-style-name="L1"/>
    <style:style style:name="P514" style:family="paragraph" style:parent-style-name="Heading_20_3" style:list-style-name="L1"/>
    <style:style style:name="P515" style:family="paragraph" style:parent-style-name="Heading_20_3" style:list-style-name="L1"/>
    <style:style style:name="P516" style:family="paragraph" style:parent-style-name="Heading_20_3" style:list-style-name="L1"/>
    <style:style style:name="P517" style:family="paragraph" style:parent-style-name="Heading_20_3" style:list-style-name="L1"/>
    <style:style style:name="P518" style:family="paragraph" style:parent-style-name="Heading_20_3" style:list-style-name="L1"/>
    <style:style style:name="P519" style:family="paragraph" style:parent-style-name="Heading_20_3" style:list-style-name="L1"/>
    <style:style style:name="P520" style:family="paragraph" style:parent-style-name="Heading_20_3" style:list-style-name="L1"/>
    <style:style style:name="P521" style:family="paragraph" style:parent-style-name="Heading_20_3" style:list-style-name="L1"/>
    <style:style style:name="P522" style:family="paragraph" style:parent-style-name="Heading_20_3" style:list-style-name="L1"/>
    <style:style style:name="P523" style:family="paragraph" style:parent-style-name="Heading_20_3" style:list-style-name="L1"/>
    <style:style style:name="P524" style:family="paragraph" style:parent-style-name="Heading_20_3" style:list-style-name="L1"/>
    <style:style style:name="P525" style:family="paragraph" style:parent-style-name="Heading_20_3" style:list-style-name="L1"/>
    <style:style style:name="P526" style:family="paragraph" style:parent-style-name="Heading_20_3" style:list-style-name="L1"/>
    <style:style style:name="P527" style:family="paragraph" style:parent-style-name="Heading_20_3" style:list-style-name="L1"/>
    <style:style style:name="P528" style:family="paragraph" style:parent-style-name="Heading_20_3" style:list-style-name="L1"/>
    <style:style style:name="P529" style:family="paragraph" style:parent-style-name="Heading_20_3" style:list-style-name="L1"/>
    <style:style style:name="P530" style:family="paragraph" style:parent-style-name="Heading_20_3" style:list-style-name="L1"/>
    <style:style style:name="P531" style:family="paragraph" style:parent-style-name="Heading_20_3" style:list-style-name="L1"/>
    <style:style style:name="P532" style:family="paragraph" style:parent-style-name="Heading_20_3" style:list-style-name="L1"/>
    <style:style style:name="P533" style:family="paragraph" style:parent-style-name="Heading_20_3" style:list-style-name="L1"/>
    <style:style style:name="P534" style:family="paragraph" style:parent-style-name="Heading_20_3" style:list-style-name="L1"/>
    <style:style style:name="P535" style:family="paragraph" style:parent-style-name="Heading_20_3" style:list-style-name="L1"/>
    <style:style style:name="P536" style:family="paragraph" style:parent-style-name="Heading_20_3" style:list-style-name="L1"/>
    <style:style style:name="P537" style:family="paragraph" style:parent-style-name="Heading_20_3" style:list-style-name="L1"/>
    <style:style style:name="P538" style:family="paragraph" style:parent-style-name="Heading_20_3" style:list-style-name="L1"/>
    <style:style style:name="P539" style:family="paragraph" style:parent-style-name="Heading_20_3" style:list-style-name="L63">
      <style:paragraph-properties fo:margin-left="0cm" fo:margin-right="0cm" fo:text-indent="0cm" style:auto-text-indent="false"/>
    </style:style>
    <style:style style:name="P540" style:family="paragraph" style:parent-style-name="Contents_20_1">
      <style:paragraph-properties>
        <style:tab-stops>
          <style:tab-stop style:position="16.999cm" style:type="right" style:leader-style="dotted" style:leader-text="."/>
        </style:tab-stops>
      </style:paragraph-properties>
    </style:style>
    <style:style style:name="P541" style:family="paragraph" style:parent-style-name="Contents_20_2">
      <style:paragraph-properties>
        <style:tab-stops>
          <style:tab-stop style:position="16.499cm" style:type="right" style:leader-style="dotted" style:leader-text="."/>
        </style:tab-stops>
      </style:paragraph-properties>
    </style:style>
    <style:style style:name="P542" style:family="paragraph" style:parent-style-name="Contents_20_3">
      <style:paragraph-properties>
        <style:tab-stops>
          <style:tab-stop style:position="16cm" style:type="right" style:leader-style="dotted" style:leader-text="."/>
        </style:tab-stops>
      </style:paragraph-properties>
    </style:style>
    <style:style style:name="P543" style:family="paragraph" style:parent-style-name="Código" style:list-style-name="L16"/>
    <style:style style:name="P544" style:family="paragraph" style:parent-style-name="Código" style:list-style-name="L16"/>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style style:name="T3" style:family="text">
      <style:text-properties fo:font-style="italic" style:font-style-asian="italic" style:font-style-complex="italic"/>
    </style:style>
    <style:style style:name="T4" style:family="text">
      <style:text-properties fo:font-style="italic" style:font-style-asian="normal" style:font-style-complex="normal"/>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font-weight-asian="normal" style:font-weight-complex="normal"/>
    </style:style>
    <style:style style:name="T8" style:family="text">
      <style:text-properties fo:color="#008080"/>
    </style:style>
    <style:style style:name="T9" style:family="text">
      <style:text-properties fo:color="#008080" style:font-name="Monospace" fo:font-size="10pt" style:font-name-asian="Monospace" style:font-size-asian="10pt" style:font-name-complex="Monospace" style:font-size-complex="10pt"/>
    </style:style>
    <style:style style:name="T10" style:family="text">
      <style:text-properties fo:color="#008080" style:font-name="Monospace1" fo:font-size="10pt" style:font-name-asian="Monospace1" style:font-size-asian="10pt" style:font-name-complex="Monospace1" style:font-size-complex="10pt"/>
    </style:style>
    <style:style style:name="T11" style:family="text">
      <style:text-properties fo:color="#008080" style:font-name="Monospace1" fo:font-size="10pt" style:font-name-asian="Monospace1" style:font-size-asian="10pt" style:font-name-complex="Monospace1" style:font-size-complex="10pt"/>
    </style:style>
    <style:style style:name="T12" style:family="text">
      <style:text-properties fo:color="#3f7f7f"/>
    </style:style>
    <style:style style:name="T13" style:family="text">
      <style:text-properties fo:color="#3f7f7f" style:font-name="Monospace" fo:font-size="10pt" style:font-name-asian="Monospace" style:font-size-asian="10pt" style:font-name-complex="Monospace" style:font-size-complex="10pt"/>
    </style:style>
    <style:style style:name="T14" style:family="text">
      <style:text-properties fo:color="#3f7f7f" style:font-name="Monospace1" fo:font-size="10pt" style:font-name-asian="Monospace1" style:font-size-asian="10pt" style:font-name-complex="Monospace1" style:font-size-complex="10pt"/>
    </style:style>
    <style:style style:name="T15" style:family="text">
      <style:text-properties fo:color="#3f7f7f" style:font-name="Monospace1" fo:font-size="10pt" style:font-name-asian="Monospace1" style:font-size-asian="10pt" style:font-name-complex="Monospace1" style:font-size-complex="10pt"/>
    </style:style>
    <style:style style:name="T16" style:family="text">
      <style:text-properties fo:color="#7f007f"/>
    </style:style>
    <style:style style:name="T17" style:family="text">
      <style:text-properties fo:color="#7f007f" style:font-name="Monospace" fo:font-size="10pt" style:font-name-asian="Monospace" style:font-size-asian="10pt" style:font-name-complex="Monospace" style:font-size-complex="10pt"/>
    </style:style>
    <style:style style:name="T18" style:family="text">
      <style:text-properties fo:color="#7f007f" fo:font-weight="bold" style:font-weight-asian="bold" style:font-weight-complex="bold"/>
    </style:style>
    <style:style style:name="T19" style:family="text">
      <style:text-properties fo:color="#000000"/>
    </style:style>
    <style:style style:name="T20" style:family="text">
      <style:text-properties fo:color="#000000" style:font-name="Monospace" fo:font-size="10pt" style:font-name-asian="Monospace" style:font-size-asian="10pt" style:font-name-complex="Monospace" style:font-size-complex="10pt"/>
    </style:style>
    <style:style style:name="T21" style:family="text">
      <style:text-properties fo:color="#000000" fo:font-weight="bold" style:font-weight-asian="bold" style:font-weight-complex="bold"/>
    </style:style>
    <style:style style:name="T22" style:family="text">
      <style:text-properties fo:color="#2a00ff"/>
    </style:style>
    <style:style style:name="T23" style:family="text">
      <style:text-properties fo:color="#2a00ff" style:font-name="Monospace" fo:font-size="10pt" style:font-name-asian="Monospace" style:font-size-asian="10pt" style:font-name-complex="Monospace" style:font-size-complex="10pt"/>
    </style:style>
    <style:style style:name="T24" style:family="text">
      <style:text-properties fo:color="#2a00ff" fo:font-weight="bold" style:font-weight-asian="bold" style:font-weight-complex="bold"/>
    </style:style>
    <style:style style:name="T25" style:family="text">
      <style:text-properties fo:color="#000080"/>
    </style:style>
    <style:style style:name="T26" style:family="text">
      <style:text-properties fo:color="#808080"/>
    </style:style>
    <style:style style:name="T27" style:family="text">
      <style:text-properties fo:color="#3f7f5f"/>
    </style:style>
    <style:style style:name="T28" style:family="text">
      <style:text-properties fo:color="#7f0055" fo:font-weight="bold" style:font-weight-asian="bold" style:font-weight-complex="bold"/>
    </style:style>
    <style:style style:name="T29" style:family="text">
      <style:text-properties fo:color="#3f5fbf"/>
    </style:style>
    <style:style style:name="T30" style:family="text">
      <style:text-properties fo:color="#ff0000"/>
    </style:style>
    <style:style style:name="T31" style:family="text">
      <style:text-properties fo:color="#0000ff"/>
    </style:style>
    <style:style style:name="T32" style:family="text">
      <style:text-properties fo:color="#bf5f3f"/>
    </style:style>
    <style:style style:name="T33" style:family="text">
      <style:text-properties style:font-name="Monospace" fo:font-size="10pt" style:font-name-asian="Monospace" style:font-size-asian="10pt" style:font-name-complex="Monospace" style:font-size-complex="10pt"/>
    </style:style>
    <style:style style:name="T34"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0">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1">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3">
      <text:list-level-style-number text:level="1" text:style-name="Numbering_20_Symbols" style:num-suffix=" " style:num-format="1" text:start-value="10"/>
      <text:list-level-style-number text:level="2" text:style-name="Numbering_20_Symbols" style:num-suffix=" " style:num-format="1" text:start-value="3"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4">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5">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6">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2"/>
      <text:p text:style-name="P2"/>
      <text:p text:style-name="P2"/>
      <text:p text:style-name="P2"/>
      <text:p text:style-name="P2"/>
      <text:p text:style-name="P2"/>
      <text:p text:style-name="P2"/>
      <text:p text:style-name="P2">VERSION 2.1.4</text:p>
      <text:p text:style-name="P5"/>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Contents</text:p>
          </text:index-title>
          <text:p text:style-name="P540">0 Preface<text:tab/>6</text:p>
          <text:p text:style-name="P541">0.1 What is new in OpenXava 2.1.4?<text:tab/>6</text:p>
          <text:p text:style-name="P541">0.2 What is new in OpenXava 2.1.3?<text:tab/>6</text:p>
          <text:p text:style-name="P541">0.3 What is new in OpenXava 2.1.2?<text:tab/>6</text:p>
          <text:p text:style-name="P541">0.4 What is new in OpenXava 2.1.1?<text:tab/>7</text:p>
          <text:p text:style-name="P541">0.5 What is new in OpenXava 2.1?<text:tab/>7</text:p>
          <text:p text:style-name="P540">1 Overview<text:tab/>8</text:p>
          <text:p text:style-name="P541">1.1 Presentation<text:tab/>8</text:p>
          <text:p text:style-name="P541">1.2 Business component<text:tab/>8</text:p>
          <text:p text:style-name="P541">1.3 Controllers<text:tab/>8</text:p>
          <text:p text:style-name="P541">1.4 Application<text:tab/>9</text:p>
          <text:p text:style-name="P541">1.5 Project structure<text:tab/>9</text:p>
          <text:p text:style-name="P541">1.6 Conclusion<text:tab/>10</text:p>
          <text:p text:style-name="P540">2 My first OpenXava project<text:tab/>11</text:p>
          <text:p text:style-name="P541">2.1 Create a new project<text:tab/>11</text:p>
          <text:p text:style-name="P541">2.2 Configure database<text:tab/>11</text:p>
          <text:p text:style-name="P541">2.3 Your first component <text:tab/>12</text:p>
          <text:p text:style-name="P541">2.4 The application<text:tab/>13</text:p>
          <text:p text:style-name="P541">2.5 The table<text:tab/>14</text:p>
          <text:p text:style-name="P541">2.6 Executing your application<text:tab/>14</text:p>
          <text:p text:style-name="P541">2.7 Automating the tests<text:tab/>15</text:p>
          <text:p text:style-name="P541">2.8 The labels<text:tab/>17</text:p>
          <text:p text:style-name="P541">2.9 Conclusion<text:tab/>18</text:p>
          <text:p text:style-name="P540">3 Model<text:tab/>19</text:p>
          <text:p text:style-name="P541">3.1 Java implementation<text:tab/>19</text:p>
          <text:p text:style-name="P541">3.2 Business Component<text:tab/>19</text:p>
          <text:p text:style-name="P541">3.3 Entity and aggregates<text:tab/>20</text:p>
          <text:p text:style-name="P541">3.4 Entity<text:tab/>20</text:p>
          <text:p text:style-name="P541">3.5 Bean (1)<text:tab/>22</text:p>
          <text:p text:style-name="P541">3.6 EJB (2)<text:tab/>24</text:p>
          <text:p text:style-name="P541">3.7 Implements (3)<text:tab/>26</text:p>
          <text:p text:style-name="P541">3.8 Property (4)<text:tab/>28</text:p>
          <text:p text:style-name="P542">3.8.1 Stereotype<text:tab/>29</text:p>
          <text:p text:style-name="P542">3.8.2 IMAGES_GALLERY stereotype (new in v2.0)<text:tab/>30</text:p>
          <text:p text:style-name="P542">3.8.3 Valid values<text:tab/>31</text:p>
          <text:p text:style-name="P542">3.8.4 Calculator<text:tab/>32</text:p>
          <text:p text:style-name="P542">3.8.5 Default value calculator<text:tab/>37</text:p>
          <text:p text:style-name="P542">3.8.6 Validator<text:tab/>38</text:p>
          <text:p text:style-name="P542">3.8.7 Default validator (new in v2.0.3)<text:tab/>40</text:p>
          <text:p text:style-name="P541">3.9 Reference (5)<text:tab/>41</text:p>
          <text:p text:style-name="P542">3.9.1 Default value calculator in references<text:tab/>42</text:p>
          <text:p text:style-name="P541">3.10 Collection (6)<text:tab/>43</text:p>
          <text:p text:style-name="P541">3.11 Method (7)<text:tab/>48</text:p>
          <text:p text:style-name="P541">3.12 Finder (8)<text:tab/>51</text:p>
          <text:p text:style-name="P541">3.13 Postcreate calculator <text:s/>(9)<text:tab/>53</text:p>
          <text:p text:style-name="P541">3.14 Postmodify calculator (11)<text:tab/>54</text:p>
          <text:p text:style-name="P541">3.15 Postload and preremove calculator (10, 12)<text:tab/>55</text:p>
          <text:p text:style-name="P541">3.16 Validator (13)<text:tab/>55</text:p>
          <text:p text:style-name="P541">3.17 Remove validator (14)<text:tab/>58</text:p>
          <text:p text:style-name="P541">3.18 Aggregate<text:tab/>59</text:p>
          <text:p text:style-name="P542">3.18.1 Reference to aggregate<text:tab/>60</text:p>
          <text:p text:style-name="P542">3.18.2 Collection of aggregates<text:tab/>60</text:p>
          <text:p text:style-name="P540">4 View<text:tab/>63</text:p>
          <text:p text:style-name="P541">4.1 Layout<text:tab/>64</text:p>
          <text:p text:style-name="P542">4.1.1 Groups<text:tab/>65</text:p>
          <text:p text:style-name="P542">4.1.2 Sections<text:tab/>68</text:p>
          <text:p text:style-name="P542">4.1.3 Layout philosophy<text:tab/>70</text:p>
          <text:p text:style-name="P541">4.2 Property view<text:tab/>70</text:p>
          <text:p text:style-name="P542">4.2.1 Label format<text:tab/>71</text:p>
          <text:p text:style-name="P542">4.2.2 Value change event<text:tab/>71</text:p>
          <text:p text:style-name="P542">4.2.3 Actions of property<text:tab/>72</text:p>
          <text:p text:style-name="P542">4.2.4 Choosing an editor (new in v2.1.3)<text:tab/>74</text:p>
          <text:p text:style-name="P541">4.3 Reference view<text:tab/>74</text:p>
          <text:p text:style-name="P542">4.3.1 Choose view<text:tab/>76</text:p>
          <text:p text:style-name="P542">4.3.2 Customizing frame<text:tab/>77</text:p>
          <text:p text:style-name="P542">4.3.3 Custom search action<text:tab/>77</text:p>
          <text:p text:style-name="P542">4.3.4 Custom creation action<text:tab/>78</text:p>
          <text:p text:style-name="P542">4.3.5 Custom modification action (new in v2.0.4)<text:tab/>79</text:p>
          <text:p text:style-name="P542">4.3.6 Descriptions list (combos)<text:tab/>79</text:p>
          <text:p text:style-name="P541">4.4 Collection view<text:tab/>82</text:p>
          <text:p text:style-name="P542">4.4.1 Custom edit/view action<text:tab/>85</text:p>
          <text:p text:style-name="P542">4.4.2 Custom list actions<text:tab/>86</text:p>
          <text:p text:style-name="P542">4.4.3 Default list actions (new in v2.1.4)<text:tab/>87</text:p>
          <text:p text:style-name="P542">4.4.4 Custom detail actions<text:tab/>88</text:p>
          <text:p text:style-name="P542">4.4.5 Refining collection view default behavior (new in v2.0.2)<text:tab/>90</text:p>
          <text:p text:style-name="P541">4.5 View property<text:tab/>91</text:p>
          <text:p text:style-name="P541">4.6 View actions (new in v2.0.3)<text:tab/>91</text:p>
          <text:p text:style-name="P541">4.7 Editors configuration<text:tab/>92</text:p>
          <text:p text:style-name="P541">4.8 Multiple values editors <text:tab/>95</text:p>
          <text:p text:style-name="P541">4.9 Custom editors and stereotypes for displaying combos<text:tab/>97</text:p>
          <text:p text:style-name="P541">4.10 Transient component: Only for creating views (new in v2.1.3)<text:tab/>99</text:p>
          <text:p text:style-name="P540">5 Tabular data<text:tab/>101</text:p>
          <text:p text:style-name="P541">5.1 Initial properties and emphasize rows<text:tab/>102</text:p>
          <text:p text:style-name="P541">5.2 Filters and base condition<text:tab/>103</text:p>
          <text:p text:style-name="P541">5.3 Pure SQL select<text:tab/>106</text:p>
          <text:p text:style-name="P541">5.4 Default order<text:tab/>106</text:p>
          <text:p text:style-name="P540">6 Object/relational mapping<text:tab/>107</text:p>
          <text:p text:style-name="P541">6.1 Entity mapping<text:tab/>107</text:p>
          <text:p text:style-name="P541">6.2 Property mapping<text:tab/>108</text:p>
          <text:p text:style-name="P541">6.3 Reference mapping<text:tab/>110</text:p>
          <text:p text:style-name="P541">6.4 Multiple property mapping<text:tab/>112</text:p>
          <text:p text:style-name="P541">6.5 Reference to aggregate mapping<text:tab/>114</text:p>
          <text:p text:style-name="P541">6.6 Aggregate used in collection mapping<text:tab/>115</text:p>
          <text:p text:style-name="P541">6.7 Converters by default<text:tab/>117</text:p>
          <text:p text:style-name="P541">6.8 Default mapping (new in v2.1.3)<text:tab/>119</text:p>
          <text:p text:style-name="P541">6.9 Object/relational philosophy<text:tab/>119</text:p>
          <text:p text:style-name="P540">7 Controllers<text:tab/>121</text:p>
          <text:p text:style-name="P541">7.1 Environment variables <text:tab/>121</text:p>
          <text:p text:style-name="P541">7.2 Session objects<text:tab/>122</text:p>
          <text:p text:style-name="P541">7.3 The controller and its actions<text:tab/>122</text:p>
          <text:p text:style-name="P541">7.4 Controllers inheritance<text:tab/>126</text:p>
          <text:p text:style-name="P541">7.5 List mode actions<text:tab/>127</text:p>
          <text:p text:style-name="P541">7.6 Overwriting default search<text:tab/>129</text:p>
          <text:p text:style-name="P541">7.7 Initialize a module with an action<text:tab/>131</text:p>
          <text:p text:style-name="P541">7.8 Calling another module<text:tab/>133</text:p>
          <text:p text:style-name="P541">7.9 Changing the module of current view<text:tab/>135</text:p>
          <text:p text:style-name="P541">7.10 Go to a JSP page<text:tab/>136</text:p>
          <text:p text:style-name="P541">7.11 Generating a custom report with JasperReports<text:tab/>137</text:p>
          <text:p text:style-name="P541">7.12 Uploading and processing a file from client (multipart form)<text:tab/>139</text:p>
          <text:p text:style-name="P541">7.13 Override the default controllers (new in v2.0.3)<text:tab/>141</text:p>
          <text:p text:style-name="P541">7.14 All action types<text:tab/>142</text:p>
          <text:p text:style-name="P540">8 Application<text:tab/>144</text:p>
          <text:p text:style-name="P541">8.1 Typical module example<text:tab/>145</text:p>
          <text:p text:style-name="P541">8.2 Only detail module<text:tab/>146</text:p>
          <text:p text:style-name="P541">8.3 Only list module<text:tab/>146</text:p>
          <text:p text:style-name="P541">8.4 Documentation module<text:tab/>146</text:p>
          <text:p text:style-name="P541">8.5 Read only module<text:tab/>147</text:p>
          <text:p text:style-name="P540">9 Aspects<text:tab/>148</text:p>
          <text:p text:style-name="P541">9.1 Introduction to AOP<text:tab/>148</text:p>
          <text:p text:style-name="P541">9.2 Aspects definition<text:tab/>148</text:p>
          <text:p text:style-name="P541">9.3 AccessTracking: A practical application of aspects<text:tab/>150</text:p>
          <text:p text:style-name="P542">9.3.1 The aspect definition<text:tab/>150</text:p>
          <text:p text:style-name="P542">9.3.2 Setup AccessTracking<text:tab/>151</text:p>
          <text:p text:style-name="P540">10 Miscellaneous<text:tab/>153</text:p>
          <text:p text:style-name="P541">10.1 Many-to-many relationships<text:tab/>153</text:p>
          <text:p text:style-name="P541">10.2 Programming with Hibernate<text:tab/>155</text:p>
          <text:p text:style-name="P541">10.3 Programming with EJB3 JPA<text:tab/>155</text:p>
          <text:p text:style-name="P542">10.3.1 Changing the default schema in runtime (new in v2.1.2)<text:tab/>156</text:p>
          <text:p text:style-name="P541">10.4 Custom JSP view and OpenXava taglibs<text:tab/>157</text:p>
          <text:p text:style-name="P542">10.4.1 Example<text:tab/>157</text:p>
          <text:p text:style-name="P542">10.4.2 xava:editor<text:tab/>158</text:p>
          <text:p text:style-name="P542">10.4.3 xava:action, xava:link, xava:image, xava:button<text:tab/>158</text:p>
          <text:p text:style-name="P542">10.4.4 xava:message (new in v2.0.3)<text:tab/>159</text:p>
          <text:p text:style-name="P542">10.4.5 xava:descriptionsList (new in v2.0.3)<text:tab/>159</text:p>
          <text:p text:style-name="P540">A . Change history<text:tab/>161</text:p>
          <text:p text:style-name="P541">A.1 New in 2.0.4<text:tab/>161</text:p>
          <text:p text:style-name="P541">A.2 New in 2.0.3<text:tab/>161</text:p>
          <text:p text:style-name="P541">A.3 New in 2.0.2<text:tab/>161</text:p>
          <text:p text:style-name="P541">A.4 New in 2.0.1<text:tab/>162</text:p>
          <text:p text:style-name="P541">A.5 New in 2.0<text:tab/>162</text:p>
        </text:index-body>
      </text:table-of-content>
      <text:p text:style-name="P6"/>
      <text:list text:style-name="L1">
        <text:list-item>
          <text:h text:style-name="P400" text:outline-level="1"><draw:frame draw:style-name="fr1" draw:name="Imagen37" text:anchor-type="paragraph" svg:x="-0.104cm" svg:y="-0.095cm" svg:width="16.999cm" svg:height="1.485cm" draw:z-index="17"><draw:image xlink:href="Pictures/10000000000002B20000003D8667B8C8.jpg" xlink:type="simple" xlink:show="embed" xlink:actuate="onLoad"/></draw:frame>Preface</text:h>
        </text:list-item>
      </text:list>
      <text:p text:style-name="P9">This guide tries to be a complete reference to OpenXava from the application developer viewpoint. It's centered specially in XML file syntax. It's full of XML and Java code examples.</text:p>
      <text:p text:style-name="P9">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9">This guide supposes that you use Eclipse as IDE, although OpenXava does not use the Eclipse resources and can be used without any problem in other IDE including a simple editor plus command line. Also we assume that your Eclipse workspace is the <text:span text:style-name="T3">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list text:style-name="L1" text:continue-numbering="true">
        <text:list-item>
          <text:list text:continue-numbering="true">
            <text:list-item>
              <text:h text:style-name="P412" text:outline-level="2">What is new in OpenXava 2.1.4?</text:h>
            </text:list-item>
          </text:list>
        </text:list-item>
      </text:list>
      <text:list text:style-name="L2">
        <text:list-item>
          <text:p text:style-name="P25">Check box is always present in all collections: Section 4.4.2</text:p>
        </text:list-item>
        <text:list-item>
          <text:p text:style-name="P25">It's possible to use actions for list mode as list actions for a collection: Sections 4.4.2 and 7.5</text:p>
        </text:list-item>
        <text:list-item>
          <text:p text:style-name="P25">Controller for defining default list actions for collections: Section 4.4.3</text:p>
        </text:list-item>
        <text:list-item>
          <text:p text:style-name="P25">It's not needed to include a <text:span text:style-name="Código">&lt;use-object/&gt;</text:span> for <text:span text:style-name="Código">xava_</text:span><text:span text:style-name="Código"><text:span text:style-name="T34">tab</text:span></text:span><text:span text:style-name="T34"> </text:span>in list mode actions: Section 7.5</text:p>
        </text:list-item>
        <text:list-item>
          <text:p text:style-name="P25">New class <text:span text:style-name="Código">TabBaseAction</text:span> for creating list actions: Section 7.5</text:p>
        </text:list-item>
      </text:list>
      <text:list text:style-name="L1" text:continue-numbering="true">
        <text:list-item>
          <text:list text:continue-numbering="true">
            <text:list-item>
              <text:h text:style-name="P412" text:outline-level="2">What is new in OpenXava 2.1.3?</text:h>
            </text:list-item>
          </text:list>
        </text:list-item>
      </text:list>
      <text:list text:style-name="L2">
        <text:list-item>
          <text:p text:style-name="P25">Hidden keys properties are required by default: Section 3.8</text:p>
        </text:list-item>
        <text:list-item>
          <text:p text:style-name="P25">New attribute <text:span text:style-name="Código">editor</text:span> in <text:span text:style-name="Código">property-view</text:span> for choosing the editor to display/edit a property: Sections 4.2 and 4.2.4</text:p>
        </text:list-item>
        <text:list-item>
          <text:p text:style-name="P25">Transient component, only for creating views: <text:s/>Section 4.10</text:p>
        </text:list-item>
        <text:list-item>
          <text:p text:style-name="P25">Default mapping: Section 6.8</text:p>
        </text:list-item>
      </text:list>
      <text:list text:style-name="L1" text:continue-numbering="true">
        <text:list-item>
          <text:list text:continue-numbering="true">
            <text:list-item>
              <text:h text:style-name="P412" text:outline-level="2">What is new in OpenXava 2.1.2?</text:h>
            </text:list-item>
          </text:list>
        </text:list-item>
      </text:list>
      <text:list text:style-name="L3">
        <text:list-item>
          <text:p text:style-name="P29">New attribute <text:span text:style-name="Código">on-each-request</text:span> for <text:span text:style-name="Código">action</text:span> element in <text:span text:style-name="Archivo_2f_Directorio">controllers.xml</text:span>: Section 7.3</text:p>
        </text:list-item>
        <text:list-item>
          <text:p text:style-name="P29">Changing the default schema in runtime: Section 10.3.1 </text:p>
        </text:list-item>
      </text:list>
      <text:list text:style-name="L1" text:continue-numbering="true">
        <text:list-item>
          <text:list text:continue-numbering="true">
            <text:list-item>
              <text:h text:style-name="P412" text:outline-level="2">What is new in OpenXava 2.1.1?</text:h>
            </text:list-item>
          </text:list>
        </text:list-item>
      </text:list>
      <text:list text:style-name="L4">
        <text:list-item>
          <text:p text:style-name="P31">Explanation of implicit reference: Section 3.18.2</text:p>
        </text:list-item>
        <text:list-item>
          <text:p text:style-name="P31">Using reference to parent model key properties in a <text:span text:style-name="Código">from</text:span> attribute: Section 3.18.2</text:p>
        </text:list-item>
      </text:list>
      <text:list text:style-name="L1" text:continue-numbering="true">
        <text:list-item>
          <text:list text:continue-numbering="true">
            <text:list-item>
              <text:h text:style-name="P412" text:outline-level="2">What is new in OpenXava 2.1?</text:h>
            </text:list-item>
          </text:list>
        </text:list-item>
      </text:list>
      <text:list text:style-name="L5">
        <text:list-item>
          <text:p text:style-name="P33">EJB3 JPA as persistence engine.</text:p>
        </text:list-item>
        <text:list-item>
          <text:p text:style-name="P33">New action for overriding (<text:span text:style-name="Código">remove-selected-action</text:span>) in the <text:span text:style-name="Código">collection-view</text:span> element: Section 4.4</text:p>
        </text:list-item>
        <text:list-item>
          <text:p text:style-name="P33">The objects defined in controllers can have global scope: Section 7.2</text:p>
        </text:list-item>
      </text:list>
      <text:list text:style-name="L1" text:continue-numbering="true">
        <text:list-item>
          <text:h text:style-name="P400" text:outline-level="1"><draw:frame draw:style-name="fr2" draw:name="Imagen38" text:anchor-type="paragraph" svg:width="16.999cm" svg:height="2.875cm" draw:z-index="18"><draw:image xlink:href="Pictures/10000000000002B9000000767C4E61E4.jpg" xlink:type="simple" xlink:show="embed" xlink:actuate="onLoad"/></draw:frame>Overview</text:h>
          <text:list>
            <text:list-item>
              <text:h text:style-name="P412" text:outline-level="2">Presentation</text:h>
            </text:list-item>
          </text:list>
        </text:list-item>
      </text:list>
      <text:p text:style-name="Text_20_body">OpenXava is a framework to develop J2EE applications quickly and easily.</text:p>
      <text:p text:style-name="Text_20_body">The name OpenXava comes from <text:span text:style-name="T5">Open</text:span> source, <text:span text:style-name="T5">X</text:span>ML and J<text:span text:style-name="T5">ava</text:span>. And the underlaying philosophy is to define with XML and to program with Java, the more definition (that is more XML) and less programming (that is less Java) the better.</text:p>
      <text:p text:style-name="P9">The main goal is to make the more typical things in a business application easily, while you still have the necessary flexibility to develop the most advances features as you like.</text:p>
      <text:p text:style-name="P9">Below you can see some basic concepts of OpenXava.</text:p>
      <text:list text:style-name="L1" text:continue-numbering="true">
        <text:list-item>
          <text:list text:continue-numbering="true">
            <text:list-item>
              <text:h text:style-name="P412" text:outline-level="2">Business component</text:h>
            </text:list-item>
          </text:list>
        </text:list-item>
      </text:list>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6">
        <text:list-item>
          <text:p text:style-name="P36">The data structure.</text:p>
        </text:list-item>
        <text:list-item>
          <text:p text:style-name="P36">Validations, calculations and in general all logic associated with the business concept.</text:p>
        </text:list-item>
        <text:list-item>
          <text:p text:style-name="P36">The possibles views, i. e. the configuration of all possible user interfaces for this component.</text:p>
        </text:list-item>
        <text:list-item>
          <text:p text:style-name="P36">The possibilities for the tabular data presentation. This is used in list mode (data navigation), reports, export to excel, etc.</text:p>
        </text:list-item>
        <text:list-item>
          <text:p text:style-name="P36">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list text:style-name="L1" text:continue-numbering="true">
        <text:list-item>
          <text:list text:continue-numbering="true">
            <text:list-item>
              <text:h text:style-name="P412" text:outline-level="2">Controllers</text:h>
            </text:list-item>
          </text:list>
        </text:list-item>
      </text:list>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default-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list text:style-name="L1" text:continue-numbering="true">
        <text:list-item>
          <text:list text:continue-numbering="true">
            <text:list-item>
              <text:h text:style-name="P412" text:outline-level="2">Application</text:h>
            </text:list-item>
          </text:list>
        </text:list-item>
      </text:list>
      <text:p text:style-name="Text_20_body">An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list text:style-name="L1" text:continue-numbering="true">
        <text:list-item>
          <text:list text:continue-numbering="true">
            <text:list-item>
              <text:h text:style-name="P412" text:outline-level="2">Project structure</text:h>
            </text:list-item>
          </text:list>
        </text:list-item>
      </text:list>
      <text:p text:style-name="Text_20_body">A typical OpenXava project usually contains the these folders:</text:p>
      <text:list text:style-name="L7">
        <text:list-item>
          <text:p text:style-name="P41"><text:span text:style-name="Código">[root]</text:span>: In the root you can find <text:span text:style-name="Archivo_2f_Directorio">build.xml</text:span> (with the Ant task) and the configuration files that it uses (usually one for customer).</text:p>
        </text:list-item>
        <text:list-item>
          <text:p text:style-name="P41"><text:span text:style-name="Código">src[source folder]</text:span>: Contains your Java source code.</text:p>
        </text:list-item>
        <text:list-item>
          <text:p text:style-name="P41"><text:span text:style-name="Código">components</text:span>: XML files with the definitions of your business components.</text:p>
        </text:list-item>
        <text:list-item>
          <text:p text:style-name="P41"><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41"><text:span text:style-name="Código">I18n</text:span>: Resource files with labels and messages in several languages.</text:p>
        </text:list-item>
        <text:list-item>
          <text:p text:style-name="P41"><text:span text:style-name="Código">gen-src</text:span><text:span text:style-name="Código">[source folder]</text:span>: Code generated by XDoclet. Only needed if you generate EJB.</text:p>
        </text:list-item>
        <text:list-item>
          <text:p text:style-name="P41"><text:span text:style-name="Código">gen-src-xava</text:span><text:span text:style-name="Código">[source folder]</text:span>: Code generated by OpenXava.</text:p>
        </text:list-item>
        <text:list-item>
          <text:p text:style-name="P41"><text:span text:style-name="Código">properties</text:span><text:span text:style-name="Código">[source folder]</text:span>: Property files to configure your application.</text:p>
        </text:list-item>
        <text:list-item>
          <text:p text:style-name="P41"><text:span text:style-name="Código">build</text:span>: XML files needed in a J2EE application, some are generated and other can be edited manually.</text:p>
        </text:list-item>
        <text:list-item>
          <text:p text:style-name="P41"><text:span text:style-name="Código">filtered-files</text:span><text:span text:style-name="Código">[source folder]</text:span><text:span text:style-name="Código">:</text:span> It's for internal use of build tasks. Must be a source code folder. <text:span text:style-name="T3">(new in v2.0)</text:span></text:p>
        </text:list-item>
        <text:list-item>
          <text:p text:style-name="P41"><text:span text:style-name="Código">data</text:span>: Useful to hold the scripts to create the tables of your application, if needed.</text:p>
        </text:list-item>
        <text:list-item>
          <text:p text:style-name="P41"><text:span text:style-name="Código">web</text:span>: Web content. Usually JSP files, lib and classes. Most of the content is generated automatically, but you can put here your own JSPs or other custom web resources.</text:p>
        </text:list-item>
      </text:list>
      <text:list text:style-name="L1" text:continue-numbering="true">
        <text:list-item>
          <text:list text:continue-numbering="true">
            <text:list-item>
              <text:h text:style-name="P412" text:outline-level="2">Conclusion</text:h>
            </text:list-item>
          </text:list>
        </text:list-item>
      </text:list>
      <text:p text:style-name="Text_20_body">This chapter introduce the most basic concepts of OpenXava to you. The rest of this guide will go into the details.</text:p>
      <text:list text:style-name="L1" text:continue-numbering="true">
        <text:list-item>
          <text:h text:style-name="P400" text:outline-level="1"><draw:frame draw:style-name="fr2" draw:name="Imagen39" text:anchor-type="paragraph" svg:width="16.999cm" svg:height="2.875cm" draw:z-index="19"><draw:image xlink:href="Pictures/10000000000002B9000000760AED05E3.jpg" xlink:type="simple" xlink:show="embed" xlink:actuate="onLoad"/></draw:frame>My first OpenXava project</text:h>
          <text:list>
            <text:list-item>
              <text:h text:style-name="P412" text:outline-level="2">Create a new project</text:h>
            </text:list-item>
          </text:list>
        </text:list-item>
      </text:list>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Archivo_2f_Directorio"><text:span text:style-name="T4">CreateNewProject.xml </text:span></text:span><text:span text:style-name="T6">using Ant. You can do it with </text:span><text:span text:style-name="Punto_20_de_20_menú"><text:span text:style-name="T4">Right Button on CreateNewProject.xml &gt; Run as &gt; Ant Build</text:span></text:span><text:span text:style-name="T6">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list text:style-name="L1" text:continue-numbering="true">
        <text:list-item>
          <text:list text:continue-numbering="true">
            <text:list-item>
              <text:h text:style-name="P412" text:outline-level="2">Configure database</text:h>
            </text:list-item>
          </text:list>
        </text:list-item>
      </text:list>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he Tomcat+Liferay included in OpenXava distribution as application server and Hypersonic as database. This Tomcat is in the folder <text:span text:style-name="Archivo_2f_Directorio">openxava-2.1/portal</text:span>.</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The main thing here is the JNDI name, this is the only thing referenced from OpenXava, in this case <text:span text:style-name="Código">ManagementDS</text:span>. The <text:span text:style-name="Código">driverClassName</text:span> and <text:span text:style-name="Código">url</text:span> attributes depend on your particular database, in this case Hypersonic is used.</text:p>
      <text:list text:style-name="L1" text:continue-numbering="true">
        <text:list-item>
          <text:list text:continue-numbering="true">
            <text:list-item>
              <text:h text:style-name="P412" text:outline-level="2">Your first component </text:h>
            </text:list-item>
          </text:list>
        </text:list-item>
      </text:list>
      <text:p text:style-name="Text_20_body"><text:span text:style-name="T7">Creating an OpenXava component is easy: The definition of each component is a XML file with simple syntax. In order to begin you have to edit </text:span><text:span text:style-name="Archivo_2f_Directorio"><text:span text:style-name="T7">Warehouse.xml</text:span></text:span><text:span text:style-name="T7">, that you already have because it was created when project was created. Edit it in this way:</text:span></text:p>
      <text:p text:style-name="Código"><text:span text:style-name="T8">&lt;?</text:span><text:span text:style-name="T12">xml </text:span><text:span text:style-name="T16">version</text:span><text:span text:style-name="T19">=</text:span><text:span text:style-name="T22">"1.0" </text:span><text:span text:style-name="T16">encoding</text:span><text:span text:style-name="T19">=</text:span><text:span text:style-name="T22">"ISO-8859-1"</text:span><text:span text:style-name="T8">?&gt;</text:span></text:p>
      <text:p text:style-name="Código"/>
      <text:p text:style-name="Código"><text:span text:style-name="T8">&lt;!</text:span><text:span text:style-name="T12">DOCTYPE </text:span><text:span text:style-name="T25">component </text:span><text:span text:style-name="T26">SYSTEM </text:span><text:span text:style-name="T27">"dtds/component.dtd"</text:span><text:span text:style-name="T8">&gt;</text:span></text:p>
      <text:p text:style-name="Código"/>
      <text:p text:style-name="Código"><text:span text:style-name="T8">&lt;</text:span><text:span text:style-name="T12">component </text:span><text:span text:style-name="T16">name</text:span><text:span text:style-name="T19">=</text:span><text:span text:style-name="T22">"Warehouse"</text:span><text:span text:style-name="T8">&gt;</text:span></text:p>
      <text:p text:style-name="Código"><text:span text:style-name="T19"><text:tab/></text:span><text:span text:style-name="T8">&lt;</text:span><text:span text:style-name="T12">entity</text:span><text:span text:style-name="T8">&gt;</text:span></text:p>
      <text:p text:style-name="Código"><text:span text:style-name="T19"><text:tab/><text:tab/></text:span><text:span text:style-name="T8">&lt;</text:span><text:span text:style-name="T12">property </text:span><text:span text:style-name="T16">name</text:span><text:span text:style-name="T19">=</text:span><text:span text:style-name="T22">"zoneNumber" </text:span><text:span text:style-name="T16">key</text:span><text:span text:style-name="T19">=</text:span><text:span text:style-name="T22">"true"</text:span></text:p>
      <text:p text:style-name="Código"><text:span text:style-name="T22"><text:tab/><text:tab/><text:tab/></text:span><text:span text:style-name="T16">size</text:span><text:span text:style-name="T19">=</text:span><text:span text:style-name="T22">"3" </text:span><text:span text:style-name="T16">required</text:span><text:span text:style-name="T19">=</text:span><text:span text:style-name="T22">"true" </text:span><text:span text:style-name="T16">type</text:span><text:span text:style-name="T19">=</text:span><text:span text:style-name="T22">"int"</text:span><text:span text:style-name="T8">/&gt;</text:span><text:span text:style-name="T19"> <text:s text:c="2"/><text:tab/><text:tab/></text:span></text:p>
      <text:p text:style-name="Código"><text:span text:style-name="T19"><text:tab/><text:tab/></text:span><text:span text:style-name="T8">&lt;</text:span><text:span text:style-name="T12">property </text:span><text:span text:style-name="T16">name</text:span><text:span text:style-name="T19">=</text:span><text:span text:style-name="T22">"number" </text:span><text:span text:style-name="T16">key</text:span><text:span text:style-name="T19">=</text:span><text:span text:style-name="T22">"true"</text:span></text:p>
      <text:p text:style-name="Código"><text:span text:style-name="T22"><text:tab/><text:tab/><text:tab/></text:span><text:span text:style-name="T16">size</text:span><text:span text:style-name="T19">=</text:span><text:span text:style-name="T22">"3" </text:span><text:span text:style-name="T16">required</text:span><text:span text:style-name="T19">=</text:span><text:span text:style-name="T22">"true" </text:span><text:span text:style-name="T16">type</text:span><text:span text:style-name="T19">=</text:span><text:span text:style-name="T22">"int"</text:span><text:span text:style-name="T8">/&gt;</text:span><text:span text:style-name="T19"> <text:s text:c="2"/></text:span></text:p>
      <text:p text:style-name="Código"><text:span text:style-name="T19"><text:tab/><text:tab/></text:span><text:span text:style-name="T8">&lt;</text:span><text:span text:style-name="T12">property </text:span><text:span text:style-name="T16">name</text:span><text:span text:style-name="T19">=</text:span><text:span text:style-name="T22">"name" </text:span><text:span text:style-name="T16">type</text:span><text:span text:style-name="T19">=</text:span><text:span text:style-name="T22">"String"</text:span></text:p>
      <text:p text:style-name="Código"><text:span text:style-name="T22"><text:tab/><text:tab/><text:tab/></text:span><text:span text:style-name="T16">size</text:span><text:span text:style-name="T19">=</text:span><text:span text:style-name="T22">"40" </text:span><text:span text:style-name="T16">required</text:span><text:span text:style-name="T19">=</text:span><text:span text:style-name="T22">"true"</text:span><text:span text:style-name="T8">/&gt;</text:span></text:p>
      <text:p text:style-name="Código"><text:span text:style-name="T19"><text:tab/></text:span><text:span text:style-name="T8">&lt;/</text:span><text:span text:style-name="T12">entity</text:span><text:span text:style-name="T8">&gt;</text:span></text:p>
      <text:p text:style-name="Código"><text:tab/><text:tab/><text:tab/><text:tab/></text:p>
      <text:p text:style-name="Código"><text:span text:style-name="T19"><text:tab/></text:span><text:span text:style-name="T8">&lt;</text:span><text:span text:style-name="T12">entity-mapping </text:span><text:span text:style-name="T16">table</text:span><text:span text:style-name="T19">=</text:span><text:span text:style-name="T22">"MANAGEMENT@separator@WAREHOUSES"</text:span><text:span text:style-name="T8">&gt;</text:span></text:p>
      <text:p text:style-name="Código"><text:span text:style-name="T19"><text:tab/><text:tab/></text:span><text:span text:style-name="T8">&lt;</text:span><text:span text:style-name="T12">property-mapping</text:span></text:p>
      <text:p text:style-name="Código"><text:span text:style-name="T12"><text:tab/><text:tab/><text:tab/></text:span><text:span text:style-name="T16">property</text:span><text:span text:style-name="T19">=</text:span><text:span text:style-name="T22">"zoneNumber" </text:span><text:span text:style-name="T16">column</text:span><text:span text:style-name="T19">=</text:span><text:span text:style-name="T22">"ZONE"</text:span><text:span text:style-name="T8">/&gt;</text:span></text:p>
      <text:p text:style-name="Código"><text:span text:style-name="T19"><text:tab/><text:tab/></text:span><text:span text:style-name="T8">&lt;</text:span><text:span text:style-name="T12">property-mapping</text:span></text:p>
      <text:p text:style-name="Código"><text:span text:style-name="T12"><text:tab/><text:tab/><text:tab/></text:span><text:span text:style-name="T16">property</text:span><text:span text:style-name="T19">=</text:span><text:span text:style-name="T22">"number" </text:span><text:span text:style-name="T16">column</text:span><text:span text:style-name="T19">=</text:span><text:span text:style-name="T22">"NUMBER"</text:span><text:span text:style-name="T8">/&gt;</text:span></text:p>
      <text:p text:style-name="Código"><text:span text:style-name="T19"><text:tab/><text:tab/></text:span><text:span text:style-name="T8">&lt;</text:span><text:span text:style-name="T12">property-mapping</text:span></text:p>
      <text:p text:style-name="Código"><text:span text:style-name="T12"><text:tab/><text:tab/><text:tab/></text:span><text:span text:style-name="T16">property</text:span><text:span text:style-name="T19">=</text:span><text:span text:style-name="T22">"name" </text:span><text:span text:style-name="T16">column</text:span><text:span text:style-name="T19">=</text:span><text:span text:style-name="T22">"NAME"</text:span><text:span text:style-name="T8">/&gt;</text:span><text:span text:style-name="T19"><text:tab/><text:tab/><text:tab/><text:tab/><text:tab/></text:span></text:p>
      <text:p text:style-name="Código"><text:span text:style-name="T19"><text:tab/></text:span><text:span text:style-name="T8">&lt;/</text:span><text:span text:style-name="T12">entity-mapping</text:span><text:span text:style-name="T8">&gt;</text:span></text:p>
      <text:p text:style-name="Código"><text:span text:style-name="T8">&lt;/</text:span><text:span text:style-name="T12">component&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uses POJO (Simple Java Classes) with EJB JPA <text:span text:style-name="T3">(new in v2.1)</text:span> or Hibernate <text:span text:style-name="T3">(new in v2.0)</text:span> for persistence. EJB2 technology (with EntityBeans CMP2) is also supported. In this part you do not only define the data structure but also the associated business logic.</text:p>
      <text:p text:style-name="Text_20_body">In entity you define properties, let's see how:</text:p>
      <text:p text:style-name="Código"><text:span text:style-name="T8">&lt;</text:span><text:span text:style-name="T12">property </text:span></text:p>
      <text:p text:style-name="Código"><text:span text:style-name="T12"><text:tab/></text:span><text:span text:style-name="T16">name</text:span><text:span text:style-name="T19">=</text:span><text:span text:style-name="T22">"zoneNumber"<text:tab/><text:tab/></text:span><text:span text:style-name="T19">(1)</text:span></text:p>
      <text:p text:style-name="Código"><text:span text:style-name="T19"><text:tab/></text:span><text:span text:style-name="T16">key</text:span><text:span text:style-name="T19">=</text:span><text:span text:style-name="T22">"true"<text:tab/><text:tab/><text:tab/></text:span><text:span text:style-name="T19">(2)</text:span></text:p>
      <text:p text:style-name="Código"><text:span text:style-name="T19"><text:tab/></text:span><text:span text:style-name="T16">size</text:span><text:span text:style-name="T19">=</text:span><text:span text:style-name="T22">"3" <text:tab/><text:tab/><text:tab/></text:span><text:span text:style-name="T19">(3)</text:span></text:p>
      <text:p text:style-name="Código"><text:span text:style-name="T19"><text:tab/></text:span><text:span text:style-name="T16">required</text:span><text:span text:style-name="T19">=</text:span><text:span text:style-name="T22">"true" <text:tab/><text:tab/></text:span><text:span text:style-name="T19">(4)</text:span></text:p>
      <text:p text:style-name="Código"><text:span text:style-name="T19"><text:tab/></text:span><text:span text:style-name="T16">type</text:span><text:span text:style-name="T19">=</text:span><text:span text:style-name="T22">"int"<text:tab/><text:tab/><text:tab/></text:span><text:span text:style-name="T19">(5)</text:span></text:p>
      <text:p text:style-name="P12">/&gt;</text:p>
      <text:p text:style-name="Text_20_body">This is its meaning:</text:p>
      <text:list text:style-name="L8">
        <text:list-item>
          <text:p text:style-name="P53"><text:span text:style-name="Código">name:</text:span> It's the property name in the generated Java code and also serves as identifier inside OpenXava files.</text:p>
        </text:list-item>
        <text:list-item>
          <text:p text:style-name="P53"><text:span text:style-name="Código">key:</text:span> Indicates if this property is part of the key. The key is a unique identifier of the object and usually matches with the primary key of a database table.</text:p>
        </text:list-item>
        <text:list-item>
          <text:p text:style-name="P53"><text:span text:style-name="Código">size:</text:span> Length of data. It's optional, but useful to display better user interfaces.</text:p>
        </text:list-item>
        <text:list-item>
          <text:p text:style-name="P53"><text:span text:style-name="Código">required:</text:span> Indicates if it's required to validate the existence of data for this property just before creation or modification.</text:p>
        </text:list-item>
        <text:list-item>
          <text:p text:style-name="P53"><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7">Now you are ready to generate code. To do this you have to execute the ant target </text:span><text:span text:style-name="Punto_20_de_20_menú"><text:span text:style-name="T7">generateCode</text:span></text:span><text:span text:style-name="T7">. The more practical way to execute an ant target in Eclipse is creating it in </text:span><text:span text:style-name="Punto_20_de_20_menú"><text:span text:style-name="T7">Externals Tools.</text:span></text:span><text:span text:style-name="T7"> Then you have just to choose the option in the menu, when you want to re-execute the target. It's very important to configure the target for </text:span><text:span text:style-name="T5">refreshing</text:span><text:span text:style-name="T7"> the </text:span><text:span text:style-name="Nombre_20_proyecto"><text:span text:style-name="T7">Management</text:span></text:span><text:span text:style-name="T7"> project </text:span><text:span text:style-name="T5">after executing</text:span><text:span text:style-name="T7"> it. In your </text:span><text:span text:style-name="Archivo_2f_Directorio"><text:span text:style-name="T7">build.xml</text:span></text:span><text:span text:style-name="T7">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list text:style-name="L1" text:continue-numbering="true">
        <text:list-item>
          <text:list text:continue-numbering="true">
            <text:list-item>
              <text:h text:style-name="P412" text:outline-level="2">The application</text:h>
            </text:list-item>
          </text:list>
        </text:list-item>
      </text:list>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12">xml </text:span><text:span text:style-name="T16">version </text:span><text:span text:style-name="T19">= </text:span><text:span text:style-name="T22">"1.0" </text:span><text:span text:style-name="T16">encoding </text:span><text:span text:style-name="T19">= </text:span><text:span text:style-name="T22">"ISO-8859-1"</text:span><text:span text:style-name="T8">?&gt;</text:span></text:p>
      <text:p text:style-name="Código"/>
      <text:p text:style-name="Código"><text:span text:style-name="T8">&lt;!</text:span><text:span text:style-name="T12">DOCTYPE </text:span><text:span text:style-name="T25">application </text:span><text:span text:style-name="T26">SYSTEM </text:span><text:span text:style-name="T27">"dtds/application.dtd"</text:span><text:span text:style-name="T8">&gt;</text:span></text:p>
      <text:p text:style-name="Código"/>
      <text:p text:style-name="Código"><text:span text:style-name="T8">&lt;</text:span><text:span text:style-name="T12">application </text:span><text:span text:style-name="T16">name</text:span><text:span text:style-name="T19">=</text:span><text:span text:style-name="T22">"Management"</text:span><text:span text:style-name="T8">&gt;</text:span><text:span text:style-name="T19"> </text:span></text:p>
      <text:p text:style-name="Código"><text:tab/></text:p>
      <text:p text:style-name="Código"><text:span text:style-name="T19"><text:tab/></text:span><text:span text:style-name="T8">&lt;</text:span><text:span text:style-name="T12">module </text:span><text:span text:style-name="T16">name</text:span><text:span text:style-name="T19">=</text:span><text:span text:style-name="T22">"Warehouses"</text:span><text:span text:style-name="T8">&gt;</text:span></text:p>
      <text:p text:style-name="Código"><text:span text:style-name="T19"><text:tab/><text:tab/></text:span><text:span text:style-name="T8">&lt;</text:span><text:span text:style-name="T12">model </text:span><text:span text:style-name="T16">name</text:span><text:span text:style-name="T19">=</text:span><text:span text:style-name="T22">"Warehouse"</text:span><text:span text:style-name="T8">/&gt;</text:span></text:p>
      <text:p text:style-name="Código"><text:span text:style-name="T19"><text:tab/><text:tab/></text:span><text:span text:style-name="T8">&lt;</text:span><text:span text:style-name="T12">controller </text:span><text:span text:style-name="T16">name</text:span><text:span text:style-name="T19">=</text:span><text:span text:style-name="T22">"Typical"</text:span><text:span text:style-name="T8">/&gt;</text:span></text:p>
      <text:p text:style-name="Código"><text:span text:style-name="T19"><text:tab/></text:span><text:span text:style-name="T8">&lt;/</text:span><text:span text:style-name="T12">module</text:span><text:span text:style-name="T8">&gt;</text:span><text:span text:style-name="T19"><text:tab/> </text:span></text:p>
      <text:p text:style-name="Código"/>
      <text:p text:style-name="Código"><text:span text:style-name="T9">&lt;/</text:span><text:span text:style-name="T13">application</text:span><text:span text:style-name="T9">&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fied explanation.</text:p>
      <text:list text:style-name="L1" text:continue-numbering="true">
        <text:list-item>
          <text:list text:continue-numbering="true">
            <text:list-item>
              <text:h text:style-name="P412" text:outline-level="2">The table</text:h>
            </text:list-item>
          </text:list>
        </text:list-item>
      </text:list>
      <text:p text:style-name="Text_20_body">Before testing the application you have to create the table in database. Follow these steps:</text:p>
      <text:list text:style-name="L9">
        <text:list-item>
          <text:p text:style-name="P58">Start your database server: From command line go to <text:span text:style-name="Archivo_2f_Directorio">openxava-2.1/portal/bin</text:span> folder and execute:</text:p>
        </text:list-item>
        <text:list-item>
          <text:p text:style-name="P393">In Linux/Unix: <text:span text:style-name="Código">./start-hsqldb.sh management-db 1666</text:span></text:p>
        </text:list-item>
        <text:list-item>
          <text:p text:style-name="P393">In Windows: <text:span text:style-name="Código">start-hsqldb management-db 1666</text:span></text:p>
        </text:list-item>
        <text:list-item>
          <text:p text:style-name="P399">Create the table:</text:p>
        </text:list-item>
        <text:list-item>
          <text:p text:style-name="P393">Edit <text:span text:style-name="Archivo_2f_Directorio">Management/build.xml</text:span>. Search the ant target <text:span text:style-name="T3">updateSchema</text:span>.</text:p>
        </text:list-item>
        <text:list-item>
          <text:p text:style-name="P393">Put correct value for <text:span text:style-name="Código">schema.path</text:span>, in this case “<text:span text:style-name="Código">../OpenXavaTest/lib/hsqldb.jar</text:span>”.</text:p>
        </text:list-item>
        <text:list-item>
          <text:p text:style-name="P393">Execute the ant target <text:span text:style-name="T3">updateSchema</text:span>.</text:p>
        </text:list-item>
        <text:list-item>
          <text:p text:style-name="P393">Start Tomcat and now everything is ready.</text:p>
        </text:list-item>
      </text:list>
      <text:list text:style-name="L1" text:continue-numbering="true">
        <text:list-item>
          <text:list text:continue-numbering="true">
            <text:list-item>
              <text:h text:style-name="P412" text:outline-level="2">Executing your application</text:h>
            </text:list-item>
          </text:list>
        </text:list-item>
      </text:list>
      <text:p text:style-name="Text_20_body">After your hard work it is time to see the fruit of your sweat. Let's go.</text:p>
      <text:list text:style-name="L10">
        <text:list-item>
          <text:p text:style-name="P59">Execute the ant target <text:span text:style-name="Punto_20_de_20_menú">deployWar</text:span>.</text:p>
        </text:list-item>
        <text:list-item>
          <text:p text:style-name="P59">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10">
        <text:list-item text:start-value="1">
          <text:p text:style-name="P59">Execute ant target <text:span text:style-name="Punto_20_de_20_menú">generatePortlets</text:span>.</text:p>
        </text:list-item>
        <text:list-item>
          <text:p text:style-name="P59">Take the file <text:span text:style-name="Archivo_2f_Directorio">Management.war</text:span> in the folder <text:span text:style-name="Archivo_2f_Directorio">openxava-2.1/workspace.dist/Management.dist</text:span> and deploy it into your Portal Server. The tutorial has a little guide for deploying in Liferay.</text:p>
        </text:list-item>
      </text:list>
      <text:p text:style-name="Text_20_body"/>
      <text:list text:style-name="L1" text:continue-numbering="true">
        <text:list-item>
          <text:list text:continue-numbering="true">
            <text:list-item>
              <text:h text:style-name="P412" text:outline-level="2">Automating the tests</text:h>
            </text:list-item>
          </text:list>
        </text:list-item>
      </text:list>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11">
        <text:list-item>
          <text:p text:style-name="P63">Constructor: In the constructor you indicate the application and module name.</text:p>
        </text:list-item>
        <text:list-item>
          <text:p text:style-name="P63"><text:span text:style-name="Código">execute</text:span>: Allows to simulate a button or link click. As an argument you send the action name; you can view the action names in <text:span text:style-name="Archivo_2f_Directorio">OpenXava/xava/default-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63"><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63"><text:span text:style-name="Código">assertNoErrors</text:span>: Verify that there are no errors. In the user interface errors are red messages showed to user and added by the application logic.</text:p>
        </text:list-item>
        <text:list-item>
          <text:p text:style-name="P63"><text:span text:style-name="Código">assertValue</text:span>: Verify if the value in the form field is the expected one.</text:p>
        </text:list-item>
        <text:list-item>
          <text:p text:style-name="P63"><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Archivo_2f_Directorio">properties/xava-junit.properties</text:span> and write:</text:p>
      <text:p text:style-name="Código">liferay.url=web/guest</text:p>
      <text:p text:style-name="Text_20_body">This is for testing against Liferay. Also it's possible to test against a JetSpeed2 portal, look at <text:span text:style-name="Archivo_2f_Directorio">OpenXavaTest/properties/xava-junit.properties</text:span> to learn more.</text:p>
      <text:list text:style-name="L1" text:continue-numbering="true">
        <text:list-item>
          <text:list text:continue-numbering="true">
            <text:list-item>
              <text:h text:style-name="P412" text:outline-level="2">The labels</text:h>
            </text:list-item>
          </text:list>
        </text:list-item>
      </text:list>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Pol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The OpenXava default labels and messages are in <text:span text:style-name="Archivo_2f_Directorio">OpenXava/i18n/Labels.properties</text:span> and <text:span text:style-name="Archivo_2f_Directorio">OpenXava/i18n/Messages.properties</text:span>. If you want to override some of these resources you do not need to edit these files, instead, you can use the same key names in the resource files of your project, then your labels and messages will be used instead of the standard ones of OpenXava <text:span text:style-name="T3">(new in <text:s/>v2.0.3)</text:span>. For example, if you want to change the standard message in list mode '<text:span text:style-name="T3">'There are 23663 objects in list”</text:span> for other, you have to add to your <text:span text:style-name="Archivo_2f_Directorio">Management-messages_en.properties</text:span> this entry:</text:p>
      <text:p text:style-name="Código"># list_count is in Messages_en.properties of OpenXava, this is an example</text:p>
      <text:p text:style-name="Código"># of overriding a standard openxava message</text:p>
      <text:p text:style-name="Código"><text:span text:style-name="T19">list_count=</text:span><text:span text:style-name="T22">There</text:span><text:span text:style-name="T19"> </text:span><text:span text:style-name="T22">are</text:span><text:span text:style-name="T19"> </text:span><text:span text:style-name="T28">{0}</text:span><text:span text:style-name="T19"> </text:span><text:span text:style-name="T22">records</text:span><text:span text:style-name="T19"> </text:span><text:span text:style-name="T22">in</text:span><text:span text:style-name="T19"> </text:span><text:span text:style-name="T22">list</text:span></text:p>
      <text:p text:style-name="Text_20_body">Now, your application will show <text:span text:style-name="T3">“There are 23663 records in list”</text:span> instead of the default <text:s/>OpenXava message “<text:span text:style-name="T3">'There are 23663 objects in list”.</text:span></text:p>
      <text:p text:style-name="Text_20_body">If you want to know more about how to define labels of your OpenXava elements please look in <text:s/><text:span text:style-name="Archivo_2f_Directorio">OpenXavaTest/i18n</text:span>.</text:p>
      <text:list text:style-name="L1" text:continue-numbering="true">
        <text:list-item>
          <text:list text:continue-numbering="true">
            <text:list-item>
              <text:h text:style-name="P412" text:outline-level="2">Conclusion</text:h>
            </text:list-item>
          </text:list>
        </text:list-item>
      </text:list>
      <text:p text:style-name="Text_20_body">In this chapter you have seen how to create a new project, and you had a first taste some OpenXava features. Of course, OpenXava offers more possibilities, and in the rest of the book you will see them in more detail.</text:p>
      <text:list text:style-name="L1" text:continue-numbering="true">
        <text:list-item>
          <text:h text:style-name="P400" text:outline-level="1"><draw:frame draw:style-name="fr2" draw:name="Imagen40" text:anchor-type="paragraph" svg:width="16.999cm" svg:height="2.875cm" draw:z-index="20"><draw:image xlink:href="Pictures/10000000000002B90000007664AC65E7.jpg" xlink:type="simple" xlink:show="embed" xlink:actuate="onLoad"/></draw:frame>Model</text:h>
        </text:list-item>
      </text:list>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list text:style-name="L1" text:continue-numbering="true">
        <text:list-item>
          <text:list text:continue-numbering="true">
            <text:list-item>
              <text:h text:style-name="P412" text:outline-level="2">Java implementation</text:h>
            </text:list-item>
          </text:list>
        </text:list-item>
      </text:list>
      <text:p text:style-name="Text_20_body">Currently OpenXava generates code for the next 4 alternatives:</text:p>
      <text:list text:style-name="L12">
        <text:list-item>
          <text:p text:style-name="P69">Plain Java Classes (the so-called POJOs) for the model using Hibernate for persistence.</text:p>
        </text:list-item>
        <text:list-item>
          <text:p text:style-name="P69">Plain Java Classes for the model using EJB3 JPA (<text:span text:style-name="T5">J</text:span>ava <text:span text:style-name="T5">P</text:span>ersistence <text:span text:style-name="T5">A</text:span>PI) for persistence <text:span text:style-name="T3">(new in v2.1)</text:span>.</text:p>
        </text:list-item>
        <text:list-item>
          <text:p text:style-name="P69">Classic EJB2 EntityBeans for the model and persistence.</text:p>
        </text:list-item>
        <text:list-item>
          <text:p text:style-name="P69">POJOs + Hibernate inside an EJB2 container.</text:p>
        </text:list-item>
      </text:list>
      <text:p text:style-name="Text_20_body">The option 1 is the default one and the best for the most cases. The option 2 is also good, but you need to use Java 5. The option 3 is for supporting all the OpenXava applications written using EJB2 (EJB2 was the only option in OpenXava 1.x). The option 4 can be useful in some circumstances. You can see how to configure this in <text:span text:style-name="Archivo_2f_Directorio">OpenXavaTest/properties/xava.properties</text:span>.</text:p>
      <text:list text:style-name="L1" text:continue-numbering="true">
        <text:list-item>
          <text:list text:continue-numbering="true">
            <text:list-item>
              <text:h text:style-name="P412" text:outline-level="2">Business Component</text:h>
            </text:list-item>
          </text:list>
        </text:list-item>
      </text:list>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12">xml </text:span><text:span text:style-name="T16">version</text:span><text:span text:style-name="T19">=</text:span><text:span text:style-name="T22">"1.0" </text:span><text:span text:style-name="T16">encoding</text:span><text:span text:style-name="T19">=</text:span><text:span text:style-name="T22">"ISO-8859-1"</text:span><text:span text:style-name="T8">?&gt;</text:span></text:p>
      <text:p text:style-name="Código"/>
      <text:p text:style-name="Código"><text:span text:style-name="T8">&lt;!</text:span><text:span text:style-name="T12">DOCTYPE </text:span><text:span text:style-name="T25">component </text:span><text:span text:style-name="T26">SYSTEM </text:span><text:span text:style-name="T27">"dtds/component.dtd"</text:span><text:span text:style-name="T8">&gt;</text:span></text:p>
      <text:p text:style-name="Código"/>
      <text:p text:style-name="Código"><text:span text:style-name="T8">&lt;</text:span><text:span text:style-name="T12">component </text:span><text:span text:style-name="T16">name</text:span><text:span text:style-name="T19">=</text:span><text:span text:style-name="T22">"ComponentName"</text:span><text:span text:style-name="T8">&gt;</text:span></text:p>
      <text:p text:style-name="Código"/>
      <text:p text:style-name="Código"><text:span text:style-name="T19"><text:tab/></text:span><text:span text:style-name="T29">&lt;!-- Model --&gt;</text:span></text:p>
      <text:p text:style-name="Código"><text:span text:style-name="T19"><text:tab/></text:span><text:span text:style-name="T8">&lt;</text:span><text:span text:style-name="T12">entity</text:span><text:span text:style-name="T8">&gt;</text:span><text:span text:style-name="T19">...</text:span><text:span text:style-name="T8">&lt;/</text:span><text:span text:style-name="T12">entity</text:span><text:span text:style-name="T8">&gt;</text:span></text:p>
      <text:p text:style-name="Código"><text:span text:style-name="T19"><text:tab/></text:span><text:span text:style-name="T8">&lt;</text:span><text:span text:style-name="T12">aggregate </text:span><text:span text:style-name="T16">name</text:span><text:span text:style-name="T19">=</text:span><text:span text:style-name="T22">”...”</text:span><text:span text:style-name="T8">&gt;</text:span><text:span text:style-name="T19">...</text:span><text:span text:style-name="T8">&lt;/</text:span><text:span text:style-name="T12">aggregate</text:span><text:span text:style-name="T8">&gt;</text:span></text:p>
      <text:p text:style-name="Código"><text:span text:style-name="T19"><text:tab/></text:span><text:span text:style-name="T8">&lt;</text:span><text:span text:style-name="T12">aggregate </text:span><text:span text:style-name="T16">name</text:span><text:span text:style-name="T19">=</text:span><text:span text:style-name="T22">”...”</text:span><text:span text:style-name="T8">&gt;</text:span><text:span text:style-name="T19">...</text:span><text:span text:style-name="T8">&lt;/</text:span><text:span text:style-name="T12">aggregate</text:span><text:span text:style-name="T8">&gt;</text:span></text:p>
      <text:p text:style-name="Código"><text:tab/>...</text:p>
      <text:p text:style-name="Código"><text:tab/></text:p>
      <text:p text:style-name="Código"><text:span text:style-name="T19"><text:tab/></text:span><text:span text:style-name="T29">&lt;!-- View --&gt;</text:span></text:p>
      <text:p text:style-name="Código"><text:span text:style-name="T19"><text:tab/></text:span><text:span text:style-name="T8">&lt;</text:span><text:span text:style-name="T12">view</text:span><text:span text:style-name="T8">&gt;</text:span><text:span text:style-name="T19">...</text:span><text:span text:style-name="T8">&lt;/</text:span><text:span text:style-name="T12">view</text:span><text:span text:style-name="T8">&gt;</text:span><text:span text:style-name="T19"><text:tab/></text:span></text:p>
      <text:p text:style-name="Código"><text:span text:style-name="T19"><text:tab/></text:span><text:span text:style-name="T8">&lt;</text:span><text:span text:style-name="T12">view </text:span><text:span text:style-name="T16">name</text:span><text:span text:style-name="T19">=</text:span><text:span text:style-name="T22">"..."</text:span><text:span text:style-name="T8">&gt;</text:span><text:span text:style-name="T19">...</text:span><text:span text:style-name="T8">&lt;/</text:span><text:span text:style-name="T12">view</text:span><text:span text:style-name="T8">&gt;</text:span></text:p>
      <text:p text:style-name="Código"><text:span text:style-name="T19"><text:tab/></text:span><text:span text:style-name="T8">&lt;</text:span><text:span text:style-name="T12">view </text:span><text:span text:style-name="T16">name</text:span><text:span text:style-name="T19">=</text:span><text:span text:style-name="T22">"..."</text:span><text:span text:style-name="T8">&gt;</text:span><text:span text:style-name="T19">...</text:span><text:span text:style-name="T8">&lt;/</text:span><text:span text:style-name="T12">view</text:span><text:span text:style-name="T8">&gt;</text:span></text:p>
      <text:p text:style-name="Código"><text:tab/>...</text:p>
      <text:p text:style-name="Código"><text:tab/></text:p>
      <text:p text:style-name="Código"><text:span text:style-name="T19"><text:tab/></text:span><text:span text:style-name="T29">&lt;!-- Tabular data --&gt;</text:span></text:p>
      <text:p text:style-name="Código"><text:span text:style-name="T19"><text:tab/></text:span><text:span text:style-name="T8">&lt;</text:span><text:span text:style-name="T12">tab</text:span><text:span text:style-name="T8">&gt;</text:span><text:span text:style-name="T19">...</text:span><text:span text:style-name="T8">&lt;/</text:span><text:span text:style-name="T12">tab</text:span><text:span text:style-name="T8">&gt;</text:span></text:p>
      <text:p text:style-name="Código"><text:span text:style-name="T19"><text:tab/></text:span><text:span text:style-name="T8">&lt;</text:span><text:span text:style-name="T12">tab </text:span><text:span text:style-name="T16">name</text:span><text:span text:style-name="T19">=</text:span><text:span text:style-name="T22">”...”</text:span><text:span text:style-name="T8">&gt;</text:span><text:span text:style-name="T19">...</text:span><text:span text:style-name="T8">&lt;/</text:span><text:span text:style-name="T12">tab</text:span><text:span text:style-name="T8">&gt;</text:span></text:p>
      <text:p text:style-name="Código"><text:span text:style-name="T19"><text:tab/></text:span><text:span text:style-name="T8">&lt;</text:span><text:span text:style-name="T12">tab </text:span><text:span text:style-name="T16">name</text:span><text:span text:style-name="T19">=</text:span><text:span text:style-name="T22">”...”</text:span><text:span text:style-name="T8">&gt;</text:span><text:span text:style-name="T19">...</text:span><text:span text:style-name="T8">&lt;/</text:span><text:span text:style-name="T12">tab</text:span><text:span text:style-name="T8">&gt;</text:span></text:p>
      <text:p text:style-name="Código"><text:tab/>...</text:p>
      <text:p text:style-name="Código"/>
      <text:p text:style-name="Código"><text:span text:style-name="T19"><text:tab/></text:span><text:span text:style-name="T29">&lt;!-- Object relational mapping --&gt;</text:span><text:span text:style-name="T19"><text:tab/><text:tab/><text:tab/><text:tab/></text:span></text:p>
      <text:p text:style-name="Código"><text:span text:style-name="T19"><text:tab/></text:span><text:span text:style-name="T8">&lt;</text:span><text:span text:style-name="T12">entity-mapping </text:span><text:span text:style-name="T16">table</text:span><text:span text:style-name="T19">=</text:span><text:span text:style-name="T22">"..."</text:span><text:span text:style-name="T8">&gt;</text:span><text:span text:style-name="T19">...</text:span><text:span text:style-name="T8">&lt;/</text:span><text:span text:style-name="T12">entity-mapping</text:span><text:span text:style-name="T8">&gt;</text:span><text:span text:style-name="T19"> </text:span></text:p>
      <text:p text:style-name="Código"><text:span text:style-name="T19"><text:tab/></text:span><text:span text:style-name="T8">&lt;</text:span><text:span text:style-name="T12">aggregate-mapping </text:span><text:span text:style-name="T16">aggregate</text:span><text:span text:style-name="T19">=</text:span><text:span text:style-name="T22">”...” </text:span><text:span text:style-name="T16">table</text:span><text:span text:style-name="T19">=</text:span><text:span text:style-name="T22">"..."</text:span><text:span text:style-name="T8">&gt;</text:span><text:span text:style-name="T19">...</text:span><text:span text:style-name="T8">&lt;/</text:span><text:span text:style-name="T12">aggregate-mapping</text:span><text:span text:style-name="T8">&gt;</text:span><text:span text:style-name="T19"> </text:span></text:p>
      <text:p text:style-name="Código"><text:span text:style-name="T19"><text:tab/></text:span><text:span text:style-name="T8">&lt;</text:span><text:span text:style-name="T12">aggregate-mapping </text:span><text:span text:style-name="T16">aggregate</text:span><text:span text:style-name="T19">=</text:span><text:span text:style-name="T22">”...” </text:span><text:span text:style-name="T16">table</text:span><text:span text:style-name="T19">=</text:span><text:span text:style-name="T22">"..."</text:span><text:span text:style-name="T8">&gt;</text:span><text:span text:style-name="T19">...</text:span><text:span text:style-name="T8">&lt;/</text:span><text:span text:style-name="T12">aggregate-mapping</text:span><text:span text:style-name="T8">&gt;</text:span></text:p>
      <text:p text:style-name="Código"><text:tab/>...</text:p>
      <text:p text:style-name="Código"><text:tab/></text:p>
      <text:p text:style-name="Código"><text:span text:style-name="T9">&lt;/</text:span><text:span text:style-name="T13">component</text:span><text:span text:style-name="T9">&gt;</text:span><text:span text:style-name="T20"><text:tab/><text:tab/><text:tab/></text:span></text:p>
      <text:p text:style-name="Text_20_body">The first part of the component, the part of entity and aggregates, is used to define the model. In this chapter you will learn the complete syntax of this part.</text:p>
      <text:list text:style-name="L1" text:continue-numbering="true">
        <text:list-item>
          <text:list text:continue-numbering="true">
            <text:list-item>
              <text:h text:style-name="P412" text:outline-level="2">Entity and aggregates</text:h>
            </text:list-item>
          </text:list>
        </text:list-item>
      </text:list>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13">
        <text:list-item>
          <text:p text:style-name="P73">You can say that A <text:span text:style-name="T3">has</text:span> an B.</text:p>
        </text:list-item>
        <text:list-item>
          <text:p text:style-name="P73">If A is deleted then its B is deleted too.</text:p>
        </text:list-item>
        <text:list-item>
          <text:p text:style-name="P73">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list text:style-name="L1" text:continue-numbering="true">
        <text:list-item>
          <text:list text:continue-numbering="true">
            <text:list-item>
              <text:h text:style-name="P412" text:outline-level="2">Entity</text:h>
            </text:list-item>
          </text:list>
        </text:list-item>
      </text:list>
      <text:p text:style-name="Text_20_body">The syntax of entity is:</text:p>
      <text:p text:style-name="Código"><text:span text:style-name="T8">&lt;</text:span><text:span text:style-name="T12">entity</text:span><text:span text:style-name="T8">&gt;</text:span></text:p>
      <text:p text:style-name="Código"><text:span text:style-name="T8"><text:tab/>&lt;bean</text:span><text:span text:style-name="T12"> </text:span><text:span text:style-name="T19">... </text:span><text:span text:style-name="T8">/&gt;</text:span><text:span text:style-name="T19"><text:tab/><text:tab/><text:tab/><text:tab/> <text:tab/> (1)</text:span></text:p>
      <text:p text:style-name="Código"><text:span text:style-name="T19"><text:tab/></text:span><text:span text:style-name="T8">&lt;</text:span><text:span text:style-name="T12">ejb </text:span><text:span text:style-name="T19">... </text:span><text:span text:style-name="T8">/&gt;</text:span><text:span text:style-name="T19"><text:tab/><text:tab/><text:tab/><text:tab/> <text:tab/> (2)</text:span></text:p>
      <text:p text:style-name="Código"><text:span text:style-name="T19"><text:tab/></text:span><text:span text:style-name="T8">&lt;</text:span><text:span text:style-name="T12">implements </text:span><text:span text:style-name="T19">...</text:span><text:span text:style-name="T8">/&gt;</text:span><text:span text:style-name="T19"> ...<text:tab/><text:tab/> <text:tab/> (3)</text:span></text:p>
      <text:p text:style-name="Código"><text:span text:style-name="T19"><text:tab/></text:span><text:span text:style-name="T8">&lt;</text:span><text:span text:style-name="T12">property </text:span><text:span text:style-name="T19">...</text:span><text:span text:style-name="T8">/&gt;</text:span><text:span text:style-name="T19"> ...<text:tab/><text:tab/> <text:tab/> <text:tab/> (4)</text:span></text:p>
      <text:p text:style-name="Código"><text:span text:style-name="T19"><text:tab/></text:span><text:span text:style-name="T8">&lt;</text:span><text:span text:style-name="T12">reference </text:span><text:span text:style-name="T19">...</text:span><text:span text:style-name="T8">/&gt;</text:span><text:span text:style-name="T19"> ...<text:tab/><text:tab/> <text:tab/> (5)</text:span></text:p>
      <text:p text:style-name="Código"><text:span text:style-name="T19"><text:tab/></text:span><text:span text:style-name="T8">&lt;</text:span><text:span text:style-name="T12">collection </text:span><text:span text:style-name="T19">...</text:span><text:span text:style-name="T8">/&gt;</text:span><text:span text:style-name="T19"> ...<text:tab/><text:tab/> <text:tab/> (6)</text:span></text:p>
      <text:p text:style-name="Código"><text:span text:style-name="T19"><text:tab/></text:span><text:span text:style-name="T8">&lt;</text:span><text:span text:style-name="T12">method </text:span><text:span text:style-name="T19">...</text:span><text:span text:style-name="T8">/&gt;</text:span><text:span text:style-name="T19"> ...<text:tab/><text:tab/><text:tab/> <text:tab/> (7)</text:span></text:p>
      <text:p text:style-name="Código"><text:span text:style-name="T19"><text:tab/></text:span><text:span text:style-name="T8">&lt;</text:span><text:span text:style-name="T12">finder </text:span><text:span text:style-name="T19">...</text:span><text:span text:style-name="T8">/&gt;</text:span><text:span text:style-name="T19"> ...<text:tab/><text:tab/><text:tab/> <text:tab/> (8)</text:span></text:p>
      <text:p text:style-name="Código"><text:span text:style-name="T19"><text:tab/></text:span><text:span text:style-name="T8">&lt;</text:span><text:span text:style-name="T12">postcreate-calculator </text:span><text:span text:style-name="T19">...</text:span><text:span text:style-name="T8">/&gt;</text:span><text:span text:style-name="T19"> ...<text:tab/> <text:tab/> (9) </text:span></text:p>
      <text:p text:style-name="Código"><text:span text:style-name="T19"><text:tab/></text:span><text:span text:style-name="T8">&lt;</text:span><text:span text:style-name="T12">postload-calculator </text:span><text:span text:style-name="T19">...</text:span><text:span text:style-name="T8">/&gt;</text:span><text:span text:style-name="T19"> ...<text:tab/> <text:tab/>(10)</text:span></text:p>
      <text:p text:style-name="Código"><text:span text:style-name="T19"><text:tab/></text:span><text:span text:style-name="T8">&lt;</text:span><text:span text:style-name="T12">postmodify-calculator </text:span><text:span text:style-name="T19">...</text:span><text:span text:style-name="T8">/&gt;</text:span><text:span text:style-name="T19"> ...<text:tab/> <text:tab/>(11)</text:span></text:p>
      <text:p text:style-name="Código"><text:span text:style-name="T19"><text:tab/></text:span><text:span text:style-name="T8">&lt;</text:span><text:span text:style-name="T12">preremove-calculator </text:span><text:span text:style-name="T19">...</text:span><text:span text:style-name="T8">/&gt;</text:span><text:span text:style-name="T19"> ...<text:tab/> <text:tab/>(12) </text:span></text:p>
      <text:p text:style-name="Código"><text:span text:style-name="T19"><text:tab/></text:span><text:span text:style-name="T8">&lt;</text:span><text:span text:style-name="T12">validator </text:span><text:span text:style-name="T19">...</text:span><text:span text:style-name="T8">/&gt;</text:span><text:span text:style-name="T19"> ...<text:tab/><text:tab/> <text:tab/>(13)</text:span></text:p>
      <text:p text:style-name="Código"><text:span text:style-name="T19"><text:tab/></text:span><text:span text:style-name="T8">&lt;</text:span><text:span text:style-name="T12">remove-validator </text:span><text:span text:style-name="T19">...</text:span><text:span text:style-name="T8">/&gt;</text:span><text:span text:style-name="T19"> ...<text:tab/><text:tab/>(14)</text:span></text:p>
      <text:p text:style-name="Código"><text:span text:style-name="T9">&lt;/</text:span><text:span text:style-name="T13">entity</text:span><text:span text:style-name="T9">&gt;</text:span></text:p>
      <text:list text:style-name="L14">
        <text:list-item>
          <text:p text:style-name="P76"><text:span text:style-name="Código">bean</text:span> (one, optional): Allows you to use an already existing JavaBean (a simple Java class, the so-called POJO). This applies if you use JPA o Hibernate as persistence engine. In this case the code generation for POJO and Hibernate mapping of this component will not be produced.</text:p>
        </text:list-item>
      </text:list>
      <text:list text:style-name="L15">
        <text:list-item>
          <text:p text:style-name="P77"><text:span text:style-name="Código">ejb</text:span> (one, optional): Allows you to use an already existing EJB. This only applies if you use EJB CMP2 as persistence engine. In this case code generation for EJB code of this component will not be produced. It not apply to EJB3.</text:p>
        </text:list-item>
        <text:list-item>
          <text:p text:style-name="P77"><text:span text:style-name="Código">implements</text:span> (several, optional): The generated code will implement this interface.</text:p>
        </text:list-item>
        <text:list-item>
          <text:p text:style-name="P77"><text:span text:style-name="Código">property</text:span> (several, optional): The properties represent Java properties (with its <text:span text:style-name="T3">setters</text:span> an <text:span text:style-name="T3">getters</text:span>) in the generated code.</text:p>
        </text:list-item>
        <text:list-item>
          <text:p text:style-name="P77"><text:span text:style-name="Código">reference</text:span> (several, optional): References to other models, you can reference to the entity of another component or an aggregate of itself.</text:p>
        </text:list-item>
        <text:list-item>
          <text:p text:style-name="P77"><text:span text:style-name="Código">collection</text:span> (several, optional): Collection of references. In the generated code it is a property that returns a <text:span text:style-name="Código">java.util.Collection</text:span>.</text:p>
        </text:list-item>
        <text:list-item>
          <text:p text:style-name="P77"><text:span text:style-name="Código">method</text:span> (several, optional): Creates a method in the generated code, in this case the method logic is in a calculator (<text:span text:style-name="Código">ICalculator</text:span>).</text:p>
        </text:list-item>
        <text:list-item>
          <text:p text:style-name="P77"><text:span text:style-name="Código">finder</text:span> (several, optional): Used to generate finder methods. Finder methods are static method located in the POJO class. In the case of EJB2 generation EJB2<text:span text:style-name="T3"> finders</text:span> are generated.</text:p>
        </text:list-item>
        <text:list-item>
          <text:p text:style-name="P77"><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77"><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77"><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77"><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77"><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77"><text:span text:style-name="Código">remove-validator</text:span> (several, optional): It's executed before removal, and can deny the object removing.</text:p>
        </text:list-item>
      </text:list>
      <text:list text:style-name="L1" text:continue-numbering="true">
        <text:list-item>
          <text:list text:continue-numbering="true">
            <text:list-item>
              <text:h text:style-name="P412" text:outline-level="2">Bean (1)</text:h>
            </text:list-item>
          </text:list>
        </text:list-item>
      </text:list>
      <text:p text:style-name="Text_20_body">With <text:span text:style-name="Código">&lt;bean/&gt;</text:span> you can specify that you want to use your own Java class.</text:p>
      <text:p text:style-name="Text_20_body">For example:</text:p>
      <text:p text:style-name="Código"><text:span text:style-name="T8">&lt;</text:span><text:span text:style-name="T12">entity</text:span><text:span text:style-name="T8">&gt;</text:span></text:p>
      <text:p text:style-name="Código"><text:span text:style-name="T19"><text:tab/></text:span><text:span text:style-name="T9">&lt;</text:span><text:span text:style-name="T13">bean </text:span><text:span text:style-name="T17">class</text:span><text:span text:style-name="T20">=</text:span><text:span text:style-name="T23">"org.openxava.test.model.Family"</text:span><text:span text:style-name="T9">/&gt;</text:span></text:p>
      <text:p text:style-name="P14"><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12">xml </text:span><text:span text:style-name="T16">version</text:span><text:span text:style-name="T19">=</text:span><text:span text:style-name="T22">"1.0"</text:span><text:span text:style-name="T8">?&gt;</text:span></text:p>
      <text:p text:style-name="Código"/>
      <text:p text:style-name="Código"><text:span text:style-name="T8">&lt;!</text:span><text:span text:style-name="T12">DOCTYPE </text:span><text:span text:style-name="T25">hibernate-mapping </text:span></text:p>
      <text:p text:style-name="Código"><text:span text:style-name="T25"><text:tab/></text:span><text:span text:style-name="T26">SYSTEM </text:span><text:span text:style-name="T27">"http://hibernate.sourceforge.net/hibernate-mapping-3.0.dtd"</text:span><text:span text:style-name="T8">&gt;</text:span></text:p>
      <text:p text:style-name="Código"/>
      <text:p text:style-name="Código"><text:span text:style-name="T8">&lt;</text:span><text:span text:style-name="T12">hibernate-mapping </text:span><text:span text:style-name="T16">package</text:span><text:span text:style-name="T19">=</text:span><text:span text:style-name="T22">"org.openxava.test.model"</text:span><text:span text:style-name="T8">&gt;</text:span></text:p>
      <text:p text:style-name="Código"/>
      <text:p text:style-name="Código"><text:span text:style-name="T19"><text:s text:c="2"/></text:span><text:span text:style-name="T8">&lt;</text:span><text:span text:style-name="T12">class </text:span></text:p>
      <text:p text:style-name="Código"><text:span text:style-name="T12"><text:s text:c="2"/><text:tab/></text:span><text:span text:style-name="T16">name</text:span><text:span text:style-name="T19">=</text:span><text:span text:style-name="T22">"Family"</text:span></text:p>
      <text:p text:style-name="Código"><text:span text:style-name="T22"><text:s text:c="2"/><text:tab/></text:span><text:span text:style-name="T16">table</text:span><text:span text:style-name="T19">=</text:span><text:span text:style-name="T22">"XAVATEST@separator@FAMILY"</text:span><text:span text:style-name="T8">&gt;</text:span></text:p>
      <text:p text:style-name="Código"><text:s text:c="2"/></text:p>
      <text:p text:style-name="Código"><text:span text:style-name="T19"><text:s text:c="4"/></text:span><text:span text:style-name="T8">&lt;</text:span><text:span text:style-name="T12">id </text:span><text:span text:style-name="T16">name</text:span><text:span text:style-name="T19">=</text:span><text:span text:style-name="T22">"oid" </text:span><text:span text:style-name="T16">column</text:span><text:span text:style-name="T19">=</text:span><text:span text:style-name="T22">"OID" </text:span><text:span text:style-name="T16">access</text:span><text:span text:style-name="T19">=</text:span><text:span text:style-name="T22">"field"</text:span><text:span text:style-name="T8">&gt;</text:span></text:p>
      <text:p text:style-name="Código"><text:span text:style-name="T19"><text:tab/><text:tab/></text:span><text:span text:style-name="T8">&lt;</text:span><text:span text:style-name="T12">generator </text:span><text:span text:style-name="T16">class</text:span><text:span text:style-name="T19">=</text:span><text:span text:style-name="T22">"uuid"</text:span><text:span text:style-name="T8">/&gt;</text:span></text:p>
      <text:p text:style-name="Código"><text:span text:style-name="T19"><text:tab/></text:span><text:span text:style-name="T8">&lt;/</text:span><text:span text:style-name="T12">id</text:span><text:span text:style-name="T8">&gt;</text:span></text:p>
      <text:p text:style-name="Código"><text:tab/><text:tab/></text:p>
      <text:p text:style-name="Código"><text:span text:style-name="T19"><text:tab/></text:span><text:span text:style-name="T8">&lt;</text:span><text:span text:style-name="T12">property </text:span><text:span text:style-name="T16">name</text:span><text:span text:style-name="T19">=</text:span><text:span text:style-name="T22">"number" </text:span><text:span text:style-name="T16">column</text:span><text:span text:style-name="T19">=</text:span><text:span text:style-name="T22">"NUMBER"</text:span><text:span text:style-name="T8">/&gt;</text:span></text:p>
      <text:p text:style-name="Código"><text:span text:style-name="T19"><text:tab/></text:span><text:span text:style-name="T8">&lt;</text:span><text:span text:style-name="T12">property </text:span><text:span text:style-name="T16">name</text:span><text:span text:style-name="T19">=</text:span><text:span text:style-name="T22">"description" </text:span><text:span text:style-name="T16">column</text:span><text:span text:style-name="T19">=</text:span><text:span text:style-name="T22">"DESCRIPTION"</text:span><text:span text:style-name="T8">/&gt;</text:span></text:p>
      <text:p text:style-name="Código"><text:tab/><text:tab/></text:p>
      <text:p text:style-name="Código"><text:span text:style-name="T19"><text:s text:c="2"/></text:span><text:span text:style-name="T8">&lt;/</text:span><text:span text:style-name="T12">class</text:span><text:span text:style-name="T8">&gt;</text:span></text:p>
      <text:p text:style-name="Código"/>
      <text:p text:style-name="Código"><text:span text:style-name="T8">&lt;/</text:span><text:span text:style-name="T12">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13"><text:tab/>...</text:p>
      <text:p text:style-name="Código"><text:span text:style-name="T19"><text:tab/></text:span><text:span text:style-name="T8">&lt;</text:span><text:span text:style-name="T12">session-factory</text:span><text:span text:style-name="T8">&gt;</text:span></text:p>
      <text:p text:style-name="P15"><text:tab/><text:tab/>...</text:p>
      <text:p text:style-name="Código"><text:span text:style-name="T19"><text:tab/><text:tab/></text:span><text:span text:style-name="T8">&lt;</text:span><text:span text:style-name="T12">mapping </text:span><text:span text:style-name="T16">resource</text:span><text:span text:style-name="T19">=</text:span><text:span text:style-name="T22">"Family.hbm.xml"</text:span><text:span text:style-name="T8">/&gt;</text:span><text:span text:style-name="T19"><text:tab/><text:tab/></text:span></text:p>
      <text:p text:style-name="Código"><text:tab/><text:tab/>...</text:p>
      <text:p text:style-name="Código"><text:span text:style-name="T19"><text:tab/></text:span><text:span text:style-name="T8">&lt;/</text:span><text:span text:style-name="T12">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list text:style-name="L1" text:continue-numbering="true">
        <text:list-item>
          <text:list text:continue-numbering="true">
            <text:list-item>
              <text:h text:style-name="P412" text:outline-level="2">EJB (2)</text:h>
            </text:list-item>
          </text:list>
        </text:list-item>
      </text:list>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12">entity</text:span><text:span text:style-name="T8">&gt;</text:span></text:p>
      <text:p text:style-name="Código"><text:span text:style-name="T19"><text:tab/></text:span><text:span text:style-name="T8">&lt;</text:span><text:span text:style-name="T12">ejb </text:span><text:span text:style-name="T16">remote</text:span><text:span text:style-name="T19">=</text:span><text:span text:style-name="T22">"org.openxava.test.ejb.Family"</text:span></text:p>
      <text:p text:style-name="Código"><text:span text:style-name="T22"><text:tab/><text:tab/></text:span><text:span text:style-name="T16">home</text:span><text:span text:style-name="T19">=</text:span><text:span text:style-name="T22">"org.openxava.test.ejb.FamilyHome"</text:span></text:p>
      <text:p text:style-name="Código"><text:span text:style-name="T22"><text:tab/><text:tab/></text:span><text:span text:style-name="T16">primaryKey</text:span><text:span text:style-name="T19">=</text:span><text:span text:style-name="T22">"org.openxava.test.ejb.FamilyKey"</text:span></text:p>
      <text:p text:style-name="Código"><text:span text:style-name="T22"><text:tab/><text:tab/></text:span><text:span text:style-name="T16">jndi</text:span><text:span text:style-name="T19">=</text:span><text:span text:style-name="T22">"ejb/openxava.test/Family"</text:span><text:span text:style-name="T8">/&gt;</text:span><text:span text:style-name="T19"><text:tab/><text:tab/></text:span></text:p>
      <text:p text:style-name="P14"><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6">
        <text:list-header>
          <text:p text:style-name="P543">* @ejb:bean name="Family" type="CMP" view-type="remote"</text:p>
          <text:p text:style-name="P543">*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7">
        <text:list-item>
          <text:p text:style-name="P90">The class must extend from <text:span text:style-name="Código">org.openxava.ejbx.EJBReplicableBase</text:span></text:p>
        </text:list-item>
        <text:list-item>
          <text:p text:style-name="P90">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list text:style-name="L1" text:continue-numbering="true">
        <text:list-item>
          <text:list text:continue-numbering="true">
            <text:list-item>
              <text:h text:style-name="P412" text:outline-level="2">Implements (3)</text:h>
            </text:list-item>
          </text:list>
        </text:list-item>
      </text:list>
      <text:p text:style-name="Text_20_body">With <text:span text:style-name="Código">&lt;implements/&gt;</text:span> you specify a Java interface that will be implemented by the generated code. Let's see it:</text:p>
      <text:p text:style-name="Código"><text:span text:style-name="T8">&lt;</text:span><text:span text:style-name="T12">entity</text:span><text:span text:style-name="T8">&gt;</text:span></text:p>
      <text:p text:style-name="Código"><text:span text:style-name="T19"><text:tab/></text:span><text:span text:style-name="T8">&lt;</text:span><text:span text:style-name="T12">implements </text:span><text:span text:style-name="T16">interface</text:span><text:span text:style-name="T19">=</text:span><text:span text:style-name="T22">"org.openxava.test.model.IWithName"</text:span><text:span text:style-name="T8">/&gt;</text:span><text:span text:style-name="T19"><text:tab/><text:tab/></text:span></text:p>
      <text:p text:style-name="Código"><text:tab/>...</text:p>
      <text:p text:style-name="Código"><text:span text:style-name="T19"><text:tab/></text:span><text:span text:style-name="T8">&lt;</text:span><text:span text:style-name="T12">property </text:span><text:span text:style-name="T16">name</text:span><text:span text:style-name="T19">=</text:span><text:span text:style-name="T22">"name" </text:span><text:span text:style-name="T16">type</text:span><text:span text:style-name="T19">=</text:span><text:span text:style-name="T22">"String" </text:span><text:span text:style-name="T16">required</text:span><text:span text:style-name="T19">=</text:span><text:span text:style-name="T22">"true"</text:span><text:span text:style-name="T8">/&gt;</text:span><text:span text:style-name="T19"><text:tab/></text:span></text:p>
      <text:p text:style-name="P14"><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2 remote interfaces. All code made in this way can be used with POJO and EJB2 version on same time, or allows you to migrate from a EJB2 to a POJO version with little effort. Although, if you are using POJOs exclusively you may use the POJOs classes directly and ignore the interfaces, as you wish.</text:p>
      <text:list text:style-name="L1" text:continue-numbering="true">
        <text:list-item>
          <text:list text:continue-numbering="true">
            <text:list-item>
              <text:h text:style-name="P412" text:outline-level="2">Property (4)</text:h>
            </text:list-item>
          </text:list>
        </text:list-item>
      </text:list>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12">property </text:span></text:p>
      <text:p text:style-name="Código"><text:span text:style-name="T12"><text:tab/></text:span><text:span text:style-name="T16">name</text:span><text:span text:style-name="T19">=</text:span><text:span text:style-name="T22">"propertyName"<text:tab/><text:tab/><text:tab/> <text:tab/> </text:span><text:span text:style-name="T19">(1)</text:span></text:p>
      <text:p text:style-name="Código"><text:span text:style-name="T19"><text:tab/></text:span><text:span text:style-name="T16">label</text:span><text:span text:style-name="T19">=</text:span><text:span text:style-name="T22">"label"<text:tab/><text:tab/><text:tab/><text:tab/> </text:span><text:span text:style-name="T19">(2)</text:span></text:p>
      <text:p text:style-name="Código"><text:span text:style-name="T19"><text:tab/></text:span><text:span text:style-name="T16">type</text:span><text:span text:style-name="T19">=</text:span><text:span text:style-name="T22">"type"<text:tab/><text:tab/><text:tab/><text:tab/><text:tab/> </text:span><text:span text:style-name="T19">(3)</text:span></text:p>
      <text:p text:style-name="Código"><text:span text:style-name="T19"><text:tab/></text:span><text:span text:style-name="T16">stereotype</text:span><text:span text:style-name="T19">=</text:span><text:span text:style-name="T22">"STEREOTYPE"<text:tab/><text:tab/><text:tab/> </text:span><text:span text:style-name="T19">(4)</text:span></text:p>
      <text:p text:style-name="Código"><text:span text:style-name="T19"><text:tab/></text:span><text:span text:style-name="T16">size</text:span><text:span text:style-name="T19">=</text:span><text:span text:style-name="T22">"size"<text:tab/><text:tab/><text:tab/><text:tab/> <text:tab/> </text:span><text:span text:style-name="T19">(5)</text:span></text:p>
      <text:p text:style-name="P13"><text:tab/><text:span text:style-name="T16">scale</text:span>=<text:span text:style-name="T22">"scale"<text:tab/><text:tab/><text:tab/><text:tab/> </text:span>(6)<text:tab/>new in v2.0.4</text:p>
      <text:p text:style-name="Código"><text:span text:style-name="T19"><text:tab/></text:span><text:span text:style-name="T16">required</text:span><text:span text:style-name="T19">=</text:span><text:span text:style-name="T22">"true|false"<text:tab/><text:tab/><text:tab/> </text:span><text:span text:style-name="T19">(7)</text:span></text:p>
      <text:p text:style-name="Código"><text:span text:style-name="T19"><text:tab/></text:span><text:span text:style-name="T16">key</text:span><text:span text:style-name="T19">=</text:span><text:span text:style-name="T22">"true|false"<text:tab/><text:tab/><text:tab/><text:tab/> </text:span><text:span text:style-name="T19">(8)</text:span></text:p>
      <text:p text:style-name="Código"><text:span text:style-name="T19"><text:tab/></text:span><text:span text:style-name="T16">hidden</text:span><text:span text:style-name="T19">=</text:span><text:span text:style-name="T22">"true|false"<text:tab/><text:tab/><text:tab/><text:tab/> </text:span><text:span text:style-name="T19">(9)</text:span></text:p>
      <text:p text:style-name="P15">&gt;</text:p>
      <text:p text:style-name="Código"><text:span text:style-name="T8"><text:tab/>&lt;</text:span><text:span text:style-name="T12">valid-values </text:span><text:span text:style-name="T19">...</text:span><text:span text:style-name="T8">/&gt;</text:span><text:span text:style-name="T19"><text:tab/><text:tab/><text:tab/> <text:tab/>(10)</text:span></text:p>
      <text:p text:style-name="Código"><text:span text:style-name="T19"><text:tab/></text:span><text:span text:style-name="T8">&lt;</text:span><text:span text:style-name="T12">calculator </text:span><text:span text:style-name="T19">...</text:span><text:span text:style-name="T8">/&gt;</text:span><text:span text:style-name="T19"><text:tab/><text:tab/><text:tab/><text:tab/>(11)</text:span></text:p>
      <text:p text:style-name="Código"><text:span text:style-name="T19"><text:tab/></text:span><text:span text:style-name="T8">&lt;</text:span><text:span text:style-name="T12">default-value-calculator </text:span><text:span text:style-name="T19">...</text:span><text:span text:style-name="T8">/&gt;</text:span><text:span text:style-name="T19"><text:tab/><text:tab/>(12)</text:span></text:p>
      <text:p text:style-name="Código"><text:span text:style-name="T19"><text:tab/></text:span><text:span text:style-name="T8">&lt;</text:span><text:span text:style-name="T12">validator </text:span><text:span text:style-name="T19">...</text:span><text:span text:style-name="T8">/&gt;</text:span><text:span text:style-name="T19"> ....<text:tab/><text:tab/><text:tab/>(12)</text:span></text:p>
      <text:p text:style-name="Código"><text:span text:style-name="T9">&lt;/</text:span><text:span text:style-name="T13">property</text:span><text:span text:style-name="T9">&gt;</text:span></text:p>
      <text:list text:style-name="L18">
        <text:list-item>
          <text:p text:style-name="P92"><text:span text:style-name="Código">name</text:span> (required): The property name in Java, therefore it must follow the Java convention for property names, like starting with lower-case. Using underline (_) is not advisable.</text:p>
        </text:list-item>
        <text:list-item>
          <text:p text:style-name="P92"><text:span text:style-name="Código">label</text:span> (optional): Label showed to the final user. Is <text:span text:style-name="T5">much better</text:span> use the <text:span text:style-name="Archivo_2f_Directorio">i18n</text:span> files.</text:p>
        </text:list-item>
        <text:list-item>
          <text:p text:style-name="P92"><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92"><text:span text:style-name="Código">stereotype</text:span>(optional): Allows to specify an special behavior for some properties.</text:p>
        </text:list-item>
        <text:list-item>
          <text:p text:style-name="P92"><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92"><text:span text:style-name="Código">scale</text:span> (optional): <text:span text:style-name="T3">(new in v2.0.4)</text:span> Scale (size of decimal part) of property. Only applies to numeric properties. If you do not specify the scale, then a default value is assumed. This default value is associated to the stereotype or type and is obtained from <text:span text:style-name="Archivo_2f_Directorio">default-size.xml</text:span>.</text:p>
        </text:list-item>
        <text:list-item>
          <text:p text:style-name="P92"><text:span text:style-name="Código">required</text:span> (optional): Indicates if this property is required. By default this is <text:span text:style-name="Código">true</text:span> for key properties hidden <text:span text:style-name="T3">(new in v2.1.3)</text:span> or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92"><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92"><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92"><text:span text:style-name="Código">valid-values</text:span> (one, optional): To indicate that this property only can have a limited set of valid values.</text:p>
        </text:list-item>
        <text:list-item>
          <text:p text:style-name="P92"><text:span text:style-name="Código">calculator</text:span> (one, optional): Implements the logic for a calculated property. A calculated property only has <text:s/><text:span text:style-name="T3">getter</text:span> and is not stored in database.</text:p>
        </text:list-item>
        <text:list-item>
          <text:p text:style-name="P92"><text:span text:style-name="Código">default-value-calculator</text:span> (one, optional): Implements the logic to calculate the default (initial) value for this property. A property with <text:span text:style-name="Código">default-value-calculator</text:span> has <text:span text:style-name="T3">setter</text:span> and it is persistent.</text:p>
        </text:list-item>
        <text:list-item>
          <text:p text:style-name="P92"><text:span text:style-name="Código">validator</text:span> (several, optional): Implements the validation logic to execute on this property before modifying or creating the object that contains it.</text:p>
        </text:list-item>
      </text:list>
      <text:list text:style-name="L1" text:continue-numbering="true">
        <text:list-item>
          <text:list text:continue-numbering="true">
            <text:list-item>
              <text:list text:continue-numbering="true">
                <text:list-item>
                  <text:h text:style-name="P504" text:outline-level="3">Stereotype</text:h>
                </text:list-item>
              </text:list>
            </text:list-item>
          </text:list>
        </text:list-item>
      </text:list>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19">
        <text:list-item>
          <text:p text:style-name="P105">DINERO, MONEY</text:p>
        </text:list-item>
        <text:list-item>
          <text:p text:style-name="P105">FOTO, PHOTO, IMAGEN, IMAGE</text:p>
        </text:list-item>
        <text:list-item>
          <text:p text:style-name="P105">TEXTO_GRANDE, MEMO, TEXT_AREA</text:p>
        </text:list-item>
        <text:list-item>
          <text:p text:style-name="P105">ETIQUETA, LABEL</text:p>
        </text:list-item>
        <text:list-item>
          <text:p text:style-name="P105">ETIQUETA_NEGRITA, BOLD_LABEL</text:p>
        </text:list-item>
        <text:list-item>
          <text:p text:style-name="P105">HORA, TIME</text:p>
        </text:list-item>
        <text:list-item>
          <text:p text:style-name="P105">FECHAHORA, DATETIME</text:p>
        </text:list-item>
        <text:list-item>
          <text:p text:style-name="P105">GALERIA_IMAGENES, IMAGES_GALLERY (setup instructions in 3.8.2) <text:span text:style-name="T3">new in v2.0</text:span></text:p>
        </text:list-item>
        <text:list-item>
          <text:p text:style-name="P113">RELLENADO_CON_CEROS, ZEROS_FILLED <text:span text:style-name="T3">new in v2.0.2</text:span></text:p>
        </text:list-item>
        <text:list-item>
          <text:p text:style-name="P113">TEXTO_HTML, HTML_TEXT (text with editable format) <text:span text:style-name="T3">new in v2.0.3</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12">editor </text:span><text:span text:style-name="T16">url</text:span><text:span text:style-name="T19">=</text:span><text:span text:style-name="T22">"personNameEditor.jsp"</text:span><text:span text:style-name="T8">&gt;</text:span></text:p>
      <text:p text:style-name="Código"><text:span text:style-name="T19"><text:s text:c="4"/></text:span><text:span text:style-name="T8">&lt;</text:span><text:span text:style-name="T12">for-stereotype </text:span><text:span text:style-name="T16">stereotype</text:span><text:span text:style-name="T19">=</text:span><text:span text:style-name="T22">"PERSON_NAME"</text:span><text:span text:style-name="T8">/&gt;</text:span></text:p>
      <text:p text:style-name="Código"><text:span text:style-name="T9">&lt;/</text:span><text:span text:style-name="T13">editor</text:span><text:span text:style-name="T9">&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17"><text:span text:style-name="T8">&lt;</text:span><text:span text:style-name="T12">for </text:span><text:span text:style-name="T16">stereotype</text:span><text:span text:style-name="T19">=</text:span><text:span text:style-name="T22">"PERSON_NAME" </text:span><text:span text:style-name="T16">type</text:span><text:span text:style-name="T19">=</text:span><text:span text:style-name="T22">"String"</text:span><text:span text:style-name="T8">/&gt;</text:span></text:p>
      <text:p text:style-name="Text_20_body">Furthermore it is useful to indicate the default size; you can do this by editing <text:span text:style-name="Archivo_2f_Directorio">default-size.xml</text:span> of your project:</text:p>
      <text:p text:style-name="P17"><text:span text:style-name="T8">&lt;</text:span><text:span text:style-name="T12">for-stereotype </text:span><text:span text:style-name="T16">name</text:span><text:span text:style-name="T19">=</text:span><text:span text:style-name="T22">"PERSON_NAME" </text:span><text:span text:style-name="T16">size</text:span><text:span text:style-name="T19">=</text:span><text:span text:style-name="T22">"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12">required-validator</text:span><text:span text:style-name="T8">&gt;</text:span><text:span text:style-name="T19"> </text:span></text:p>
      <text:p text:style-name="Código"><text:span text:style-name="T19"><text:tab/></text:span><text:span text:style-name="T8">&lt;</text:span><text:span text:style-name="T12">validator-class </text:span><text:span text:style-name="T16">class</text:span><text:span text:style-name="T19">=</text:span><text:span text:style-name="T22">"org.openxava.validators.NotBlankCharacterValidator"</text:span><text:span text:style-name="T8">/&gt;</text:span></text:p>
      <text:p text:style-name="Código"><text:span text:style-name="T19"><text:tab/></text:span><text:span text:style-name="T8">&lt;</text:span><text:span text:style-name="T12">for-stereotype </text:span><text:span text:style-name="T16">stereotype</text:span><text:span text:style-name="T19">=</text:span><text:span text:style-name="T22">"PERSON_NAME"</text:span><text:span text:style-name="T8">/&gt;</text:span><text:span text:style-name="T19"><text:tab/><text:tab/></text:span></text:p>
      <text:p text:style-name="Código"><text:span text:style-name="T9">&lt;/</text:span><text:span text:style-name="T13">required-validator</text:span><text:span text:style-name="T9">&gt;</text:span><text:span text:style-name="T20"> </text:span></text:p>
      <text:p text:style-name="Text_20_body">Now everything is ready to define properties of stereotype PERSON_NAME:</text:p>
      <text:p text:style-name="P17"><text:span text:style-name="T8">&lt;</text:span><text:span text:style-name="T12">property </text:span><text:span text:style-name="T16">name</text:span><text:span text:style-name="T19">=</text:span><text:span text:style-name="T22">"name" </text:span><text:span text:style-name="T16">stereotype</text:span><text:span text:style-name="T19">=</text:span><text:span text:style-name="T22">"PERSON_NAME" </text:span><text:span text:style-name="T16">required</text:span><text:span text:style-name="T19">=</text:span><text:span text:style-name="T22">"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list text:style-name="L1" text:continue-numbering="true">
        <text:list-item>
          <text:list text:continue-numbering="true">
            <text:list-item>
              <text:list text:continue-numbering="true">
                <text:list-item>
                  <text:h text:style-name="P504" text:outline-level="3">IMAGES_GALLERY stereotype <text:span text:style-name="T3">(new in v2.0)</text:span></text:h>
                </text:list-item>
              </text:list>
            </text:list-item>
          </text:list>
        </text:list-item>
      </text:list>
      <text:p text:style-name="Text_20_body">If you want that a property of your component hold a gallery of images. You only have to declare your property with the IMAGES_GALLERY stereotype, in this way:</text:p>
      <text:p text:style-name="Código"><text:span text:style-name="T8">&lt;</text:span><text:span text:style-name="T12">property </text:span><text:span text:style-name="T16">name</text:span><text:span text:style-name="T19">=</text:span><text:span text:style-name="T22">"photos" </text:span><text:span text:style-name="T16">stereotype</text:span><text:span text:style-name="T19">=</text:span><text:span text:style-name="T22">"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10">The type of <text:span text:style-name="Código">IMAGE</text:span> column can be a more suitable one for your database to store <text:span text:style-name="Código">byte [] </text:span>(for example <text:span text:style-name="Código">LONGVARBINARY</text:span>) .</text:p>
      <text:p text:style-name="P10">The name of the table is arbitrary. You need to specify the table name in your configuration file (a <text:span text:style-name="Archivo_2f_Directorio">.properties</text:span> file in the root of your OpenXava project). In this way:</text:p>
      <text:p text:style-name="Código"><text:span text:style-name="T19">images.table=</text:span><text:span text:style-name="T22">IMAGES</text:span></text:p>
      <text:p text:style-name="P10">And finally you need to define the mapping <text:s/>in your <text:span text:style-name="Archivo_2f_Directorio">hibernate/hibernate.cfg.xml</text:span> file, thus:</text:p>
      <text:p text:style-name="Código"><text:span text:style-name="T8">&lt;</text:span><text:span text:style-name="T12">hibernate-configuration</text:span><text:span text:style-name="T8">&gt;</text:span></text:p>
      <text:p text:style-name="Código"><text:span text:style-name="T19"><text:tab/></text:span><text:span text:style-name="T8">&lt;</text:span><text:span text:style-name="T12">session-factory</text:span><text:span text:style-name="T8">&gt;</text:span></text:p>
      <text:p text:style-name="P15"><text:tab/><text:tab/>...</text:p>
      <text:p text:style-name="Código"><text:span text:style-name="T19"><text:tab/><text:tab/></text:span><text:span text:style-name="T8">&lt;</text:span><text:span text:style-name="T12">mapping </text:span><text:span text:style-name="T16">resource</text:span><text:span text:style-name="T19">=</text:span><text:span text:style-name="T22">"GalleryImage.hbm.xml"</text:span><text:span text:style-name="T8">/&gt;</text:span></text:p>
      <text:p text:style-name="P15"><text:tab/><text:tab/>...</text:p>
      <text:p text:style-name="Código"><text:span text:style-name="T19"><text:tab/></text:span><text:span text:style-name="T8">&lt;/</text:span><text:span text:style-name="T12">session-factory</text:span><text:span text:style-name="T8">&gt;</text:span></text:p>
      <text:p text:style-name="Código"><text:span text:style-name="T9">&lt;/</text:span><text:span text:style-name="T13">hibernate-configuration</text:span><text:span text:style-name="T9">&gt;</text:span></text:p>
      <text:p text:style-name="P10">After this you can use the IMAGES_GALLERY stereotype in all components of your application.</text:p>
      <text:list text:style-name="L1" text:continue-numbering="true">
        <text:list-item>
          <text:list text:continue-numbering="true">
            <text:list-item>
              <text:list text:continue-numbering="true">
                <text:list-item>
                  <text:h text:style-name="P504" text:outline-level="3">Valid values</text:h>
                </text:list-item>
              </text:list>
            </text:list-item>
          </text:list>
        </text:list-item>
      </text:list>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12">property </text:span><text:span text:style-name="T16">name</text:span><text:span text:style-name="T19">=</text:span><text:span text:style-name="T22">"distance"</text:span><text:span text:style-name="T8">&gt;</text:span></text:p>
      <text:p text:style-name="Código"><text:span text:style-name="T19"><text:tab/></text:span><text:span text:style-name="T8">&lt;</text:span><text:span text:style-name="T12">valid-values</text:span><text:span text:style-name="T8">&gt;</text:span></text:p>
      <text:p text:style-name="Código"><text:span text:style-name="T19"><text:tab/><text:tab/></text:span><text:span text:style-name="T8">&lt;</text:span><text:span text:style-name="T12">valid-value </text:span><text:span text:style-name="T16">value</text:span><text:span text:style-name="T19">=</text:span><text:span text:style-name="T22">"local"</text:span><text:span text:style-name="T8">/&gt;</text:span></text:p>
      <text:p text:style-name="Código"><text:span text:style-name="T19"><text:tab/><text:tab/></text:span><text:span text:style-name="T8">&lt;</text:span><text:span text:style-name="T12">valid-value </text:span><text:span text:style-name="T16">value</text:span><text:span text:style-name="T19">=</text:span><text:span text:style-name="T22">"national"</text:span><text:span text:style-name="T8">/&gt;</text:span><text:span text:style-name="T19"><text:tab/><text:tab/><text:tab/><text:tab/></text:span></text:p>
      <text:p text:style-name="Código"><text:span text:style-name="T19"><text:tab/><text:tab/></text:span><text:span text:style-name="T8">&lt;</text:span><text:span text:style-name="T12">valid-value </text:span><text:span text:style-name="T16">value</text:span><text:span text:style-name="T19">=</text:span><text:span text:style-name="T22">"international"</text:span><text:span text:style-name="T8">/&gt;</text:span><text:span text:style-name="T19"><text:tab/><text:tab/><text:tab/><text:tab/><text:tab/><text:tab/></text:span></text:p>
      <text:p text:style-name="Código"><text:span text:style-name="T19"><text:tab/></text:span><text:span text:style-name="T8">&lt;/</text:span><text:span text:style-name="T12">valid-values</text:span><text:span text:style-name="T8">&gt;</text:span></text:p>
      <text:p text:style-name="Código"><text:span text:style-name="T9">&lt;/</text:span><text:span text:style-name="T13">property</text:span><text:span text:style-name="T9">&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list text:style-name="L1" text:continue-numbering="true">
        <text:list-item>
          <text:list text:continue-numbering="true">
            <text:list-item>
              <text:list text:continue-numbering="true">
                <text:list-item>
                  <text:h text:style-name="P504" text:outline-level="3">Calculator</text:h>
                </text:list-item>
              </text:list>
            </text:list-item>
          </text:list>
        </text:list-item>
      </text:list>
      <text:p text:style-name="Text_20_body">A calculator implements the logic to execute when the <text:span text:style-name="T3">getter</text:span> method of a calculated property is called. The calculated properties are read only (only have <text:span text:style-name="T3">getter</text:span>) and not persistent (they do not match with any column of database table).</text:p>
      <text:p text:style-name="Text_20_body">A calculated property is defined in this way:</text:p>
      <text:p text:style-name="Código"><text:span text:style-name="T8">&lt;</text:span><text:span text:style-name="T12">property </text:span><text:span text:style-name="T16">name</text:span><text:span text:style-name="T19">=</text:span><text:span text:style-name="T22">"unitPriceInPesetas" </text:span><text:span text:style-name="T16">type</text:span><text:span text:style-name="T19">=</text:span><text:span text:style-name="T22">"java.math.BigDecimal" </text:span><text:span text:style-name="T16">size</text:span><text:span text:style-name="T19">=</text:span><text:span text:style-name="T22">"18"</text:span><text:span text:style-name="T8">&gt;</text:span></text:p>
      <text:p text:style-name="Código"><text:span text:style-name="T19"><text:tab/></text:span><text:span text:style-name="T8">&lt;</text:span><text:span text:style-name="T12">calculator </text:span><text:span text:style-name="T16">class</text:span><text:span text:style-name="T19">=</text:span><text:span text:style-name="T22">"org.openxava.test.calculators.EurosToPesetasCalculator"</text:span><text:span text:style-name="T8">&gt;</text:span></text:p>
      <text:p text:style-name="Código"><text:span text:style-name="T19"><text:tab/><text:tab/></text:span><text:span text:style-name="T8">&lt;</text:span><text:span text:style-name="T12">set </text:span><text:span text:style-name="T16">property</text:span><text:span text:style-name="T19">=</text:span><text:span text:style-name="T22">"euros" </text:span><text:span text:style-name="T16">from</text:span><text:span text:style-name="T19">=</text:span><text:span text:style-name="T22">"unitPrice"</text:span><text:span text:style-name="T8">/&gt;</text:span></text:p>
      <text:p text:style-name="Código"><text:span text:style-name="T19"><text:tab/></text:span><text:span text:style-name="T8">&lt;/</text:span><text:span text:style-name="T12">calculator</text:span><text:span text:style-name="T8">&gt;</text:span><text:span text:style-name="T19"><text:tab/><text:tab/></text:span></text:p>
      <text:p text:style-name="Código"><text:span text:style-name="T9">&lt;/</text:span><text:span text:style-name="T13">property</text:span><text:span text:style-name="T9">&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12">property </text:span><text:span text:style-name="T16">name</text:span><text:span text:style-name="T19">=</text:span><text:span text:style-name="T22">"detailsCount" </text:span><text:span text:style-name="T16">type</text:span><text:span text:style-name="T19">=</text:span><text:span text:style-name="T22">"int" </text:span><text:span text:style-name="T16">size</text:span><text:span text:style-name="T19">=</text:span><text:span text:style-name="T22">"3"</text:span><text:span text:style-name="T8">&gt;</text:span></text:p>
      <text:p text:style-name="Código"><text:span text:style-name="T19"><text:tab/></text:span><text:span text:style-name="T8">&lt;</text:span><text:span text:style-name="T12">calculator </text:span><text:span text:style-name="T16">class</text:span><text:span text:style-name="T19">=</text:span><text:span text:style-name="T22">"org.openxava.test.calculators.DetailsCountCalculator"</text:span><text:span text:style-name="T8">&gt;</text:span></text:p>
      <text:p text:style-name="Código"><text:span text:style-name="T19"><text:tab/><text:tab/></text:span><text:span text:style-name="T8">&lt;</text:span><text:span text:style-name="T12">set </text:span><text:span text:style-name="T16">property</text:span><text:span text:style-name="T19">=</text:span><text:span text:style-name="T22">"year"</text:span><text:span text:style-name="T8">/&gt;</text:span></text:p>
      <text:p text:style-name="Código"><text:span text:style-name="T19"><text:tab/><text:tab/></text:span><text:span text:style-name="T8">&lt;</text:span><text:span text:style-name="T12">set </text:span><text:span text:style-name="T16">property</text:span><text:span text:style-name="T19">=</text:span><text:span text:style-name="T22">"number"</text:span><text:span text:style-name="T8">/&gt;</text:span></text:p>
      <text:p text:style-name="Código"><text:span text:style-name="T19"><text:tab/></text:span><text:span text:style-name="T8">&lt;/</text:span><text:span text:style-name="T12">calculator</text:span><text:span text:style-name="T8">&gt;</text:span><text:span text:style-name="T19"><text:tab/><text:tab/></text:span></text:p>
      <text:p text:style-name="Código"><text:span text:style-name="T9">&lt;/</text:span><text:span text:style-name="T13">property</text:span><text:span text:style-name="T9">&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The <text:span text:style-name="Código">from</text:span> attribute supports qualified properties, as following:</text:p>
      <text:p text:style-name="Código"><text:span text:style-name="T8">&lt;</text:span><text:span text:style-name="T12">aggregate </text:span><text:span text:style-name="T16">name</text:span><text:span text:style-name="T19">=</text:span><text:span text:style-name="T22">"Address"</text:span><text:span text:style-name="T8">&gt;</text:span><text:span text:style-name="T19"><text:tab/><text:tab/></text:span></text:p>
      <text:p text:style-name="Código"><text:span text:style-name="T19"><text:tab/></text:span><text:span text:style-name="T8">&lt;</text:span><text:span text:style-name="T12">property </text:span><text:span text:style-name="T16">name</text:span><text:span text:style-name="T19">=</text:span><text:span text:style-name="T22">"street" </text:span><text:span text:style-name="T16">type</text:span><text:span text:style-name="T19">=</text:span><text:span text:style-name="T22">"String" </text:span><text:span text:style-name="T16">size</text:span><text:span text:style-name="T19">=</text:span><text:span text:style-name="T22">"30" </text:span><text:span text:style-name="T16">required</text:span><text:span text:style-name="T19">=</text:span><text:span text:style-name="T22">"true"</text:span><text:span text:style-name="T8">/&gt;</text:span><text:span text:style-name="T19"> </text:span></text:p>
      <text:p text:style-name="Código"><text:span text:style-name="T19"><text:tab/></text:span><text:span text:style-name="T8">&lt;</text:span><text:span text:style-name="T12">property </text:span><text:span text:style-name="T16">name</text:span><text:span text:style-name="T19">=</text:span><text:span text:style-name="T22">"zipCode" </text:span><text:span text:style-name="T16">type</text:span><text:span text:style-name="T19">=</text:span><text:span text:style-name="T22">"int" </text:span><text:span text:style-name="T16">size</text:span><text:span text:style-name="T19">=</text:span><text:span text:style-name="T22">"5" </text:span><text:span text:style-name="T16">required</text:span><text:span text:style-name="T19">=</text:span><text:span text:style-name="T22">"true"</text:span><text:span text:style-name="T8">/&gt;</text:span><text:span text:style-name="T19"> <text:s/></text:span></text:p>
      <text:p text:style-name="Código"><text:span text:style-name="T19"><text:tab/></text:span><text:span text:style-name="T8">&lt;</text:span><text:span text:style-name="T12">property </text:span><text:span text:style-name="T16">name</text:span><text:span text:style-name="T19">=</text:span><text:span text:style-name="T22">"city" </text:span><text:span text:style-name="T16">type</text:span><text:span text:style-name="T19">=</text:span><text:span text:style-name="T22">"String" </text:span><text:span text:style-name="T16">size</text:span><text:span text:style-name="T19">=</text:span><text:span text:style-name="T22">"20"<text:tab/></text:span><text:span text:style-name="T16">required</text:span><text:span text:style-name="T19">=</text:span><text:span text:style-name="T22">"true"</text:span><text:span text:style-name="T8">/&gt;</text:span><text:span text:style-name="T19"> <text:s/></text:span></text:p>
      <text:p text:style-name="Código"><text:span text:style-name="T19"><text:tab/></text:span><text:span text:style-name="T8">&lt;</text:span><text:span text:style-name="T12">reference </text:span><text:span text:style-name="T16">name</text:span><text:span text:style-name="T19">=</text:span><text:span text:style-name="T22">"state" </text:span><text:span text:style-name="T16">required</text:span><text:span text:style-name="T19">=</text:span><text:span text:style-name="T22">"true"</text:span><text:span text:style-name="T8">/&gt;</text:span></text:p>
      <text:p text:style-name="Código"><text:span text:style-name="T19"><text:tab/></text:span><text:span text:style-name="T8">&lt;</text:span><text:span text:style-name="T12">property </text:span><text:span text:style-name="T16">name</text:span><text:span text:style-name="T19">=</text:span><text:span text:style-name="T22">"asString" </text:span><text:span text:style-name="T16">type</text:span><text:span text:style-name="T19">=</text:span><text:span text:style-name="T22">"String"</text:span><text:span text:style-name="T8">&gt;</text:span></text:p>
      <text:p text:style-name="Código"><text:span text:style-name="T19"><text:tab/><text:tab/></text:span><text:span text:style-name="T8">&lt;</text:span><text:span text:style-name="T12">calculator </text:span><text:span text:style-name="T16">class</text:span><text:span text:style-name="T19">=</text:span><text:span text:style-name="T22">"org.openxava.calculators.ConcatCalculator"</text:span><text:span text:style-name="T8">&gt;</text:span></text:p>
      <text:p text:style-name="Código"><text:span text:style-name="T19"><text:tab/><text:tab/><text:tab/></text:span><text:span text:style-name="T8">&lt;</text:span><text:span text:style-name="T12">set </text:span><text:span text:style-name="T16">property</text:span><text:span text:style-name="T19">=</text:span><text:span text:style-name="T22">"string1" </text:span><text:span text:style-name="T16">from</text:span><text:span text:style-name="T19">=</text:span><text:span text:style-name="T22">"street"</text:span><text:span text:style-name="T8">/&gt;</text:span></text:p>
      <text:p text:style-name="Código"><text:span text:style-name="T19"><text:tab/><text:tab/><text:tab/></text:span><text:span text:style-name="T8">&lt;</text:span><text:span text:style-name="T12">set </text:span><text:span text:style-name="T16">property</text:span><text:span text:style-name="T19">=</text:span><text:span text:style-name="T22">"int2" </text:span><text:span text:style-name="T16">from</text:span><text:span text:style-name="T19">=</text:span><text:span text:style-name="T22">"zipCode"</text:span><text:span text:style-name="T8">/&gt;</text:span></text:p>
      <text:p text:style-name="Código"><text:span text:style-name="T19"><text:tab/><text:tab/><text:tab/></text:span><text:span text:style-name="T8">&lt;</text:span><text:span text:style-name="T12">set </text:span><text:span text:style-name="T16">property</text:span><text:span text:style-name="T19">=</text:span><text:span text:style-name="T22">"string3" </text:span><text:span text:style-name="T16">from</text:span><text:span text:style-name="T19">=</text:span><text:span text:style-name="T22">"city"</text:span><text:span text:style-name="T8">/&gt;</text:span></text:p>
      <text:p text:style-name="Código"><text:span text:style-name="T19"><text:tab/><text:tab/><text:tab/></text:span><text:span text:style-name="T8">&lt;</text:span><text:span text:style-name="T12">set </text:span><text:span text:style-name="T16">property</text:span><text:span text:style-name="T19">=</text:span><text:span text:style-name="T22">"string4" </text:span><text:span text:style-name="T16">from</text:span><text:span text:style-name="T19">=</text:span><text:span text:style-name="T22">"state.name"</text:span><text:span text:style-name="T8">/&gt;<text:tab/><text:tab/></text:span><text:span text:style-name="T19">(1)</text:span></text:p>
      <text:p text:style-name="Código"><text:span text:style-name="T19"><text:tab/><text:tab/><text:tab/></text:span><text:span text:style-name="T8">&lt;</text:span><text:span text:style-name="T12">set </text:span><text:span text:style-name="T16">property</text:span><text:span text:style-name="T19">=</text:span><text:span text:style-name="T22">"int5" </text:span><text:span text:style-name="T16">from</text:span><text:span text:style-name="T19">=</text:span><text:span text:style-name="T22">"customer.number"</text:span><text:span text:style-name="T8">/&gt;<text:tab/><text:tab/></text:span><text:span text:style-name="T19">(2)</text:span></text:p>
      <text:p text:style-name="Código"><text:span text:style-name="T19"><text:tab/><text:tab/></text:span><text:span text:style-name="T8">&lt;/</text:span><text:span text:style-name="T12">calculator</text:span><text:span text:style-name="T8">&gt;</text:span></text:p>
      <text:p text:style-name="Código"><text:span text:style-name="T19"><text:tab/></text:span><text:span text:style-name="T8">&lt;/</text:span><text:span text:style-name="T12">property</text:span><text:span text:style-name="T8">&gt;</text:span></text:p>
      <text:p text:style-name="Código"><text:span text:style-name="T8">&lt;/</text:span><text:span text:style-name="T12">aggregate</text:span><text:span text:style-name="T8">&gt;</text:span><text:span text:style-name="T19"><text:tab/></text:span></text:p>
      <text:p text:style-name="Text_20_body">The property <text:span text:style-name="Código">string4</text:span> (1) of the calculator is filled using the value of <text:span text:style-name="Código">name</text:span> of the <text:span text:style-name="Código">state</text:span> (that is a reference), this a qualified property (<text:span text:style-name="Código">reference.property</text:span>). In the case of <text:span text:style-name="Código">int5</text:span> (2) you can see that <text:span text:style-name="Código">customer</text:span> reference is not declared in <text:span text:style-name="Código">Address</text:span>, because it is referenced from the <text:span text:style-name="Código">Customer</text:span> entity, therefore <text:span text:style-name="Código">Address</text:span> has an implicit reference to its container model (its parent) that you can use in <text:span text:style-name="Código">from</text:span> attribute <text:span text:style-name="T3">(new in v2.0.4)</text:span>. That is, the <text:span text:style-name="Código">int5</text:span> property is filled with the <text:span text:style-name="Código">number</text:span> of the <text:span text:style-name="Código">customer</text:span> which has this address.</text:p>
      <text:p text:style-name="Text_20_body">Also it's possible to assign a constant value to a calculator property:</text:p>
      <text:p text:style-name="Código"><text:span text:style-name="T8">&lt;</text:span><text:span text:style-name="T12">property </text:span><text:span text:style-name="T16">name</text:span><text:span text:style-name="T19">=</text:span><text:span text:style-name="T22">"fullName" </text:span><text:span text:style-name="T16">type</text:span><text:span text:style-name="T19">=</text:span><text:span text:style-name="T22">"String"</text:span><text:span text:style-name="T8">&gt;</text:span></text:p>
      <text:p text:style-name="Código"><text:span text:style-name="T19"><text:tab/></text:span><text:span text:style-name="T8">&lt;</text:span><text:span text:style-name="T12">calculator </text:span><text:span text:style-name="T16">class</text:span><text:span text:style-name="T19">=</text:span><text:span text:style-name="T22">"org.openxava.calculators.ConcatCalculator"</text:span><text:span text:style-name="T8">&gt;</text:span></text:p>
      <text:p text:style-name="Código"><text:span text:style-name="T19"><text:tab/><text:tab/></text:span><text:span text:style-name="T8">&lt;</text:span><text:span text:style-name="T12">set </text:span><text:span text:style-name="T16">property</text:span><text:span text:style-name="T19">=</text:span><text:span text:style-name="T22">"string1" </text:span><text:span text:style-name="T16">from</text:span><text:span text:style-name="T19">=</text:span><text:span text:style-name="T22">"id"</text:span><text:span text:style-name="T8">/&gt;</text:span></text:p>
      <text:p text:style-name="Código"><text:span text:style-name="T19"><text:tab/><text:tab/></text:span><text:span text:style-name="T8">&lt;</text:span><text:span text:style-name="T12">set </text:span><text:span text:style-name="T16">property</text:span><text:span text:style-name="T19">=</text:span><text:span text:style-name="T22">"separator" </text:span><text:span text:style-name="T16">value</text:span><text:span text:style-name="T19">=</text:span><text:span text:style-name="T22">" - "</text:span><text:span text:style-name="T8">/&gt;</text:span></text:p>
      <text:p text:style-name="Código"><text:span text:style-name="T19"><text:tab/><text:tab/></text:span><text:span text:style-name="T8">&lt;</text:span><text:span text:style-name="T12">set </text:span><text:span text:style-name="T16">property</text:span><text:span text:style-name="T19">=</text:span><text:span text:style-name="T22">"string2" </text:span><text:span text:style-name="T16">from</text:span><text:span text:style-name="T19">=</text:span><text:span text:style-name="T22">"name"</text:span><text:span text:style-name="T8">/&gt;</text:span></text:p>
      <text:p text:style-name="Código"><text:span text:style-name="T19"><text:tab/></text:span><text:span text:style-name="T8">&lt;/</text:span><text:span text:style-name="T12">calculator</text:span><text:span text:style-name="T8">&gt;</text:span></text:p>
      <text:p text:style-name="Código"><text:span text:style-name="T8">&lt;/</text:span><text:span text:style-name="T12">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12">property </text:span><text:span text:style-name="T16">name</text:span><text:span text:style-name="T19">=</text:span><text:span text:style-name="T22">"amountsSum" </text:span><text:span text:style-name="T16">stereotype</text:span><text:span text:style-name="T19">=</text:span><text:span text:style-name="T22">"MONEY"</text:span><text:span text:style-name="T8">&gt;</text:span></text:p>
      <text:p text:style-name="Código"><text:span text:style-name="T19"><text:tab/></text:span><text:span text:style-name="T8">&lt;</text:span><text:span text:style-name="T12">calculator </text:span><text:span text:style-name="T16">class</text:span><text:span text:style-name="T19">=</text:span><text:span text:style-name="T22">"org.openxava.test.calculators.AmountsSumCalculator"</text:span><text:span text:style-name="T8">/&gt;</text:span></text:p>
      <text:p text:style-name="Código"><text:span text:style-name="T8">&lt;/</text:span><text:span text:style-name="T12">property&gt;</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3">(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2 remote interface and the EJB2 Bean class. That is for Invoice you have a <text:span text:style-name="Código">IInvoice</text:span> interface implemented by Invoice (POJO class), <text:span text:style-name="Código">InvoiceRemote</text:span> (EJB2 remote interface) and <text:span text:style-name="Código">InvoiceBean</text:span> (EJB2 bean class), this last two only if you generate EJB2 code. In the calculator of type <text:span text:style-name="Código">IModelCalculator</text:span> it is advisable to cast to this interface, because in this cases the same calculator works with POJOs, EJB2 remote interface and EJB2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12">property </text:span><text:span text:style-name="T16">name</text:span><text:span text:style-name="T19">=</text:span><text:span text:style-name="T22">"detailsCount" </text:span><text:span text:style-name="T16">type</text:span><text:span text:style-name="T19">=</text:span><text:span text:style-name="T22">"int" </text:span><text:span text:style-name="T16">size</text:span><text:span text:style-name="T19">=</text:span><text:span text:style-name="T22">"3"</text:span><text:span text:style-name="T8">&gt;</text:span></text:p>
      <text:p text:style-name="Código"><text:span text:style-name="T19"><text:tab/></text:span><text:span text:style-name="T8">&lt;</text:span><text:span text:style-name="T12">calculator </text:span><text:span text:style-name="T16">class</text:span><text:span text:style-name="T19">=</text:span><text:span text:style-name="T22">"org.openxava.test.calculators.DetailsCountCalculator"</text:span><text:span text:style-name="T8">&gt;</text:span></text:p>
      <text:p text:style-name="Código"><text:span text:style-name="T19"><text:tab/><text:tab/></text:span><text:span text:style-name="T8">&lt;</text:span><text:span text:style-name="T12">set </text:span><text:span text:style-name="T16">property</text:span><text:span text:style-name="T19">=</text:span><text:span text:style-name="T22">"year"</text:span><text:span text:style-name="T8">/&gt;</text:span></text:p>
      <text:p text:style-name="Código"><text:span text:style-name="T19"><text:tab/><text:tab/></text:span><text:span text:style-name="T8">&lt;</text:span><text:span text:style-name="T12">set </text:span><text:span text:style-name="T16">property</text:span><text:span text:style-name="T19">=</text:span><text:span text:style-name="T22">"number"</text:span><text:span text:style-name="T8">/&gt;</text:span></text:p>
      <text:p text:style-name="Código"><text:span text:style-name="T19"><text:tab/></text:span><text:span text:style-name="T8">&lt;/</text:span><text:span text:style-name="T12">calculator</text:span><text:span text:style-name="T8">&gt;</text:span><text:span text:style-name="T19"><text:tab/><text:tab/></text:span></text:p>
      <text:p text:style-name="Código"><text:span text:style-name="T9">&lt;/</text:span><text:span text:style-name="T13">property</text:span><text:span text:style-name="T9">&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list text:style-name="L1" text:continue-numbering="true">
        <text:list-item>
          <text:list text:continue-numbering="true">
            <text:list-item>
              <text:list text:continue-numbering="true">
                <text:list-item>
                  <text:h text:style-name="P504" text:outline-level="3">Default value calculator</text:h>
                </text:list-item>
              </text:list>
            </text:list-item>
          </text:list>
        </text:list-item>
      </text:list>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12">property </text:span><text:span text:style-name="T16">name</text:span><text:span text:style-name="T19">=</text:span><text:span text:style-name="T22">"year" </text:span><text:span text:style-name="T16">type</text:span><text:span text:style-name="T19">=</text:span><text:span text:style-name="T22">"int" </text:span><text:span text:style-name="T16">key</text:span><text:span text:style-name="T19">=</text:span><text:span text:style-name="T22">"true" </text:span><text:span text:style-name="T16">size</text:span><text:span text:style-name="T19">=</text:span><text:span text:style-name="T22">"4" </text:span><text:span text:style-name="T16">required</text:span><text:span text:style-name="T19">=</text:span><text:span text:style-name="T22">"true"</text:span><text:span text:style-name="T8">&gt;</text:span><text:span text:style-name="T19"> <text:tab/><text:tab/><text:tab/> <text:s text:c="2"/></text:span></text:p>
      <text:p text:style-name="Código"><text:span text:style-name="T19"><text:tab/></text:span><text:span text:style-name="T8">&lt;</text:span><text:span text:style-name="T12">default-value-calculator</text:span></text:p>
      <text:p text:style-name="Código"><text:span text:style-name="T12"><text:tab/><text:tab/></text:span><text:span text:style-name="T16">class</text:span><text:span text:style-name="T19">=</text:span><text:span text:style-name="T22">"org.openxava.calculators.CurrentYearCalculator"</text:span><text:span text:style-name="T8">/&gt;</text:span></text:p>
      <text:p text:style-name="Código"><text:span text:style-name="T9">&lt;/</text:span><text:span text:style-name="T13">property</text:span><text:span text:style-name="T9">&gt;</text:span><text:span text:style-name="T20"><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12">property </text:span><text:span text:style-name="T16">name</text:span><text:span text:style-name="T19">=</text:span><text:span text:style-name="T22">"oid" </text:span><text:span text:style-name="T16">type</text:span><text:span text:style-name="T19">=</text:span><text:span text:style-name="T22">"String" </text:span><text:span text:style-name="T16">key</text:span><text:span text:style-name="T19">=</text:span><text:span text:style-name="T22">"true" </text:span><text:span text:style-name="T16">hidden</text:span><text:span text:style-name="T19">=</text:span><text:span text:style-name="T22">"true"</text:span><text:span text:style-name="T8">&gt;</text:span></text:p>
      <text:p text:style-name="Código"><text:span text:style-name="T19"><text:tab/></text:span><text:span text:style-name="T8">&lt;</text:span><text:span text:style-name="T12">default-value-calculator </text:span></text:p>
      <text:p text:style-name="Código"><text:span text:style-name="T12"><text:tab/><text:tab/></text:span><text:span text:style-name="T16">class</text:span><text:span text:style-name="T19">=</text:span><text:span text:style-name="T22">"org.openxava.calculators.UUIDCalculator"</text:span></text:p>
      <text:p text:style-name="Código"><text:span text:style-name="T22"><text:tab/><text:tab/></text:span><text:span text:style-name="T16">on-create</text:span><text:span text:style-name="T19">=</text:span><text:span text:style-name="T22">"true"</text:span><text:span text:style-name="T8">/&gt;</text:span></text:p>
      <text:p text:style-name="Código"><text:span text:style-name="T9">&lt;/</text:span><text:span text:style-name="T13">property</text:span><text:span text:style-name="T9">&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3">sequence</text:span> can be defined in this way:</text:p>
      <text:p text:style-name="Código"><text:span text:style-name="T8">&lt;</text:span><text:span text:style-name="T12">property </text:span><text:span text:style-name="T16">name</text:span><text:span text:style-name="T19">=</text:span><text:span text:style-name="T22">"id" </text:span><text:span text:style-name="T16">key</text:span><text:span text:style-name="T19">=</text:span><text:span text:style-name="T22">"true" </text:span><text:span text:style-name="T16">type</text:span><text:span text:style-name="T19">=</text:span><text:span text:style-name="T22">"int" </text:span><text:span text:style-name="T16">hidden</text:span><text:span text:style-name="T19">=</text:span><text:span text:style-name="T22">"true"</text:span><text:span text:style-name="T8">&gt;</text:span></text:p>
      <text:p text:style-name="Código"><text:span text:style-name="T19"><text:tab/></text:span><text:span text:style-name="T8">&lt;</text:span><text:span text:style-name="T12">default-value-calculator </text:span></text:p>
      <text:p text:style-name="Código"><text:span text:style-name="T12"><text:tab/><text:tab/></text:span><text:span text:style-name="T16">class</text:span><text:span text:style-name="T19">=</text:span><text:span text:style-name="T22">"org.openxava.calculators.SequenceCalculator" </text:span><text:span text:style-name="T16">on-create</text:span><text:span text:style-name="T19">=</text:span><text:span text:style-name="T22">"true"</text:span><text:span text:style-name="T8">&gt;</text:span></text:p>
      <text:p text:style-name="Código"><text:span text:style-name="T19"><text:s text:c="12"/></text:span><text:span text:style-name="T8">&lt;</text:span><text:span text:style-name="T12">set </text:span><text:span text:style-name="T16">property</text:span><text:span text:style-name="T19">=</text:span><text:span text:style-name="T22">"sequence" </text:span><text:span text:style-name="T16">value</text:span><text:span text:style-name="T19">=</text:span><text:span text:style-name="T22">"XAVATEST_SIZE_ID_SEQ"</text:span><text:span text:style-name="T8">/&gt;</text:span></text:p>
      <text:p text:style-name="Código"><text:span text:style-name="T19"><text:tab/></text:span><text:span text:style-name="T8">&lt;/</text:span><text:span text:style-name="T12">default-value-calculator</text:span><text:span text:style-name="T8">&gt;</text:span><text:span text:style-name="T19"> <text:s text:c="11"/></text:span></text:p>
      <text:p text:style-name="Código"><text:span text:style-name="T8">&lt;/</text:span><text:span text:style-name="T12">property</text:span><text:span text:style-name="T8">&gt;</text:span></text:p>
      <text:p text:style-name="Text_20_body">Or maybe you want to use an <text:span text:style-name="T3">identity</text:span> (auto increment) column as key:</text:p>
      <text:p text:style-name="Código"><text:span text:style-name="T8">&lt;</text:span><text:span text:style-name="T12">property </text:span><text:span text:style-name="T16">name</text:span><text:span text:style-name="T19">=</text:span><text:span text:style-name="T22">"id" </text:span><text:span text:style-name="T16">key</text:span><text:span text:style-name="T19">=</text:span><text:span text:style-name="T22">"true" </text:span><text:span text:style-name="T16">type</text:span><text:span text:style-name="T19">=</text:span><text:span text:style-name="T22">"int" </text:span><text:span text:style-name="T16">hidden</text:span><text:span text:style-name="T19">=</text:span><text:span text:style-name="T22">"true"</text:span><text:span text:style-name="T8">&gt;</text:span></text:p>
      <text:p text:style-name="Código"><text:span text:style-name="T19"><text:tab/></text:span><text:span text:style-name="T8">&lt;</text:span><text:span text:style-name="T12">default-value-calculator </text:span></text:p>
      <text:p text:style-name="Código"><text:span text:style-name="T12"><text:tab/><text:tab/></text:span><text:span text:style-name="T16">class</text:span><text:span text:style-name="T19">=</text:span><text:span text:style-name="T22">"org.openxava.calculators.IdentityCalculator" </text:span><text:span text:style-name="T16">on-create</text:span><text:span text:style-name="T19">=</text:span><text:span text:style-name="T22">"true"/</text:span><text:span text:style-name="T8">&gt;</text:span></text:p>
      <text:p text:style-name="Código"><text:span text:style-name="T8">&lt;/</text:span><text:span text:style-name="T12">property</text:span><text:span text:style-name="T8">&gt;</text:span></text:p>
      <text:p text:style-name="Text_20_body"><text:span text:style-name="Código">SequenceCalculator</text:span> <text:span text:style-name="T3">(new in v2.0.1)</text:span> and <text:span text:style-name="Código">IdentityCalculator</text:span> <text:span text:style-name="T3">(new in v2.0.2)</text:span> do not work with EJB2. They work with Hibernate and EJB3.</text:p>
      <text:p text:style-name="Text_20_body">If you define a hidden key property with no default calculator with <text:span text:style-name="Código">on-create=”true”</text:span> then it uses <text:span text:style-name="T3">identity</text:span>, <text:span text:style-name="T3">sequence</text:span> or <text:span text:style-name="T3">hilo</text:span> techniques automatically depending upon the capabilities of the underlying database. As this:</text:p>
      <text:p text:style-name="Código"><text:span text:style-name="T8">&lt;</text:span><text:span text:style-name="T12">property </text:span><text:span text:style-name="T16">name</text:span><text:span text:style-name="T19">=</text:span><text:span text:style-name="T22">"oid" </text:span><text:span text:style-name="T16">type</text:span><text:span text:style-name="T19">=</text:span><text:span text:style-name="T22">"int" </text:span><text:span text:style-name="T16">hidden</text:span><text:span text:style-name="T19">=</text:span><text:span text:style-name="T22">"true" </text:span><text:span text:style-name="T16">key</text:span><text:span text:style-name="T19">=</text:span><text:span text:style-name="T22">"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list text:style-name="L1" text:continue-numbering="true">
        <text:list-item>
          <text:list text:continue-numbering="true">
            <text:list-item>
              <text:list text:continue-numbering="true">
                <text:list-item>
                  <text:h text:style-name="P504" text:outline-level="3">Validator</text:h>
                </text:list-item>
              </text:list>
            </text:list-item>
          </text:list>
        </text:list-item>
      </text:list>
      <text:p text:style-name="Text_20_body">The validator execute validation logic on the value assigned to the property just before storing. A property may have several validators.</text:p>
      <text:p text:style-name="Código"><text:span text:style-name="T8">&lt;</text:span><text:span text:style-name="T12">property </text:span><text:span text:style-name="T16">name</text:span><text:span text:style-name="T19">=</text:span><text:span text:style-name="T22">"description" </text:span><text:span text:style-name="T16">type</text:span><text:span text:style-name="T19">=</text:span><text:span text:style-name="T22">"String" </text:span><text:span text:style-name="T16">size</text:span><text:span text:style-name="T19">=</text:span><text:span text:style-name="T22">"40" </text:span><text:span text:style-name="T16">required</text:span><text:span text:style-name="T19">=</text:span><text:span text:style-name="T22">"true"</text:span><text:span text:style-name="T8">&gt;</text:span><text:span text:style-name="T19"> </text:span></text:p>
      <text:p text:style-name="Código"><text:span text:style-name="T19"><text:tab/></text:span><text:span text:style-name="T8">&lt;</text:span><text:span text:style-name="T12">validator </text:span><text:span text:style-name="T16">class</text:span><text:span text:style-name="T19">=</text:span><text:span text:style-name="T22">"org.openxava.test.validators.ExcludeStringValidator"</text:span><text:span text:style-name="T8">&gt;</text:span></text:p>
      <text:p text:style-name="Código"><text:span text:style-name="T19"><text:tab/><text:tab/></text:span><text:span text:style-name="T8">&lt;</text:span><text:span text:style-name="T12">set </text:span><text:span text:style-name="T16">property</text:span><text:span text:style-name="T19">=</text:span><text:span text:style-name="T22">"string" </text:span><text:span text:style-name="T16">value</text:span><text:span text:style-name="T19">=</text:span><text:span text:style-name="T22">"MOTO"</text:span><text:span text:style-name="T8">/&gt;</text:span></text:p>
      <text:p text:style-name="Código"><text:span text:style-name="T19"><text:tab/></text:span><text:span text:style-name="T8">&lt;/</text:span><text:span text:style-name="T12">validator</text:span><text:span text:style-name="T8">&gt;</text:span><text:span text:style-name="T19"><text:tab/><text:tab/><text:tab/><text:tab/><text:tab/><text:tab/><text:tab/><text:tab/></text:span></text:p>
      <text:p text:style-name="Código"><text:span text:style-name="T19"><text:tab/></text:span><text:span text:style-name="T8">&lt;</text:span><text:span text:style-name="T12">validator </text:span><text:span text:style-name="T16">class</text:span><text:span text:style-name="T19">=</text:span><text:span text:style-name="T22">"org.openxava.test.validators.ExcludeStringValidator" </text:span></text:p>
      <text:p text:style-name="Código"><text:span text:style-name="T22"><text:tab/><text:tab/></text:span><text:span text:style-name="T16">only-on-create</text:span><text:span text:style-name="T19">=</text:span><text:span text:style-name="T22">"true"</text:span><text:span text:style-name="T8">&gt;</text:span></text:p>
      <text:p text:style-name="Código"><text:span text:style-name="T19"><text:tab/><text:tab/></text:span><text:span text:style-name="T8">&lt;</text:span><text:span text:style-name="T12">set </text:span><text:span text:style-name="T16">property</text:span><text:span text:style-name="T19">=</text:span><text:span text:style-name="T22">"string" </text:span><text:span text:style-name="T16">value</text:span><text:span text:style-name="T19">=</text:span><text:span text:style-name="T22">"COCHE"</text:span><text:span text:style-name="T8">/&gt;</text:span></text:p>
      <text:p text:style-name="Código"><text:span text:style-name="T19"><text:tab/></text:span><text:span text:style-name="T8">&lt;/</text:span><text:span text:style-name="T12">validator</text:span><text:span text:style-name="T8">&gt;</text:span><text:span text:style-name="T19"><text:tab/><text:tab/><text:tab/><text:tab/><text:tab/><text:tab/><text:tab/><text:tab/></text:span></text:p>
      <text:p text:style-name="Código"><text:span text:style-name="T9">&lt;/</text:span><text:span text:style-name="T13">property</text:span><text:span text:style-name="T9">&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20">
        <text:list-item>
          <text:p text:style-name="P115"><text:span text:style-name="Código">Messages errors</text:span>: A object of type Messages that represents a set of messages (like a smart collection) and where you can add the validation errors that you find.</text:p>
        </text:list-item>
        <text:list-item>
          <text:p text:style-name="P115"><text:span text:style-name="Código">Object value</text:span>: The value to validate.</text:p>
        </text:list-item>
        <text:list-item>
          <text:p text:style-name="P115"><text:span text:style-name="Código">String objectName</text:span>: Object name of the container of the property to validate. Useful to use in error messages.</text:p>
        </text:list-item>
        <text:list-item>
          <text:p text:style-name="P115"><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list text:style-name="L1" text:continue-numbering="true">
        <text:list-item>
          <text:list text:continue-numbering="true">
            <text:list-item>
              <text:list text:continue-numbering="true">
                <text:list-item>
                  <text:h text:style-name="P504" text:outline-level="3">Default validator <text:span text:style-name="T3">(new in v2.0.3)</text:span></text:h>
                </text:list-item>
              </text:list>
            </text:list-item>
          </text:list>
        </text:list-item>
      </text:list>
      <text:p text:style-name="Text_20_body">You can define a default validator for properties depending of its type or stereotype. In order to do it you have to use the file <text:span text:style-name="Archivo_2f_Directorio">xava/validators.xml</text:span> of your project to define in it the default validators.</text:p>
      <text:p text:style-name="Text_20_body">For example, you can define in your <text:span text:style-name="Archivo_2f_Directorio">xava/validators.xml</text:span> the following:</text:p>
      <text:p text:style-name="Código"><text:span text:style-name="T8">&lt;</text:span><text:span text:style-name="T12">validators</text:span><text:span text:style-name="T8">&gt;</text:span> <text:s text:c="7"/><text:tab/></text:p>
      <text:p text:style-name="Código"><text:span text:style-name="T19"><text:tab/></text:span><text:span text:style-name="T8">&lt;</text:span><text:span text:style-name="T12">default-validator</text:span><text:span text:style-name="T8">&gt;</text:span></text:p>
      <text:p text:style-name="Código"><text:span text:style-name="T19"><text:tab/><text:tab/></text:span><text:span text:style-name="T8">&lt;</text:span><text:span text:style-name="T12">validator-class </text:span></text:p>
      <text:p text:style-name="Código"><text:span text:style-name="T12"><text:tab/><text:tab/><text:tab/></text:span><text:span text:style-name="T16">class</text:span><text:span text:style-name="T19">=</text:span><text:span text:style-name="T22">"org.openxava.test.validators.PersonNameValidator"</text:span><text:span text:style-name="T8">/&gt;</text:span></text:p>
      <text:p text:style-name="Código"><text:span text:style-name="T19"><text:tab/><text:tab/></text:span><text:span text:style-name="T8">&lt;</text:span><text:span text:style-name="T12">for-stereotype </text:span><text:span text:style-name="T16">stereotype</text:span><text:span text:style-name="T19">=</text:span><text:span text:style-name="T22">"PERSON_NAME"</text:span><text:span text:style-name="T8">/&gt;</text:span></text:p>
      <text:p text:style-name="Código"><text:span text:style-name="T19"><text:tab/></text:span><text:span text:style-name="T8">&lt;/</text:span><text:span text:style-name="T12">default-validator</text:span><text:span text:style-name="T8">&gt;</text:span><text:span text:style-name="T19"><text:tab/></text:span></text:p>
      <text:p text:style-name="Código"><text:span text:style-name="T8">&lt;/</text:span><text:span text:style-name="T12">validators</text:span><text:span text:style-name="T8">&gt;</text:span><text:tab/></text:p>
      <text:p text:style-name="Text_20_body">In this case you are associating the validator <text:span text:style-name="Código">PersonNameValidator</text:span> to the stereotype PERSON_NAME. Now if you define a property as the next one:</text:p>
      <text:p text:style-name="Código"><text:span text:style-name="T8">&lt;</text:span><text:span text:style-name="T12">property </text:span><text:span text:style-name="T16">name</text:span><text:span text:style-name="T19">=</text:span><text:span text:style-name="T22">"name" </text:span><text:span text:style-name="T16">stereotype</text:span><text:span text:style-name="T19">=</text:span><text:span text:style-name="T22">"PERSON_NAME" </text:span><text:span text:style-name="T16">required</text:span><text:span text:style-name="T19">=</text:span><text:span text:style-name="T22">"true"</text:span><text:span text:style-name="T8">/&gt;</text:span></text:p>
      <text:p text:style-name="Text_20_body">This property will be validated using <text:span text:style-name="Código">PersonNameValidator</text:span> although the property itself does not define any validator. <text:span text:style-name="Código">PersonNameValidator</text:span> is applied to all properties with PERSON_NAME stereotype.</text:p>
      <text:p text:style-name="Text_20_body">You can also assign a default validator to a type.</text:p>
      <text:p text:style-name="Text_20_body">In <text:span text:style-name="Archivo_2f_Directorio">validators.xml</text:span> files you can also define the validators for determine if a required value is present (executed when you use <text:span text:style-name="Código">required=”true”</text:span>). Moreover you can assign names (alias) to validator classes. </text:p>
      <text:p text:style-name="Text_20_body">You can learn more about validators examining <text:span text:style-name="Archivo_2f_Directorio">OpenXava/xava/validators.xml</text:span> and <text:span text:style-name="Archivo_2f_Directorio">OpenXavaTest/xava/validators.xml</text:span>.</text:p>
      <text:list text:style-name="L1" text:continue-numbering="true">
        <text:list-item>
          <text:list text:continue-numbering="true">
            <text:list-item>
              <text:h text:style-name="P412" text:outline-level="2">Reference (5)</text:h>
            </text:list-item>
          </text:list>
        </text:list-item>
      </text:list>
      <text:p text:style-name="Text_20_body">A reference allows access from an entity or an aggregate to another entity or aggregate. A reference is translated to Java code as a property (with its <text:span text:style-name="T3">getter</text:span> and its <text:span text:style-name="T3">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12">reference</text:span></text:p>
      <text:p text:style-name="Código"><text:span text:style-name="T12"><text:tab/></text:span><text:span text:style-name="T16">name</text:span><text:span text:style-name="T19">=</text:span><text:span text:style-name="T22">"name"<text:tab/><text:tab/><text:tab/><text:tab/><text:tab/></text:span><text:span text:style-name="T19">(1)</text:span></text:p>
      <text:p text:style-name="Código"><text:span text:style-name="T19"><text:tab/></text:span><text:span text:style-name="T16">label</text:span><text:span text:style-name="T19">=</text:span><text:span text:style-name="T22">"label"<text:tab/><text:tab/><text:tab/><text:tab/></text:span><text:span text:style-name="T19">(2)</text:span></text:p>
      <text:p text:style-name="Código"><text:span text:style-name="T19"><text:tab/></text:span><text:span text:style-name="T16">model</text:span><text:span text:style-name="T19">=</text:span><text:span text:style-name="T22">"model"<text:tab/><text:tab/><text:tab/><text:tab/></text:span><text:span text:style-name="T19">(3)</text:span></text:p>
      <text:p text:style-name="Código"><text:span text:style-name="T19"><text:tab/></text:span><text:span text:style-name="T16">required</text:span><text:span text:style-name="T19">=</text:span><text:span text:style-name="T22">"true|false"<text:tab/><text:tab/><text:tab/></text:span><text:span text:style-name="T19">(4)</text:span></text:p>
      <text:p text:style-name="Código"><text:span text:style-name="T19"><text:tab/></text:span><text:span text:style-name="T16">key</text:span><text:span text:style-name="T19">=</text:span><text:span text:style-name="T22">"true|false"<text:tab/><text:tab/><text:tab/><text:tab/></text:span><text:span text:style-name="T19">(5)</text:span></text:p>
      <text:p text:style-name="Código"><text:span text:style-name="T19"><text:tab/></text:span><text:span text:style-name="T16">role</text:span><text:span text:style-name="T19">=</text:span><text:span text:style-name="T22">"role"<text:tab/><text:tab/><text:tab/><text:tab/><text:tab/></text:span><text:span text:style-name="T19">(6)</text:span></text:p>
      <text:p text:style-name="P15">&gt;</text:p>
      <text:p text:style-name="Código"><text:span text:style-name="T8"><text:tab/>&lt;</text:span><text:span text:style-name="T12">default-value-calculator </text:span><text:span text:style-name="T19">...</text:span><text:span text:style-name="T8">/&gt;</text:span><text:span text:style-name="T19"><text:tab/><text:tab/>(7)</text:span></text:p>
      <text:p text:style-name="Código"><text:span text:style-name="T9">&lt;/</text:span><text:span text:style-name="T13">reference</text:span><text:span text:style-name="T9">&gt;</text:span></text:p>
      <text:list text:style-name="L21">
        <text:list-item>
          <text:p text:style-name="P119"><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119"><text:span text:style-name="Código">label</text:span> (optional): Label shown to the final user. It's <text:span text:style-name="T5">much better</text:span> use <text:span text:style-name="Archivo_2f_Directorio">i18n</text:span>.</text:p>
        </text:list-item>
        <text:list-item>
          <text:p text:style-name="P119"><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119"><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119"><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119"><text:span text:style-name="Código">role</text:span> (optional): Used only in references within collections. See below.</text:p>
        </text:list-item>
        <text:list-item>
          <text:p text:style-name="P119"><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12">reference </text:span><text:span text:style-name="T16">model</text:span><text:span text:style-name="T19">=</text:span><text:span text:style-name="T22">"Address" </text:span><text:span text:style-name="T16">required</text:span><text:span text:style-name="T19">=</text:span><text:span text:style-name="T22">"true"</text:span><text:span text:style-name="T8">/&gt;</text:span><text:span text:style-name="T19"><text:tab/><text:tab/><text:tab/><text:tab/>(1)<text:tab/></text:span></text:p>
      <text:p text:style-name="Código"><text:span text:style-name="T8">&lt;</text:span><text:span text:style-name="T12">reference </text:span><text:span text:style-name="T16">name</text:span><text:span text:style-name="T19">=</text:span><text:span text:style-name="T22">"seller"</text:span><text:span text:style-name="T8">/&gt;</text:span><text:span text:style-name="T19"> <text:s text:c="2"/><text:tab/><text:tab/><text:tab/><text:tab/><text:tab/><text:tab/>(2)</text:span></text:p>
      <text:p text:style-name="Código"><text:span text:style-name="T9">&lt;</text:span><text:span text:style-name="T13">reference </text:span><text:span text:style-name="T17">name</text:span><text:span text:style-name="T20">=</text:span><text:span text:style-name="T23">"alternateSeller" </text:span><text:span text:style-name="T17">model</text:span><text:span text:style-name="T20">=</text:span><text:span text:style-name="T23">"Seller"</text:span><text:span text:style-name="T9">/&gt;<text:tab/><text:tab/></text:span><text:span text:style-name="T20">(3)</text:span></text:p>
      <text:list text:style-name="L22">
        <text:list-item>
          <text:p text:style-name="P126">A reference to an aggregate called <text:span text:style-name="Código">Address</text:span>, the reference name will be <text:span text:style-name="Código">address</text:span>.</text:p>
        </text:list-item>
        <text:list-item>
          <text:p text:style-name="P126">A reference to the entity of <text:span text:style-name="Código">Seller</text:span> component. The model is deduced from name.</text:p>
        </text:list-item>
        <text:list-item>
          <text:p text:style-name="P126">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list text:style-name="L1" text:continue-numbering="true">
        <text:list-item>
          <text:list text:continue-numbering="true">
            <text:list-item>
              <text:list text:continue-numbering="true">
                <text:list-item>
                  <text:h text:style-name="P504" text:outline-level="3">Default value calculator in references</text:h>
                </text:list-item>
              </text:list>
            </text:list-item>
          </text:list>
        </text:list-item>
      </text:list>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12">reference </text:span><text:span text:style-name="T16">name</text:span><text:span text:style-name="T19">=</text:span><text:span text:style-name="T22">"family" </text:span><text:span text:style-name="T16">model</text:span><text:span text:style-name="T19">=</text:span><text:span text:style-name="T22">"Family2" </text:span><text:span text:style-name="T16">required</text:span><text:span text:style-name="T19">=</text:span><text:span text:style-name="T22">"true"</text:span><text:span text:style-name="T8">&gt;</text:span></text:p>
      <text:p text:style-name="Código"><text:span text:style-name="T19"><text:tab/></text:span><text:span text:style-name="T8">&lt;</text:span><text:span text:style-name="T12">default-value-calculator </text:span><text:span text:style-name="T16">class</text:span><text:span text:style-name="T19">=</text:span><text:span text:style-name="T22">"org.openxava.calculators.IntegerCalculator"</text:span><text:span text:style-name="T8">&gt;</text:span></text:p>
      <text:p text:style-name="Código"><text:span text:style-name="T19"><text:tab/><text:tab/></text:span><text:span text:style-name="T8">&lt;</text:span><text:span text:style-name="T12">set </text:span><text:span text:style-name="T16">property</text:span><text:span text:style-name="T19">=</text:span><text:span text:style-name="T22">"value" </text:span><text:span text:style-name="T16">value</text:span><text:span text:style-name="T19">=</text:span><text:span text:style-name="T22">"2"</text:span><text:span text:style-name="T8">/&gt;</text:span></text:p>
      <text:p text:style-name="Código"><text:span text:style-name="T19"><text:tab/></text:span><text:span text:style-name="T8">&lt;/</text:span><text:span text:style-name="T12">default-value-calculator</text:span><text:span text:style-name="T8">&gt;</text:span></text:p>
      <text:p text:style-name="Código"><text:span text:style-name="T9">&lt;/</text:span><text:span text:style-name="T13">reference</text:span><text:span text:style-name="T9">&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12">reference </text:span><text:span text:style-name="T16">name</text:span><text:span text:style-name="T19">=</text:span><text:span text:style-name="T22">"warehouse" </text:span><text:span text:style-name="T16">model</text:span><text:span text:style-name="T19">=</text:span><text:span text:style-name="T22">"Warehouse"</text:span><text:span text:style-name="T8">&gt;</text:span></text:p>
      <text:p text:style-name="Código"><text:span text:style-name="T19"><text:tab/></text:span><text:span text:style-name="T8">&lt;</text:span><text:span text:style-name="T12">default-value-calculator </text:span></text:p>
      <text:p text:style-name="Código"><text:span text:style-name="T12"><text:tab/><text:tab/></text:span><text:span text:style-name="T16">class</text:span><text:span text:style-name="T19">=</text:span><text:span text:style-name="T22">"org.openxava.test.calculators.DefaultWarehouseCalculator"</text:span><text:span text:style-name="T8">/&gt;</text:span></text:p>
      <text:p text:style-name="Código"><text:span text:style-name="T9">&lt;/</text:span><text:span text:style-name="T13">reference</text:span><text:span text:style-name="T9">&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2</text:p>
      <text:p text:style-name="Código"><text:tab/><text:tab/>// return new WarehouseKey(new Integer(4), 4); // This only work with EJB2</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2).</text:p>
      <text:list text:style-name="L1" text:continue-numbering="true">
        <text:list-item>
          <text:list text:continue-numbering="true">
            <text:list-item>
              <text:h text:style-name="P412" text:outline-level="2">Collection (6)</text:h>
            </text:list-item>
          </text:list>
        </text:list-item>
      </text:list>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12">collection </text:span></text:p>
      <text:p text:style-name="Código"><text:span text:style-name="T12"><text:tab/></text:span><text:span text:style-name="T16">name</text:span><text:span text:style-name="T19">=</text:span><text:span text:style-name="T22">"name"<text:tab/><text:tab/><text:tab/><text:tab/></text:span><text:span text:style-name="T19">(1)</text:span></text:p>
      <text:p text:style-name="Código"><text:span text:style-name="T19"><text:tab/></text:span><text:span text:style-name="T16">label</text:span><text:span text:style-name="T19">=</text:span><text:span text:style-name="T22">"label"<text:tab/><text:tab/><text:tab/></text:span><text:span text:style-name="T19">(2)</text:span></text:p>
      <text:p text:style-name="Código"><text:span text:style-name="T19"><text:tab/></text:span><text:span text:style-name="T16">minimum</text:span><text:span text:style-name="T19">=</text:span><text:span text:style-name="T22">"N"<text:tab/><text:tab/><text:tab/><text:tab/></text:span><text:span text:style-name="T19">(3)</text:span></text:p>
      <text:p text:style-name="P13"><text:span text:style-name="T16"><text:tab/>maximum</text:span>=<text:span text:style-name="T22">"N"<text:tab/><text:tab/><text:tab/><text:tab/></text:span>(4)<text:tab/>new v2.0.3</text:p>
      <text:p text:style-name="P15">&gt;</text:p>
      <text:p text:style-name="Código"><text:span text:style-name="T8"><text:tab/>&lt;</text:span><text:span text:style-name="T12">reference </text:span><text:span text:style-name="T19">... </text:span><text:span text:style-name="T8">/&gt;</text:span><text:span text:style-name="T19"><text:tab/><text:tab/><text:tab/>(5)</text:span></text:p>
      <text:p text:style-name="Código"><text:span text:style-name="T19"><text:tab/></text:span><text:span text:style-name="T8">&lt;</text:span><text:span text:style-name="T12">condition </text:span><text:span text:style-name="T19">... </text:span><text:span text:style-name="T8">/&gt;</text:span><text:span text:style-name="T19"><text:tab/><text:tab/><text:tab/>(6)</text:span></text:p>
      <text:p text:style-name="Código"><text:span text:style-name="T19"><text:tab/></text:span><text:span text:style-name="T8">&lt;</text:span><text:span text:style-name="T12">order </text:span><text:span text:style-name="T19">... </text:span><text:span text:style-name="T8">/&gt;</text:span><text:span text:style-name="T19"><text:tab/><text:tab/><text:tab/>(7)</text:span></text:p>
      <text:p text:style-name="Código"><text:span text:style-name="T19"><text:tab/></text:span><text:span text:style-name="T8">&lt;</text:span><text:span text:style-name="T12">calculator </text:span><text:span text:style-name="T19">... </text:span><text:span text:style-name="T8">/&gt;</text:span><text:span text:style-name="T19"><text:tab/><text:tab/><text:tab/>(8)<text:tab/></text:span></text:p>
      <text:p text:style-name="Código"><text:span text:style-name="T19"><text:tab/></text:span><text:span text:style-name="T8">&lt;</text:span><text:span text:style-name="T12">postremove-calculator </text:span><text:span text:style-name="T19">... </text:span><text:span text:style-name="T8">/&gt;</text:span><text:span text:style-name="T19"><text:tab/>(9)</text:span></text:p>
      <text:p text:style-name="Código"><text:span text:style-name="T9">&lt;/</text:span><text:span text:style-name="T13">collection</text:span><text:span text:style-name="T9">&gt;</text:span></text:p>
      <text:list text:style-name="L23">
        <text:list-item>
          <text:p text:style-name="P129"><text:span text:style-name="Código">name</text:span> (required): The collection name in Java, therefore it must follow the rules for name members in Java, including starting with lower-case. Using underline (_) is not advisable.</text:p>
        </text:list-item>
        <text:list-item>
          <text:p text:style-name="P129"><text:span text:style-name="Código">label</text:span> (optional): Label shown to final user. Is <text:span text:style-name="T5">much better</text:span> to use <text:span text:style-name="Archivo_2f_Directorio">i18n</text:span> files.</text:p>
        </text:list-item>
        <text:list-item>
          <text:p text:style-name="P129"><text:span text:style-name="Código">minimum</text:span> (optional): Minimum number of expected elements. This is validated just before saving.</text:p>
        </text:list-item>
        <text:list-item>
          <text:p text:style-name="P129"><text:span text:style-name="Código">maximum</text:span> (optional): <text:span text:style-name="T3">(new v2.0.3)</text:span> Maximum number of expected elements.</text:p>
        </text:list-item>
        <text:list-item>
          <text:p text:style-name="P129"><text:span text:style-name="Código">reference </text:span>(required): With the syntax you can see in the previous point.</text:p>
        </text:list-item>
        <text:list-item>
          <text:p text:style-name="P129"><text:span text:style-name="Código">condition</text:span> (optional): Restricts the elements that appear in the collection.</text:p>
        </text:list-item>
        <text:list-item>
          <text:p text:style-name="P129"><text:span text:style-name="Código">order</text:span> (optional): The elements in collections will be in the indicated order.</text:p>
        </text:list-item>
        <text:list-item>
          <text:p text:style-name="P129"><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129"><text:span text:style-name="Código">postremove-calculator</text:span> (optional): Execute your custom logic just after an element is removed from collection.</text:p>
        </text:list-item>
      </text:list>
      <text:p text:style-name="Text_20_body">Let's have a look at some example. First a simple one:</text:p>
      <text:p text:style-name="Código"><text:span text:style-name="T8">&lt;</text:span><text:span text:style-name="T12">collection </text:span><text:span text:style-name="T16">name</text:span><text:span text:style-name="T19">=</text:span><text:span text:style-name="T22">"deliveries"</text:span><text:span text:style-name="T8">&gt;</text:span></text:p>
      <text:p text:style-name="Código"><text:span text:style-name="T19"><text:tab/></text:span><text:span text:style-name="T8">&lt;</text:span><text:span text:style-name="T12">reference </text:span><text:span text:style-name="T16">model</text:span><text:span text:style-name="T19">=</text:span><text:span text:style-name="T22">"Delivery"</text:span><text:span text:style-name="T8">/&gt;</text:span></text:p>
      <text:p text:style-name="Código"><text:span text:style-name="T9">&lt;/</text:span><text:span text:style-name="T13">collection</text:span><text:span text:style-name="T9">&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12">collection </text:span><text:span text:style-name="T16">name</text:span><text:span text:style-name="T19">=</text:span><text:span text:style-name="T22">"details" </text:span><text:span text:style-name="T16">minimum</text:span><text:span text:style-name="T19">=</text:span><text:span text:style-name="T22">"1"</text:span><text:span text:style-name="T8">&gt;</text:span><text:span text:style-name="T19"> <text:tab/>(1)</text:span></text:p>
      <text:p text:style-name="Código"><text:span text:style-name="T19"><text:tab/></text:span><text:span text:style-name="T8">&lt;</text:span><text:span text:style-name="T12">reference </text:span><text:span text:style-name="T16">model</text:span><text:span text:style-name="T19">=</text:span><text:span text:style-name="T22">"InvoiceDetail"</text:span><text:span text:style-name="T8">/&gt;</text:span><text:span text:style-name="T19"><text:tab/></text:span></text:p>
      <text:p text:style-name="Código"><text:span text:style-name="T19"><text:tab/></text:span><text:span text:style-name="T8">&lt;</text:span><text:span text:style-name="T12">order</text:span><text:span text:style-name="T8">&gt;</text:span><text:span text:style-name="T19">${serviceType} desc</text:span><text:span text:style-name="T8">&lt;/</text:span><text:span text:style-name="T12">order</text:span><text:span text:style-name="T8">&gt;</text:span><text:span text:style-name="T19"><text:tab/>(2)</text:span></text:p>
      <text:p text:style-name="Código"><text:span text:style-name="T19"><text:tab/></text:span><text:span text:style-name="T8">&lt;</text:span><text:span text:style-name="T12">postremove-calculator<text:tab/><text:tab/><text:tab/></text:span><text:span text:style-name="T19">(3)</text:span></text:p>
      <text:p text:style-name="Código"><text:span text:style-name="T19"><text:tab/><text:tab/></text:span><text:span text:style-name="T16">class</text:span><text:span text:style-name="T19">=</text:span><text:span text:style-name="T22">"org.openxava.test.calculators.DetailPostremoveCalculator"</text:span><text:span text:style-name="T8">/&gt;</text:span></text:p>
      <text:p text:style-name="Código"><text:span text:style-name="T9">&lt;/</text:span><text:span text:style-name="T13">collection</text:span><text:span text:style-name="T9">&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4">
        <text:list-item>
          <text:p text:style-name="P138">The restriction <text:span text:style-name="Código">minimum=”1”</text:span> <text:s/>requires at least one detail for the invoice to be valid.</text:p>
        </text:list-item>
        <text:list-item>
          <text:p text:style-name="P138">With <text:span text:style-name="Código">order</text:span> you force that the <text:span text:style-name="Código">details</text:span> will be returned ordered by <text:span text:style-name="Código">serviceType</text:span>.</text:p>
        </text:list-item>
        <text:list-item>
          <text:p text:style-name="P138">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9">&lt;!-- Others carriers of same warehouse --&gt;</text:span><text:span text:style-name="T19"><text:tab/></text:span></text:p>
      <text:p text:style-name="Código"><text:span text:style-name="T8">&lt;</text:span><text:span text:style-name="T12">collection </text:span><text:span text:style-name="T16">name</text:span><text:span text:style-name="T19">=</text:span><text:span text:style-name="T22">"fellowCarriers"</text:span><text:span text:style-name="T8">&gt;</text:span><text:span text:style-name="T19"> <text:tab/><text:tab/><text:tab/></text:span></text:p>
      <text:p text:style-name="Código"><text:span text:style-name="T19"><text:tab/></text:span><text:span text:style-name="T8">&lt;</text:span><text:span text:style-name="T12">reference </text:span><text:span text:style-name="T16">model</text:span><text:span text:style-name="T19">=</text:span><text:span text:style-name="T22">"Carrier"</text:span><text:span text:style-name="T8">/&gt;</text:span><text:span text:style-name="T19"><text:tab/><text:tab/><text:tab/></text:span></text:p>
      <text:p text:style-name="Código"><text:span text:style-name="T19"><text:tab/></text:span><text:span text:style-name="T8">&lt;</text:span><text:span text:style-name="T12">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9"><text:tab/></text:span><text:span text:style-name="T8">&lt;/</text:span><text:span text:style-name="T12">condition</text:span><text:span text:style-name="T8">&gt;</text:span></text:p>
      <text:p text:style-name="Código"><text:span text:style-name="T9">&lt;/</text:span><text:span text:style-name="T13">collection</text:span><text:span text:style-name="T9">&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12">collection </text:span><text:span text:style-name="T16">name</text:span><text:span text:style-name="T19">=</text:span><text:span text:style-name="T22">"fellowCarriersCalculated"</text:span><text:span text:style-name="T8">&gt;</text:span><text:span text:style-name="T19"> <text:tab/><text:tab/><text:tab/></text:span></text:p>
      <text:p text:style-name="Código"><text:span text:style-name="T19"><text:tab/></text:span><text:span text:style-name="T8">&lt;</text:span><text:span text:style-name="T12">reference </text:span><text:span text:style-name="T16">model</text:span><text:span text:style-name="T19">=</text:span><text:span text:style-name="T22">"Carrier"</text:span><text:span text:style-name="T8">/&gt;</text:span><text:span text:style-name="T19"><text:tab/><text:tab/><text:tab/></text:span></text:p>
      <text:p text:style-name="Código"><text:span text:style-name="T19"><text:tab/></text:span><text:span text:style-name="T8">&lt;</text:span><text:span text:style-name="T12">calculator </text:span><text:span text:style-name="T16">class</text:span><text:span text:style-name="T19">=</text:span><text:span text:style-name="T22">"org.openxava.test.calculators.FellowCarriersCalculator"</text:span><text:span text:style-name="T8">/&gt;</text:span></text:p>
      <text:p text:style-name="P19"><text:span text:style-name="T8">&lt;/</text:span><text:span text:style-name="T12">collection</text:span><text:span text:style-name="T8">&gt;</text:span><text:span text:style-name="T19"><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3 JPA</text:p>
      <text:p text:style-name="Código"><text:tab/><text:tab/>EntityManager manager = XPersistence.getManager();</text:p>
      <text:p text:style-name="Código"><text:tab/><text:tab/>Query query = manager.createQuery("from Carrier c where " +</text:p>
      <text:p text:style-name="Código"><text:tab/><text:tab/><text:tab/>"c.warehouse.zone = :zone AND " + </text:p>
      <text:p text:style-name="Código"><text:tab/><text:tab/><text:tab/>"c.warehouse.number = :warehouseNumber AND " + </text:p>
      <text:p text:style-name="Código"><text:tab/><text:tab/><text:tab/>"NOT (c.number = :number) ");</text:p>
      <text:p text:style-name="Código"><text:tab/><text:tab/>query.setParameter("zone", getWarehouse().getZone());</text:p>
      <text:p text:style-name="Código"><text:tab/><text:tab/>query.setParameter("warehouseNumber", getWarehouse().getNumber());</text:p>
      <text:p text:style-name="Código"><text:tab/><text:tab/>query.setParameter("number", <text:s/>getNumber());</text:p>
      <text:p text:style-name="Código"><text:tab/><text:tab/>return query.getResultList();</text:p>
      <text:p text:style-name="Código"><text:tab/><text:tab/>*/</text:p>
      <text:p text:style-name="Código"/>
      <text:p text:style-name="Código"><text:tab/><text:tab/>/* Using EJB2</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12">collection </text:span><text:span text:style-name="T16">name</text:span><text:span text:style-name="T19">=</text:span><text:span text:style-name="T22">"customers"</text:span><text:span text:style-name="T8">&gt;</text:span><text:span text:style-name="T19"><text:tab/></text:span></text:p>
      <text:p text:style-name="Código"><text:span text:style-name="T19"><text:tab/></text:span><text:span text:style-name="T8">&lt;</text:span><text:span text:style-name="T12">reference </text:span><text:span text:style-name="T16">model</text:span><text:span text:style-name="T19">=</text:span><text:span text:style-name="T22">"Customer" </text:span><text:span text:style-name="T16">role</text:span><text:span text:style-name="T19">=</text:span><text:span text:style-name="T22">"seller"</text:span><text:span text:style-name="T8">/&gt;</text:span><text:span text:style-name="T19"><text:tab/><text:tab/><text:tab/></text:span></text:p>
      <text:p text:style-name="Código"><text:span text:style-name="T9">&lt;/</text:span><text:span text:style-name="T13">collection</text:span><text:span text:style-name="T9">&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list text:style-name="L1" text:continue-numbering="true">
        <text:list-item>
          <text:list text:continue-numbering="true">
            <text:list-item>
              <text:h text:style-name="P412" text:outline-level="2">Method (7)</text:h>
            </text:list-item>
          </text:list>
        </text:list-item>
      </text:list>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12">method </text:span></text:p>
      <text:p text:style-name="Código"><text:span text:style-name="T12"><text:tab/></text:span><text:span text:style-name="T16">name</text:span><text:span text:style-name="T19">=</text:span><text:span text:style-name="T22">"name"<text:tab/><text:tab/><text:tab/><text:tab/></text:span><text:span text:style-name="T19">(1)</text:span></text:p>
      <text:p text:style-name="Código"><text:span text:style-name="T19"><text:tab/></text:span><text:span text:style-name="T16">type</text:span><text:span text:style-name="T19">=</text:span><text:span text:style-name="T22">"type"<text:tab/><text:tab/><text:tab/><text:tab/></text:span><text:span text:style-name="T19">(2)</text:span></text:p>
      <text:p text:style-name="Código"><text:span text:style-name="T19"><text:tab/></text:span><text:span text:style-name="T16">arguments</text:span><text:span text:style-name="T19">=</text:span><text:span text:style-name="T22">"arguments"<text:tab/><text:tab/></text:span><text:span text:style-name="T19">(3)</text:span></text:p>
      <text:p text:style-name="Código"><text:span text:style-name="T19"><text:tab/></text:span><text:span text:style-name="T16">exceptions</text:span><text:span text:style-name="T19">=</text:span><text:span text:style-name="T22">"exceptions"<text:tab/><text:tab/></text:span><text:span text:style-name="T19">(4)</text:span></text:p>
      <text:p text:style-name="P15">&gt;</text:p>
      <text:p text:style-name="Código"><text:span text:style-name="T19"><text:tab/></text:span><text:span text:style-name="T8">&lt;</text:span><text:span text:style-name="T12">calculator </text:span><text:span text:style-name="T19">... </text:span><text:span text:style-name="T8">/&gt;</text:span><text:span text:style-name="T19"><text:tab/><text:tab/><text:tab/>(5)</text:span></text:p>
      <text:p text:style-name="Código"><text:span text:style-name="T9">&lt;/</text:span><text:span text:style-name="T13">method</text:span><text:span text:style-name="T9">&gt;</text:span></text:p>
      <text:list text:style-name="L25">
        <text:list-item>
          <text:p text:style-name="P141"><text:span text:style-name="Código">name</text:span> (required): Name of the method in Java, therefore it must follow the Java rules to name members, like beginning with lower-case.</text:p>
        </text:list-item>
        <text:list-item>
          <text:p text:style-name="P141"><text:span text:style-name="Código">type</text:span> (optional, by default <text:span text:style-name="Código">void</text:span>): Is the Java type that the method returns. All Java types valid as return type for a Java method are applicable here.</text:p>
        </text:list-item>
        <text:list-item>
          <text:p text:style-name="P141"><text:span text:style-name="Código">arguments</text:span> (optional): Argument list of the method in Java format.</text:p>
        </text:list-item>
        <text:list-item>
          <text:p text:style-name="P141"><text:span text:style-name="Código">exceptions</text:span> (optional): Exception list that can be thrown by this method, in Java format.</text:p>
        </text:list-item>
        <text:list-item>
          <text:p text:style-name="P141"><text:span text:style-name="Código">calculator</text:span> (required): Implements the logic of the method.</text:p>
        </text:list-item>
      </text:list>
      <text:p text:style-name="Text_20_body">Defining a method is easy:</text:p>
      <text:p text:style-name="Código"><text:span text:style-name="T8">&lt;</text:span><text:span text:style-name="T12">method </text:span><text:span text:style-name="T16">name</text:span><text:span text:style-name="T19">=</text:span><text:span text:style-name="T22">"increasePrice"</text:span><text:span text:style-name="T8">&gt;</text:span></text:p>
      <text:p text:style-name="Código"><text:span text:style-name="T19"><text:tab/></text:span><text:span text:style-name="T8">&lt;</text:span><text:span text:style-name="T12">calculator </text:span><text:span text:style-name="T16">class</text:span><text:span text:style-name="T19">=</text:span><text:span text:style-name="T22">"org.openxava.test.calculators.IncreasePriceCalculator"</text:span><text:span text:style-name="T8">/&gt;</text:span></text:p>
      <text:p text:style-name="Código"><text:span text:style-name="T9">&lt;/</text:span><text:span text:style-name="T13">method</text:span><text:span text:style-name="T9">&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6">
        <text:list-item>
          <text:p text:style-name="P146">A calculator for a method has moral authority to change the state of the object.</text:p>
        </text:list-item>
        <text:list-item>
          <text:p text:style-name="P146">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12">method </text:span><text:span text:style-name="T16">name</text:span><text:span text:style-name="T19">=</text:span><text:span text:style-name="T22">"getPrice" </text:span><text:span text:style-name="T16">type</text:span><text:span text:style-name="T19">=</text:span><text:span text:style-name="T22">"BigDecimal"</text:span></text:p>
      <text:p text:style-name="Código"><text:span text:style-name="T22"><text:tab/></text:span><text:span text:style-name="T16">arguments</text:span><text:span text:style-name="T19">=</text:span><text:span text:style-name="T22">"String country, BigDecimal tariff"</text:span></text:p>
      <text:p text:style-name="Código"><text:span text:style-name="T22"><text:tab/></text:span><text:span text:style-name="T16">exceptions</text:span><text:span text:style-name="T19">=</text:span><text:span text:style-name="T22">"ProductException, PriceException"</text:span><text:span text:style-name="T8">&gt;</text:span></text:p>
      <text:p text:style-name="Código"><text:span text:style-name="T19"><text:tab/></text:span><text:span text:style-name="T8">&lt;</text:span><text:span text:style-name="T12">calculator </text:span><text:span text:style-name="T16">class</text:span><text:span text:style-name="T19">=</text:span><text:span text:style-name="T22">"org.openxava.test.calculators.ExportPriceCalculator"</text:span><text:span text:style-name="T8">&gt;</text:span></text:p>
      <text:p text:style-name="Código"><text:span text:style-name="T19"><text:tab/><text:tab/></text:span><text:span text:style-name="T8">&lt;</text:span><text:span text:style-name="T12">set </text:span><text:span text:style-name="T16">property</text:span><text:span text:style-name="T19">=</text:span><text:span text:style-name="T22">"euros" </text:span><text:span text:style-name="T16">from</text:span><text:span text:style-name="T19">=</text:span><text:span text:style-name="T22">"unitPrice"</text:span><text:span text:style-name="T8">/&gt;</text:span></text:p>
      <text:p text:style-name="Código"><text:span text:style-name="T19"><text:tab/></text:span><text:span text:style-name="T8">&lt;/</text:span><text:span text:style-name="T12">calculator</text:span><text:span text:style-name="T8">&gt;</text:span><text:span text:style-name="T19"><text:tab/><text:tab/></text:span></text:p>
      <text:p text:style-name="Código"><text:span text:style-name="T9">&lt;/</text:span><text:span text:style-name="T13">method</text:span><text:span text:style-name="T9">&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list text:style-name="L1" text:continue-numbering="true">
        <text:list-item>
          <text:list text:continue-numbering="true">
            <text:list-item>
              <text:h text:style-name="P412" text:outline-level="2">Finder (8)</text:h>
            </text:list-item>
          </text:list>
        </text:list-item>
      </text:list>
      <text:p text:style-name="Text_20_body">A finder is a special method that allows you to find an object or a collection of objects that follow some criteria. In POJO version a finder method is a generated static method in the POJO class. In the EJB2 version a finder matches with a <text:span text:style-name="T3">finder</text:span> in <text:span text:style-name="T3">home</text:span>.</text:p>
      <text:p text:style-name="Text_20_body">The syntax for finder is:</text:p>
      <text:p text:style-name="Código"><text:span text:style-name="T8">&lt;</text:span><text:span text:style-name="T12">finder </text:span></text:p>
      <text:p text:style-name="Código"><text:span text:style-name="T12"><text:tab/></text:span><text:span text:style-name="T16">name</text:span><text:span text:style-name="T19">=</text:span><text:span text:style-name="T22">"name" <text:tab/><text:tab/><text:tab/><text:tab/></text:span><text:span text:style-name="T19">(1)</text:span></text:p>
      <text:p text:style-name="Código"><text:span text:style-name="T19"><text:tab/></text:span><text:span text:style-name="T16">arguments</text:span><text:span text:style-name="T19">=</text:span><text:span text:style-name="T22">"arguments"<text:tab/><text:tab/></text:span><text:span text:style-name="T19">(2)</text:span></text:p>
      <text:p text:style-name="Código"><text:span text:style-name="T19"><text:tab/></text:span><text:span text:style-name="T16">collection</text:span><text:span text:style-name="T19">=</text:span><text:span text:style-name="T22">"(true|false)"<text:tab/><text:tab/></text:span><text:span text:style-name="T19">(3)</text:span></text:p>
      <text:p text:style-name="P15">&gt;</text:p>
      <text:p text:style-name="Código"><text:span text:style-name="T8"><text:tab/>&lt;</text:span><text:span text:style-name="T12">condition </text:span><text:span text:style-name="T19">... </text:span><text:span text:style-name="T8">/&gt;</text:span><text:span text:style-name="T19"><text:tab/><text:tab/><text:tab/>(4)</text:span></text:p>
      <text:p text:style-name="Código"><text:span text:style-name="T19"><text:tab/></text:span><text:span text:style-name="T8">&lt;</text:span><text:span text:style-name="T12">order </text:span><text:span text:style-name="T19">... </text:span><text:span text:style-name="T8">/&gt;</text:span><text:span text:style-name="T19"><text:tab/><text:tab/><text:tab/>(5)</text:span></text:p>
      <text:p text:style-name="Código"><text:span text:style-name="T9">&lt;/</text:span><text:span text:style-name="T13">finder</text:span><text:span text:style-name="T9">&gt;</text:span></text:p>
      <text:p text:style-name="P7"/>
      <text:list text:style-name="L27">
        <text:list-item>
          <text:p text:style-name="P148"><text:span text:style-name="Código">name</text:span> (required): Name of the finder method in Java, hence it must follow the Java rules for member naming, e.g. beginning with lower-case.</text:p>
        </text:list-item>
        <text:list-item>
          <text:p text:style-name="P148"><text:span text:style-name="Código">arguments</text:span> (required): Argument list for the method in Java format. It is (most) advisable to use simple data types.</text:p>
        </text:list-item>
        <text:list-item>
          <text:p text:style-name="P148"><text:span text:style-name="Código">collection</text:span> (optional, by default <text:span text:style-name="Código">false</text:span>): Indicates if the result will be a single object or a collection.</text:p>
        </text:list-item>
        <text:list-item>
          <text:p text:style-name="P148"><text:span text:style-name="Código">condition</text:span> (optional): A condition with SQL/EJBQL syntax where you can use the names of properties inside <text:span text:style-name="Código">${}</text:span>.</text:p>
        </text:list-item>
        <text:list-item>
          <text:p text:style-name="P148"><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12">finder </text:span><text:span text:style-name="T16">name</text:span><text:span text:style-name="T19">=</text:span><text:span text:style-name="T22">"byNumber" </text:span><text:span text:style-name="T16">arguments</text:span><text:span text:style-name="T19">=</text:span><text:span text:style-name="T22">"int number"</text:span><text:span text:style-name="T8">&gt;</text:span></text:p>
      <text:p text:style-name="Código"><text:span text:style-name="T19"><text:tab/></text:span><text:span text:style-name="T8">&lt;</text:span><text:span text:style-name="T12">condition</text:span><text:span text:style-name="T8">&gt;</text:span><text:span text:style-name="T19">${number} = {0}</text:span><text:span text:style-name="T8">&lt;/</text:span><text:span text:style-name="T12">condition</text:span><text:span text:style-name="T8">&gt;</text:span></text:p>
      <text:p text:style-name="Código"><text:span text:style-name="T8">&lt;/</text:span><text:span text:style-name="T12">finder</text:span><text:span text:style-name="T8">&gt;</text:span><text:span text:style-name="T19"><text:tab/><text:tab/></text:span></text:p>
      <text:p text:style-name="Código"><text:tab/><text:tab/><text:tab/><text:tab/></text:p>
      <text:p text:style-name="Código"><text:span text:style-name="T8">&lt;</text:span><text:span text:style-name="T12">finder </text:span><text:span text:style-name="T16">name</text:span><text:span text:style-name="T19">=</text:span><text:span text:style-name="T22">"byNameLike" </text:span><text:span text:style-name="T16">arguments</text:span><text:span text:style-name="T19">=</text:span><text:span text:style-name="T22">"String name" </text:span><text:span text:style-name="T16">collection</text:span><text:span text:style-name="T19">=</text:span><text:span text:style-name="T22">"true"</text:span><text:span text:style-name="T8">&gt;</text:span></text:p>
      <text:p text:style-name="Código"><text:span text:style-name="T19"><text:tab/></text:span><text:span text:style-name="T8">&lt;</text:span><text:span text:style-name="T12">condition</text:span><text:span text:style-name="T8">&gt;</text:span><text:span text:style-name="T19">${name} like {0}</text:span><text:span text:style-name="T8">&lt;/</text:span><text:span text:style-name="T12">condition</text:span><text:span text:style-name="T8">&gt;</text:span></text:p>
      <text:p text:style-name="Código"><text:span text:style-name="T19"><text:tab/></text:span><text:span text:style-name="T8">&lt;</text:span><text:span text:style-name="T12">order</text:span><text:span text:style-name="T8">&gt;</text:span><text:span text:style-name="T19">${name} desc</text:span><text:span text:style-name="T8">&lt;/</text:span><text:span text:style-name="T12">order</text:span><text:span text:style-name="T8">&gt;</text:span></text:p>
      <text:p text:style-name="Código"><text:span text:style-name="T8">&lt;/</text:span><text:span text:style-name="T12">finder</text:span><text:span text:style-name="T8">&gt;</text:span></text:p>
      <text:p text:style-name="Código"><text:tab/><text:tab/></text:p>
      <text:p text:style-name="Código"><text:span text:style-name="T8">&lt;</text:span><text:span text:style-name="T12">finder </text:span></text:p>
      <text:p text:style-name="Código"><text:span text:style-name="T12"><text:tab/></text:span><text:span text:style-name="T16">name</text:span><text:span text:style-name="T19">=</text:span><text:span text:style-name="T22">"byNameLikeAndRelationWithSeller"</text:span></text:p>
      <text:p text:style-name="Código"><text:span text:style-name="T22"><text:tab/></text:span><text:span text:style-name="T16">arguments</text:span><text:span text:style-name="T19">=</text:span><text:span text:style-name="T22">"String name, String relationWithSeller" </text:span></text:p>
      <text:p text:style-name="Código"><text:span text:style-name="T22"><text:tab/></text:span><text:span text:style-name="T16">collection</text:span><text:span text:style-name="T19">=</text:span><text:span text:style-name="T22">"true"</text:span><text:span text:style-name="T8">&gt;</text:span></text:p>
      <text:p text:style-name="Código"><text:span text:style-name="T19"><text:tab/></text:span><text:span text:style-name="T8">&lt;</text:span><text:span text:style-name="T12">condition</text:span><text:span text:style-name="T8">&gt;</text:span><text:span text:style-name="T19">${name} like {0} and ${relationWithSeller} = {1}</text:span><text:span text:style-name="T8">&lt;/</text:span><text:span text:style-name="T12">condition</text:span><text:span text:style-name="T8">&gt;</text:span></text:p>
      <text:p text:style-name="Código"><text:span text:style-name="T19"><text:tab/></text:span><text:span text:style-name="T8">&lt;</text:span><text:span text:style-name="T12">order</text:span><text:span text:style-name="T8">&gt;</text:span><text:span text:style-name="T19">${name} desc</text:span><text:span text:style-name="T8">&lt;/</text:span><text:span text:style-name="T12">order</text:span><text:span text:style-name="T8">&gt;</text:span></text:p>
      <text:p text:style-name="Código"><text:span text:style-name="T8">&lt;/</text:span><text:span text:style-name="T12">finder</text:span><text:span text:style-name="T8">&gt;</text:span></text:p>
      <text:p text:style-name="Código"><text:tab/><text:tab/></text:p>
      <text:p text:style-name="Código"><text:span text:style-name="T8">&lt;</text:span><text:span text:style-name="T12">finder </text:span><text:span text:style-name="T16">name</text:span><text:span text:style-name="T19">=</text:span><text:span text:style-name="T22">"normalOnes" </text:span><text:span text:style-name="T16">arguments</text:span><text:span text:style-name="T19">=</text:span><text:span text:style-name="T22">"" </text:span><text:span text:style-name="T16">collection</text:span><text:span text:style-name="T19">=</text:span><text:span text:style-name="T22">"true"</text:span><text:span text:style-name="T8">&gt;</text:span></text:p>
      <text:p text:style-name="Código"><text:span text:style-name="T19"><text:tab/></text:span><text:span text:style-name="T8">&lt;</text:span><text:span text:style-name="T12">condition</text:span><text:span text:style-name="T8">&gt;</text:span><text:span text:style-name="T19">${type} = 1</text:span><text:span text:style-name="T8">&lt;/</text:span><text:span text:style-name="T12">condition</text:span><text:span text:style-name="T8">&gt;</text:span></text:p>
      <text:p text:style-name="Código"><text:span text:style-name="T8">&lt;/</text:span><text:span text:style-name="T12">finder</text:span><text:span text:style-name="T8">&gt;</text:span></text:p>
      <text:p text:style-name="Código"><text:tab/><text:tab/><text:tab/><text:tab/><text:tab/><text:tab/></text:p>
      <text:p text:style-name="Código"><text:span text:style-name="T8">&lt;</text:span><text:span text:style-name="T12">finder </text:span><text:span text:style-name="T16">name</text:span><text:span text:style-name="T19">=</text:span><text:span text:style-name="T22">"steadyOnes" </text:span><text:span text:style-name="T16">arguments</text:span><text:span text:style-name="T19">=</text:span><text:span text:style-name="T22">"" </text:span><text:span text:style-name="T16">collection</text:span><text:span text:style-name="T19">=</text:span><text:span text:style-name="T22">"true"</text:span><text:span text:style-name="T8">&gt;</text:span></text:p>
      <text:p text:style-name="Código"><text:span text:style-name="T19"><text:tab/></text:span><text:span text:style-name="T8">&lt;</text:span><text:span text:style-name="T12">condition</text:span><text:span text:style-name="T8">&gt;</text:span><text:span text:style-name="T19">${type} = 2</text:span><text:span text:style-name="T8">&lt;/</text:span><text:span text:style-name="T12">condition</text:span><text:span text:style-name="T8">&gt;</text:span></text:p>
      <text:p text:style-name="Código"><text:span text:style-name="T8">&lt;/</text:span><text:span text:style-name="T12">finder</text:span><text:span text:style-name="T8">&gt;</text:span></text:p>
      <text:p text:style-name="Código"><text:tab/><text:tab/></text:p>
      <text:p text:style-name="Código"><text:span text:style-name="T9">&lt;</text:span><text:span text:style-name="T13">finder </text:span><text:span text:style-name="T17">name</text:span><text:span text:style-name="T20">=</text:span><text:span text:style-name="T23">"all" </text:span><text:span text:style-name="T17">arguments</text:span><text:span text:style-name="T20">=</text:span><text:span text:style-name="T23">"" </text:span><text:span text:style-name="T17">collection</text:span><text:span text:style-name="T20">=</text:span><text:span text:style-name="T23">"true"</text:span><text:span text:style-name="T9">/&gt;</text:span></text:p>
      <text:p text:style-name="Text_20_body">This generates a set of <text:span text:style-name="T3">finder</text:span> methods available from POJO class and EJB2 home. This methods can be used this way:</text:p>
      <text:p text:style-name="Código">// POJO, both JPA and Hibernate</text:p>
      <text:p text:style-name="Código">ICustomer customer = Customer.findByNumber(8);</text:p>
      <text:p text:style-name="Código">Collection javieres = Customer.findByNameLike(“%JAVI%”);</text:p>
      <text:p text:style-name="Código"/>
      <text:p text:style-name="Código">// EJB2</text:p>
      <text:p text:style-name="Código">ICustomer customer = CustomerUtil.getHome().findByNumber(8);</text:p>
      <text:p text:style-name="Código">Collection javieres = CustomerUtil.getHome().findByNameLike(“%JAVI%”);</text:p>
      <text:list text:style-name="L1" text:continue-numbering="true">
        <text:list-item>
          <text:list text:continue-numbering="true">
            <text:list-item>
              <text:h text:style-name="P412" text:outline-level="2">Postcreate calculator <text:s/>(9)</text:h>
            </text:list-item>
          </text:list>
        </text:list-item>
      </text:list>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12">postcreate-calculator </text:span></text:p>
      <text:p text:style-name="Código"><text:span text:style-name="T12"><text:tab/></text:span><text:span text:style-name="T16">class</text:span><text:span text:style-name="T19">=</text:span><text:span text:style-name="T22">"class"</text:span><text:span text:style-name="T8">&gt;</text:span><text:span text:style-name="T19"><text:tab/><text:tab/>(1)</text:span></text:p>
      <text:p text:style-name="Código"><text:span text:style-name="T19"><text:tab/></text:span><text:span text:style-name="T8">&lt;</text:span><text:span text:style-name="T12">set </text:span><text:span text:style-name="T19">... </text:span><text:span text:style-name="T8">/&gt;</text:span><text:span text:style-name="T19"> ...<text:tab/><text:tab/>(2)</text:span></text:p>
      <text:p text:style-name="Código"><text:span text:style-name="T9">&lt;/</text:span><text:span text:style-name="T13">postcreate-calculator</text:span><text:span text:style-name="T9">&gt;</text:span></text:p>
      <text:list text:style-name="L28">
        <text:list-item>
          <text:p text:style-name="P153"><text:span text:style-name="Código">class</text:span> (required): Calculator class. This calculator must implement <text:span text:style-name="Código">ICalculator</text:span> or some of its children.</text:p>
        </text:list-item>
        <text:list-item>
          <text:p text:style-name="P153"><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12">postcreate-calculator <text:tab/><text:tab/><text:tab/><text:tab/><text:tab/></text:span></text:p>
      <text:p text:style-name="Código"><text:span text:style-name="T12"><text:tab/></text:span><text:span text:style-name="T16">class</text:span><text:span text:style-name="T19">=</text:span><text:span text:style-name="T22">"org.openxava.test.calculators.DeliveryTypePostcreateCalculator"</text:span><text:span text:style-name="T8">&gt;</text:span><text:span text:style-name="T19"><text:tab/><text:tab/></text:span></text:p>
      <text:p text:style-name="Código"><text:span text:style-name="T19"><text:tab/></text:span><text:span text:style-name="T8">&lt;</text:span><text:span text:style-name="T12">set </text:span><text:span text:style-name="T16">property</text:span><text:span text:style-name="T19">=</text:span><text:span text:style-name="T22">"suffix" </text:span><text:span text:style-name="T16">value</text:span><text:span text:style-name="T19">=</text:span><text:span text:style-name="T22">"CREATED"</text:span><text:span text:style-name="T8">/&gt;</text:span></text:p>
      <text:p text:style-name="Código"><text:span text:style-name="T8">&lt;/</text:span><text:span text:style-name="T12">postcreate-calculator&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s calculator (as calculated properties or method) but is executed just after creation.</text:p>
      <text:list text:style-name="L1" text:continue-numbering="true">
        <text:list-item>
          <text:list text:continue-numbering="true">
            <text:list-item>
              <text:h text:style-name="P412" text:outline-level="2">Postmodify calculator (11)</text:h>
            </text:list-item>
          </text:list>
        </text:list-item>
      </text:list>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12">postmodify-calculator </text:span></text:p>
      <text:p text:style-name="Código"><text:span text:style-name="T12"><text:tab/></text:span><text:span text:style-name="T16">class</text:span><text:span text:style-name="T19">=</text:span><text:span text:style-name="T22">"class"</text:span><text:span text:style-name="T8">&gt;</text:span><text:span text:style-name="T19"><text:tab/><text:tab/>(1)</text:span></text:p>
      <text:p text:style-name="Código"><text:span text:style-name="T19"><text:tab/></text:span><text:span text:style-name="T8">&lt;</text:span><text:span text:style-name="T12">set </text:span><text:span text:style-name="T19">... </text:span><text:span text:style-name="T8">/&gt;</text:span><text:span text:style-name="T19"> ...<text:tab/><text:tab/>(2)</text:span></text:p>
      <text:p text:style-name="Código"><text:span text:style-name="T9">&lt;/</text:span><text:span text:style-name="T13">postmodify-calculator</text:span><text:span text:style-name="T9">&gt;</text:span></text:p>
      <text:list text:style-name="L28" text:continue-numbering="true">
        <text:list-item>
          <text:p text:style-name="P153"><text:span text:style-name="Código">class</text:span> (required): Calculator class. A calculator that implements <text:span text:style-name="Código">ICalculator</text:span> or some of its children.</text:p>
        </text:list-item>
        <text:list-item>
          <text:p text:style-name="P153"><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12">postmodify-calculator</text:span></text:p>
      <text:p text:style-name="Código"><text:span text:style-name="T12"><text:tab/></text:span><text:span text:style-name="T16">class</text:span><text:span text:style-name="T19">=</text:span><text:span text:style-name="T22">"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list text:style-name="L1" text:continue-numbering="true">
        <text:list-item>
          <text:list text:continue-numbering="true">
            <text:list-item>
              <text:h text:style-name="P412" text:outline-level="2">Postload and preremove calculator (10, 12)</text:h>
            </text:list-item>
          </text:list>
        </text:list-item>
      </text:list>
      <text:p text:style-name="Text_20_body">The syntax and behavior of postload and preremove calculators are the same of the postcreate and and postmodify ones.</text:p>
      <text:list text:style-name="L1" text:continue-numbering="true">
        <text:list-item>
          <text:list text:continue-numbering="true">
            <text:list-item>
              <text:h text:style-name="P412" text:outline-level="2">Validator (13)</text:h>
            </text:list-item>
          </text:list>
        </text:list-item>
      </text:list>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12">validator </text:span></text:p>
      <text:p text:style-name="Código"><text:span text:style-name="T12"><text:tab/></text:span><text:span text:style-name="T16">class</text:span><text:span text:style-name="T19">=</text:span><text:span text:style-name="T22">"class" <text:tab/><text:tab/><text:tab/></text:span><text:span text:style-name="T19">(1)</text:span></text:p>
      <text:p text:style-name="Código"><text:span text:style-name="T19"><text:tab/></text:span><text:span text:style-name="T16">name</text:span><text:span text:style-name="T19">=</text:span><text:span text:style-name="T22">"name"<text:tab/><text:tab/><text:tab/><text:tab/></text:span><text:span text:style-name="T19">(2)</text:span></text:p>
      <text:p text:style-name="Código"><text:span text:style-name="T19"><text:tab/></text:span><text:span text:style-name="T16">only-on-create</text:span><text:span text:style-name="T19">=</text:span><text:span text:style-name="T22">"true|false"<text:tab/></text:span><text:span text:style-name="T19">(3) </text:span></text:p>
      <text:p text:style-name="P15">&gt;</text:p>
      <text:p text:style-name="Código"><text:span text:style-name="T8"><text:tab/>&lt;</text:span><text:span text:style-name="T12">set </text:span><text:span text:style-name="T19">... </text:span><text:span text:style-name="T8">/&gt;</text:span><text:span text:style-name="T19"> ...<text:tab/><text:tab/><text:tab/>(4)</text:span></text:p>
      <text:p text:style-name="Código"><text:span text:style-name="T9">&lt;/</text:span><text:span text:style-name="T13">validator</text:span><text:span text:style-name="T9">&gt;</text:span></text:p>
      <text:list text:style-name="L29">
        <text:list-item>
          <text:p text:style-name="P157"><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157"><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157"><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157"><text:span text:style-name="Código">set</text:span> (several, optional): To set a value of the validator properties before executing it.</text:p>
        </text:list-item>
      </text:list>
      <text:p text:style-name="Text_20_body">An example:</text:p>
      <text:p text:style-name="Código"><text:span text:style-name="T8">&lt;</text:span><text:span text:style-name="T12">validator </text:span><text:span text:style-name="T16">class</text:span><text:span text:style-name="T19">=</text:span><text:span text:style-name="T22">"org.openxava.test.validators.CheapProductValidator"</text:span><text:span text:style-name="T8">&gt;</text:span></text:p>
      <text:p text:style-name="Código"><text:span text:style-name="T19"><text:tab/></text:span><text:span text:style-name="T8">&lt;</text:span><text:span text:style-name="T12">set </text:span><text:span text:style-name="T16">property</text:span><text:span text:style-name="T19">=</text:span><text:span text:style-name="T22">"limit" </text:span><text:span text:style-name="T16">value</text:span><text:span text:style-name="T19">=</text:span><text:span text:style-name="T22">"100"</text:span><text:span text:style-name="T8">/&gt;</text:span></text:p>
      <text:p text:style-name="Código"><text:span text:style-name="T19"><text:tab/></text:span><text:span text:style-name="T8">&lt;</text:span><text:span text:style-name="T12">set </text:span><text:span text:style-name="T16">property</text:span><text:span text:style-name="T19">=</text:span><text:span text:style-name="T22">"description"</text:span><text:span text:style-name="T8">/&gt;</text:span></text:p>
      <text:p text:style-name="Código"><text:span text:style-name="T19"><text:tab/></text:span><text:span text:style-name="T8">&lt;</text:span><text:span text:style-name="T12">set </text:span><text:span text:style-name="T16">property</text:span><text:span text:style-name="T19">=</text:span><text:span text:style-name="T22">"unitPrice"</text:span><text:span text:style-name="T8">/&gt;</text:span></text:p>
      <text:p text:style-name="Código"><text:span text:style-name="T9">&lt;/</text:span><text:span text:style-name="T13">validator</text:span><text:span text:style-name="T9">&gt;</text:span><text:span text:style-name="T20"><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list text:style-name="L1" text:continue-numbering="true">
        <text:list-item>
          <text:list text:continue-numbering="true">
            <text:list-item>
              <text:h text:style-name="P412" text:outline-level="2">Remove validator (14)</text:h>
            </text:list-item>
          </text:list>
        </text:list-item>
      </text:list>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12">remove-validator<text:tab/><text:tab/><text:tab/></text:span></text:p>
      <text:p text:style-name="Código"><text:span text:style-name="T12"><text:tab/></text:span><text:span text:style-name="T16">class</text:span><text:span text:style-name="T19">=</text:span><text:span text:style-name="T22">"validator"<text:tab/><text:tab/></text:span><text:span text:style-name="T19">(1)</text:span></text:p>
      <text:p text:style-name="Código"><text:span text:style-name="T19"><text:tab/></text:span><text:span text:style-name="T16">name</text:span><text:span text:style-name="T19">=</text:span><text:span text:style-name="T22">"name"<text:tab/><text:tab/><text:tab/></text:span><text:span text:style-name="T19">(2)</text:span></text:p>
      <text:p text:style-name="Código">&gt;</text:p>
      <text:p text:style-name="Código"><text:span text:style-name="T19"><text:tab/></text:span><text:span text:style-name="T8">&lt;</text:span><text:span text:style-name="T12">set </text:span><text:span text:style-name="T19">... </text:span><text:span text:style-name="T8">/&gt;</text:span><text:span text:style-name="T19"> ...<text:tab/><text:tab/>(3)</text:span></text:p>
      <text:p text:style-name="Código"><text:span text:style-name="T9">&lt;/</text:span><text:span text:style-name="T13">remove-validator</text:span><text:span text:style-name="T9">&gt;</text:span></text:p>
      <text:list text:style-name="L30">
        <text:list-item>
          <text:p text:style-name="P161"><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161"><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161"><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12">remove-validator </text:span></text:p>
      <text:p text:style-name="Código"><text:span text:style-name="T13"><text:tab/></text:span><text:span text:style-name="T17">class</text:span><text:span text:style-name="T20">=</text:span><text:span text:style-name="T23">"org.openxava.test.validators.DeliveryTypeRemoveValidator"</text:span><text:span text:style-name="T9">/&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list text:style-name="L1" text:continue-numbering="true">
        <text:list-item>
          <text:list text:continue-numbering="true">
            <text:list-item>
              <text:h text:style-name="P412" text:outline-level="2">Aggregate</text:h>
            </text:list-item>
          </text:list>
        </text:list-item>
      </text:list>
      <text:p text:style-name="Standard">The aggregate syntax is:</text:p>
      <text:p text:style-name="Código"><text:span text:style-name="T8">&lt;</text:span><text:span text:style-name="T12">aggregate </text:span><text:span text:style-name="T16">name</text:span><text:span text:style-name="T19">=</text:span><text:span text:style-name="T22">"aggregate"</text:span><text:span text:style-name="T8">&gt;</text:span><text:span text:style-name="T19"><text:tab/><text:tab/>(1)</text:span></text:p>
      <text:p text:style-name="Código"><text:span text:style-name="T19"><text:tab/></text:span><text:span text:style-name="T8">&lt;</text:span><text:span text:style-name="T12">bean </text:span><text:span text:style-name="T16">class</text:span><text:span text:style-name="T19">=</text:span><text:span text:style-name="T22">"beanClass"</text:span><text:span text:style-name="T8">/&gt;</text:span><text:span text:style-name="T19"><text:tab/><text:tab/>(2)</text:span></text:p>
      <text:p text:style-name="Código"><text:span text:style-name="T19"><text:tab/></text:span><text:span text:style-name="T8">&lt;</text:span><text:span text:style-name="T12">ejb </text:span><text:span text:style-name="T19">... </text:span><text:span text:style-name="T8">/&gt;</text:span><text:span text:style-name="T19"><text:tab/><text:tab/><text:tab/>(3)<text:tab/> </text:span></text:p>
      <text:p text:style-name="Código"><text:span text:style-name="T19"><text:tab/></text:span><text:span text:style-name="T8">&lt;</text:span><text:span text:style-name="T12">implements </text:span><text:span text:style-name="T19">...</text:span><text:span text:style-name="T8">/&gt;</text:span><text:span text:style-name="T19"> <text:tab/><text:tab/><text:tab/> <text:tab/> </text:span></text:p>
      <text:p text:style-name="Código"><text:span text:style-name="T19"><text:tab/></text:span><text:span text:style-name="T8">&lt;</text:span><text:span text:style-name="T12">property </text:span><text:span text:style-name="T19">...</text:span><text:span text:style-name="T8">/&gt;</text:span><text:span text:style-name="T19"> ...<text:tab/></text:span></text:p>
      <text:p text:style-name="Código"><text:span text:style-name="T19"><text:tab/></text:span><text:span text:style-name="T8">&lt;</text:span><text:span text:style-name="T12">reference </text:span><text:span text:style-name="T19">...</text:span><text:span text:style-name="T8">/&gt;</text:span><text:span text:style-name="T19"> ...<text:tab/><text:tab/> <text:tab/> </text:span></text:p>
      <text:p text:style-name="Código"><text:span text:style-name="T19"><text:tab/></text:span><text:span text:style-name="T8">&lt;</text:span><text:span text:style-name="T12">collection </text:span><text:span text:style-name="T19">...</text:span><text:span text:style-name="T8">/&gt;</text:span><text:span text:style-name="T19"> ...<text:tab/><text:tab/> <text:tab/> </text:span></text:p>
      <text:p text:style-name="Código"><text:span text:style-name="T19"><text:tab/></text:span><text:span text:style-name="T8">&lt;</text:span><text:span text:style-name="T12">method </text:span><text:span text:style-name="T19">...</text:span><text:span text:style-name="T8">/&gt;</text:span><text:span text:style-name="T19"> ...<text:tab/><text:tab/><text:tab/> <text:tab/> </text:span></text:p>
      <text:p text:style-name="Código"><text:span text:style-name="T19"><text:tab/></text:span><text:span text:style-name="T8">&lt;</text:span><text:span text:style-name="T12">finder </text:span><text:span text:style-name="T19">...</text:span><text:span text:style-name="T8">/&gt;</text:span><text:span text:style-name="T19"> ...<text:tab/><text:tab/><text:tab/> <text:tab/> </text:span></text:p>
      <text:p text:style-name="Código"><text:span text:style-name="T19"><text:tab/></text:span><text:span text:style-name="T8">&lt;</text:span><text:span text:style-name="T12">postcreate-calculator </text:span><text:span text:style-name="T19">...</text:span><text:span text:style-name="T8">/&gt;</text:span><text:span text:style-name="T19"> ...<text:tab/> <text:tab/> </text:span></text:p>
      <text:p text:style-name="Código"><text:span text:style-name="T19"><text:tab/></text:span><text:span text:style-name="T8">&lt;</text:span><text:span text:style-name="T12">postmodify-calculator </text:span><text:span text:style-name="T19">...</text:span><text:span text:style-name="T8">/&gt;</text:span><text:span text:style-name="T19"> ...<text:tab/> </text:span></text:p>
      <text:p text:style-name="Código"><text:span text:style-name="T19"><text:tab/></text:span><text:span text:style-name="T8">&lt;</text:span><text:span text:style-name="T12">validator </text:span><text:span text:style-name="T19">...</text:span><text:span text:style-name="T8">/&gt;</text:span><text:span text:style-name="T19"> ...<text:tab/><text:tab/> <text:tab/></text:span></text:p>
      <text:p text:style-name="Código"><text:span text:style-name="T19"><text:tab/></text:span><text:span text:style-name="T8">&lt;</text:span><text:span text:style-name="T12">remove-validator </text:span><text:span text:style-name="T19">...</text:span><text:span text:style-name="T8">/&gt;</text:span><text:span text:style-name="T19"> ...<text:tab/><text:tab/></text:span></text:p>
      <text:p text:style-name="Código"><text:span text:style-name="T9">&lt;/</text:span><text:span text:style-name="T13">aggregate</text:span><text:span text:style-name="T9">&gt;</text:span><text:span text:style-name="T20"><text:tab/><text:tab/></text:span></text:p>
      <text:list text:style-name="L31">
        <text:list-item>
          <text:p text:style-name="P164"><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164"><text:span text:style-name="Código">bean</text:span> (one, optional): Allows to specify a class written by you to implement the aggregate. The class has to be a JavaBean, that is a plain Java class with <text:span text:style-name="T3">getters</text:span> and <text:span text:style-name="T3">setters</text:span> for properties. <text:s/>Usually this is not used because it is much better that OpenXava generates the code for you.</text:p>
        </text:list-item>
        <text:list-item>
          <text:p text:style-name="P164"><text:span text:style-name="Código">ejb</text:span> (one, optional): Allows to use existing EJB2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list text:style-name="L1" text:continue-numbering="true">
        <text:list-item>
          <text:list text:continue-numbering="true">
            <text:list-item>
              <text:list text:continue-numbering="true">
                <text:list-item>
                  <text:h text:style-name="P504" text:outline-level="3">Reference to aggregate</text:h>
                </text:list-item>
              </text:list>
            </text:list-item>
          </text:list>
        </text:list-item>
      </text:list>
      <text:p text:style-name="Text_20_body">The first example is an aggregate <text:span text:style-name="Código">Address</text:span> that is referenced from the main entity.</text:p>
      <text:p text:style-name="Text_20_body">In the main entity you can write:</text:p>
      <text:p text:style-name="P17"><text:span text:style-name="T8">&lt;</text:span><text:span text:style-name="T12">reference </text:span><text:span text:style-name="T16">name</text:span><text:span text:style-name="T19">=</text:span><text:span text:style-name="T22">"address" </text:span><text:span text:style-name="T16">model</text:span><text:span text:style-name="T19">=</text:span><text:span text:style-name="T22">"Address" </text:span><text:span text:style-name="T16">required</text:span><text:span text:style-name="T19">=</text:span><text:span text:style-name="T22">"true"</text:span><text:span text:style-name="T8">/&gt;</text:span></text:p>
      <text:p text:style-name="Text_20_body">And in the component level you define:</text:p>
      <text:p text:style-name="Código"><text:span text:style-name="T8">&lt;</text:span><text:span text:style-name="T12">aggregate </text:span><text:span text:style-name="T16">name</text:span><text:span text:style-name="T19">=</text:span><text:span text:style-name="T22">"Address"</text:span><text:span text:style-name="T8">&gt;</text:span><text:span text:style-name="T19"><text:tab/><text:tab/></text:span></text:p>
      <text:p text:style-name="Código"><text:span text:style-name="T19"><text:tab/></text:span><text:span text:style-name="T8">&lt;</text:span><text:span text:style-name="T12">implements </text:span><text:span text:style-name="T16">interface</text:span><text:span text:style-name="T19">=</text:span><text:span text:style-name="T22">"org.openxava.test.ejb.IWithCity"</text:span><text:span text:style-name="T8">/&gt;</text:span><text:span text:style-name="T19"><text:tab/><text:tab/><text:tab/>(1)<text:tab/></text:span></text:p>
      <text:p text:style-name="Código"><text:span text:style-name="T19"><text:tab/></text:span><text:span text:style-name="T8">&lt;</text:span><text:span text:style-name="T12">property </text:span><text:span text:style-name="T16">name</text:span><text:span text:style-name="T19">=</text:span><text:span text:style-name="T22">"street" </text:span><text:span text:style-name="T16">type</text:span><text:span text:style-name="T19">=</text:span><text:span text:style-name="T22">"String" </text:span><text:span text:style-name="T16">size</text:span><text:span text:style-name="T19">=</text:span><text:span text:style-name="T22">"30" </text:span><text:span text:style-name="T16">required</text:span><text:span text:style-name="T19">=</text:span><text:span text:style-name="T22">"true"</text:span><text:span text:style-name="T8">/&gt;</text:span><text:span text:style-name="T19"> <text:tab/></text:span></text:p>
      <text:p text:style-name="Código"><text:span text:style-name="T19"><text:tab/></text:span><text:span text:style-name="T8">&lt;</text:span><text:span text:style-name="T12">property </text:span><text:span text:style-name="T16">name</text:span><text:span text:style-name="T19">=</text:span><text:span text:style-name="T22">"zipCode" </text:span><text:span text:style-name="T16">type</text:span><text:span text:style-name="T19">=</text:span><text:span text:style-name="T22">"int" </text:span><text:span text:style-name="T16">size</text:span><text:span text:style-name="T19">=</text:span><text:span text:style-name="T22">"5" </text:span><text:span text:style-name="T16">required</text:span><text:span text:style-name="T19">=</text:span><text:span text:style-name="T22">"true"</text:span><text:span text:style-name="T8">/&gt;</text:span><text:span text:style-name="T19"> <text:s/></text:span></text:p>
      <text:p text:style-name="Código"><text:span text:style-name="T19"><text:tab/></text:span><text:span text:style-name="T8">&lt;</text:span><text:span text:style-name="T12">property </text:span><text:span text:style-name="T16">name</text:span><text:span text:style-name="T19">=</text:span><text:span text:style-name="T22">"city" </text:span><text:span text:style-name="T16">type</text:span><text:span text:style-name="T19">=</text:span><text:span text:style-name="T22">"String" </text:span><text:span text:style-name="T16">size</text:span><text:span text:style-name="T19">=</text:span><text:span text:style-name="T22">"20"<text:tab/></text:span><text:span text:style-name="T16">required</text:span><text:span text:style-name="T19">=</text:span><text:span text:style-name="T22">"true"</text:span><text:span text:style-name="T8">/&gt;</text:span><text:span text:style-name="T19"> <text:s/></text:span></text:p>
      <text:p text:style-name="Código"><text:span text:style-name="T19"><text:tab/></text:span><text:span text:style-name="T8">&lt;</text:span><text:span text:style-name="T12">reference </text:span><text:span text:style-name="T16">name</text:span><text:span text:style-name="T19">=</text:span><text:span text:style-name="T22">"state" </text:span><text:span text:style-name="T16">required</text:span><text:span text:style-name="T19">=</text:span><text:span text:style-name="T22">"true"</text:span><text:span text:style-name="T8">/&gt;</text:span><text:span text:style-name="T19"><text:tab/><text:tab/><text:tab/><text:tab/><text:tab/>(2)</text:span></text:p>
      <text:p text:style-name="Código"><text:span text:style-name="T9">&lt;/</text:span><text:span text:style-name="T13">aggregate</text:span><text:span text:style-name="T9">&gt;</text:span><text:span text:style-name="T20"><text:tab/></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2</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list text:style-name="L1" text:continue-numbering="true">
        <text:list-item>
          <text:list text:continue-numbering="true">
            <text:list-item>
              <text:list text:continue-numbering="true">
                <text:list-item>
                  <text:h text:style-name="P504" text:outline-level="3">Collection of aggregates</text:h>
                </text:list-item>
              </text:list>
            </text:list-item>
          </text:list>
        </text:list-item>
      </text:list>
      <text:p text:style-name="Text_20_body">Now an example of a collection of aggregates. In the main entity (for example <text:span text:style-name="Código">Invoice</text:span>) you can write:</text:p>
      <text:p text:style-name="Código"><text:span text:style-name="T8">&lt;</text:span><text:span text:style-name="T12">collection </text:span><text:span text:style-name="T16">name</text:span><text:span text:style-name="T19">=</text:span><text:span text:style-name="T22">"details" </text:span><text:span text:style-name="T16">minimum</text:span><text:span text:style-name="T19">=</text:span><text:span text:style-name="T22">"1"</text:span><text:span text:style-name="T8">&gt;</text:span></text:p>
      <text:p text:style-name="Código"><text:span text:style-name="T19"><text:tab/></text:span><text:span text:style-name="T8">&lt;</text:span><text:span text:style-name="T12">reference </text:span><text:span text:style-name="T16">model</text:span><text:span text:style-name="T19">=</text:span><text:span text:style-name="T22">"InvoiceDetail"</text:span><text:span text:style-name="T8">/&gt;</text:span></text:p>
      <text:p text:style-name="Código"><text:span text:style-name="T9">&lt;/</text:span><text:span text:style-name="T13">collection</text:span><text:span text:style-name="T9">&gt;</text:span></text:p>
      <text:p text:style-name="Text_20_body">And define the <text:span text:style-name="Código">InvoiceDetail</text:span> aggregate:</text:p>
      <text:p text:style-name="Código"><text:span text:style-name="T8">&lt;</text:span><text:span text:style-name="T12">aggregate </text:span><text:span text:style-name="T16">name</text:span><text:span text:style-name="T19">=</text:span><text:span text:style-name="T22">"InvoiceDetail"</text:span><text:span text:style-name="T8">&gt;</text:span></text:p>
      <text:p text:style-name="Código"><text:span text:style-name="T19"><text:tab/></text:span><text:span text:style-name="T8">&lt;</text:span><text:span text:style-name="T12">property </text:span><text:span text:style-name="T16">name</text:span><text:span text:style-name="T19">=</text:span><text:span text:style-name="T22">"oid" </text:span><text:span text:style-name="T16">type</text:span><text:span text:style-name="T19">=</text:span><text:span text:style-name="T22">"String" </text:span><text:span text:style-name="T16">key</text:span><text:span text:style-name="T19">=</text:span><text:span text:style-name="T22">"true" </text:span><text:span text:style-name="T16">hidden</text:span><text:span text:style-name="T19">=</text:span><text:span text:style-name="T22">"true"</text:span><text:span text:style-name="T8">&gt;</text:span></text:p>
      <text:p text:style-name="Código"><text:span text:style-name="T19"><text:tab/><text:tab/></text:span><text:span text:style-name="T8">&lt;</text:span><text:span text:style-name="T12">default-value-calculator </text:span></text:p>
      <text:p text:style-name="Código"><text:span text:style-name="T12"><text:tab/><text:tab/><text:tab/></text:span><text:span text:style-name="T16">class</text:span><text:span text:style-name="T19">=</text:span><text:span text:style-name="T22">"org.openxava.test.calculators.InvoiceDetailOidCalculator"</text:span></text:p>
      <text:p text:style-name="Código"><text:span text:style-name="T22"><text:tab/><text:tab/><text:tab/></text:span><text:span text:style-name="T16">on-create</text:span><text:span text:style-name="T19">=</text:span><text:span text:style-name="T22">"true"</text:span><text:span text:style-name="T8">/&gt;</text:span></text:p>
      <text:p text:style-name="Código"><text:span text:style-name="T19"><text:tab/></text:span><text:span text:style-name="T8">&lt;/</text:span><text:span text:style-name="T12">property</text:span><text:span text:style-name="T8">&gt;</text:span></text:p>
      <text:p text:style-name="Código"><text:span text:style-name="T19"><text:tab/></text:span><text:span text:style-name="T8">&lt;</text:span><text:span text:style-name="T12">property </text:span><text:span text:style-name="T16">name</text:span><text:span text:style-name="T19">=</text:span><text:span text:style-name="T22">"serviceType"</text:span><text:span text:style-name="T8">&gt;</text:span></text:p>
      <text:p text:style-name="Código"><text:span text:style-name="T19"><text:tab/><text:tab/></text:span><text:span text:style-name="T8">&lt;</text:span><text:span text:style-name="T12">valid-values</text:span><text:span text:style-name="T8">&gt;</text:span></text:p>
      <text:p text:style-name="Código"><text:span text:style-name="T19"><text:tab/><text:tab/><text:tab/></text:span><text:span text:style-name="T8">&lt;</text:span><text:span text:style-name="T12">valid-value </text:span><text:span text:style-name="T16">value</text:span><text:span text:style-name="T19">=</text:span><text:span text:style-name="T22">"special"</text:span><text:span text:style-name="T8">/&gt;</text:span></text:p>
      <text:p text:style-name="Código"><text:span text:style-name="T19"><text:tab/><text:tab/><text:tab/></text:span><text:span text:style-name="T8">&lt;</text:span><text:span text:style-name="T12">valid-value </text:span><text:span text:style-name="T16">value</text:span><text:span text:style-name="T19">=</text:span><text:span text:style-name="T22">"urgent"</text:span><text:span text:style-name="T8">/&gt;</text:span></text:p>
      <text:p text:style-name="Código"><text:span text:style-name="T19"><text:tab/><text:tab/></text:span><text:span text:style-name="T8">&lt;/</text:span><text:span text:style-name="T12">valid-values</text:span><text:span text:style-name="T8">&gt;</text:span></text:p>
      <text:p text:style-name="Código"><text:span text:style-name="T19"><text:tab/></text:span><text:span text:style-name="T8">&lt;/</text:span><text:span text:style-name="T12">property</text:span><text:span text:style-name="T8">&gt;</text:span><text:span text:style-name="T19"><text:tab/><text:tab/><text:tab/></text:span></text:p>
      <text:p text:style-name="Código"><text:span text:style-name="T19"><text:tab/></text:span><text:span text:style-name="T8">&lt;</text:span><text:span text:style-name="T12">property </text:span><text:span text:style-name="T16">name</text:span><text:span text:style-name="T19">=</text:span><text:span text:style-name="T22">"quantity" </text:span><text:span text:style-name="T16">type</text:span><text:span text:style-name="T19">=</text:span><text:span text:style-name="T22">"int"</text:span></text:p>
      <text:p text:style-name="Código"><text:span text:style-name="T22"><text:tab/><text:tab/></text:span><text:span text:style-name="T16">size</text:span><text:span text:style-name="T19">=</text:span><text:span text:style-name="T22">"4" </text:span><text:span text:style-name="T16">required</text:span><text:span text:style-name="T19">=</text:span><text:span text:style-name="T22">"true"</text:span><text:span text:style-name="T8">/&gt;</text:span><text:span text:style-name="T19"><text:tab/><text:tab/></text:span></text:p>
      <text:p text:style-name="Código"><text:span text:style-name="T19"><text:tab/></text:span><text:span text:style-name="T8">&lt;</text:span><text:span text:style-name="T12">property </text:span><text:span text:style-name="T16">name</text:span><text:span text:style-name="T19">=</text:span><text:span text:style-name="T22">"unitPrice"</text:span></text:p>
      <text:p text:style-name="Código"><text:span text:style-name="T22"><text:tab/><text:tab/></text:span><text:span text:style-name="T16">stereotype</text:span><text:span text:style-name="T19">=</text:span><text:span text:style-name="T22">"MONEY" </text:span><text:span text:style-name="T16">required</text:span><text:span text:style-name="T19">=</text:span><text:span text:style-name="T22">"true"</text:span><text:span text:style-name="T8">/&gt;</text:span></text:p>
      <text:p text:style-name="Código"><text:span text:style-name="T19"><text:tab/></text:span><text:span text:style-name="T8">&lt;</text:span><text:span text:style-name="T12">property </text:span><text:span text:style-name="T16">name</text:span><text:span text:style-name="T19">=</text:span><text:span text:style-name="T22">"amount"</text:span></text:p>
      <text:p text:style-name="Código"><text:span text:style-name="T22"><text:tab/><text:tab/></text:span><text:span text:style-name="T16">stereotype</text:span><text:span text:style-name="T19">=</text:span><text:span text:style-name="T22">"MONEY"</text:span><text:span text:style-name="T8">&gt;</text:span></text:p>
      <text:p text:style-name="Código"><text:span text:style-name="T19"><text:tab/><text:tab/></text:span><text:span text:style-name="T8">&lt;</text:span><text:span text:style-name="T12">calculator </text:span></text:p>
      <text:p text:style-name="Código"><text:span text:style-name="T12"><text:tab/><text:tab/><text:tab/></text:span><text:span text:style-name="T16">class</text:span><text:span text:style-name="T19">=</text:span><text:span text:style-name="T22">"org.openxava.test.calculators.DetailAmountCalculator"</text:span><text:span text:style-name="T8">&gt;</text:span></text:p>
      <text:p text:style-name="Código"><text:span text:style-name="T19"><text:tab/><text:tab/><text:tab/></text:span><text:span text:style-name="T8">&lt;</text:span><text:span text:style-name="T12">set </text:span><text:span text:style-name="T16">property</text:span><text:span text:style-name="T19">=</text:span><text:span text:style-name="T22">"unitPrice"</text:span><text:span text:style-name="T8">/&gt;</text:span></text:p>
      <text:p text:style-name="Código"><text:span text:style-name="T19"><text:tab/><text:tab/><text:tab/></text:span><text:span text:style-name="T8">&lt;</text:span><text:span text:style-name="T12">set </text:span><text:span text:style-name="T16">property</text:span><text:span text:style-name="T19">=</text:span><text:span text:style-name="T22">"quantity"</text:span><text:span text:style-name="T8">/&gt;</text:span></text:p>
      <text:p text:style-name="Código"><text:span text:style-name="T19"><text:tab/><text:tab/></text:span><text:span text:style-name="T8">&lt;/</text:span><text:span text:style-name="T12">calculator</text:span><text:span text:style-name="T8">&gt;</text:span><text:span text:style-name="T19"><text:tab/><text:tab/><text:tab/></text:span></text:p>
      <text:p text:style-name="Código"><text:span text:style-name="T19"><text:tab/></text:span><text:span text:style-name="T8">&lt;/</text:span><text:span text:style-name="T12">property</text:span><text:span text:style-name="T8">&gt;</text:span></text:p>
      <text:p text:style-name="Código"><text:span text:style-name="T19"><text:tab/></text:span><text:span text:style-name="T8">&lt;</text:span><text:span text:style-name="T12">reference </text:span><text:span text:style-name="T16">model</text:span><text:span text:style-name="T19">=</text:span><text:span text:style-name="T22">"Product" </text:span><text:span text:style-name="T16">required</text:span><text:span text:style-name="T19">=</text:span><text:span text:style-name="T22">"true"</text:span><text:span text:style-name="T8">/&gt;</text:span></text:p>
      <text:p text:style-name="Código"><text:span text:style-name="T19"><text:tab/></text:span><text:span text:style-name="T8">&lt;</text:span><text:span text:style-name="T12">property </text:span><text:span text:style-name="T16">name</text:span><text:span text:style-name="T19">=</text:span><text:span text:style-name="T22">"deliveryDate" </text:span><text:span text:style-name="T16">type</text:span><text:span text:style-name="T19">=</text:span><text:span text:style-name="T22">"java.util.Date"</text:span><text:span text:style-name="T8">&gt;</text:span></text:p>
      <text:p text:style-name="Código"><text:span text:style-name="T19"><text:tab/><text:tab/></text:span><text:span text:style-name="T8">&lt;</text:span><text:span text:style-name="T12">default-value-calculator </text:span></text:p>
      <text:p text:style-name="Código"><text:span text:style-name="T12"><text:tab/><text:tab/><text:tab/></text:span><text:span text:style-name="T16">class</text:span><text:span text:style-name="T19">=</text:span><text:span text:style-name="T22">"org.openxava.calculators.CurrentDateCalculator"</text:span><text:span text:style-name="T8">/&gt;</text:span></text:p>
      <text:p text:style-name="Código"><text:span text:style-name="T19"><text:tab/></text:span><text:span text:style-name="T8">&lt;/</text:span><text:span text:style-name="T12">property</text:span><text:span text:style-name="T8">&gt;</text:span></text:p>
      <text:p text:style-name="Código"><text:span text:style-name="T19"><text:tab/></text:span><text:span text:style-name="T8">&lt;</text:span><text:span text:style-name="T12">reference </text:span><text:span text:style-name="T16">name</text:span><text:span text:style-name="T19">=</text:span><text:span text:style-name="T22">"soldBy" </text:span><text:span text:style-name="T16">model</text:span><text:span text:style-name="T19">=</text:span><text:span text:style-name="T22">"Seller"</text:span><text:span text:style-name="T8">/&gt;</text:span></text:p>
      <text:p text:style-name="Código"><text:span text:style-name="T19"><text:tab/></text:span><text:span text:style-name="T8">&lt;</text:span><text:span text:style-name="T12">property </text:span><text:span text:style-name="T16">name</text:span><text:span text:style-name="T19">=</text:span><text:span text:style-name="T22">"remarks" </text:span><text:span text:style-name="T16">stereotype</text:span><text:span text:style-name="T19">=</text:span><text:span text:style-name="T22">"MEMO"</text:span><text:span text:style-name="T8">/&gt;</text:span><text:span text:style-name="T19"><text:tab/><text:tab/></text:span></text:p>
      <text:p text:style-name="Código"/>
      <text:p text:style-name="Código"><text:span text:style-name="T19"><text:tab/></text:span><text:span text:style-name="T8">&lt;</text:span><text:span text:style-name="T12">validator </text:span><text:span text:style-name="T16">class</text:span><text:span text:style-name="T19">=</text:span><text:span text:style-name="T22">"org.openxava.test.validators.InvoiceDetailValidator"</text:span><text:span text:style-name="T8">&gt;</text:span></text:p>
      <text:p text:style-name="Código"><text:span text:style-name="T19"><text:tab/><text:tab/></text:span><text:span text:style-name="T8">&lt;</text:span><text:span text:style-name="T12">set </text:span><text:span text:style-name="T16">property</text:span><text:span text:style-name="T19">=</text:span><text:span text:style-name="T22">"invoice"</text:span><text:span text:style-name="T8">/&gt;</text:span></text:p>
      <text:p text:style-name="Código"><text:span text:style-name="T19"><text:tab/><text:tab/></text:span><text:span text:style-name="T8">&lt;</text:span><text:span text:style-name="T12">set </text:span><text:span text:style-name="T16">property</text:span><text:span text:style-name="T19">=</text:span><text:span text:style-name="T22">"oid"</text:span><text:span text:style-name="T8">/&gt;</text:span></text:p>
      <text:p text:style-name="Código"><text:span text:style-name="T19"><text:tab/><text:tab/></text:span><text:span text:style-name="T8">&lt;</text:span><text:span text:style-name="T12">set </text:span><text:span text:style-name="T16">property</text:span><text:span text:style-name="T19">=</text:span><text:span text:style-name="T22">"product"</text:span><text:span text:style-name="T8">/&gt;</text:span></text:p>
      <text:p text:style-name="Código"><text:span text:style-name="T19"><text:tab/><text:tab/></text:span><text:span text:style-name="T8">&lt;</text:span><text:span text:style-name="T12">set </text:span><text:span text:style-name="T16">property</text:span><text:span text:style-name="T19">=</text:span><text:span text:style-name="T22">"unitPrice"</text:span><text:span text:style-name="T8">/&gt;</text:span></text:p>
      <text:p text:style-name="Código"><text:span text:style-name="T19"><text:tab/></text:span><text:span text:style-name="T8">&lt;/</text:span><text:span text:style-name="T12">validator</text:span><text:span text:style-name="T8">&gt;</text:span></text:p>
      <text:p text:style-name="Código"><text:tab/><text:tab/></text:p>
      <text:p text:style-name="Código"><text:span text:style-name="T9">&lt;/</text:span><text:span text:style-name="T13">aggregate</text:span><text:span text:style-name="T9">&gt;</text:span></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text:span text:style-name="T3">(New in v2.1.1 Reference Guide: Explanation of implicit reference)</text:span> Every aggregate has a implicit reference to its container model. That is, <text:span text:style-name="Código">InvoiceDetail</text:span> has a reference named <text:s/><text:span text:style-name="Código">invoice</text:span>, even if the reference is not declared (although it can be optionally declared for refining purpose, for example, for making it key). This reference can be used in Java code, as following:</text:p>
      <text:p text:style-name="Código">InvoiceDetail detail = ... ;</text:p>
      <text:p text:style-name="Código">detail.getInvoice(); // For obtaining the parent</text:p>
      <text:p text:style-name="Text_20_body">Or it can be used in XML code, in this way:</text:p>
      <text:p text:style-name="Código"><text:span text:style-name="T8">&lt;</text:span><text:span text:style-name="T12">property </text:span><text:span text:style-name="T16">name</text:span><text:span text:style-name="T19">=</text:span><text:span text:style-name="T22">"oid" </text:span><text:span text:style-name="T16">type</text:span><text:span text:style-name="T19">=</text:span><text:span text:style-name="T22">"String" </text:span><text:span text:style-name="T16">key</text:span><text:span text:style-name="T19">=</text:span><text:span text:style-name="T22">"true" </text:span><text:span text:style-name="T16">hidden</text:span><text:span text:style-name="T19">=</text:span><text:span text:style-name="T22">"true"</text:span><text:span text:style-name="T8">&gt;</text:span></text:p>
      <text:p text:style-name="Código"><text:span text:style-name="T19"><text:tab/></text:span><text:span text:style-name="T8">&lt;</text:span><text:span text:style-name="T12">default-value-calculator </text:span></text:p>
      <text:p text:style-name="Código"><text:span text:style-name="T12"><text:tab/><text:tab/></text:span><text:span text:style-name="T16">class</text:span><text:span text:style-name="T19">=</text:span><text:span text:style-name="T22">"org.openxava.test.calculators.InvoiceDetail2OidCalculator"</text:span></text:p>
      <text:p text:style-name="Código"><text:span text:style-name="T22"><text:tab/><text:tab/></text:span><text:span text:style-name="T16">on-create</text:span><text:span text:style-name="T19">=</text:span><text:span text:style-name="T22">"true"</text:span><text:span text:style-name="T8">&gt;</text:span></text:p>
      <text:p text:style-name="Código"><text:span text:style-name="T19"><text:tab/><text:tab/></text:span><text:span text:style-name="T8">&lt;</text:span><text:span text:style-name="T12">set </text:span><text:span text:style-name="T16">property</text:span><text:span text:style-name="T19">=</text:span><text:span text:style-name="T22">"invoiceYear" </text:span><text:span text:style-name="T16">from</text:span><text:span text:style-name="T19">=</text:span><text:span text:style-name="T22">"invoice.year"</text:span><text:span text:style-name="T8">/&gt;<text:tab/><text:tab/></text:span><text:span text:style-name="T19">(1)</text:span><text:span text:style-name="T8"><text:tab/></text:span></text:p>
      <text:p text:style-name="Código"><text:span text:style-name="T19"><text:tab/><text:tab/></text:span><text:span text:style-name="T8">&lt;</text:span><text:span text:style-name="T12">set </text:span><text:span text:style-name="T16">property</text:span><text:span text:style-name="T19">=</text:span><text:span text:style-name="T22">"invoiceNumber" </text:span><text:span text:style-name="T16">from</text:span><text:span text:style-name="T19">=</text:span><text:span text:style-name="T22">"invoice.number"</text:span><text:span text:style-name="T8">/&gt;<text:tab/></text:span><text:span text:style-name="T19">(1)</text:span></text:p>
      <text:p text:style-name="Código"><text:span text:style-name="T19"><text:tab/></text:span><text:span text:style-name="T8">&lt;/</text:span><text:span text:style-name="T12">default-value-calculator</text:span><text:span text:style-name="T8">&gt;</text:span></text:p>
      <text:p text:style-name="Código"><text:span text:style-name="T8">&lt;/</text:span><text:span text:style-name="T12">property&gt;</text:span></text:p>
      <text:p text:style-name="Text_20_body">In this case we use <text:span text:style-name="Código">invoice</text:span> in the <text:span text:style-name="Código">from</text:span> attribute (1) although <text:span text:style-name="Código">invoice</text:span> is not declared in <text:span text:style-name="Código">InvoiceDetail</text:span>. <text:span text:style-name="T3">New in v2.1.1: using reference to parent model key properties in a from attribute <text:s/>(that is, from=”invoice.year”)</text:span></text:p>
      <text:p text:style-name="Text_20_body"/>
      <text:p text:style-name="Text_20_body"/>
      <text:list text:style-name="L1" text:continue-numbering="true">
        <text:list-item>
          <text:h text:style-name="P400" text:outline-level="1"><draw:frame draw:style-name="fr2" draw:name="Imagen41" text:anchor-type="paragraph" svg:width="16.999cm" svg:height="2.875cm" draw:z-index="21"><draw:image xlink:href="Pictures/10000000000002B900000076B9E0DEC8.jpg" xlink:type="simple" xlink:show="embed" xlink:actuate="onLoad"/></draw:frame>View</text:h>
        </text:list-item>
      </text:list>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12">view </text:span></text:p>
      <text:p text:style-name="Código"><text:span text:style-name="T12"><text:tab/></text:span><text:span text:style-name="T16">name</text:span><text:span text:style-name="T19">=</text:span><text:span text:style-name="T22">"name"<text:tab/><text:tab/><text:tab/><text:tab/></text:span><text:span text:style-name="T19">(1)</text:span></text:p>
      <text:p text:style-name="Código"><text:span text:style-name="T19"><text:tab/></text:span><text:span text:style-name="T16">label</text:span><text:span text:style-name="T19">=</text:span><text:span text:style-name="T22">"label"<text:tab/><text:tab/><text:tab/></text:span><text:span text:style-name="T19">(2)</text:span></text:p>
      <text:p text:style-name="Código"><text:span text:style-name="T19"><text:tab/></text:span><text:span text:style-name="T16">model</text:span><text:span text:style-name="T19">=</text:span><text:span text:style-name="T22">"model"<text:tab/><text:tab/><text:tab/></text:span><text:span text:style-name="T19">(3)</text:span></text:p>
      <text:p text:style-name="Código"><text:span text:style-name="T19"><text:tab/></text:span><text:span text:style-name="T16">members</text:span><text:span text:style-name="T19">=</text:span><text:span text:style-name="T22">"members"<text:tab/><text:tab/><text:tab/></text:span><text:span text:style-name="T19">(4)</text:span></text:p>
      <text:p text:style-name="P15">&gt;</text:p>
      <text:p text:style-name="Código"><text:span text:style-name="T8"><text:tab/>&lt;</text:span><text:span text:style-name="T12">property </text:span><text:span text:style-name="T19">... </text:span><text:span text:style-name="T8">/&gt;</text:span><text:span text:style-name="T19"> ...<text:tab/><text:tab/>(5)</text:span></text:p>
      <text:p text:style-name="Código"><text:span text:style-name="T19"><text:tab/></text:span><text:span text:style-name="T8">&lt;</text:span><text:span text:style-name="T12">property-view </text:span><text:span text:style-name="T19">... </text:span><text:span text:style-name="T8">/&gt;</text:span><text:span text:style-name="T19"> ...<text:tab/><text:tab/>(6)</text:span></text:p>
      <text:p text:style-name="Código"><text:span text:style-name="T19"><text:tab/></text:span><text:span text:style-name="T8">&lt;</text:span><text:span text:style-name="T12">reference-view </text:span><text:span text:style-name="T19">... </text:span><text:span text:style-name="T8">/&gt;</text:span><text:span text:style-name="T19"> ...<text:tab/>(7)<text:tab/></text:span></text:p>
      <text:p text:style-name="Código"><text:span text:style-name="T19"><text:tab/></text:span><text:span text:style-name="T8">&lt;</text:span><text:span text:style-name="T12">collection-view </text:span><text:span text:style-name="T19">... </text:span><text:span text:style-name="T8">/&gt;</text:span><text:span text:style-name="T19"> ...<text:tab/>(8)</text:span></text:p>
      <text:p text:style-name="Código"><text:span text:style-name="T19"><text:tab/></text:span><text:span text:style-name="T8">&lt;</text:span><text:span text:style-name="T12">members </text:span><text:span text:style-name="T19">... </text:span><text:span text:style-name="T8">/&gt;</text:span><text:span text:style-name="T19"> ...<text:tab/><text:tab/><text:tab/>(9)</text:span></text:p>
      <text:p text:style-name="Código"><text:span text:style-name="T9">&lt;/</text:span><text:span text:style-name="T13">view</text:span><text:span text:style-name="T9">&gt;</text:span></text:p>
      <text:list text:style-name="L32">
        <text:list-item>
          <text:p text:style-name="P167"><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167"><text:span text:style-name="Código">label</text:span> (optional): The label that is showed to the user, if needed, when the view is displayed. It's <text:span text:style-name="T5">much better</text:span> use the <text:span text:style-name="Archivo_2f_Directorio">i18n</text:span> files.</text:p>
        </text:list-item>
        <text:list-item>
          <text:p text:style-name="P167"><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167"><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167"><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167"><text:span text:style-name="Código">property-view</text:span> (several, optional): Defines the format to display a property.</text:p>
        </text:list-item>
        <text:list-item>
          <text:p text:style-name="P167"><text:span text:style-name="Código">reference-view</text:span> (several, optional): Defines the format to display a reference.</text:p>
        </text:list-item>
        <text:list-item>
          <text:p text:style-name="P167"><text:span text:style-name="Código">collection-view</text:span> (several, optional): Defines the format to display a collection.</text:p>
        </text:list-item>
        <text:list-item>
          <text:p text:style-name="P167"><text:span text:style-name="Código">members</text:span> (one, optional): <text:s/>Indicates the members to display and its layout in the user interface. Is mutually exclusive with <text:s/>the <text:span text:style-name="Código">members </text:span>attribute. Inside <text:span text:style-name="Código">members</text:span> you can use <text:span text:style-name="Código">section</text:span> and <text:span text:style-name="Código">group</text:span> elements (see section 4.1) for layout purposes; or <text:span text:style-name="Código">action</text:span> <text:span text:style-name="T3">(new in v2.0.3)</text:span> element for showing a link associated to a custom action inside your view (see section 4.6). </text:p>
        </text:list-item>
      </text:list>
      <text:list text:style-name="L1" text:continue-numbering="true">
        <text:list-item>
          <text:list text:continue-numbering="true">
            <text:list-item>
              <text:h text:style-name="P412" text:outline-level="2">Layout</text:h>
            </text:list-item>
          </text:list>
        </text:list-item>
      </text:list>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12">entity</text:span><text:span text:style-name="T8">&gt;</text:span></text:p>
      <text:p text:style-name="Código"><text:span text:style-name="T19"><text:tab/></text:span><text:span text:style-name="T8">&lt;</text:span><text:span text:style-name="T12">property </text:span><text:span text:style-name="T16">name</text:span><text:span text:style-name="T19">=</text:span><text:span text:style-name="T22">"zoneNumber" </text:span><text:span text:style-name="T16">key</text:span><text:span text:style-name="T19">=</text:span><text:span text:style-name="T22">"true"</text:span></text:p>
      <text:p text:style-name="Código"><text:span text:style-name="T22"><text:tab/><text:tab/></text:span><text:span text:style-name="T16">size</text:span><text:span text:style-name="T19">=</text:span><text:span text:style-name="T22">"3" </text:span><text:span text:style-name="T16">required</text:span><text:span text:style-name="T19">=</text:span><text:span text:style-name="T22">"true" </text:span><text:span text:style-name="T16">type</text:span><text:span text:style-name="T19">=</text:span><text:span text:style-name="T22">"int"</text:span><text:span text:style-name="T8">/&gt;</text:span><text:span text:style-name="T19"> <text:s text:c="2"/><text:tab/><text:tab/><text:tab/><text:tab/><text:tab/></text:span></text:p>
      <text:p text:style-name="Código"><text:span text:style-name="T19"><text:tab/></text:span><text:span text:style-name="T8">&lt;</text:span><text:span text:style-name="T12">property </text:span><text:span text:style-name="T16">name</text:span><text:span text:style-name="T19">=</text:span><text:span text:style-name="T22">"officeNumber" </text:span><text:span text:style-name="T16">key</text:span><text:span text:style-name="T19">=</text:span><text:span text:style-name="T22">"true"</text:span></text:p>
      <text:p text:style-name="Código"><text:span text:style-name="T22"><text:tab/><text:tab/></text:span><text:span text:style-name="T16">size</text:span><text:span text:style-name="T19">=</text:span><text:span text:style-name="T22">"3" </text:span><text:span text:style-name="T16">required</text:span><text:span text:style-name="T19">=</text:span><text:span text:style-name="T22">"true" </text:span><text:span text:style-name="T16">type</text:span><text:span text:style-name="T19">=</text:span><text:span text:style-name="T22">"int"</text:span><text:span text:style-name="T8">/&gt;</text:span><text:span text:style-name="T19"> <text:s text:c="2"/><text:tab/><text:tab/><text:tab/><text:tab/><text:tab/></text:span></text:p>
      <text:p text:style-name="Código"><text:span text:style-name="T19"><text:tab/></text:span><text:span text:style-name="T8">&lt;</text:span><text:span text:style-name="T12">property </text:span><text:span text:style-name="T16">name</text:span><text:span text:style-name="T19">=</text:span><text:span text:style-name="T22">"number" </text:span><text:span text:style-name="T16">key</text:span><text:span text:style-name="T19">=</text:span><text:span text:style-name="T22">"true"</text:span></text:p>
      <text:p text:style-name="Código"><text:span text:style-name="T22"><text:tab/><text:tab/></text:span><text:span text:style-name="T16">size</text:span><text:span text:style-name="T19">=</text:span><text:span text:style-name="T22">"3" </text:span><text:span text:style-name="T16">required</text:span><text:span text:style-name="T19">=</text:span><text:span text:style-name="T22">"true" </text:span><text:span text:style-name="T16">type</text:span><text:span text:style-name="T19">=</text:span><text:span text:style-name="T22">"int"</text:span><text:span text:style-name="T8">/&gt;</text:span><text:span text:style-name="T19"> <text:s/><text:tab/><text:tab/><text:tab/><text:tab/><text:tab/></text:span></text:p>
      <text:p text:style-name="Código"><text:span text:style-name="T19"><text:tab/></text:span><text:span text:style-name="T8">&lt;</text:span><text:span text:style-name="T12">property </text:span><text:span text:style-name="T16">name</text:span><text:span text:style-name="T19">=</text:span><text:span text:style-name="T22">"name" </text:span><text:span text:style-name="T16">type</text:span><text:span text:style-name="T19">=</text:span><text:span text:style-name="T22">"String"</text:span></text:p>
      <text:p text:style-name="Código"><text:span text:style-name="T22"><text:tab/><text:tab/></text:span><text:span text:style-name="T16">size</text:span><text:span text:style-name="T19">=</text:span><text:span text:style-name="T22">"40" </text:span><text:span text:style-name="T16">required</text:span><text:span text:style-name="T19">=</text:span><text:span text:style-name="T22">"true"</text:span><text:span text:style-name="T8">/&gt;</text:span></text:p>
      <text:p text:style-name="Código"><text:span text:style-name="T9">&lt;/</text:span><text:span text:style-name="T13">entity</text:span><text:span text:style-name="T9">&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17"><text:span text:style-name="T8">&lt;</text:span><text:span text:style-name="T12">view </text:span><text:span text:style-name="T16">members</text:span><text:span text:style-name="T19">=</text:span><text:span text:style-name="T22">"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12">view</text:span><text:span text:style-name="T8">&gt;</text:span></text:p>
      <text:p text:style-name="Código"><text:span text:style-name="T19"><text:tab/></text:span><text:span text:style-name="T8">&lt;</text:span><text:span text:style-name="T12">members</text:span><text:span text:style-name="T8">&gt;</text:span></text:p>
      <text:p text:style-name="Código"><text:tab/><text:tab/>zoneNumber, officeNumber, number;</text:p>
      <text:p text:style-name="Código"><text:tab/><text:tab/>name</text:p>
      <text:p text:style-name="Código"><text:span text:style-name="T19"><text:tab/></text:span><text:span text:style-name="T8">&lt;/</text:span><text:span text:style-name="T12">members</text:span><text:span text:style-name="T8">&gt;</text:span><text:span text:style-name="T19"><text:tab/><text:tab/></text:span></text:p>
      <text:p text:style-name="Código"><text:span text:style-name="T9">&lt;/</text:span><text:span text:style-name="T13">view</text:span><text:span text:style-name="T9">&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list text:style-name="L1" text:continue-numbering="true">
        <text:list-item>
          <text:list text:continue-numbering="true">
            <text:list-item>
              <text:list text:continue-numbering="true">
                <text:list-item>
                  <text:h text:style-name="P504" text:outline-level="3"><draw:frame draw:style-name="fr1" draw:name="Imagen6" text:anchor-type="paragraph" svg:x="0.49cm" svg:y="0cm" svg:width="9.64cm" svg:height="1.782cm" draw:z-index="2"><draw:image xlink:href="Pictures/100000000000013B0000003B0B831EA1.jpg" xlink:type="simple" xlink:show="embed" xlink:actuate="onLoad"/></draw:frame>Groups</text:h>
                </text:list-item>
              </text:list>
            </text:list-item>
          </text:list>
        </text:list-item>
      </text:list>
      <text:p text:style-name="Text_20_body">With groups you can lump a set of related properties and it has this visual effect:</text:p>
      <text:p text:style-name="Código"><text:span text:style-name="T8">&lt;</text:span><text:span text:style-name="T12">view</text:span><text:span text:style-name="T8">&gt;</text:span></text:p>
      <text:p text:style-name="Código"><text:span text:style-name="T19"><text:tab/></text:span><text:span text:style-name="T8">&lt;</text:span><text:span text:style-name="T12">members</text:span><text:span text:style-name="T8">&gt;</text:span></text:p>
      <text:p text:style-name="Código"><text:span text:style-name="T19"><text:tab/><text:tab/></text:span><text:span text:style-name="T8">&lt;</text:span><text:span text:style-name="T12">group </text:span><text:span text:style-name="T16">name</text:span><text:span text:style-name="T19">=</text:span><text:span text:style-name="T22">"id"</text:span><text:span text:style-name="T8">&gt;</text:span></text:p>
      <text:p text:style-name="Código"><text:tab/><text:tab/><text:tab/>zoneNumber, officeNumber, number</text:p>
      <text:p text:style-name="Código"><text:span text:style-name="T19"><text:tab/><text:tab/></text:span><text:span text:style-name="T8">&lt;/</text:span><text:span text:style-name="T12">group</text:span><text:span text:style-name="T8">&gt;</text:span></text:p>
      <text:p text:style-name="Código"><text:tab/><text:tab/>; name</text:p>
      <text:p text:style-name="Código"><text:span text:style-name="T19"><text:tab/></text:span><text:span text:style-name="T8">&lt;/</text:span><text:span text:style-name="T12">members</text:span><text:span text:style-name="T8">&gt;</text:span></text:p>
      <text:p text:style-name="Código"><text:span text:style-name="T9">&lt;/</text:span><text:span text:style-name="T13">view</text:span><text:span text:style-name="T9">&gt;</text:span></text:p>
      <text:p text:style-name="Text_20_body">In this case the result is:</text:p>
      <text:p text:style-name="Text_20_body"><draw:frame draw:style-name="fr1" draw:name="Imagen2" text:anchor-type="paragraph" svg:x="0.452cm" svg:y="0cm" svg:width="9.64cm" svg:height="2.692cm" draw:z-index="22"><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12">group </text:span><text:span text:style-name="T16">name</text:span><text:span text:style-name="T19">=</text:span><text:span text:style-name="T22">"customer"</text:span><text:span text:style-name="T8">&gt;</text:span></text:p>
      <text:p text:style-name="Código"><text:tab/>type;</text:p>
      <text:p text:style-name="Código"><text:tab/>name; </text:p>
      <text:p text:style-name="Código"><text:span text:style-name="T8">&lt;/</text:span><text:span text:style-name="T12">group</text:span><text:span text:style-name="T8">&gt;</text:span></text:p>
      <text:p text:style-name="Código"><text:span text:style-name="T8">&lt;</text:span><text:span text:style-name="T12">group </text:span><text:span text:style-name="T16">name</text:span><text:span text:style-name="T19">=</text:span><text:span text:style-name="T22">"seller"</text:span><text:span text:style-name="T8">&gt;</text:span></text:p>
      <text:p text:style-name="Código"><text:tab/>seller;</text:p>
      <text:p text:style-name="Código"><text:tab/>relationWithSeller; </text:p>
      <text:p text:style-name="Código"><text:span text:style-name="T8">&lt;/</text:span><text:span text:style-name="T12">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7"><draw:image xlink:href="Pictures/10000000000002C50000009637EA6969.jpg" xlink:type="simple" xlink:show="embed" xlink:actuate="onLoad"/></draw:frame></text:p>
      <text:p text:style-name="Text_20_body">If you want one below the other then you must use a semicolon after the group name, like this:</text:p>
      <text:p text:style-name="Código"><text:span text:style-name="T8">&lt;</text:span><text:span text:style-name="T12">group </text:span><text:span text:style-name="T16">name</text:span><text:span text:style-name="T19">=</text:span><text:span text:style-name="T22">"customer"</text:span><text:span text:style-name="T8">&gt;</text:span></text:p>
      <text:p text:style-name="Código"><text:tab/>type;</text:p>
      <text:p text:style-name="Código"><text:tab/>name; </text:p>
      <text:p text:style-name="Código"><text:span text:style-name="T8">&lt;/</text:span><text:span text:style-name="T12">group</text:span><text:span text:style-name="T8">&gt;</text:span><text:span text:style-name="T19">;</text:span></text:p>
      <text:p text:style-name="Código"><text:span text:style-name="T8">&lt;</text:span><text:span text:style-name="T12">group </text:span><text:span text:style-name="T16">name</text:span><text:span text:style-name="T19">=</text:span><text:span text:style-name="T22">"seller"</text:span><text:span text:style-name="T8">&gt;</text:span></text:p>
      <text:p text:style-name="Código"><text:tab/>seller;</text:p>
      <text:p text:style-name="Código"><text:tab/>relationWithSeller; </text:p>
      <text:p text:style-name="Código"><text:span text:style-name="T9">&lt;/</text:span><text:span text:style-name="T13">group</text:span><text:span text:style-name="T9">&gt;</text:span></text:p>
      <text:p text:style-name="Text_20_body">In this case the view is shown this way:</text:p>
      <text:p text:style-name="Text_20_body"><draw:frame draw:style-name="fr3" draw:name="Imagen13" text:anchor-type="paragraph" svg:width="11.719cm" svg:height="7.287cm" draw:z-index="28"><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12">members</text:span><text:span text:style-name="T8">&gt;</text:span></text:p>
      <text:p text:style-name="Código"><text:tab/>invoice;<text:tab/><text:tab/><text:tab/></text:p>
      <text:p text:style-name="Código"><text:span text:style-name="T19"><text:tab/></text:span><text:span text:style-name="T8">&lt;</text:span><text:span text:style-name="T12">group </text:span><text:span text:style-name="T16">name</text:span><text:span text:style-name="T19">=</text:span><text:span text:style-name="T22">"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9"><text:tab/><text:tab/></text:span><text:span text:style-name="T8">&lt;</text:span><text:span text:style-name="T12">group </text:span><text:span text:style-name="T16">name</text:span><text:span text:style-name="T19">=</text:span><text:span text:style-name="T22">"transportData"</text:span><text:span text:style-name="T8">&gt;</text:span></text:p>
      <text:p text:style-name="Código"><text:tab/><text:tab/><text:tab/>distance; vehicle; transportMode; driverType;</text:p>
      <text:p text:style-name="Código"><text:span text:style-name="T19"><text:tab/><text:tab/></text:span><text:span text:style-name="T8">&lt;/</text:span><text:span text:style-name="T12">group</text:span><text:span text:style-name="T8">&gt;</text:span></text:p>
      <text:p text:style-name="Código"><text:span text:style-name="T19"><text:tab/><text:tab/></text:span><text:span text:style-name="T8">&lt;</text:span><text:span text:style-name="T12">group </text:span><text:span text:style-name="T16">name</text:span><text:span text:style-name="T19">=</text:span><text:span text:style-name="T22">"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9"><text:tab/><text:tab/></text:span><text:span text:style-name="T8">&lt;/</text:span><text:span text:style-name="T12">group</text:span><text:span text:style-name="T8">&gt;</text:span></text:p>
      <text:p text:style-name="Código"><text:span text:style-name="T19"><text:tab/></text:span><text:span text:style-name="T8">&lt;/</text:span><text:span text:style-name="T12">group</text:span><text:span text:style-name="T8">&gt;</text:span></text:p>
      <text:p text:style-name="Código"><text:span text:style-name="T8">&lt;/</text:span><text:span text:style-name="T12">members</text:span><text:span text:style-name="T8">&gt;</text:span></text:p>
      <text:p text:style-name="Código"/>
      <text:p text:style-name="Text_20_body">And the result will be:</text:p>
      <text:p text:style-name="P11"><draw:frame draw:style-name="fr2" draw:name="Imagen16" text:anchor-type="paragraph" svg:width="16.999cm" svg:height="9.59cm" draw:z-index="29"><draw:image xlink:href="Pictures/100000000000024E000001517D119F12.jpg" xlink:type="simple" xlink:show="embed" xlink:actuate="onLoad"/></draw:frame></text:p>
      <text:p text:style-name="Text_20_body"><text:span text:style-name="T3">New in v2.0.4: </text:span>Sometimes is useful to layout members aligned by columns, like in a table. For example, the next view:</text:p>
      <text:p text:style-name="Código"><text:span text:style-name="T8">&lt;</text:span><text:span text:style-name="T12">view </text:span><text:span text:style-name="T16">name</text:span><text:span text:style-name="T19">=</text:span><text:span text:style-name="T22">"Amounts"</text:span><text:span text:style-name="T8">&gt;</text:span></text:p>
      <text:p text:style-name="Código"><text:span text:style-name="T19"><text:tab/></text:span><text:span text:style-name="T8">&lt;</text:span><text:span text:style-name="T12">members</text:span><text:span text:style-name="T8">&gt;</text:span></text:p>
      <text:p text:style-name="Código"><text:tab/><text:tab/>year, number;</text:p>
      <text:p text:style-name="Código"><text:span text:style-name="T19"><text:tab/><text:tab/></text:span><text:span text:style-name="T8">&lt;</text:span><text:span text:style-name="T12">group </text:span><text:span text:style-name="T16">name</text:span><text:span text:style-name="T19">=</text:span><text:span text:style-name="T22">"amounts"</text:span><text:span text:style-name="T8">&gt;</text:span><text:span text:style-name="T19"> </text:span></text:p>
      <text:p text:style-name="Código"><text:tab/><text:tab/><text:tab/>customerDiscount, customerTypeDiscount, yearDiscount;</text:p>
      <text:p text:style-name="Código"><text:tab/><text:tab/><text:tab/>amountsSum, vatPercentage, vat;</text:p>
      <text:p text:style-name="Código"><text:span text:style-name="T19"><text:tab/><text:tab/></text:span><text:span text:style-name="T8">&lt;/</text:span><text:span text:style-name="T12">group</text:span><text:span text:style-name="T8">&gt;</text:span><text:span text:style-name="T19"><text:tab/><text:tab/><text:tab/></text:span></text:p>
      <text:p text:style-name="Código"><text:span text:style-name="T19"><text:tab/></text:span><text:span text:style-name="T8">&lt;/</text:span><text:span text:style-name="T12">members</text:span><text:span text:style-name="T8">&gt;</text:span></text:p>
      <text:p text:style-name="Código"><text:span text:style-name="T9">&lt;/</text:span><text:span text:style-name="T13">view</text:span><text:span text:style-name="T9">&gt;</text:span></text:p>
      <text:p text:style-name="Text_20_body">...will be displayed as following:</text:p>
      <text:p text:style-name="Text_20_body"><draw:frame draw:style-name="fr2" draw:name="graphics3" text:anchor-type="paragraph" svg:width="16.999cm" svg:height="2.729cm" draw:z-index="34"><draw:image xlink:href="Pictures/10000000000002FB0000007C28266D05.jpg" xlink:type="simple" xlink:show="embed" xlink:actuate="onLoad"/></draw:frame>This is ugly. It would be better to have all data aligned by columns. You can define the group in this way:</text:p>
      <text:p text:style-name="Código"><text:span text:style-name="T8">&lt;</text:span><text:span text:style-name="T12">view </text:span><text:span text:style-name="T16">name</text:span><text:span text:style-name="T19">=</text:span><text:span text:style-name="T22">"Amounts"</text:span><text:span text:style-name="T8">&gt;</text:span></text:p>
      <text:p text:style-name="Código"><text:span text:style-name="T19"><text:tab/></text:span><text:span text:style-name="T8">&lt;</text:span><text:span text:style-name="T12">members</text:span><text:span text:style-name="T8">&gt;</text:span></text:p>
      <text:p text:style-name="Código"><text:tab/><text:tab/>year, number;</text:p>
      <text:p text:style-name="Código"><text:span text:style-name="T19"><text:tab/><text:tab/></text:span><text:span text:style-name="T8">&lt;</text:span><text:span text:style-name="T12">group </text:span><text:span text:style-name="T16">name</text:span><text:span text:style-name="T19">=</text:span><text:span text:style-name="T22">"amounts" </text:span><text:span text:style-name="T18">aligned-by-columns</text:span><text:span text:style-name="T21">=</text:span><text:span text:style-name="T24">"true"</text:span><text:span text:style-name="T8">&gt;</text:span><text:span text:style-name="T19"> <text:tab/>(1)</text:span></text:p>
      <text:p text:style-name="Código"><text:tab/><text:tab/><text:tab/>customerDiscount, customerTypeDiscount, yearDiscount;</text:p>
      <text:p text:style-name="Código"><text:tab/><text:tab/><text:tab/>amountsSum, vatPercentage, vat;</text:p>
      <text:p text:style-name="Código"><text:span text:style-name="T19"><text:tab/><text:tab/></text:span><text:span text:style-name="T8">&lt;/</text:span><text:span text:style-name="T12">group</text:span><text:span text:style-name="T8">&gt;</text:span><text:span text:style-name="T19"><text:tab/><text:tab/><text:tab/></text:span></text:p>
      <text:p text:style-name="Código"><text:span text:style-name="T19"><text:tab/></text:span><text:span text:style-name="T8">&lt;/</text:span><text:span text:style-name="T12">members</text:span><text:span text:style-name="T8">&gt;</text:span></text:p>
      <text:p text:style-name="Código"><text:span text:style-name="T9">&lt;/</text:span><text:span text:style-name="T13">view</text:span><text:span text:style-name="T9">&gt;</text:span></text:p>
      <text:p text:style-name="Text_20_body">And you will obtain this result:</text:p>
      <text:p text:style-name="Text_20_body"><draw:frame draw:style-name="fr2" draw:name="graphics4" text:anchor-type="paragraph" svg:width="16.999cm" svg:height="2.517cm" draw:z-index="35"><draw:image xlink:href="Pictures/100000000000031A00000077C0483035.jpg" xlink:type="simple" xlink:show="embed" xlink:actuate="onLoad"/></draw:frame>Now, thanks to the <text:span text:style-name="Código">aligned-by-columns</text:span> (1) attribute, the members are aligned by columns.</text:p>
      <text:p text:style-name="Text_20_body">The attribute <text:span text:style-name="Código">aligned-by-columns</text:span> is also available for the sections (see below).</text:p>
      <text:list text:style-name="L1" text:continue-numbering="true">
        <text:list-item>
          <text:list text:continue-numbering="true">
            <text:list-item>
              <text:list text:continue-numbering="true">
                <text:list-item>
                  <text:h text:style-name="P504" text:outline-level="3">Sections</text:h>
                </text:list-item>
              </text:list>
            </text:list-item>
          </text:list>
        </text:list-item>
      </text:list>
      <text:p text:style-name="Text_20_body">Furthermore the members can be organized in sections. Let's see an example from the <text:span text:style-name="Código">Invoice</text:span> component:</text:p>
      <text:p text:style-name="Código"><text:span text:style-name="T8">&lt;</text:span><text:span text:style-name="T12">view</text:span><text:span text:style-name="T8">&gt;</text:span></text:p>
      <text:p text:style-name="Código"><text:span text:style-name="T19"><text:tab/></text:span><text:span text:style-name="T8">&lt;</text:span><text:span text:style-name="T12">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9"><text:tab/><text:tab/></text:span><text:span text:style-name="T8">&lt;</text:span><text:span text:style-name="T12">section </text:span><text:span text:style-name="T16">name</text:span><text:span text:style-name="T19">=</text:span><text:span text:style-name="T22">"customer"</text:span><text:span text:style-name="T8">&gt;</text:span><text:span text:style-name="T19">customer</text:span><text:span text:style-name="T8">&lt;/</text:span><text:span text:style-name="T12">section</text:span><text:span text:style-name="T8">&gt;</text:span></text:p>
      <text:p text:style-name="Código"><text:span text:style-name="T19"><text:tab/><text:tab/></text:span><text:span text:style-name="T8">&lt;</text:span><text:span text:style-name="T12">section </text:span><text:span text:style-name="T16">name</text:span><text:span text:style-name="T19">=</text:span><text:span text:style-name="T22">"details"</text:span><text:span text:style-name="T8">&gt;</text:span><text:span text:style-name="T19">details</text:span><text:span text:style-name="T8">&lt;/</text:span><text:span text:style-name="T12">section</text:span><text:span text:style-name="T8">&gt;</text:span><text:span text:style-name="T19"><text:tab/><text:tab/><text:tab/></text:span></text:p>
      <text:p text:style-name="Código"><text:span text:style-name="T19"><text:tab/><text:tab/></text:span><text:span text:style-name="T8">&lt;</text:span><text:span text:style-name="T12">section </text:span><text:span text:style-name="T16">name</text:span><text:span text:style-name="T19">=</text:span><text:span text:style-name="T22">"amounts"</text:span><text:span text:style-name="T8">&gt;</text:span><text:span text:style-name="T19">amountsSum; vatPercentage; vat</text:span><text:span text:style-name="T8">&lt;/</text:span><text:span text:style-name="T12">section</text:span><text:span text:style-name="T8">&gt;</text:span></text:p>
      <text:p text:style-name="Código"><text:span text:style-name="T19"><text:tab/><text:tab/></text:span><text:span text:style-name="T8">&lt;</text:span><text:span text:style-name="T12">section </text:span><text:span text:style-name="T16">name</text:span><text:span text:style-name="T19">=</text:span><text:span text:style-name="T22">"deliveries"</text:span><text:span text:style-name="T8">&gt;</text:span><text:span text:style-name="T19">deliveries</text:span><text:span text:style-name="T8">&lt;/</text:span><text:span text:style-name="T12">section</text:span><text:span text:style-name="T8">&gt;</text:span></text:p>
      <text:p text:style-name="Código"><text:span text:style-name="T19"><text:tab/></text:span><text:span text:style-name="T8">&lt;/</text:span><text:span text:style-name="T12">members</text:span><text:span text:style-name="T8">&gt;</text:span><text:span text:style-name="T19"><text:tab/><text:tab/><text:tab/><text:tab/><text:tab/><text:tab/></text:span></text:p>
      <text:p text:style-name="Código"><text:span text:style-name="T9">&lt;/</text:span><text:span text:style-name="T13">view</text:span><text:span text:style-name="T9">&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3">(new in v2.0)</text:span>. For example, you can define a view as this:</text:p>
      <text:p text:style-name="Código"><text:span text:style-name="T8">&lt;</text:span><text:span text:style-name="T12">view </text:span><text:span text:style-name="T16">name</text:span><text:span text:style-name="T19">=</text:span><text:span text:style-name="T22">"NestedSections"</text:span><text:span text:style-name="T8">&gt;</text:span></text:p>
      <text:p text:style-name="Código"><text:span text:style-name="T19"><text:tab/></text:span><text:span text:style-name="T8">&lt;</text:span><text:span text:style-name="T12">members</text:span><text:span text:style-name="T8">&gt;</text:span></text:p>
      <text:p text:style-name="Código"><text:tab/><text:tab/>year, number</text:p>
      <text:p text:style-name="Código"><text:span text:style-name="T19"><text:tab/><text:tab/></text:span><text:span text:style-name="T8">&lt;</text:span><text:span text:style-name="T12">section </text:span><text:span text:style-name="T16">name</text:span><text:span text:style-name="T19">=</text:span><text:span text:style-name="T22">"customer"</text:span><text:span text:style-name="T8">&gt;</text:span><text:span text:style-name="T19">customer</text:span><text:span text:style-name="T8">&lt;/</text:span><text:span text:style-name="T12">section</text:span><text:span text:style-name="T8">&gt;</text:span></text:p>
      <text:p text:style-name="Código"><text:span text:style-name="T19"><text:tab/><text:tab/></text:span><text:span text:style-name="T8">&lt;</text:span><text:span text:style-name="T12">section </text:span><text:span text:style-name="T16">name</text:span><text:span text:style-name="T19">=</text:span><text:span text:style-name="T22">"data"</text:span><text:span text:style-name="T8">&gt;</text:span><text:span text:style-name="T19"><text:tab/><text:tab/><text:tab/><text:tab/> </text:span></text:p>
      <text:p text:style-name="Código"><text:span text:style-name="T19"><text:tab/><text:tab/><text:tab/></text:span><text:span text:style-name="T8">&lt;</text:span><text:span text:style-name="T12">section </text:span><text:span text:style-name="T16">name</text:span><text:span text:style-name="T19">=</text:span><text:span text:style-name="T22">"details"</text:span><text:span text:style-name="T8">&gt;</text:span><text:span text:style-name="T19">details</text:span><text:span text:style-name="T8">&lt;/</text:span><text:span text:style-name="T12">section</text:span><text:span text:style-name="T8">&gt;</text:span></text:p>
      <text:p text:style-name="Código"><text:span text:style-name="T19"><text:tab/><text:tab/><text:tab/></text:span><text:span text:style-name="T8">&lt;</text:span><text:span text:style-name="T12">section </text:span><text:span text:style-name="T16">name</text:span><text:span text:style-name="T19">=</text:span><text:span text:style-name="T22">"amounts"</text:span><text:span text:style-name="T8">&gt;</text:span></text:p>
      <text:p text:style-name="Código"><text:span text:style-name="T19"><text:tab/><text:tab/><text:tab/><text:tab/></text:span><text:span text:style-name="T8">&lt;</text:span><text:span text:style-name="T12">section </text:span><text:span text:style-name="T16">name</text:span><text:span text:style-name="T19">=</text:span><text:span text:style-name="T22">"vat"</text:span><text:span text:style-name="T8">&gt;</text:span><text:span text:style-name="T19">vatPercentage; vat</text:span><text:span text:style-name="T8">&lt;/</text:span><text:span text:style-name="T12">section</text:span><text:span text:style-name="T8">&gt;</text:span><text:span text:style-name="T19"><text:tab/><text:tab/></text:span></text:p>
      <text:p text:style-name="Código"><text:span text:style-name="T19"><text:tab/><text:tab/><text:tab/><text:tab/></text:span><text:span text:style-name="T8">&lt;</text:span><text:span text:style-name="T12">section </text:span><text:span text:style-name="T16">name</text:span><text:span text:style-name="T19">=</text:span><text:span text:style-name="T22">"amountsSum"</text:span><text:span text:style-name="T8">&gt;</text:span><text:span text:style-name="T19">amountsSum</text:span><text:span text:style-name="T8">&lt;/</text:span><text:span text:style-name="T12">section</text:span><text:span text:style-name="T8">&gt;</text:span></text:p>
      <text:p text:style-name="Código"><text:span text:style-name="T19"><text:tab/><text:tab/><text:tab/></text:span><text:span text:style-name="T8">&lt;/</text:span><text:span text:style-name="T12">section</text:span><text:span text:style-name="T8">&gt;</text:span></text:p>
      <text:p text:style-name="Código"><text:span text:style-name="T19"><text:tab/><text:tab/></text:span><text:span text:style-name="T8">&lt;/</text:span><text:span text:style-name="T12">section</text:span><text:span text:style-name="T8">&gt;</text:span><text:span text:style-name="T19"><text:tab/><text:tab/><text:tab/><text:tab/><text:tab/><text:tab/></text:span></text:p>
      <text:p text:style-name="Código"><text:span text:style-name="T19"><text:tab/><text:tab/></text:span><text:span text:style-name="T8">&lt;</text:span><text:span text:style-name="T12">section </text:span><text:span text:style-name="T16">name</text:span><text:span text:style-name="T19">=</text:span><text:span text:style-name="T22">"deliveries"</text:span><text:span text:style-name="T8">&gt;</text:span><text:span text:style-name="T19">deliveries</text:span><text:span text:style-name="T8">&lt;/</text:span><text:span text:style-name="T12">section</text:span><text:span text:style-name="T8">&gt;</text:span></text:p>
      <text:p text:style-name="Código"><text:span text:style-name="T19"><text:tab/></text:span><text:span text:style-name="T8">&lt;/</text:span><text:span text:style-name="T12">members</text:span><text:span text:style-name="T8">&gt;</text:span><text:span text:style-name="T19"><text:tab/><text:tab/><text:tab/><text:tab/></text:span><text:tab/><text:tab/></text:p>
      <text:p text:style-name="Código"><text:span text:style-name="T8">&lt;/</text:span><text:span text:style-name="T12">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1"><draw:image xlink:href="Pictures/1000000000000167000000C7ACDB9750.jpg" xlink:type="simple" xlink:show="embed" xlink:actuate="onLoad"/></draw:frame></text:p>
      <text:p text:style-name="Text_20_body"><text:span text:style-name="T3">New in v2.0.4:</text:span> As in the groups case, the sections allow using the attribute <text:span text:style-name="Código">aligned-by-columns</text:span>, like this:</text:p>
      <text:p text:style-name="Código"><text:span text:style-name="T8">&lt;</text:span><text:span text:style-name="T12">section </text:span><text:span text:style-name="T16">name</text:span><text:span text:style-name="T19">=</text:span><text:span text:style-name="T22">"amounts" </text:span><text:span text:style-name="T18">aligned-by-columns</text:span><text:span text:style-name="T21">=</text:span><text:span text:style-name="T24">"true"</text:span><text:span text:style-name="T8">&gt;</text:span> ... <text:span text:style-name="T8">&lt;/</text:span><text:span text:style-name="T12">section</text:span><text:span text:style-name="T8">&gt;</text:span></text:p>
      <text:p text:style-name="Text_20_body">With the same effect as in the group case. Look at section 4.1.2.</text:p>
      <text:list text:style-name="L1" text:continue-numbering="true">
        <text:list-item>
          <text:list text:continue-numbering="true">
            <text:list-item>
              <text:list text:continue-numbering="true">
                <text:list-item>
                  <text:h text:style-name="P504" text:outline-level="3">Layout philosophy</text:h>
                </text:list-item>
              </text:list>
            </text:list-item>
          </text:list>
        </text:list-item>
      </text:list>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list text:style-name="L1" text:continue-numbering="true">
        <text:list-item>
          <text:list text:continue-numbering="true">
            <text:list-item>
              <text:h text:style-name="P412" text:outline-level="2">Property view</text:h>
            </text:list-item>
          </text:list>
        </text:list-item>
      </text:list>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12">property-view </text:span></text:p>
      <text:p text:style-name="Código"><text:span text:style-name="T12"><text:tab/></text:span><text:span text:style-name="T16">property</text:span><text:span text:style-name="T19">=</text:span><text:span text:style-name="T22">"propertyName"<text:tab/><text:tab/><text:tab/><text:tab/><text:tab/></text:span><text:span text:style-name="T19">(1)</text:span></text:p>
      <text:p text:style-name="Código"><text:span text:style-name="T19"><text:tab/></text:span><text:span text:style-name="T16">label</text:span><text:span text:style-name="T19">=</text:span><text:span text:style-name="T22">"label"<text:tab/><text:tab/><text:tab/><text:tab/><text:tab/><text:tab/></text:span><text:span text:style-name="T19">(2)</text:span></text:p>
      <text:p text:style-name="Código"><text:span text:style-name="T19"><text:tab/></text:span><text:span text:style-name="T16">read-only</text:span><text:span text:style-name="T19">=</text:span><text:span text:style-name="T22">"true|false"<text:tab/><text:tab/><text:tab/><text:tab/><text:tab/></text:span><text:span text:style-name="T19">(3)</text:span></text:p>
      <text:p text:style-name="Código"><text:span text:style-name="T19"><text:tab/></text:span><text:span text:style-name="T16">label-format</text:span><text:span text:style-name="T19">=</text:span><text:span text:style-name="T22">"NORMAL|SMALL|NO_LABEL"<text:tab/><text:tab/><text:tab/></text:span><text:span text:style-name="T19">(4)</text:span></text:p>
      <text:p text:style-name="Código"><text:span text:style-name="T16"><text:tab/>editor</text:span><text:span text:style-name="T19">=</text:span><text:span text:style-name="T22">"editorName"<text:tab/><text:tab/><text:tab/><text:tab/><text:tab/><text:tab/></text:span><text:span text:style-name="T19">(5) new in v2.1.3</text:span></text:p>
      <text:p text:style-name="P15">&gt;</text:p>
      <text:p text:style-name="Código"><text:span text:style-name="T8"><text:tab/>&lt;</text:span><text:span text:style-name="T12">on-change </text:span><text:span text:style-name="T19">... </text:span><text:span text:style-name="T8">/&gt;</text:span><text:span text:style-name="T19"><text:tab/><text:tab/><text:tab/><text:tab/><text:tab/><text:tab/>(6)</text:span></text:p>
      <text:p text:style-name="Código"><text:span text:style-name="T19"><text:tab/></text:span><text:span text:style-name="T8">&lt;</text:span><text:span text:style-name="T12">action </text:span><text:span text:style-name="T19">... </text:span><text:span text:style-name="T8">/&gt;</text:span><text:span text:style-name="T19"> ...<text:tab/><text:tab/><text:tab/><text:tab/><text:tab/><text:tab/>(7)</text:span></text:p>
      <text:p text:style-name="Código"><text:span text:style-name="T9">&lt;/</text:span><text:span text:style-name="T13">property-view</text:span><text:span text:style-name="T9">&gt;</text:span></text:p>
      <text:list text:style-name="L33">
        <text:list-item>
          <text:p text:style-name="P176"><text:span text:style-name="Código">property</text:span> (required): Usually the <text:s/>name of a model property, although it also can be the name of a property of the view itself.</text:p>
        </text:list-item>
        <text:list-item>
          <text:p text:style-name="P176"><text:span text:style-name="Código">label</text:span> (optional): Modifies the label for this property in this view. To achieve this it is <text:span text:style-name="T5">much better</text:span> use the <text:span text:style-name="Archivo_2f_Directorio">i18n</text:span> files.</text:p>
        </text:list-item>
        <text:list-item>
          <text:p text:style-name="P176"><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176"><text:span text:style-name="Código">label-format</text:span> (optional): Format to display the label of this property.</text:p>
        </text:list-item>
        <text:list-item>
          <text:p text:style-name="P176"><text:span text:style-name="Código">editor</text:span> (optional): <text:span text:style-name="T3">New in v2.1.3</text:span>. Name of the editor to use for displaying the property in this view. The editor must be declared in <text:span text:style-name="Archivo_2f_Directorio">OpenXava/xava/default-editors.xml</text:span> or <text:span text:style-name="Archivo_2f_Directorio">xava/editors.xml</text:span> of your project.</text:p>
        </text:list-item>
        <text:list-item>
          <text:p text:style-name="P176"><text:span text:style-name="Código">on-change </text:span>(one, optional): Action to execute when the value of this property changes.</text:p>
        </text:list-item>
        <text:list-item>
          <text:p text:style-name="P176"><text:span text:style-name="Código">action</text:span> (several, optional): Actions (showed as links, buttons or images to the user) associated (visually) to this property and that the final user can execute.</text:p>
        </text:list-item>
      </text:list>
      <text:list text:style-name="L1" text:continue-numbering="true">
        <text:list-item>
          <text:list text:continue-numbering="true">
            <text:list-item>
              <text:list text:continue-numbering="true">
                <text:list-item>
                  <text:h text:style-name="P504" text:outline-level="3">Label format</text:h>
                </text:list-item>
              </text:list>
            </text:list-item>
          </text:list>
        </text:list-item>
      </text:list>
      <text:p text:style-name="Text_20_body">A simple example of using label format:</text:p>
      <text:p text:style-name="Código"><text:span text:style-name="T8">&lt;</text:span><text:span text:style-name="T12">view </text:span><text:span text:style-name="T16">model</text:span><text:span text:style-name="T19">=</text:span><text:span text:style-name="T22">"Address"</text:span><text:span text:style-name="T8">&gt;</text:span></text:p>
      <text:p text:style-name="Código"><text:span text:style-name="T19"><text:tab/></text:span><text:span text:style-name="T8">&lt;</text:span><text:span text:style-name="T12">property-view </text:span><text:span text:style-name="T16">property</text:span><text:span text:style-name="T19">=</text:span><text:span text:style-name="T22">"zipCode" </text:span><text:span text:style-name="T16">label-format</text:span><text:span text:style-name="T19">=</text:span><text:span text:style-name="T22">"SMALL"</text:span><text:span text:style-name="T8">/&gt;</text:span></text:p>
      <text:p text:style-name="Código"><text:span text:style-name="T9">&lt;/</text:span><text:span text:style-name="T13">view</text:span><text:span text:style-name="T9">&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list text:style-name="L1" text:continue-numbering="true">
        <text:list-item>
          <text:list text:continue-numbering="true">
            <text:list-item>
              <text:list text:continue-numbering="true">
                <text:list-item>
                  <text:h text:style-name="P504" text:outline-level="3">Value change event</text:h>
                </text:list-item>
              </text:list>
            </text:list-item>
          </text:list>
        </text:list-item>
      </text:list>
      <text:p text:style-name="Text_20_body">If you wish to react to the event of a value change of a property you can write:</text:p>
      <text:p text:style-name="Código"><text:span text:style-name="T8">&lt;</text:span><text:span text:style-name="T12">property-view </text:span><text:span text:style-name="T16">property</text:span><text:span text:style-name="T19">=</text:span><text:span text:style-name="T22">"carrier.number"</text:span><text:span text:style-name="T8">&gt;</text:span></text:p>
      <text:p text:style-name="Código"><text:span text:style-name="T19"><text:tab/></text:span><text:span text:style-name="T8">&lt;</text:span><text:span text:style-name="T12">on-change </text:span><text:span text:style-name="T16">class</text:span><text:span text:style-name="T19">=</text:span><text:span text:style-name="T22">"org.openxava.test.actions.OnChangeCarrierInDeliveryAction"</text:span><text:span text:style-name="T8">/&gt;</text:span></text:p>
      <text:p text:style-name="Código"><text:span text:style-name="T9">&lt;/</text:span><text:span text:style-name="T13">property-view</text:span><text:span text:style-name="T9">&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list text:style-name="L1" text:continue-numbering="true">
        <text:list-item>
          <text:list text:continue-numbering="true">
            <text:list-item>
              <text:list text:continue-numbering="true">
                <text:list-item>
                  <text:h text:style-name="P504" text:outline-level="3">Actions of property</text:h>
                </text:list-item>
              </text:list>
            </text:list-item>
          </text:list>
        </text:list-item>
      </text:list>
      <text:p text:style-name="Text_20_body">You can also specify actions that the user can click directly:</text:p>
      <text:p text:style-name="Código"><text:span text:style-name="T8">&lt;</text:span><text:span text:style-name="T12">property-view </text:span><text:span text:style-name="T16">property</text:span><text:span text:style-name="T19">=</text:span><text:span text:style-name="T22">"number"</text:span><text:span text:style-name="T8">&gt;</text:span></text:p>
      <text:p text:style-name="Código"><text:span text:style-name="T19"><text:tab/></text:span><text:span text:style-name="T8">&lt;</text:span><text:span text:style-name="T12">action </text:span><text:span text:style-name="T16">action</text:span><text:span text:style-name="T19">=</text:span><text:span text:style-name="T22">"Deliveries.generateNumber"</text:span><text:span text:style-name="T8">/&gt;</text:span><text:span text:style-name="T19"><text:tab/><text:tab/></text:span></text:p>
      <text:p text:style-name="Código"><text:span text:style-name="T8">&lt;/</text:span><text:span text:style-name="T12">property-view&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12">controller </text:span><text:span text:style-name="T16">name</text:span><text:span text:style-name="T19">=</text:span><text:span text:style-name="T22">"Deliveries"</text:span><text:span text:style-name="T8">&gt;</text:span></text:p>
      <text:p text:style-name="Código"><text:tab/>...</text:p>
      <text:p text:style-name="Código"><text:span text:style-name="T19"><text:tab/></text:span><text:span text:style-name="T8">&lt;</text:span><text:span text:style-name="T12">action </text:span><text:span text:style-name="T16">name</text:span><text:span text:style-name="T19">=</text:span><text:span text:style-name="T22">"generateNumber" </text:span><text:span text:style-name="T16">hidden</text:span><text:span text:style-name="T19">=</text:span><text:span text:style-name="T22">"true"</text:span></text:p>
      <text:p text:style-name="Código"><text:span text:style-name="T22"><text:tab/><text:tab/></text:span><text:span text:style-name="T16">class</text:span><text:span text:style-name="T19">=</text:span><text:span text:style-name="T22">"org.openxava.test.actions.GenerateDeliveryNumberAction"</text:span><text:span text:style-name="T8">&gt;</text:span><text:span text:style-name="T19"><text:tab/></text:span></text:p>
      <text:p text:style-name="Código"><text:span text:style-name="T19"><text:tab/><text:tab/></text:span><text:span text:style-name="T8">&lt;</text:span><text:span text:style-name="T12">use-object </text:span><text:span text:style-name="T16">name</text:span><text:span text:style-name="T19">=</text:span><text:span text:style-name="T22">"xava_view"</text:span><text:span text:style-name="T8">/&gt;</text:span><text:span text:style-name="T19"><text:tab/><text:tab/><text:tab/></text:span></text:p>
      <text:p text:style-name="Código"><text:span text:style-name="T19"><text:tab/></text:span><text:span text:style-name="T8">&lt;/</text:span><text:span text:style-name="T12">action</text:span><text:span text:style-name="T8">&gt;</text:span><text:span text:style-name="T19"><text:tab/><text:tab/></text:span></text:p>
      <text:p text:style-name="Código"><text:tab/>...</text:p>
      <text:p text:style-name="Código"><text:span text:style-name="T8">&lt;/</text:span><text:span text:style-name="T12">controller&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By default the action link is present only when the property is editable, but if the property is read-only or calculated then it is always present. You can use the attribute <text:span text:style-name="Código">always-enabled</text:span> <text:span text:style-name="T3">(new in v2.0.3)</text:span> to <text:span text:style-name="Código">true</text:span> so that the link is always present, even if the property is not editable. As following:</text:p>
      <text:p text:style-name="Código"><text:span text:style-name="T8">&lt;</text:span><text:span text:style-name="T12">action </text:span><text:span text:style-name="T16">action</text:span><text:span text:style-name="T19">=</text:span><text:span text:style-name="T22">"Deliveries.generateNumber" </text:span><text:span text:style-name="T16">always-enabled</text:span><text:span text:style-name="T19">=</text:span><text:span text:style-name="T22">"true"</text:span><text:span text:style-name="T8">/&gt;</text:span><text:span text:style-name="T19"><text:tab/><text:tab/></text:span></text:p>
      <text:p text:style-name="Text_20_body">The attribute <text:span text:style-name="Código">always-enabled</text:span> is optional and its default value is <text:span text:style-name="Código">false</text:span>.</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earn more details about actions.</text:p>
      <text:p text:style-name="Text_20_body">Optionally you can make your action an <text:span text:style-name="Código">IPropertyAction</text:span> <text:span text:style-name="T3">(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13"/>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list text:style-name="L1" text:continue-numbering="true">
        <text:list-item>
          <text:list text:continue-numbering="true">
            <text:list-item>
              <text:list text:continue-numbering="true">
                <text:list-item>
                  <text:h text:style-name="P504" text:outline-level="3">Choosing an editor <text:span text:style-name="T3">(new in v2.1.3)</text:span></text:h>
                </text:list-item>
              </text:list>
            </text:list-item>
          </text:list>
        </text:list-item>
      </text:list>
      <text:p text:style-name="Text_20_body">An editor display the property to the user and allows him to edit its value. OpenXava uses by default the editor associated to the stereotype or type of the property, but you can specify a concrete editor for display a property in a view.</text:p>
      <text:p text:style-name="Text_20_body">For example, OpenXava uses a combo for editing the properties of type <text:span text:style-name="Código">valid-values</text:span>, but if you want to display a property of this type in some particular view using a radio button you can define that view in this way:</text:p>
      <text:p text:style-name="Código"><text:span text:style-name="T8">&lt;</text:span><text:span text:style-name="T12">view </text:span><text:span text:style-name="T16">name</text:span><text:span text:style-name="T19">=</text:span><text:span text:style-name="T22">"TypeWithRadioButton"</text:span><text:span text:style-name="T8">&gt;</text:span></text:p>
      <text:p text:style-name="Código"><text:span text:style-name="T19"><text:tab/></text:span><text:span text:style-name="T8">&lt;</text:span><text:span text:style-name="T12">property-view </text:span><text:span text:style-name="T16">property</text:span><text:span text:style-name="T19">=</text:span><text:span text:style-name="T22">"type" </text:span><text:span text:style-name="T16">editor</text:span><text:span text:style-name="T19">=</text:span><text:span text:style-name="T22">"ValidValuesRadioButton"</text:span><text:span text:style-name="T8">/&gt;</text:span></text:p>
      <text:p text:style-name="Código"><text:span text:style-name="T19"><text:tab/></text:span><text:span text:style-name="T8">&lt;</text:span><text:span text:style-name="T12">members</text:span><text:span text:style-name="T8">&gt;</text:span>number; type; name; address<text:span text:style-name="T8">&lt;/</text:span><text:span text:style-name="T12">members</text:span><text:span text:style-name="T8">&gt;</text:span></text:p>
      <text:p text:style-name="Código"><text:span text:style-name="T10">&lt;/</text:span><text:span text:style-name="T14">view</text:span><text:span text:style-name="T10">&gt;</text:span></text:p>
      <text:p text:style-name="Text_20_body">In this case for displaying/editing the editor <text:span text:style-name="Código">ValidValuesRadioButton</text:span> will be used, instead of default one. <text:span text:style-name="Código">ValidValueRadioButton</text:span> is defined in <text:span text:style-name="Archivo_2f_Directorio">OpenXava/xava/default-editors.xml</text:span> as following:</text:p>
      <text:p text:style-name="Código"><text:span text:style-name="T8">&lt;</text:span><text:span text:style-name="T12">editor </text:span><text:span text:style-name="T16">name</text:span><text:span text:style-name="T19">=</text:span><text:span text:style-name="T22">"ValidValuesRadioButton" </text:span><text:span text:style-name="T16">url</text:span><text:span text:style-name="T19">=</text:span><text:span text:style-name="T22">"radioButtonEditor.jsp"</text:span><text:span text:style-name="T8">/&gt;</text:span><text:span text:style-name="T19"> <text:s/></text:span></text:p>
      <text:p text:style-name="Text_20_body">This editor is included with OpenXava, but you can create your own editors with your custom JSP code and declare them in the file <text:span text:style-name="Archivo_2f_Directorio">xava/editors.xml</text:span> of your project.</text:p>
      <text:p text:style-name="Text_20_body">This feature is for changing the editor only in one view. If you want to change the editor for a type, steroetype or a property of a model at application level then it's better to configure it using <text:span text:style-name="Archivo_2f_Directorio">xava/editors.xml</text:span> file.</text:p>
      <text:list text:style-name="L1" text:continue-numbering="true">
        <text:list-item>
          <text:list text:continue-numbering="true">
            <text:list-item>
              <text:h text:style-name="P412" text:outline-level="2">Reference view</text:h>
            </text:list-item>
          </text:list>
        </text:list-item>
      </text:list>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12">reference-view</text:span></text:p>
      <text:p text:style-name="Código"><text:span text:style-name="T12"><text:tab/></text:span><text:span text:style-name="T16">reference</text:span><text:span text:style-name="T19">=</text:span><text:span text:style-name="T22">"reference"<text:tab/><text:tab/> </text:span><text:span text:style-name="T19">(1)</text:span></text:p>
      <text:p text:style-name="Código"><text:span text:style-name="T19"><text:tab/></text:span><text:span text:style-name="T16">view</text:span><text:span text:style-name="T19">=</text:span><text:span text:style-name="T22">"view"<text:tab/><text:tab/><text:tab/><text:tab/> </text:span><text:span text:style-name="T19">(2)</text:span></text:p>
      <text:p text:style-name="Código"><text:span text:style-name="T19"><text:tab/></text:span><text:span text:style-name="T16">read-only</text:span><text:span text:style-name="T19">=</text:span><text:span text:style-name="T22">"true|false"<text:tab/><text:tab/> </text:span><text:span text:style-name="T19">(3)</text:span></text:p>
      <text:p text:style-name="Código"><text:span text:style-name="T19"><text:tab/></text:span><text:span text:style-name="T16">frame</text:span><text:span text:style-name="T19">=</text:span><text:span text:style-name="T22">"true|false"<text:tab/><text:tab/><text:tab/> </text:span><text:span text:style-name="T19">(4)</text:span></text:p>
      <text:p text:style-name="Código"><text:span text:style-name="T19"><text:tab/></text:span><text:span text:style-name="T16">create</text:span><text:span text:style-name="T19">=</text:span><text:span text:style-name="T22">"true|false"<text:tab/><text:tab/><text:tab/> </text:span><text:span text:style-name="T19">(5)</text:span></text:p>
      <text:p text:style-name="P13"><text:span text:style-name="T16"><text:tab/>modify</text:span>=<text:span text:style-name="T22">"true|false"<text:tab/><text:tab/><text:tab/> </text:span>(6)<text:tab/>new in v2.0.4</text:p>
      <text:p text:style-name="Código"><text:span text:style-name="T19"><text:tab/></text:span><text:span text:style-name="T16">search</text:span><text:span text:style-name="T19">=</text:span><text:span text:style-name="T22">"true|false"<text:tab/><text:tab/><text:tab/> </text:span><text:span text:style-name="T19">(7)</text:span></text:p>
      <text:p text:style-name="P13"><text:tab/><text:span text:style-name="T16">as-aggregate</text:span>=<text:span text:style-name="T22">"true|false"<text:tab/><text:tab/> </text:span>(8)<text:tab/>new in v2.0.3</text:p>
      <text:p text:style-name="P15">&gt;</text:p>
      <text:p text:style-name="Código"><text:span text:style-name="T8"><text:tab/>&lt;</text:span><text:span text:style-name="T12">search-action </text:span><text:span text:style-name="T19">... </text:span><text:span text:style-name="T8">/&gt;</text:span><text:span text:style-name="T19"><text:tab/><text:tab/> (9)</text:span></text:p>
      <text:p text:style-name="Código"><text:span text:style-name="T19"><text:tab/></text:span><text:span text:style-name="T8">&lt;</text:span><text:span text:style-name="T12">descriptions-list </text:span><text:span text:style-name="T19">... </text:span><text:span text:style-name="T8">/&gt;</text:span><text:span text:style-name="T19"><text:tab/><text:tab/>(10)</text:span></text:p>
      <text:p text:style-name="P13"><text:span text:style-name="T8"><text:tab/>&lt;</text:span><text:span text:style-name="T12">action </text:span>... <text:span text:style-name="T8">/&gt;</text:span> ...<text:tab/><text:tab/><text:tab/>(11)<text:tab/>new in v2.0.1</text:p>
      <text:p text:style-name="Código"><text:span text:style-name="T8">&lt;/</text:span><text:span text:style-name="T12">reference-view&gt;</text:span></text:p>
      <text:list text:style-name="L34">
        <text:list-item>
          <text:p text:style-name="P183"><text:span text:style-name="Código">reference</text:span> (required): Name of the reference to refine its presentation.</text:p>
        </text:list-item>
        <text:list-item>
          <text:p text:style-name="P183"><text:span text:style-name="Código">view</text:span> (optional): If you omit this attribute, then the default view of the referenced object is used. With this attribute you can indicate that it uses another view.</text:p>
        </text:list-item>
        <text:list-item>
          <text:p text:style-name="P183"><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183"><text:span text:style-name="Código">frame</text:span> (optional): If the reference is displayed inside a frame. The default value is <text:span text:style-name="Código">true</text:span>.</text:p>
        </text:list-item>
        <text:list-item>
          <text:p text:style-name="P183"><text:span text:style-name="Código">create</text:span> (optional): If the final user can create new objects of the referenced type from here. The default value is <text:span text:style-name="Código">true</text:span>.</text:p>
        </text:list-item>
        <text:list-item>
          <text:p text:style-name="P183"><text:span text:style-name="Código">modify</text:span> (optional): <text:span text:style-name="T3">(new in v2.0.4)</text:span> If the final user can modify the current referenced object from here. The default value is <text:span text:style-name="Código">true</text:span>.</text:p>
        </text:list-item>
        <text:list-item>
          <text:p text:style-name="P183"><text:span text:style-name="Código">search</text:span> (optional): If the user will have a link to make searches with a list, filters, etc. The default value is <text:span text:style-name="Código">true</text:span>.</text:p>
        </text:list-item>
        <text:list-item>
          <text:p text:style-name="P183"><text:span text:style-name="Código">as-aggregate</text:span> (optional): <text:span text:style-name="T3">(new in v2.0.3)</text:span> By default <text:span text:style-name="Código">false</text:span>. By default in the case of a reference to an aggregate the user can create and edit its data, while in the case of a reference to an entity the user can only to choose an existing entity. If you put <text:span text:style-name="Código">as-aggregate</text:span> to <text:span text:style-name="Código">true</text:span> then the user interface for references to entities behaves as a in the aggregate case, allowing to the user to create a new object and editing its data directly. It has no effect in case of a reference to aggregates. Warning! If you remove an entity its referenced entities are not removed, even if they are displayed using <text:span text:style-name="Código">as-aggregate=”true”</text:span>.</text:p>
        </text:list-item>
        <text:list-item>
          <text:p text:style-name="P183"><text:span text:style-name="Código">search-action</text:span> (one, optional): Allows you to specify your own action for searching.</text:p>
        </text:list-item>
        <text:list-item>
          <text:p text:style-name="P183"><text:span text:style-name="Código">descriptions-list</text:span>: Display the data as a list of descriptions, typically as a combo. Useful when there are few elements of the referenced object.</text:p>
        </text:list-item>
        <text:list-item>
          <text:p text:style-name="P183"><text:span text:style-name="Código">action</text:span> (several, optional): <text:span text:style-name="T3">(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12">entity</text:span><text:span text:style-name="T8">&gt;</text:span><text:span text:style-name="T19"><text:tab/><text:tab/></text:span></text:p>
      <text:p text:style-name="Código">...</text:p>
      <text:p text:style-name="Código"><text:span text:style-name="T19"><text:tab/></text:span><text:span text:style-name="T8">&lt;</text:span><text:span text:style-name="T12">reference </text:span><text:span text:style-name="T16">name</text:span><text:span text:style-name="T19">=</text:span><text:span text:style-name="T22">"family" </text:span><text:span text:style-name="T16">model</text:span><text:span text:style-name="T19">=</text:span><text:span text:style-name="T22">"Family" </text:span><text:span text:style-name="T16">required</text:span><text:span text:style-name="T19">=</text:span><text:span text:style-name="T22">"true"</text:span><text:span text:style-name="T8">/&gt;</text:span></text:p>
      <text:p text:style-name="Código">...</text:p>
      <text:p text:style-name="Código"><text:span text:style-name="T9">&lt;/</text:span><text:span text:style-name="T13">entity</text:span><text:span text:style-name="T9">&gt;</text:span></text:p>
      <text:p text:style-name="Text_20_body">The user interface will look like this <text:span text:style-name="T3">(modify link new in v2.0.4)</text:span>:</text:p>
      <text:p text:style-name="Text_20_body"><draw:frame draw:style-name="fr3" draw:name="graphics5" text:anchor-type="paragraph" svg:width="12.18cm" svg:height="2.692cm" draw:z-index="36"><draw:image xlink:href="Pictures/100000000000018E0000005984D86B2A.jpg" xlink:type="simple" xlink:show="embed" xlink:actuate="onLoad"/></draw:frame></text:p>
      <text:list text:style-name="L1" text:continue-numbering="true">
        <text:list-item>
          <text:list text:continue-numbering="true">
            <text:list-item>
              <text:list text:continue-numbering="true">
                <text:list-item>
                  <text:h text:style-name="P504" text:outline-level="3">Choose view</text:h>
                </text:list-item>
              </text:list>
            </text:list-item>
          </text:list>
        </text:list-item>
      </text:list>
      <text:p text:style-name="Text_20_body">The most simple customization is to specify the view of the referenced object that you want to use:</text:p>
      <text:p text:style-name="P17"><text:span text:style-name="T8">&lt;</text:span><text:span text:style-name="T12">reference-view </text:span><text:span text:style-name="T16">reference</text:span><text:span text:style-name="T19">=</text:span><text:span text:style-name="T22">"invoice" </text:span><text:span text:style-name="T16">view</text:span><text:span text:style-name="T19">=</text:span><text:span text:style-name="T22">"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12">component </text:span><text:span text:style-name="T16">name</text:span><text:span text:style-name="T19">=</text:span><text:span text:style-name="T22">"Invoice"</text:span><text:span text:style-name="T8">&gt;</text:span></text:p>
      <text:p text:style-name="Código">...</text:p>
      <text:p text:style-name="Código"><text:span text:style-name="T19"><text:tab/></text:span><text:span text:style-name="T8">&lt;</text:span><text:span text:style-name="T12">view </text:span><text:span text:style-name="T16">name</text:span><text:span text:style-name="T19">=</text:span><text:span text:style-name="T22">"Simple"</text:span><text:span text:style-name="T8">&gt;</text:span><text:span text:style-name="T19"><text:tab/><text:tab/></text:span></text:p>
      <text:p text:style-name="Código"><text:span text:style-name="T19"><text:tab/><text:tab/></text:span><text:span text:style-name="T8">&lt;</text:span><text:span text:style-name="T12">members</text:span><text:span text:style-name="T8">&gt;</text:span></text:p>
      <text:p text:style-name="Código"><text:tab/><text:tab/><text:tab/>year, number, date, yearDiscount;</text:p>
      <text:p text:style-name="Código"><text:span text:style-name="T19"><text:tab/><text:tab/></text:span><text:span text:style-name="T8">&lt;/</text:span><text:span text:style-name="T12">members</text:span><text:span text:style-name="T8">&gt;</text:span><text:span text:style-name="T19"><text:tab/><text:tab/></text:span></text:p>
      <text:p text:style-name="Código"><text:span text:style-name="T19"><text:tab/></text:span><text:span text:style-name="T8">&lt;/</text:span><text:span text:style-name="T12">view</text:span><text:span text:style-name="T8">&gt;</text:span><text:span text:style-name="T19"><text:tab/></text:span></text:p>
      <text:p text:style-name="Código">...</text:p>
      <text:p text:style-name="Código"><text:span text:style-name="T9">&lt;/</text:span><text:span text:style-name="T13">component</text:span><text:span text:style-name="T9">&gt;</text:span></text:p>
      <text:p text:style-name="Text_20_body">Thus, instead of using the default view of <text:span text:style-name="Código">Invoice</text:span> (that shows all invoice data) OpenXava will use the next one:</text:p>
      <text:list text:style-name="L1" text:continue-numbering="true">
        <text:list-item>
          <text:list text:continue-numbering="true">
            <text:list-item>
              <text:list text:continue-numbering="true">
                <text:list-item>
                  <text:h text:style-name="P504" text:outline-level="3"><draw:frame draw:style-name="fr1" draw:name="Imagen17" text:anchor-type="paragraph" svg:x="0.026cm" svg:y="0.093cm" svg:width="16.999cm" svg:height="1.916cm" draw:z-index="6"><draw:image xlink:href="Pictures/100000000000025D00000045EC0DCC35.jpg" xlink:type="simple" xlink:show="embed" xlink:actuate="onLoad"/></draw:frame>Customizing frame</text:h>
                </text:list-item>
              </text:list>
            </text:list-item>
          </text:list>
        </text:list-item>
      </text:list>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12">reference-view </text:span><text:span text:style-name="T16">reference</text:span><text:span text:style-name="T19">=</text:span><text:span text:style-name="T22">"seller" </text:span><text:span text:style-name="T16">frame</text:span><text:span text:style-name="T19">=</text:span><text:span text:style-name="T22">"false"</text:span><text:span text:style-name="T8">/&gt;</text:span></text:p>
      <text:p text:style-name="Código"><text:span text:style-name="T8">&lt;</text:span><text:span text:style-name="T12">members</text:span><text:span text:style-name="T8">&gt;</text:span></text:p>
      <text:p text:style-name="Código">...</text:p>
      <text:p text:style-name="Código"><text:span text:style-name="T19"><text:tab/></text:span><text:span text:style-name="T8">&lt;</text:span><text:span text:style-name="T12">group </text:span><text:span text:style-name="T16">name</text:span><text:span text:style-name="T19">=</text:span><text:span text:style-name="T22">"seller"</text:span><text:span text:style-name="T8">&gt;</text:span></text:p>
      <text:p text:style-name="Código"><text:tab/><text:tab/>seller;</text:p>
      <text:p text:style-name="Código"><text:tab/><text:tab/>relationWithSeller; </text:p>
      <text:p text:style-name="Código"><text:span text:style-name="T19"><text:tab/></text:span><text:span text:style-name="T8">&lt;/</text:span><text:span text:style-name="T12">group</text:span><text:span text:style-name="T8">&gt;</text:span></text:p>
      <text:p text:style-name="Código">...</text:p>
      <text:p text:style-name="Código"><text:span text:style-name="T9">&lt;/</text:span><text:span text:style-name="T13">members</text:span><text:span text:style-name="T9">&gt;</text:span><text:span text:style-name="T20"><text:tab/><text:tab/></text:span></text:p>
      <text:p text:style-name="P8"><text:tab/><text:tab/><text:tab/><text:tab/><text:tab/></text:p>
      <text:p text:style-name="Text_20_body">And the result:</text:p>
      <text:p text:style-name="Text_20_body"><draw:frame draw:style-name="fr1" draw:name="Imagen19" text:anchor-type="paragraph" svg:x="0.501cm" svg:y="0cm" svg:width="12.024cm" svg:height="3.507cm" draw:z-index="7"><draw:image xlink:href="Pictures/1000000000000189000000743748DD96.jpg" xlink:type="simple" xlink:show="embed" xlink:actuate="onLoad"/></draw:frame></text:p>
      <text:list text:style-name="L1" text:continue-numbering="true">
        <text:list-item>
          <text:list text:continue-numbering="true">
            <text:list-item>
              <text:list text:continue-numbering="true">
                <text:list-item>
                  <text:h text:style-name="P504" text:outline-level="3">Custom search action</text:h>
                </text:list-item>
              </text:list>
            </text:list-item>
          </text:list>
        </text:list-item>
      </text:list>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12">reference-view </text:span><text:span text:style-name="T16">reference</text:span><text:span text:style-name="T19">=</text:span><text:span text:style-name="T22">"seller"</text:span><text:span text:style-name="T8">&gt;</text:span></text:p>
      <text:p text:style-name="Código"><text:span text:style-name="T19"><text:tab/></text:span><text:span text:style-name="T8">&lt;</text:span><text:span text:style-name="T12">search-action </text:span><text:span text:style-name="T16">action</text:span><text:span text:style-name="T19">=</text:span><text:span text:style-name="T22">"MyReference.search"</text:span><text:span text:style-name="T8">/&gt;</text:span></text:p>
      <text:p text:style-name="Código"><text:span text:style-name="T9">&lt;/</text:span><text:span text:style-name="T13">reference-view</text:span><text:span text:style-name="T9">&gt;</text:span><text:span text:style-name="T20"><text:tab/><text:tab/><text:tab/></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12">controller </text:span><text:span text:style-name="T16">name</text:span><text:span text:style-name="T19">=</text:span><text:span text:style-name="T22">"MyReference"</text:span><text:span text:style-name="T8">&gt;</text:span></text:p>
      <text:p text:style-name="Código"><text:span text:style-name="T19"><text:tab/></text:span><text:span text:style-name="T8">&lt;</text:span><text:span text:style-name="T12">action </text:span><text:span text:style-name="T16">name</text:span><text:span text:style-name="T19">=</text:span><text:span text:style-name="T22">"search" </text:span><text:span text:style-name="T16">hidden</text:span><text:span text:style-name="T19">=</text:span><text:span text:style-name="T22">"true"</text:span></text:p>
      <text:p text:style-name="Código"><text:span text:style-name="T22"><text:tab/><text:tab/></text:span><text:span text:style-name="T16">class</text:span><text:span text:style-name="T19">=</text:span><text:span text:style-name="T22">"org.openxava.test.actions.MySearchAction"</text:span></text:p>
      <text:p text:style-name="Código"><text:span text:style-name="T22"><text:tab/><text:tab/></text:span><text:span text:style-name="T16">image</text:span><text:span text:style-name="T19">=</text:span><text:span text:style-name="T22">"images/search.gif"</text:span><text:span text:style-name="T8">&gt;</text:span><text:span text:style-name="T19"><text:tab/><text:tab/><text:tab/><text:tab/></text:span></text:p>
      <text:p text:style-name="Código"><text:span text:style-name="T19"><text:tab/><text:tab/></text:span><text:span text:style-name="T8">&lt;</text:span><text:span text:style-name="T12">use-object </text:span><text:span text:style-name="T16">name</text:span><text:span text:style-name="T19">=</text:span><text:span text:style-name="T22">"xava_view"</text:span><text:span text:style-name="T8">/&gt;</text:span></text:p>
      <text:p text:style-name="Código"><text:span text:style-name="T19"><text:tab/><text:tab/></text:span><text:span text:style-name="T8">&lt;</text:span><text:span text:style-name="T12">use-object </text:span><text:span text:style-name="T16">name</text:span><text:span text:style-name="T19">=</text:span><text:span text:style-name="T22">"xava_referenceSubview"</text:span><text:span text:style-name="T8">/&gt;</text:span></text:p>
      <text:p text:style-name="Código"><text:span text:style-name="T19"><text:tab/><text:tab/></text:span><text:span text:style-name="T8">&lt;</text:span><text:span text:style-name="T12">use-object </text:span><text:span text:style-name="T16">name</text:span><text:span text:style-name="T19">=</text:span><text:span text:style-name="T22">"xava_tab"</text:span><text:span text:style-name="T8">/&gt;</text:span></text:p>
      <text:p text:style-name="Código"><text:span text:style-name="T19"><text:tab/><text:tab/></text:span><text:span text:style-name="T8">&lt;</text:span><text:span text:style-name="T12">use-object </text:span><text:span text:style-name="T16">name</text:span><text:span text:style-name="T19">=</text:span><text:span text:style-name="T22">"xava_currentReferenceLabel"</text:span><text:span text:style-name="T8">/&gt;</text:span><text:span text:style-name="T19"><text:tab/><text:tab/><text:tab/></text:span></text:p>
      <text:p text:style-name="Código"><text:span text:style-name="T19"><text:tab/></text:span><text:span text:style-name="T8">&lt;/</text:span><text:span text:style-name="T12">action</text:span><text:span text:style-name="T8">&gt;</text:span><text:span text:style-name="T19"><text:tab/><text:tab/><text:tab/></text:span></text:p>
      <text:p text:style-name="Código"><text:tab/>...</text:p>
      <text:p text:style-name="Código"><text:span text:style-name="T9">&lt;/</text:span><text:span text:style-name="T13">controller</text:span><text:span text:style-name="T9">&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list text:style-name="L1" text:continue-numbering="true">
        <text:list-item>
          <text:list text:continue-numbering="true">
            <text:list-item>
              <text:list text:continue-numbering="true">
                <text:list-item>
                  <text:h text:style-name="P504" text:outline-level="3">Custom creation action</text:h>
                </text:list-item>
              </text:list>
            </text:list-item>
          </text:list>
        </text:list-item>
      </text:list>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12">controller </text:span><text:span text:style-name="T16">name</text:span><text:span text:style-name="T19">=</text:span><text:span text:style-name="T22">"WarehouseCreation"</text:span><text:span text:style-name="T8">&gt;</text:span></text:p>
      <text:p text:style-name="Código"><text:span text:style-name="T19"><text:tab/></text:span><text:span text:style-name="T8">&lt;</text:span><text:span text:style-name="T12">extends </text:span><text:span text:style-name="T16">controller</text:span><text:span text:style-name="T19">=</text:span><text:span text:style-name="T22">"NewCreation"</text:span><text:span text:style-name="T8">/&gt;</text:span></text:p>
      <text:p text:style-name="Código"><text:span text:style-name="T19"><text:tab/></text:span><text:span text:style-name="T8">&lt;</text:span><text:span text:style-name="T12">action </text:span><text:span text:style-name="T16">name</text:span><text:span text:style-name="T19">=</text:span><text:span text:style-name="T22">"new" </text:span><text:span text:style-name="T16">hidden</text:span><text:span text:style-name="T19">=</text:span><text:span text:style-name="T22">"true"</text:span></text:p>
      <text:p text:style-name="Código"><text:span text:style-name="T22"><text:tab/><text:tab/></text:span><text:span text:style-name="T16">class</text:span><text:span text:style-name="T19">=</text:span><text:span text:style-name="T22">"org.openxava.test.actions.CreateNewWarehouseFromReferenceAction"</text:span><text:span text:style-name="T8">&gt;</text:span></text:p>
      <text:p text:style-name="Código"><text:span text:style-name="T19"><text:tab/><text:tab/></text:span><text:span text:style-name="T8">&lt;</text:span><text:span text:style-name="T12">use-object </text:span><text:span text:style-name="T16">name</text:span><text:span text:style-name="T19">=</text:span><text:span text:style-name="T22">"xava_view"</text:span><text:span text:style-name="T8">/&gt;</text:span><text:span text:style-name="T19"><text:tab/><text:tab/><text:tab/></text:span></text:p>
      <text:p text:style-name="Código"><text:span text:style-name="T19"><text:tab/></text:span><text:span text:style-name="T8">&lt;/</text:span><text:span text:style-name="T12">action</text:span><text:span text:style-name="T8">&gt;</text:span><text:span text:style-name="T19"><text:tab/><text:tab/><text:tab/><text:tab/><text:tab/><text:tab/></text:span></text:p>
      <text:p text:style-name="Código"><text:span text:style-name="T8">&lt;/</text:span><text:span text:style-name="T12">controller&gt;</text:span></text:p>
      <text:p text:style-name="Text_20_body">In this case when the user clicks on the 'create' link, the user is directed to the default view of <text:span text:style-name="Código">Warehouse</text:span> and the actions in <text:span text:style-name="Código">WarehouseCreation</text:span> will be allowed.</text:p>
      <text:p text:style-name="Text_20_body">If you have an action called '<text:span text:style-name="Código">new</text:span>', it will be executed automatically before all. It can be used to initialize the view used to create a new object.</text:p>
      <text:list text:style-name="L1" text:continue-numbering="true">
        <text:list-item>
          <text:list text:continue-numbering="true">
            <text:list-item>
              <text:list text:continue-numbering="true">
                <text:list-item>
                  <text:h text:style-name="P504" text:outline-level="3">Custom modification action <text:span text:style-name="T3">(new in v2.0.4)</text:span></text:h>
                </text:list-item>
              </text:list>
            </text:list-item>
          </text:list>
        </text:list-item>
      </text:list>
      <text:p text:style-name="Text_20_body">If you do not write <text:span text:style-name="Código">modify=”false”</text:span> the user will have a link to modify the current referenced object. By default when a user clicks on this link, a default view of the referenced object is displayed and the final user can modify values and click a button to update it. If you want to define your custom actions (among them your <text:span text:style-name="Código">update</text:span> custom action) in the form used when modifying the current object, you must have a controller named as component but with the suffix <text:span text:style-name="Código">Modification</text:span>. If OpenXava see this controller it uses it instead of the default one to allow modifying the current object from a reference. For example, you can write in your <text:span text:style-name="Archivo_2f_Directorio">controllers.xml</text:span>:</text:p>
      <text:p text:style-name="P20">&lt;!-- </text:p>
      <text:p text:style-name="Código">Because its name is WarehouseModification (model name + Modification) it is used</text:p>
      <text:p text:style-name="Código">by default for modifying from reference, instead of Modification.</text:p>
      <text:p text:style-name="Código">The action 'search' is executed automatically.</text:p>
      <text:p text:style-name="P20">--&gt;</text:p>
      <text:p text:style-name="Código"><text:span text:style-name="T8">&lt;</text:span><text:span text:style-name="T12">controller </text:span><text:span text:style-name="T16">name</text:span><text:span text:style-name="T19">=</text:span><text:span text:style-name="T22">"WarehouseModification"</text:span><text:span text:style-name="T8">&gt;</text:span></text:p>
      <text:p text:style-name="Código"><text:span text:style-name="T19"><text:tab/></text:span><text:span text:style-name="T8">&lt;</text:span><text:span text:style-name="T12">extends </text:span><text:span text:style-name="T16">controller</text:span><text:span text:style-name="T19">=</text:span><text:span text:style-name="T22">"Modification"</text:span><text:span text:style-name="T8">/&gt;</text:span></text:p>
      <text:p text:style-name="Código"><text:span text:style-name="T19"><text:tab/></text:span><text:span text:style-name="T8">&lt;</text:span><text:span text:style-name="T12">action </text:span><text:span text:style-name="T16">name</text:span><text:span text:style-name="T19">=</text:span><text:span text:style-name="T22">"search" </text:span><text:span text:style-name="T16">hidden</text:span><text:span text:style-name="T19">=</text:span><text:span text:style-name="T22">"true"</text:span></text:p>
      <text:p text:style-name="Código"><text:span text:style-name="T22"><text:tab/><text:tab/></text:span><text:span text:style-name="T16">class</text:span><text:span text:style-name="T19">=</text:span><text:span text:style-name="T22">"org.openxava.test.actions.ModifyWarehouseFromReferenceAction"</text:span><text:span text:style-name="T8">&gt;</text:span></text:p>
      <text:p text:style-name="Código"><text:span text:style-name="T19"><text:tab/><text:tab/></text:span><text:span text:style-name="T8">&lt;</text:span><text:span text:style-name="T12">use-object </text:span><text:span text:style-name="T16">name</text:span><text:span text:style-name="T19">=</text:span><text:span text:style-name="T22">"xava_view"</text:span><text:span text:style-name="T8">/&gt;</text:span><text:span text:style-name="T19"><text:tab/><text:tab/><text:tab/></text:span></text:p>
      <text:p text:style-name="Código"><text:span text:style-name="T19"><text:tab/></text:span><text:span text:style-name="T8">&lt;/</text:span><text:span text:style-name="T12">action</text:span><text:span text:style-name="T8">&gt;</text:span><text:span text:style-name="T19"><text:tab/><text:tab/><text:tab/><text:tab/><text:tab/><text:tab/></text:span></text:p>
      <text:p text:style-name="Código"><text:span text:style-name="T8">&lt;/</text:span><text:span text:style-name="T12">controller</text:span><text:span text:style-name="T8">&gt;</text:span></text:p>
      <text:p text:style-name="Text_20_body">In this case when the user clicks on the 'modify' link, the user is directed to the default view of <text:span text:style-name="Código">Warehouse</text:span> and the actions in <text:span text:style-name="Código">WarehouseModification</text:span> will be allowed.</text:p>
      <text:p text:style-name="Text_20_body">If you have an action called '<text:span text:style-name="Código">search</text:span>', it will be executed automatically before all. It is used to initialize the view with the object to modify.</text:p>
      <text:list text:style-name="L1" text:continue-numbering="true">
        <text:list-item>
          <text:list text:continue-numbering="true">
            <text:list-item>
              <text:list text:continue-numbering="true">
                <text:list-item>
                  <text:h text:style-name="P504" text:outline-level="3">Descriptions list (combos)</text:h>
                </text:list-item>
              </text:list>
            </text:list-item>
          </text:list>
        </text:list-item>
      </text:list>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12">descriptions-list</text:span></text:p>
      <text:p text:style-name="Código"><text:span text:style-name="T12"><text:tab/></text:span><text:span text:style-name="T16">description-property</text:span><text:span text:style-name="T19">=</text:span><text:span text:style-name="T22">"property"<text:tab/><text:tab/></text:span><text:span text:style-name="T19">(1)</text:span></text:p>
      <text:p text:style-name="Código"><text:span text:style-name="T19"><text:tab/></text:span><text:span text:style-name="T16">description-properties</text:span><text:span text:style-name="T19">=</text:span><text:span text:style-name="T22">"properties”<text:tab/></text:span><text:span text:style-name="T19">(2)</text:span></text:p>
      <text:p text:style-name="Código"><text:span text:style-name="T19"><text:tab/></text:span><text:span text:style-name="T16">depends</text:span><text:span text:style-name="T19">=</text:span><text:span text:style-name="T22">"depends”<text:tab/><text:tab/><text:tab/><text:tab/></text:span><text:span text:style-name="T19">(3)</text:span></text:p>
      <text:p text:style-name="Código"><text:span text:style-name="T19"><text:tab/></text:span><text:span text:style-name="T16">condition</text:span><text:span text:style-name="T19">=</text:span><text:span text:style-name="T22">"condition"<text:tab/><text:tab/><text:tab/></text:span><text:span text:style-name="T19">(4)</text:span></text:p>
      <text:p text:style-name="Código"><text:span text:style-name="T19"><text:tab/></text:span><text:span text:style-name="T16">order-by-key</text:span><text:span text:style-name="T19">=</text:span><text:span text:style-name="T22">"true|false"<text:tab/><text:tab/><text:tab/></text:span><text:span text:style-name="T19">(5)</text:span></text:p>
      <text:p text:style-name="Código"><text:span text:style-name="T19"><text:tab/></text:span><text:span text:style-name="T16">order</text:span><text:span text:style-name="T19">=</text:span><text:span text:style-name="T22">"order"<text:tab/><text:tab/><text:tab/><text:tab/></text:span><text:span text:style-name="T19">(6) </text:span></text:p>
      <text:p text:style-name="Código"><text:span text:style-name="T19"><text:tab/></text:span><text:span text:style-name="T16">label-format</text:span><text:span text:style-name="T19">=</text:span><text:span text:style-name="T22">"NORMAL|SMALL|NO_LABEL"<text:tab/></text:span><text:span text:style-name="T19">(7) </text:span></text:p>
      <text:p text:style-name="P16">/&gt;</text:p>
      <text:list text:style-name="L35">
        <text:list-item>
          <text:p text:style-name="P194"><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194"><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194"><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194"><text:span text:style-name="Código">condition</text:span> (optional): Allows to specify a condition (with SQL style) to filter the values that are shown in the description list.</text:p>
        </text:list-item>
        <text:list-item>
          <text:p text:style-name="P194"><text:span text:style-name="Código">order-by-key</text:span> (optional): By default the data is ordered by description, but if you set this property to <text:span text:style-name="Código">true</text:span> it will be ordered by key.</text:p>
        </text:list-item>
        <text:list-item>
          <text:p text:style-name="P194"><text:span text:style-name="Código">order</text:span> (optional): Allows to specify an order (with SQL style) for the values that are shown in the description list.</text:p>
        </text:list-item>
        <text:list-item>
          <text:p text:style-name="P194"><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12">reference-view </text:span><text:span text:style-name="T16">reference</text:span><text:span text:style-name="T19">=</text:span><text:span text:style-name="T22">"warehouse"</text:span><text:span text:style-name="T8">&gt;</text:span></text:p>
      <text:p text:style-name="Código"><text:span text:style-name="T19"><text:tab/></text:span><text:span text:style-name="T8">&lt;</text:span><text:span text:style-name="T12">descriptions-list</text:span><text:span text:style-name="T8">/&gt;</text:span><text:span text:style-name="T19"><text:tab/><text:tab/><text:tab/><text:tab/><text:tab/><text:tab/><text:tab/></text:span></text:p>
      <text:p text:style-name="Código"><text:span text:style-name="T9">&lt;/</text:span><text:span text:style-name="T13">reference-view</text:span><text:span text:style-name="T9">&gt;</text:span></text:p>
      <text:p text:style-name="Text_20_body">That displays a reference to warehouse in this way:</text:p>
      <text:p text:style-name="Text_20_body"><draw:frame draw:style-name="fr1" draw:name="Imagen21" text:anchor-type="paragraph" svg:x="0.404cm" svg:y="0.053cm" svg:width="9.484cm" svg:height="9.583cm" draw:z-index="8"><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12">reference-view </text:span><text:span text:style-name="T16">reference</text:span><text:span text:style-name="T19">=</text:span><text:span text:style-name="T22">"family"</text:span><text:span text:style-name="T8">&gt;</text:span></text:p>
      <text:p text:style-name="Código"><text:span text:style-name="T19"><text:tab/></text:span><text:span text:style-name="T8">&lt;</text:span><text:span text:style-name="T12">descriptions-list </text:span><text:span text:style-name="T16">order-by-key</text:span><text:span text:style-name="T19">=</text:span><text:span text:style-name="T22">"true"</text:span><text:span text:style-name="T8">/&gt;</text:span><text:span text:style-name="T19"><text:tab/><text:tab/>(1)<text:tab/><text:tab/><text:tab/><text:tab/></text:span></text:p>
      <text:p text:style-name="Código"><text:span text:style-name="T8">&lt;/</text:span><text:span text:style-name="T12">reference-view</text:span><text:span text:style-name="T8">&gt;</text:span></text:p>
      <text:p text:style-name="Código"><text:tab/><text:tab/></text:p>
      <text:p text:style-name="Código"><text:span text:style-name="T8">&lt;</text:span><text:span text:style-name="T12">reference-view </text:span><text:span text:style-name="T16">reference</text:span><text:span text:style-name="T19">=</text:span><text:span text:style-name="T22">"subfamily" </text:span><text:span text:style-name="T16">create</text:span><text:span text:style-name="T19">=</text:span><text:span text:style-name="T22">"false"</text:span><text:span text:style-name="T8">&gt;</text:span><text:span text:style-name="T19"><text:tab/>(2)</text:span></text:p>
      <text:p text:style-name="Código"><text:span text:style-name="T19"><text:tab/></text:span><text:span text:style-name="T8">&lt;</text:span><text:span text:style-name="T12">descriptions-list <text:s/></text:span></text:p>
      <text:p text:style-name="Código"><text:span text:style-name="T12"><text:tab/><text:tab/></text:span><text:span text:style-name="T16">description-property</text:span><text:span text:style-name="T19">=</text:span><text:span text:style-name="T22">"description" <text:tab/><text:tab/></text:span><text:span text:style-name="T19">(3)</text:span></text:p>
      <text:p text:style-name="Código"><text:span text:style-name="T19"><text:tab/><text:tab/></text:span><text:span text:style-name="T16">depends</text:span><text:span text:style-name="T19">=</text:span><text:span text:style-name="T22">"family"<text:tab/><text:tab/><text:tab/><text:tab/><text:tab/></text:span><text:span text:style-name="T19">(4)</text:span></text:p>
      <text:p text:style-name="Código"><text:span text:style-name="T19"><text:tab/><text:tab/></text:span><text:span text:style-name="T16">condition</text:span><text:span text:style-name="T19">=</text:span><text:span text:style-name="T22">"${family.number} = ?"</text:span><text:span text:style-name="T8">/&gt;</text:span><text:span text:style-name="T19"><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9">&lt;/</text:span><text:span text:style-name="T13">reference-view</text:span><text:span text:style-name="T9">&gt;</text:span></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12">reference-view </text:span><text:span text:style-name="T16">reference</text:span><text:span text:style-name="T19">=</text:span><text:span text:style-name="T22">"alternateSeller" </text:span><text:span text:style-name="T16">read-only</text:span><text:span text:style-name="T19">=</text:span><text:span text:style-name="T22">"true"</text:span><text:span text:style-name="T8">&gt;</text:span></text:p>
      <text:p text:style-name="Código"><text:span text:style-name="T19"><text:tab/></text:span><text:span text:style-name="T8">&lt;</text:span><text:span text:style-name="T12">descriptions-list </text:span><text:span text:style-name="T16">description-properties</text:span><text:span text:style-name="T19">=</text:span><text:span text:style-name="T22">"level.description, name"</text:span><text:span text:style-name="T8">/&gt;</text:span></text:p>
      <text:p text:style-name="Código"><text:span text:style-name="T9">&lt;/</text:span><text:span text:style-name="T13">reference-view</text:span><text:span text:style-name="T9">&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list text:style-name="L1" text:continue-numbering="true">
        <text:list-item>
          <text:list text:continue-numbering="true">
            <text:list-item>
              <text:h text:style-name="P412" text:outline-level="2">Collection view</text:h>
            </text:list-item>
          </text:list>
        </text:list-item>
      </text:list>
      <text:p text:style-name="Text_20_body">Suitable to refine the collection presentation. Here is its syntax:</text:p>
      <text:p text:style-name="Código"><text:span text:style-name="T8">&lt;</text:span><text:span text:style-name="T12">collection-view </text:span></text:p>
      <text:p text:style-name="Código"><text:span text:style-name="T12"><text:tab/></text:span><text:span text:style-name="T16">collection</text:span><text:span text:style-name="T19">=</text:span><text:span text:style-name="T22">"collection"<text:tab/><text:tab/> </text:span><text:span text:style-name="T19">(1)</text:span></text:p>
      <text:p text:style-name="Código"><text:span text:style-name="T19"><text:tab/></text:span><text:span text:style-name="T16">view</text:span><text:span text:style-name="T19">=</text:span><text:span text:style-name="T22">"view"<text:tab/><text:tab/><text:tab/><text:tab/> </text:span><text:span text:style-name="T19">(2)</text:span></text:p>
      <text:p text:style-name="Código"><text:span text:style-name="T19"><text:tab/></text:span><text:span text:style-name="T16">read-only</text:span><text:span text:style-name="T19">=</text:span><text:span text:style-name="T22">"true|false"<text:tab/><text:tab/> </text:span><text:span text:style-name="T19">(3)</text:span></text:p>
      <text:p text:style-name="Código"><text:span text:style-name="T19"><text:tab/></text:span><text:span text:style-name="T16">edit-only</text:span><text:span text:style-name="T19">=</text:span><text:span text:style-name="T22">"true|false"<text:tab/><text:tab/> </text:span><text:span text:style-name="T19">(4)</text:span></text:p>
      <text:p text:style-name="Código"><text:span text:style-name="T19"><text:tab/></text:span><text:span text:style-name="T16">create-reference</text:span><text:span text:style-name="T19">=</text:span><text:span text:style-name="T22">"true|false"<text:tab/> </text:span><text:span text:style-name="T19">(5) </text:span></text:p>
      <text:p text:style-name="P13"><text:span text:style-name="T16"><text:tab/>modify-reference</text:span>=<text:span text:style-name="T22">"true|false"<text:tab/> </text:span>(6) new in v2.0.4</text:p>
      <text:p text:style-name="P13"><text:span text:style-name="T16"><text:tab/>as-aggregate</text:span>=<text:span text:style-name="T22">"true|false"<text:tab/> <text:tab/> </text:span>(7) new in v2.0.2</text:p>
      <text:p text:style-name="P15">&gt;</text:p>
      <text:p text:style-name="Código"><text:span text:style-name="T8"><text:tab/>&lt;</text:span><text:span text:style-name="T12">list-properties </text:span><text:span text:style-name="T19">... </text:span><text:span text:style-name="T8">/&gt;</text:span><text:span text:style-name="T19"><text:tab/><text:tab/> (8)</text:span></text:p>
      <text:p text:style-name="Código"><text:span text:style-name="T19"><text:tab/></text:span><text:span text:style-name="T8">&lt;</text:span><text:span text:style-name="T12">edit-action </text:span><text:span text:style-name="T19">... </text:span><text:span text:style-name="T8">/&gt;</text:span><text:span text:style-name="T19"><text:tab/><text:tab/><text:tab/> (9)</text:span></text:p>
      <text:p text:style-name="Código"><text:span text:style-name="T19"><text:tab/></text:span><text:span text:style-name="T8">&lt;</text:span><text:span text:style-name="T12">view-action </text:span><text:span text:style-name="T19">... </text:span><text:span text:style-name="T8">/&gt;</text:span><text:span text:style-name="T19"><text:tab/><text:tab/><text:tab/>(10) </text:span></text:p>
      <text:p text:style-name="P13"><text:tab/><text:span text:style-name="T8">&lt;new</text:span><text:span text:style-name="T12">-action </text:span>... <text:span text:style-name="T8">/&gt;</text:span><text:tab/><text:tab/><text:tab/>(11) new in v2.0.2</text:p>
      <text:p text:style-name="P13"><text:tab/><text:span text:style-name="T8">&lt;save</text:span><text:span text:style-name="T12">-action </text:span>... <text:span text:style-name="T8">/&gt;</text:span><text:tab/><text:tab/><text:tab/>(12) new in v2.0.2</text:p>
      <text:p text:style-name="P13"><text:tab/><text:span text:style-name="T8">&lt;hide-detail-</text:span><text:span text:style-name="T12">action </text:span>... <text:span text:style-name="T8">/&gt;</text:span><text:tab/>(13) new in v2.0.2</text:p>
      <text:p text:style-name="P13"><text:span text:style-name="T8"><text:tab/>&lt;remove</text:span><text:span text:style-name="T12">-action </text:span>... <text:span text:style-name="T8">/&gt;</text:span><text:tab/><text:tab/>(14) new in v2.0.2</text:p>
      <text:p text:style-name="P13"><text:tab/><text:span text:style-name="T8">&lt;remove</text:span><text:span text:style-name="T12">-selected-action </text:span>... <text:span text:style-name="T8">/&gt;</text:span><text:tab/>(15) new in v2.1</text:p>
      <text:p text:style-name="Código"><text:span text:style-name="T19"><text:tab/></text:span><text:span text:style-name="T8">&lt;</text:span><text:span text:style-name="T12">list-action </text:span><text:span text:style-name="T19">... </text:span><text:span text:style-name="T8">/&gt;</text:span><text:span text:style-name="T19"> ...<text:tab/><text:tab/>(16)</text:span></text:p>
      <text:p text:style-name="Código"><text:span text:style-name="T19"><text:tab/></text:span><text:span text:style-name="T8">&lt;</text:span><text:span text:style-name="T12">detail-action </text:span><text:span text:style-name="T19">... </text:span><text:span text:style-name="T8">/&gt;</text:span><text:span text:style-name="T19"> ...<text:tab/><text:tab/>(17)</text:span></text:p>
      <text:p text:style-name="Código"><text:span text:style-name="T9">&lt;/</text:span><text:span text:style-name="T13">collection-view</text:span><text:span text:style-name="T9">&gt;</text:span></text:p>
      <text:list text:style-name="L36">
        <text:list-item>
          <text:p text:style-name="P201"><text:span text:style-name="Código">collection</text:span> (required): The look of the collection with this name will be customized.</text:p>
        </text:list-item>
        <text:list-item>
          <text:p text:style-name="P201"><text:span text:style-name="Código">view</text:span> (optional): The view of the referenced object (each collection element) which is used to display the detail. By default the default view is used.</text:p>
        </text:list-item>
        <text:list-item>
          <text:p text:style-name="P201"><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201"><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201"><text:span text:style-name="Código">create-reference</text:span> (optional): By default <text:span text:style-name="Código">true</text:span>, if you set it to <text:span text:style-name="Código">false</text:span> then the final user doesn't get the link to create new objects of the referenced object type. This only applies in the case of an entity references collection.</text:p>
        </text:list-item>
        <text:list-item>
          <text:p text:style-name="P201"><text:span text:style-name="Código">modify-reference</text:span> (optional): <text:span text:style-name="T3">(new in v2.0.4)</text:span> By default <text:span text:style-name="Código">true</text:span>, if you set it to <text:span text:style-name="Código">false</text:span> then the final user doesn't get the link to modify the objects of the referenced object type. This only applies in the case of an entity references collection.</text:p>
        </text:list-item>
        <text:list-item>
          <text:p text:style-name="P201"><text:span text:style-name="Código">as-aggregate</text:span> (optional): <text:span text:style-name="T3">(new in v2.0.2)</text:span> By default <text:span text:style-name="Código">false</text:span>. By default the collections of aggregates allow the users to create and to edit elements, while the collections of entities allow only to choose existing entities to add to (or remove from) the collection. If you put <text:span text:style-name="Código">as-aggregate</text:span> to <text:span text:style-name="Código">true</text:span> then the collection of entities behaves as a collection of aggregates, allowing to the user to add objects and editing them directly. It has no effect in case of collections of aggregates.</text:p>
        </text:list-item>
        <text:list-item>
          <text:p text:style-name="P201"><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201"><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201"><text:span text:style-name="Código">view-action</text:span> (one, optional): Allows you to define your custom action to view a collection element. This is the action showed in each row, if the collection is read only.</text:p>
        </text:list-item>
        <text:list-item>
          <text:p text:style-name="P201"><text:span text:style-name="Código">new-action</text:span> (one, optional): <text:span text:style-name="T3">(new in v2.0.2)</text:span> Allows you to define your custom action to start adding a new element to the collection. This is the action executed on click in 'Add' link.</text:p>
        </text:list-item>
        <text:list-item>
          <text:p text:style-name="P201"><text:span text:style-name="Código">save-action</text:span> (one, optional): <text:span text:style-name="T3">(new in v2.0.2)</text:span> Allows you to define your custom action to save the collection element. This is the action executed on click in 'Save detail' link.</text:p>
        </text:list-item>
        <text:list-item>
          <text:p text:style-name="P201"><text:span text:style-name="Código">hide-detail-action</text:span> (one, optional): <text:span text:style-name="T3">(new in v2.0.2)</text:span> Allows you to define your custom action to hide the detail view. This is the action executed on click in 'Close' link.</text:p>
        </text:list-item>
        <text:list-item>
          <text:p text:style-name="P201"><text:span text:style-name="Código">remove-action</text:span> (one, optional): <text:span text:style-name="T3">(new in v2.0.2)</text:span> Allows you to define your custom action to remove the element from the collection. This is the action executed on click in 'Remove detail' link.</text:p>
        </text:list-item>
        <text:list-item>
          <text:p text:style-name="P201"><text:span text:style-name="Código">remove-selected-action</text:span> (one, optional): <text:span text:style-name="T3">(new in v2.1)</text:span> Allows you to define your custom action to remove the selected elements from the collection. This is the action executed when a user select some rows and then click in 'Remove selected' link.</text:p>
        </text:list-item>
        <text:list-item>
          <text:p text:style-name="P201"><text:span text:style-name="Código">list-action</text:span> (several, optional): To add actions in list mode; usually actions which scope is the entire collection.</text:p>
        </text:list-item>
        <text:list-item>
          <text:p text:style-name="P201"><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12">collection-view </text:span><text:span text:style-name="T16">collection</text:span><text:span text:style-name="T19">=</text:span><text:span text:style-name="T22">"customers" </text:span><text:span text:style-name="T16">view</text:span><text:span text:style-name="T19">=</text:span><text:span text:style-name="T22">"Simple"</text:span><text:span text:style-name="T8">&gt;</text:span></text:p>
      <text:p text:style-name="Código"><text:span text:style-name="T19"><text:tab/></text:span><text:span text:style-name="T8">&lt;</text:span><text:span text:style-name="T12">list-properties</text:span><text:span text:style-name="T8">&gt;</text:span></text:p>
      <text:p text:style-name="Código"><text:tab/><text:tab/>number, name, remarks, relationWithSeller, seller.level.description</text:p>
      <text:p text:style-name="Código"><text:span text:style-name="T19"><text:tab/></text:span><text:span text:style-name="T8">&lt;/</text:span><text:span text:style-name="T12">list-properties</text:span><text:span text:style-name="T8">&gt;</text:span></text:p>
      <text:p text:style-name="Código"><text:span text:style-name="T9">&lt;/</text:span><text:span text:style-name="T13">collection-view</text:span><text:span text:style-name="T9">&gt;</text:span></text:p>
      <text:p text:style-name="Text_20_body">And the collection is displayed:</text:p>
      <text:p text:style-name="Text_20_body"><draw:frame draw:style-name="fr1" draw:name="Imagen23" text:anchor-type="paragraph" svg:x="0.672cm" svg:y="0.049cm" svg:width="10.679cm" svg:height="3.297cm" draw:z-index="9"><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or 'Add',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If the view <text:span text:style-name="Código">Simple</text:span> of <text:span text:style-name="Código">Customer</text:span> is like this:</text:p>
      <text:p text:style-name="P17"><text:span text:style-name="T8">&lt;</text:span><text:span text:style-name="T12">view </text:span><text:span text:style-name="T16">name</text:span><text:span text:style-name="T19">=</text:span><text:span text:style-name="T22">"Simple" </text:span><text:span text:style-name="T16">members</text:span><text:span text:style-name="T19">=</text:span><text:span text:style-name="T22">"number; type; name; address"</text:span><text:span text:style-name="T8">/&gt;</text:span></text:p>
      <text:p text:style-name="Text_20_body">On clicking in a detail the following will be shown:</text:p>
      <text:p text:style-name="Text_20_body"/>
      <text:list text:style-name="L1" text:continue-numbering="true">
        <text:list-item>
          <text:list text:continue-numbering="true">
            <text:list-item>
              <text:list text:continue-numbering="true">
                <text:list-item>
                  <text:h text:style-name="P504" text:outline-level="3"><draw:frame draw:style-name="fr1" draw:name="Imagen33" text:anchor-type="paragraph" svg:x="0.524cm" svg:y="0cm" svg:width="14.415cm" svg:height="11.612cm" draw:z-index="15"><draw:image xlink:href="Pictures/10000000000001D700000180678F71D3.jpg" xlink:type="simple" xlink:show="embed" xlink:actuate="onLoad"/></draw:frame>Custom edit/view action</text:h>
                </text:list-item>
              </text:list>
            </text:list-item>
          </text:list>
        </text:list-item>
      </text:list>
      <text:p text:style-name="Text_20_body">You can refine easily the behavior when the 'Edit' link is clicked:</text:p>
      <text:p text:style-name="Código"><text:span text:style-name="T8">&lt;</text:span><text:span text:style-name="T12">collection-view </text:span><text:span text:style-name="T16">collection</text:span><text:span text:style-name="T19">=</text:span><text:span text:style-name="T22">"details"</text:span><text:span text:style-name="T8">&gt;</text:span></text:p>
      <text:p text:style-name="Código"><text:span text:style-name="T19"><text:tab/></text:span><text:span text:style-name="T8">&lt;</text:span><text:span text:style-name="T12">edit-action </text:span><text:span text:style-name="T16">action</text:span><text:span text:style-name="T19">=</text:span><text:span text:style-name="T22">"Invoices.editDetail"</text:span><text:span text:style-name="T8">/&gt;</text:span></text:p>
      <text:p text:style-name="Código"><text:span text:style-name="T9">&lt;/</text:span><text:span text:style-name="T13">collection-view</text:span><text:span text:style-name="T9">&gt;</text:span></text:p>
      <text:p text:style-name="Text_20_body">You have to define <text:span text:style-name="Código">Invoices.editDetail</text:span> in <text:span text:style-name="Archivo_2f_Directorio">controllers.xml</text:span>:</text:p>
      <text:p text:style-name="Código"><text:span text:style-name="T8">&lt;</text:span><text:span text:style-name="T12">controller </text:span><text:span text:style-name="T16">name</text:span><text:span text:style-name="T19">=</text:span><text:span text:style-name="T22">"Invoices"</text:span><text:span text:style-name="T8">&gt;</text:span></text:p>
      <text:p text:style-name="Código"><text:tab/>...</text:p>
      <text:p text:style-name="Código"><text:span text:style-name="T19"><text:tab/></text:span><text:span text:style-name="T8">&lt;</text:span><text:span text:style-name="T12">action </text:span><text:span text:style-name="T16">name</text:span><text:span text:style-name="T19">=</text:span><text:span text:style-name="T22">"editDetail" </text:span><text:span text:style-name="T16">hidden</text:span><text:span text:style-name="T19">=</text:span><text:span text:style-name="T22">"true"</text:span></text:p>
      <text:p text:style-name="Código"><text:span text:style-name="T22"><text:tab/><text:tab/></text:span><text:span text:style-name="T16">class</text:span><text:span text:style-name="T19">=</text:span><text:span text:style-name="T22">"org.openxava.test.actions.EditInvoiceDetailAction"</text:span><text:span text:style-name="T8">&gt;</text:span><text:span text:style-name="T19"><text:tab/></text:span></text:p>
      <text:p text:style-name="Código"><text:span text:style-name="T19"><text:tab/><text:tab/></text:span><text:span text:style-name="T8">&lt;</text:span><text:span text:style-name="T12">use-object </text:span><text:span text:style-name="T16">name</text:span><text:span text:style-name="T19">=</text:span><text:span text:style-name="T22">"xava_view"</text:span><text:span text:style-name="T8">/&gt;</text:span></text:p>
      <text:p text:style-name="Código"><text:span text:style-name="T19"><text:tab/></text:span><text:span text:style-name="T8">&lt;/</text:span><text:span text:style-name="T12">action</text:span><text:span text:style-name="T8">&gt;</text:span><text:span text:style-name="T19"><text:tab/><text:tab/><text:tab/></text:span></text:p>
      <text:p text:style-name="Código"><text:tab/>...</text:p>
      <text:p text:style-name="Código"><text:span text:style-name="T9">&lt;/</text:span><text:span text:style-name="T13">controller</text:span><text:span text:style-name="T9">&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The technique to refine the view action (the action for each row, if the collection is read only) is the same but using <text:span text:style-name="Código">&lt;view-action/&gt;</text:span> instead of <text:span text:style-name="Código">&lt;edit-action/&gt;</text:span>.</text:p>
      <text:list text:style-name="L1" text:continue-numbering="true">
        <text:list-item>
          <text:list text:continue-numbering="true">
            <text:list-item>
              <text:list text:continue-numbering="true">
                <text:list-item>
                  <text:h text:style-name="P504" text:outline-level="3">Custom list actions</text:h>
                </text:list-item>
              </text:list>
            </text:list-item>
          </text:list>
        </text:list-item>
      </text:list>
      <text:p text:style-name="Text_20_body">Adding our custom list actions (actions that apply to entire collections) is easy:</text:p>
      <text:p text:style-name="Código"><text:span text:style-name="T8">&lt;</text:span><text:span text:style-name="T12">collection-view </text:span><text:span text:style-name="T16">collection</text:span><text:span text:style-name="T19">=</text:span><text:span text:style-name="T22">"fellowCarriers" </text:span><text:span text:style-name="T16">view</text:span><text:span text:style-name="T19">=</text:span><text:span text:style-name="T22">"Simple"</text:span><text:span text:style-name="T8">&gt;</text:span></text:p>
      <text:p text:style-name="Código"><text:span text:style-name="T19"><text:tab/></text:span><text:span text:style-name="T8">&lt;</text:span><text:span text:style-name="T12">list-action </text:span><text:span text:style-name="T16">action</text:span><text:span text:style-name="T19">=</text:span><text:span text:style-name="T22">"Carriers.translateName"</text:span><text:span text:style-name="T8">/&gt;</text:span></text:p>
      <text:p text:style-name="Código"><text:span text:style-name="T9">&lt;/</text:span><text:span text:style-name="T13">collection-view</text:span><text:span text:style-name="T9">&gt;</text:span></text:p>
      <text:p text:style-name="Text_20_body">Now a new link is shown to user:</text:p>
      <text:p text:style-name="Text_20_body"><draw:frame draw:style-name="fr1" draw:name="Imagen25" text:anchor-type="paragraph" svg:x="0.554cm" svg:y="0cm" svg:width="6.689cm" svg:height="3.582cm" draw:z-index="10"><draw:image xlink:href="Pictures/10000000000001040000008DB8F7A55A.jpg" xlink:type="simple" xlink:show="embed" xlink:actuate="onLoad"/></draw:frame>And also you see that there is a check box in each row <text:span text:style-name="T3">(since v2.1.4 check box is always present in all collections)</text:span>.</text:p>
      <text:p text:style-name="Text_20_body">Also you need to define the action in <text:span text:style-name="Archivo_2f_Directorio">controllers.xml</text:span>:</text:p>
      <text:p text:style-name="Código"><text:span text:style-name="T8">&lt;</text:span><text:span text:style-name="T12">controller </text:span><text:span text:style-name="T16">name</text:span><text:span text:style-name="T19">=</text:span><text:span text:style-name="T22">"Carriers"</text:span><text:span text:style-name="T8">&gt;</text:span></text:p>
      <text:p text:style-name="Código"><text:span text:style-name="T19"><text:tab/></text:span><text:span text:style-name="T8">&lt;</text:span><text:span text:style-name="T12">action </text:span><text:span text:style-name="T16">name</text:span><text:span text:style-name="T19">=</text:span><text:span text:style-name="T22">"translateName" </text:span></text:p>
      <text:p text:style-name="Código"><text:span text:style-name="T22"><text:tab/><text:tab/></text:span><text:span text:style-name="T16">class</text:span><text:span text:style-name="T19">=</text:span><text:span text:style-name="T22">"org.openxava.test.actions.TranslateCarrierNameAction"</text:span><text:span text:style-name="T8">&gt;</text:span></text:p>
      <text:p text:style-name="Código"><text:span text:style-name="T19"><text:tab/></text:span><text:span text:style-name="T8">&lt;/</text:span><text:span text:style-name="T12">action</text:span><text:span text:style-name="T8">&gt;</text:span><text:span text:style-name="T19"><text:tab/><text:tab/></text:span></text:p>
      <text:p text:style-name="Código"><text:span text:style-name="T9">&lt;/</text:span><text:span text:style-name="T13">controller</text:span><text:span text:style-name="T9">&gt;</text:span><text:span text:style-name="T20"><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p text:style-name="Text_20_body">Also it's possible to use actions for list mode (see at section section 7.5) as list actions for a collection <text:span text:style-name="T3">(new in v2.1.4)</text:span>.</text:p>
      <text:list text:style-name="L1" text:continue-numbering="true">
        <text:list-item>
          <text:list text:continue-numbering="true">
            <text:list-item>
              <text:list text:continue-numbering="true">
                <text:list-item>
                  <text:h text:style-name="P504" text:outline-level="3">Default list actions <text:span text:style-name="T3">(new in v2.1.4)</text:span></text:h>
                </text:list-item>
              </text:list>
            </text:list-item>
          </text:list>
        </text:list-item>
      </text:list>
      <text:p text:style-name="Text_20_body">If you want to add some custom list actions to all the collection of your application you can do it creating a controller called <text:span text:style-name="Código">DefaultListActionsForCollections</text:span> in your own <text:span text:style-name="Archivo_2f_Directorio">xava/controller.xml</text:span> file as following:</text:p>
      <text:p text:style-name="Código"><text:span text:style-name="T8">&lt;</text:span><text:span text:style-name="T12">controller </text:span><text:span text:style-name="T16">name</text:span><text:span text:style-name="T19">=</text:span><text:span text:style-name="T22">"DefaultListActionsForCollections"</text:span><text:span text:style-name="T8">&gt;</text:span></text:p>
      <text:p text:style-name="Código"><text:span text:style-name="T19"><text:tab/></text:span><text:span text:style-name="T8">&lt;</text:span><text:span text:style-name="T12">extends </text:span><text:span text:style-name="T16">controller</text:span><text:span text:style-name="T19">=</text:span><text:span text:style-name="T22">"Print"</text:span><text:span text:style-name="T8">/&gt;</text:span></text:p>
      <text:p text:style-name="Código"><text:span text:style-name="T19"><text:tab/></text:span><text:span text:style-name="T8">&lt;</text:span><text:span text:style-name="T12">action </text:span><text:span text:style-name="T16">name</text:span><text:span text:style-name="T19">=</text:span><text:span text:style-name="T22">"exportAsXML" </text:span></text:p>
      <text:p text:style-name="Código"><text:span text:style-name="T22"><text:tab/><text:tab/></text:span><text:span text:style-name="T16">class</text:span><text:span text:style-name="T19">=</text:span><text:span text:style-name="T22">"org.openxava.test.actions.ExportAsXMLAction"</text:span><text:span text:style-name="T8">&gt;</text:span></text:p>
      <text:p text:style-name="Código"><text:span text:style-name="T19"><text:tab/></text:span><text:span text:style-name="T8">&lt;/</text:span><text:span text:style-name="T12">action</text:span><text:span text:style-name="T8">&gt;</text:span><text:span text:style-name="T19"><text:tab/><text:tab/></text:span></text:p>
      <text:p text:style-name="Código"><text:span text:style-name="T10">&lt;/</text:span><text:span text:style-name="T14">controller</text:span><text:span text:style-name="T10">&gt;</text:span></text:p>
      <text:p text:style-name="Text_20_body">In this way all the collections will have the actions of <text:span text:style-name="Código">Print</text:span> controller (for export to Excel and generate PDF report) and your own <text:span text:style-name="Código">ExportAsXMLAction</text:span>. This has the same effect of <text:span text:style-name="Código">&lt;list-action/&gt;</text:span> element (in section 4.4.2) but it apply to all collections at once.</text:p>
      <text:list text:style-name="L1" text:continue-numbering="true">
        <text:list-item>
          <text:list text:continue-numbering="true">
            <text:list-item>
              <text:list text:continue-numbering="true">
                <text:list-item>
                  <text:h text:style-name="P504" text:outline-level="3">Custom detail actions</text:h>
                </text:list-item>
              </text:list>
            </text:list-item>
          </text:list>
        </text:list-item>
      </text:list>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12">collection-view </text:span><text:span text:style-name="T16">collection</text:span><text:span text:style-name="T19">=</text:span><text:span text:style-name="T22">"details"</text:span><text:span text:style-name="T8">&gt;</text:span></text:p>
      <text:p text:style-name="Código"><text:span text:style-name="T19"><text:tab/></text:span><text:span text:style-name="T8">&lt;</text:span><text:span text:style-name="T12">detail-action </text:span><text:span text:style-name="T16">action</text:span><text:span text:style-name="T19">=</text:span><text:span text:style-name="T22">"Invoices.viewProduct"</text:span><text:span text:style-name="T8">/&gt;</text:span></text:p>
      <text:p text:style-name="Código"><text:span text:style-name="T9">&lt;/</text:span><text:span text:style-name="T13">collection-view</text:span><text:span text:style-name="T9">&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6"><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12">controller </text:span><text:span text:style-name="T16">name</text:span><text:span text:style-name="T19">=</text:span><text:span text:style-name="T22">"Invoices"</text:span><text:span text:style-name="T8">&gt;</text:span></text:p>
      <text:p text:style-name="Código"><text:tab/>...</text:p>
      <text:p text:style-name="Código"><text:span text:style-name="T19"><text:tab/></text:span><text:span text:style-name="T8">&lt;</text:span><text:span text:style-name="T12">action </text:span><text:span text:style-name="T16">name</text:span><text:span text:style-name="T19">=</text:span><text:span text:style-name="T22">"viewProduct" </text:span><text:span text:style-name="T16">hidden</text:span><text:span text:style-name="T19">=</text:span><text:span text:style-name="T22">"true"</text:span></text:p>
      <text:p text:style-name="Código"><text:span text:style-name="T22"><text:tab/><text:tab/></text:span><text:span text:style-name="T16">class</text:span><text:span text:style-name="T19">=</text:span><text:span text:style-name="T22">"org.openxava.test.actions.ViewProductFromInvoiceDetailAction"</text:span><text:span text:style-name="T8">&gt;</text:span><text:span text:style-name="T19"><text:tab/></text:span></text:p>
      <text:p text:style-name="Código"><text:span text:style-name="T19"><text:tab/><text:tab/></text:span><text:span text:style-name="T8">&lt;</text:span><text:span text:style-name="T12">use-object </text:span><text:span text:style-name="T16">name</text:span><text:span text:style-name="T19">=</text:span><text:span text:style-name="T22">"xava_view"</text:span><text:span text:style-name="T8">/&gt;</text:span></text:p>
      <text:p text:style-name="Código"><text:span text:style-name="T19"><text:tab/><text:tab/></text:span><text:span text:style-name="T8">&lt;</text:span><text:span text:style-name="T12">use-object </text:span><text:span text:style-name="T16">name</text:span><text:span text:style-name="T19">=</text:span><text:span text:style-name="T22">"xavatest_invoiceValues"</text:span><text:span text:style-name="T8">/&gt;</text:span></text:p>
      <text:p text:style-name="Código"><text:span text:style-name="T19"><text:tab/></text:span><text:span text:style-name="T8">&lt;/</text:span><text:span text:style-name="T12">action</text:span><text:span text:style-name="T8">&gt;</text:span><text:span text:style-name="T19"><text:tab/></text:span></text:p>
      <text:p text:style-name="Código"><text:tab/>...</text:p>
      <text:p text:style-name="Código"><text:span text:style-name="T9">&lt;/</text:span><text:span text:style-name="T13">controller</text:span><text:span text:style-name="T9">&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3">new in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list text:style-name="L1" text:continue-numbering="true">
        <text:list-item>
          <text:list text:continue-numbering="true">
            <text:list-item>
              <text:list text:continue-numbering="true">
                <text:list-item>
                  <text:h text:style-name="P504" text:outline-level="3">Refining collection view default behavior <text:span text:style-name="T3">(new in v2.0.2)</text:span></text:h>
                </text:list-item>
              </text:list>
            </text:list-item>
          </text:list>
        </text:list-item>
      </text:list>
      <text:p text:style-name="Text_20_body">Using <text:span text:style-name="Código">&lt;new-action/&gt;</text:span>, <text:span text:style-name="Código">&lt;save-action/&gt;</text:span>, <text:span text:style-name="Código">&lt;hide-detail-action/&gt;</text:span>, <text:span text:style-name="Código">&lt;remove-action/&gt;</text:span> and <text:span text:style-name="Código">&lt;remove-selected-action/&gt; </text:span>you can refine the default behavior of collection view. For example if you want to refine the behavior of save a detail action you can define your view in this way:</text:p>
      <text:p text:style-name="Código"><text:span text:style-name="T8">&lt;</text:span><text:span text:style-name="T12">collection-view </text:span><text:span text:style-name="T16">collection</text:span><text:span text:style-name="T19">=</text:span><text:span text:style-name="T22">"details"</text:span><text:span text:style-name="T8">&gt;</text:span></text:p>
      <text:p text:style-name="Código"><text:span text:style-name="T19"><text:tab/></text:span><text:span text:style-name="T8">&lt;</text:span><text:span text:style-name="T12">save-action </text:span><text:span text:style-name="T16">action</text:span><text:span text:style-name="T19">=</text:span><text:span text:style-name="T22">"DeliveryDetails.save"</text:span><text:span text:style-name="T8">/&gt;</text:span></text:p>
      <text:p text:style-name="Código"><text:span text:style-name="T8">&lt;/</text:span><text:span text:style-name="T12">collection-view</text:span><text:span text:style-name="T8">&gt;</text:span></text:p>
      <text:p text:style-name="Text_20_body">You must have an action <text:span text:style-name="Código">DeliveryDetails.save</text:span> in your <text:span text:style-name="Archivo_2f_Directorio">controllers.xml</text:span>:</text:p>
      <text:p text:style-name="Código"><text:span text:style-name="T8">&lt;</text:span><text:span text:style-name="T12">controller </text:span><text:span text:style-name="T16">name</text:span><text:span text:style-name="T19">=</text:span><text:span text:style-name="T22">"DeliveryDetails"</text:span><text:span text:style-name="T8">&gt;</text:span></text:p>
      <text:p text:style-name="Código"><text:span text:style-name="T19"><text:tab/></text:span><text:span text:style-name="T8">&lt;</text:span><text:span text:style-name="T12">action </text:span><text:span text:style-name="T16">name</text:span><text:span text:style-name="T19">=</text:span><text:span text:style-name="T22">"save"</text:span></text:p>
      <text:p text:style-name="Código"><text:span text:style-name="T22"><text:tab/><text:tab/></text:span><text:span text:style-name="T16">class</text:span><text:span text:style-name="T19">=</text:span><text:span text:style-name="T22">"org.openxava.test.actions.SaveDeliveryDetailAction"</text:span><text:span text:style-name="T8">&gt;</text:span><text:span text:style-name="T19"><text:tab/><text:tab/></text:span></text:p>
      <text:p text:style-name="Código"><text:span text:style-name="T19"><text:tab/><text:tab/></text:span><text:span text:style-name="T8">&lt;</text:span><text:span text:style-name="T12">use-object </text:span><text:span text:style-name="T16">name</text:span><text:span text:style-name="T19">=</text:span><text:span text:style-name="T22">"xava_view"</text:span><text:span text:style-name="T8">/&gt;</text:span></text:p>
      <text:p text:style-name="Código"><text:span text:style-name="T19"><text:tab/></text:span><text:span text:style-name="T8">&lt;/</text:span><text:span text:style-name="T12">action</text:span><text:span text:style-name="T8">&gt;</text:span><text:span text:style-name="T19"><text:tab/><text:tab/><text:tab/></text:span></text:p>
      <text:p text:style-name="Código"><text:span text:style-name="T8">&lt;/</text:span><text:span text:style-name="T12">controller</text:span><text:span text:style-name="T8">&gt;</text:span><text:span text:style-name="T19"><text:tab/></text:span></text:p>
      <text:p text:style-name="Text_20_body">And define your action class for saving:</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SaveDeliveryDetailActio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Here your own code<text:tab/><text:tab/><text:tab/><text:tab/><text:tab/><text:tab/><text:tab/>// <text:span text:style-name="Resaltado">(2)</text:span></text:p>
      <text:p text:style-name="Código"><text:tab/>}<text:tab/></text:p>
      <text:p text:style-name="Código"/>
      <text:p text:style-name="Código">}</text:p>
      <text:p text:style-name="Text_20_body">The more common case is extending the default behavior, for that you have to extend the original class for saving a collection detail (1), that is <text:span text:style-name="Código">SaveElementInCollection</text:span> action, then call to <text:span text:style-name="Código">super</text:span> from <text:span text:style-name="Código">execute()</text:span> method (2), and after it, writing your own code. </text:p>
      <text:list text:style-name="L1" text:continue-numbering="true">
        <text:list-item>
          <text:list text:continue-numbering="true">
            <text:list-item>
              <text:h text:style-name="P412" text:outline-level="2">View property</text:h>
            </text:list-item>
          </text:list>
        </text:list-item>
      </text:list>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12">view</text:span><text:span text:style-name="T8">&gt;</text:span></text:p>
      <text:p text:style-name="Código"><text:span text:style-name="T19"><text:tab/></text:span><text:span text:style-name="T8">&lt;</text:span><text:span text:style-name="T12">property </text:span><text:span text:style-name="T16">name</text:span><text:span text:style-name="T19">=</text:span><text:span text:style-name="T22">"deliveredBy"</text:span><text:span text:style-name="T8">&gt;</text:span></text:p>
      <text:p text:style-name="Código"><text:span text:style-name="T19"><text:tab/><text:tab/></text:span><text:span text:style-name="T8">&lt;</text:span><text:span text:style-name="T12">valid-values</text:span><text:span text:style-name="T8">&gt;</text:span><text:span text:style-name="T19"> <text:s text:c="5"/></text:span></text:p>
      <text:p text:style-name="Código"><text:span text:style-name="T19"><text:tab/><text:tab/><text:tab/></text:span><text:span text:style-name="T8">&lt;</text:span><text:span text:style-name="T12">valid-value </text:span><text:span text:style-name="T16">value</text:span><text:span text:style-name="T19">=</text:span><text:span text:style-name="T22">"employee"</text:span><text:span text:style-name="T8">/&gt;</text:span><text:span text:style-name="T19"> <text:s text:c="5"/></text:span></text:p>
      <text:p text:style-name="Código"><text:span text:style-name="T19"><text:tab/><text:tab/><text:tab/></text:span><text:span text:style-name="T8">&lt;</text:span><text:span text:style-name="T12">valid-value </text:span><text:span text:style-name="T16">value</text:span><text:span text:style-name="T19">=</text:span><text:span text:style-name="T22">"carrier"</text:span><text:span text:style-name="T8">/&gt;</text:span><text:span text:style-name="T19"> <text:s text:c="5"/></text:span></text:p>
      <text:p text:style-name="Código"><text:span text:style-name="T19"><text:tab/><text:tab/></text:span><text:span text:style-name="T8">&lt;/</text:span><text:span text:style-name="T12">valid-values</text:span><text:span text:style-name="T8">&gt;</text:span><text:span text:style-name="T19"> <text:s/><text:tab/></text:span></text:p>
      <text:p text:style-name="Código"><text:span text:style-name="T19"><text:tab/><text:tab/></text:span><text:span text:style-name="T8">&lt;</text:span><text:span text:style-name="T12">default-value-calculator</text:span></text:p>
      <text:p text:style-name="Código"><text:span text:style-name="T12"><text:tab/><text:tab/><text:tab/> </text:span><text:span text:style-name="T16">class</text:span><text:span text:style-name="T19">=</text:span><text:span text:style-name="T22">"org.openxava.calculators.IntegerCalculator"</text:span><text:span text:style-name="T8">&gt;</text:span><text:span text:style-name="T19"><text:tab/><text:tab/><text:tab/></text:span></text:p>
      <text:p text:style-name="Código"><text:span text:style-name="T19"><text:tab/><text:tab/><text:tab/></text:span><text:span text:style-name="T8">&lt;</text:span><text:span text:style-name="T12">set </text:span><text:span text:style-name="T16">property</text:span><text:span text:style-name="T19">=</text:span><text:span text:style-name="T22">"value" </text:span><text:span text:style-name="T16">value</text:span><text:span text:style-name="T19">=</text:span><text:span text:style-name="T22">"0"</text:span><text:span text:style-name="T8">/&gt;</text:span></text:p>
      <text:p text:style-name="Código"><text:span text:style-name="T19"><text:tab/><text:tab/></text:span><text:span text:style-name="T8">&lt;/</text:span><text:span text:style-name="T12">default-value-calculator</text:span><text:span text:style-name="T8">&gt;</text:span></text:p>
      <text:p text:style-name="Código"><text:span text:style-name="T19"><text:tab/></text:span><text:span text:style-name="T8">&lt;/</text:span><text:span text:style-name="T12">property</text:span><text:span text:style-name="T8">&gt;</text:span></text:p>
      <text:p text:style-name="Código"><text:tab/><text:tab/><text:tab/></text:p>
      <text:p text:style-name="Código"><text:span text:style-name="T19"><text:tab/></text:span><text:span text:style-name="T8">&lt;</text:span><text:span text:style-name="T12">property-view </text:span><text:span text:style-name="T16">property</text:span><text:span text:style-name="T19">=</text:span><text:span text:style-name="T22">"deliveredBy"</text:span><text:span text:style-name="T8">&gt;</text:span></text:p>
      <text:p text:style-name="Código"><text:span text:style-name="T19"><text:tab/><text:tab/></text:span><text:span text:style-name="T8">&lt;</text:span><text:span text:style-name="T12">on-change </text:span><text:span text:style-name="T16">class</text:span><text:span text:style-name="T19">=</text:span><text:span text:style-name="T22">"org.openxava.test.actions.OnChangeDeliveryByAction"</text:span><text:span text:style-name="T8">/&gt;</text:span></text:p>
      <text:p text:style-name="Código"><text:span text:style-name="T19"><text:tab/></text:span><text:span text:style-name="T8">&lt;/</text:span><text:span text:style-name="T12">property-view</text:span><text:span text:style-name="T8">&gt;</text:span></text:p>
      <text:p text:style-name="Código"><text:tab/>...</text:p>
      <text:p text:style-name="Código"><text:span text:style-name="T9">&lt;/</text:span><text:span text:style-name="T13">view</text:span><text:span text:style-name="T9">&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list text:style-name="L1" text:continue-numbering="true">
        <text:list-item>
          <text:list text:continue-numbering="true">
            <text:list-item>
              <text:h text:style-name="P412" text:outline-level="2">View actions (new in v2.0.3)</text:h>
            </text:list-item>
          </text:list>
        </text:list-item>
      </text:list>
      <text:p text:style-name="Text_20_body">In addition of associating actions to a property, reference or collection, you also can define arbitrary actions inside your view, in any place. In order to do this we use <text:span text:style-name="Código">action</text:span> element, in this way:</text:p>
      <text:p text:style-name="Código"><text:span text:style-name="T8">&lt;</text:span><text:span text:style-name="T12">members</text:span><text:span text:style-name="T8">&gt;</text:span></text:p>
      <text:p text:style-name="Código"><text:tab/>number;</text:p>
      <text:p text:style-name="Código"><text:tab/>type; </text:p>
      <text:p text:style-name="Código"><text:span text:style-name="T19"><text:tab/>name, </text:span><text:span text:style-name="T8">&lt;</text:span><text:span text:style-name="T12">action </text:span><text:span text:style-name="T16">action</text:span><text:span text:style-name="T19">=</text:span><text:span text:style-name="T22">"Customers.changeNameLabel"</text:span><text:span text:style-name="T8">/&gt;</text:span><text:span text:style-name="T19">;</text:span></text:p>
      <text:p text:style-name="Código"><text:tab/>...</text:p>
      <text:p text:style-name="Código"><text:span text:style-name="T8">&lt;/</text:span><text:span text:style-name="T12">members</text:span><text:span text:style-name="T8">&gt;</text:span></text:p>
      <text:p text:style-name="Text_20_body">The visual effect will be:</text:p>
      <text:p text:style-name="Text_20_body"><draw:frame draw:style-name="fr3" draw:name="graphics2" text:anchor-type="paragraph" svg:width="15.577cm" svg:height="2.662cm" draw:z-index="33"><draw:image xlink:href="Pictures/10000000000001FD00000058EA4CB9B2.jpg" xlink:type="simple" xlink:show="embed" xlink:actuate="onLoad"/></draw:frame>You can see the link 'Change name label' that will execute the action <text:span text:style-name="Código">Customers.changeNameLabel</text:span> on click on it. </text:p>
      <text:p text:style-name="Text_20_body">If the container view of the action is not editable, the action is not present. If you want that the action is always enabled, even if the view is not editable, you have to use the attribute <text:span text:style-name="Código">always-enabled</text:span>, as following:</text:p>
      <text:p text:style-name="Código"><text:span text:style-name="T8">&lt;</text:span><text:span text:style-name="T12">action </text:span><text:span text:style-name="T16">action</text:span><text:span text:style-name="T19">=</text:span><text:span text:style-name="T22">"Customers.changeNameLabel" </text:span><text:span text:style-name="T16">always-enabled</text:span><text:span text:style-name="T19">=</text:span><text:span text:style-name="T22">"true"</text:span><text:span text:style-name="T8">/&gt;</text:span></text:p>
      <text:p text:style-name="Text_20_body">The standard way to expose actions to the user is using the controllers (actions in a bar), the controllers are reusable between views, but sometimes you will need an action specific to a view, and you want display it inside the view (not in the button bar), for these cases the <text:span text:style-name="Código">action</text:span> element may be useful.</text:p>
      <text:p text:style-name="Text_20_body">See more about actions in chapter 7.</text:p>
      <text:list text:style-name="L1" text:continue-numbering="true">
        <text:list-item>
          <text:list text:continue-numbering="true">
            <text:list-item>
              <text:h text:style-name="P412" text:outline-level="2">Editors configuration</text:h>
            </text:list-item>
          </text:list>
        </text:list-item>
      </text:list>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12">xml </text:span><text:span text:style-name="T16">version </text:span><text:span text:style-name="T19">= </text:span><text:span text:style-name="T22">"1.0" </text:span><text:span text:style-name="T16">encoding </text:span><text:span text:style-name="T19">= </text:span><text:span text:style-name="T22">"ISO-8859-1"</text:span><text:span text:style-name="T8">?&gt;</text:span></text:p>
      <text:p text:style-name="Código"/>
      <text:p text:style-name="Código"><text:span text:style-name="T8">&lt;!</text:span><text:span text:style-name="T12">DOCTYPE </text:span><text:span text:style-name="T25">editors </text:span><text:span text:style-name="T26">SYSTEM </text:span><text:span text:style-name="T27">"dtds/editors.dtd"</text:span><text:span text:style-name="T8">&gt;</text:span></text:p>
      <text:p text:style-name="Código"/>
      <text:p text:style-name="Código"><text:span text:style-name="T8">&lt;</text:span><text:span text:style-name="T12">editors</text:span><text:span text:style-name="T8">&gt;</text:span><text:span text:style-name="T19"> </text:span></text:p>
      <text:p text:style-name="Código"><text:span text:style-name="T19"><text:tab/></text:span><text:span text:style-name="T8">&lt;</text:span><text:span text:style-name="T12">editor </text:span><text:span text:style-name="T19">...</text:span><text:span text:style-name="T8">/&gt;</text:span><text:span text:style-name="T19"> ...</text:span></text:p>
      <text:p text:style-name="Código"><text:span text:style-name="T9">&lt;/</text:span><text:span text:style-name="T13">editors</text:span><text:span text:style-name="T9">&gt;</text:span></text:p>
      <text:p text:style-name="Text_20_body">Simply it contains the definition of a group of editors, and an editor is defined like this:</text:p>
      <text:p text:style-name="Código"><text:span text:style-name="T8">&lt;</text:span><text:span text:style-name="T12">editor </text:span></text:p>
      <text:p text:style-name="Código"><text:span text:style-name="T12"><text:tab/></text:span><text:span text:style-name="T16">url</text:span><text:span text:style-name="T19">=</text:span><text:span text:style-name="T22">"url"<text:tab/><text:tab/><text:tab/><text:tab/><text:tab/><text:tab/><text:tab/></text:span><text:span text:style-name="T19">(1)</text:span></text:p>
      <text:p text:style-name="Código"><text:span text:style-name="T19"><text:tab/></text:span><text:span text:style-name="T16">format</text:span><text:span text:style-name="T19">=</text:span><text:span text:style-name="T22">"true|false"<text:tab/><text:tab/><text:tab/><text:tab/><text:tab/><text:tab/></text:span><text:span text:style-name="T19">(2)</text:span></text:p>
      <text:p text:style-name="Código"><text:span text:style-name="T19"><text:tab/></text:span><text:span text:style-name="T16">depends-stereotypes</text:span><text:span text:style-name="T19">=</text:span><text:span text:style-name="T22">"stereotypes"<text:tab/><text:tab/><text:tab/></text:span><text:span text:style-name="T19">(3)</text:span></text:p>
      <text:p text:style-name="Código"><text:span text:style-name="T19"><text:tab/></text:span><text:span text:style-name="T16">depends-properties</text:span><text:span text:style-name="T19">=</text:span><text:span text:style-name="T22">"properties"<text:tab/><text:tab/><text:tab/><text:tab/></text:span><text:span text:style-name="T19">(4)</text:span></text:p>
      <text:p text:style-name="Código"><text:span text:style-name="T19"><text:tab/></text:span><text:span text:style-name="T16">frame</text:span><text:span text:style-name="T19">=</text:span><text:span text:style-name="T22">"true|false"<text:tab/><text:tab/><text:tab/><text:tab/><text:tab/><text:tab/></text:span><text:span text:style-name="T19">(5)</text:span></text:p>
      <text:p text:style-name="P15">&gt;</text:p>
      <text:p text:style-name="Código"><text:span text:style-name="T19"><text:tab/></text:span><text:span text:style-name="T8">&lt;</text:span><text:span text:style-name="T12">property </text:span><text:span text:style-name="T19">... </text:span><text:span text:style-name="T8">/&gt;</text:span><text:span text:style-name="T19"> ...<text:tab/><text:tab/><text:tab/><text:tab/><text:tab/>(6)</text:span></text:p>
      <text:p text:style-name="Código"><text:span text:style-name="T19"><text:tab/></text:span><text:span text:style-name="T8">&lt;</text:span><text:span text:style-name="T12">formatter </text:span><text:span text:style-name="T19">... </text:span><text:span text:style-name="T8">/&gt;</text:span><text:span text:style-name="T19"> <text:tab/><text:tab/><text:tab/><text:tab/><text:tab/><text:tab/>(7)</text:span></text:p>
      <text:p text:style-name="Código"><text:span text:style-name="T19"><text:tab/></text:span><text:span text:style-name="T8">&lt;</text:span><text:span text:style-name="T12">for-stereotype </text:span><text:span text:style-name="T19">... </text:span><text:span text:style-name="T8">/&gt;</text:span><text:span text:style-name="T19"> ...<text:tab/><text:tab/><text:tab/><text:tab/>(8)</text:span></text:p>
      <text:p text:style-name="Código"><text:span text:style-name="T19"><text:tab/></text:span><text:span text:style-name="T8">&lt;</text:span><text:span text:style-name="T12">for-type </text:span><text:span text:style-name="T19">... </text:span><text:span text:style-name="T8">/&gt;</text:span><text:span text:style-name="T19"> ...<text:tab/><text:tab/><text:tab/><text:tab/><text:tab/>(8)</text:span></text:p>
      <text:p text:style-name="Código"><text:span text:style-name="T19"><text:tab/></text:span><text:span text:style-name="T8">&lt;</text:span><text:span text:style-name="T12">for-model-property </text:span><text:span text:style-name="T19">... </text:span><text:span text:style-name="T8">/&gt;</text:span><text:span text:style-name="T19"> ...<text:tab/><text:tab/><text:tab/><text:tab/>(8)</text:span></text:p>
      <text:p text:style-name="Código"><text:span text:style-name="T9">&lt;/</text:span><text:span text:style-name="T13">editor</text:span><text:span text:style-name="T9">&gt;</text:span></text:p>
      <text:list text:style-name="L37">
        <text:list-item>
          <text:p text:style-name="P218"><text:span text:style-name="Código">url</text:span> (required): URL of JSP fragment that implements editor.</text:p>
        </text:list-item>
        <text:list-item>
          <text:p text:style-name="P218"><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request and assigning it to <text:s/><text:span text:style-name="Código">org.openxava.view.View</text:span> and vice versa). The default is <text:span text:style-name="Código">true</text:span>.</text:p>
        </text:list-item>
        <text:list-item>
          <text:p text:style-name="P218"><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218"><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218"><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218"><text:span text:style-name="Código">property</text:span> (several, optional): Set values in the editor; this way you can configure your editor and use it several times in different cases.</text:p>
        </text:list-item>
        <text:list-item>
          <text:p text:style-name="P218"><text:span text:style-name="Código">formatter</text:span> (one, optional): Java class to define the conversion from Java to HTML and from HTML to Java.</text:p>
        </text:list-item>
        <text:list-item>
          <text:p text:style-name="P218"><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12">editor </text:span><text:span text:style-name="T16">url</text:span><text:span text:style-name="T19">=</text:span><text:span text:style-name="T22">"textEditor.jsp"</text:span><text:span text:style-name="T8">&gt;</text:span><text:span text:style-name="T19"> </text:span></text:p>
      <text:p text:style-name="Código"><text:span text:style-name="T19"><text:tab/></text:span><text:span text:style-name="T8">&lt;</text:span><text:span text:style-name="T12">for-type </text:span><text:span text:style-name="T16">type</text:span><text:span text:style-name="T19">=</text:span><text:span text:style-name="T22">"java.lang.String"</text:span><text:span text:style-name="T8">/&gt;</text:span></text:p>
      <text:p text:style-name="Código"><text:span text:style-name="T19"><text:tab/></text:span><text:span text:style-name="T8">&lt;</text:span><text:span text:style-name="T12">for-type </text:span><text:span text:style-name="T16">type</text:span><text:span text:style-name="T19">=</text:span><text:span text:style-name="T22">"java.math.BigDecimal"</text:span><text:span text:style-name="T8">/&gt;</text:span></text:p>
      <text:p text:style-name="Código"><text:span text:style-name="T19"><text:tab/></text:span><text:span text:style-name="T8">&lt;</text:span><text:span text:style-name="T12">for-type </text:span><text:span text:style-name="T16">type</text:span><text:span text:style-name="T19">=</text:span><text:span text:style-name="T22">"int"</text:span><text:span text:style-name="T8">/&gt;</text:span></text:p>
      <text:p text:style-name="Código"><text:span text:style-name="T19"><text:tab/></text:span><text:span text:style-name="T8">&lt;</text:span><text:span text:style-name="T12">for-type </text:span><text:span text:style-name="T16">type</text:span><text:span text:style-name="T19">=</text:span><text:span text:style-name="T22">"java.lang.Integer"</text:span><text:span text:style-name="T8">/&gt;</text:span><text:span text:style-name="T19"> <text:s text:c="3"/></text:span></text:p>
      <text:p text:style-name="Código"><text:span text:style-name="T19"><text:tab/></text:span><text:span text:style-name="T8">&lt;</text:span><text:span text:style-name="T12">for-type </text:span><text:span text:style-name="T16">type</text:span><text:span text:style-name="T19">=</text:span><text:span text:style-name="T22">"long"</text:span><text:span text:style-name="T8">/&gt;</text:span></text:p>
      <text:p text:style-name="Código"><text:span text:style-name="T19"><text:tab/></text:span><text:span text:style-name="T8">&lt;</text:span><text:span text:style-name="T12">for-type </text:span><text:span text:style-name="T16">type</text:span><text:span text:style-name="T19">=</text:span><text:span text:style-name="T22">"java.lang.Long"</text:span><text:span text:style-name="T8">/&gt;</text:span><text:span text:style-name="T19"> <text:s text:c="3"/></text:span></text:p>
      <text:p text:style-name="Código"><text:span text:style-name="T9">&lt;/</text:span><text:span text:style-name="T13">editor</text:span><text:span text:style-name="T9">&gt;</text:span></text:p>
      <text:p text:style-name="Text_20_body">Here a group of basic types is assigned to the editor <text:span text:style-name="Archivo_2f_Directorio">textEditor.jsp</text:span>. The JSP code of this editor is:</text:p>
      <text:p text:style-name="Código"><text:span text:style-name="T30">&lt;%@</text:span><text:span text:style-name="T19"> </text:span><text:span text:style-name="T28">page</text:span><text:span text:style-name="T19"> </text:span><text:span text:style-name="T28">import</text:span><text:span text:style-name="T19">=</text:span><text:span text:style-name="T22">"org.openxava.model.meta.MetaProperty"</text:span><text:span text:style-name="T19"> </text:span><text:span text:style-name="T30">%&gt;</text:span></text:p>
      <text:p text:style-name="Código"/>
      <text:p text:style-name="Código">&lt;%</text:p>
      <text:p text:style-name="Código"><text:span text:style-name="T19">String propertyKey = </text:span><text:span text:style-name="T28">request</text:span><text:span text:style-name="T19">.getParameter(</text:span><text:span text:style-name="T22">"propertyKey"</text:span><text:span text:style-name="T19">);<text:tab/><text:tab/><text:tab/><text:tab/>// </text:span><text:span text:style-name="Resaltado"><text:span text:style-name="T31">(1)</text:span></text:span></text:p>
      <text:p text:style-name="Código"><text:span text:style-name="T19">MetaProperty p = (MetaProperty) </text:span><text:span text:style-name="T28">request</text:span><text:span text:style-name="T19">.getAttribute(propertyKey);<text:tab/><text:tab/>// </text:span><text:span text:style-name="Resaltado"><text:span text:style-name="T31">(2)</text:span></text:span></text:p>
      <text:p text:style-name="Código"><text:span text:style-name="T19">String fvalue = (String) </text:span><text:span text:style-name="T28">request</text:span><text:span text:style-name="T19">.getAttribute(propertyKey + </text:span><text:span text:style-name="T22">".fvalue"</text:span><text:span text:style-name="T19">);<text:tab/>// </text:span><text:span text:style-name="Resaltado"><text:span text:style-name="T31">(3)</text:span></text:span></text:p>
      <text:p text:style-name="Código"><text:span text:style-name="T19">String align = p.isNumber()?</text:span><text:span text:style-name="T22">"right"</text:span><text:span text:style-name="T19">:</text:span><text:span text:style-name="T22">"left"</text:span><text:span text:style-name="T19">;<text:tab/><text:tab/><text:tab/><text:tab/><text:tab/><text:tab/>// </text:span><text:span text:style-name="Resaltado"><text:span text:style-name="T31">(4)</text:span></text:span></text:p>
      <text:p text:style-name="Código"><text:span text:style-name="T28">boolean</text:span><text:span text:style-name="T19"> editable=</text:span><text:span text:style-name="T22">"true"</text:span><text:span text:style-name="T19">.equals(</text:span><text:span text:style-name="T28">request</text:span><text:span text:style-name="T19">.getParameter(</text:span><text:span text:style-name="T22">"editable"</text:span><text:span text:style-name="T19">));<text:tab/><text:tab/>// </text:span><text:span text:style-name="Resaltado"><text:span text:style-name="T31">(5)</text:span></text:span></text:p>
      <text:p text:style-name="Código"><text:span text:style-name="T19">String disabled=editable?</text:span><text:span text:style-name="T22">""</text:span><text:span text:style-name="T19">:</text:span><text:span text:style-name="T22">"disabled"</text:span><text:span text:style-name="T19">;<text:tab/><text:tab/><text:tab/><text:tab/><text:tab/><text:tab/>// </text:span><text:span text:style-name="Resaltado"><text:span text:style-name="T31">(5)</text:span></text:span></text:p>
      <text:p text:style-name="Código"><text:span text:style-name="T19">String script = </text:span><text:span text:style-name="T28">request</text:span><text:span text:style-name="T19">.getParameter(</text:span><text:span text:style-name="T22">"script"</text:span><text:span text:style-name="T19">);<text:tab/><text:tab/><text:tab/><text:tab/><text:tab/>// </text:span><text:span text:style-name="Resaltado"><text:span text:style-name="T31">(6)</text:span></text:span></text:p>
      <text:p text:style-name="Código"><text:span text:style-name="T28">boolean</text:span><text:span text:style-name="T19"> label = org.openxava.util.XavaPreferences.getInstance().isReadOnlyAsLabel();</text:span></text:p>
      <text:p text:style-name="Código"><text:span text:style-name="T28">if</text:span><text:span text:style-name="T19"> (editable || !label) {<text:tab/><text:tab/><text:tab/><text:tab/><text:tab/><text:tab/><text:tab/><text:tab/>// </text:span><text:span text:style-name="Resaltado"><text:span text:style-name="T31">(5)</text:span></text:span></text:p>
      <text:p text:style-name="Código">%&gt;</text:p>
      <text:p text:style-name="Código"><text:span text:style-name="T19">&lt;input name="</text:span><text:span text:style-name="T30">&lt;%=</text:span><text:span text:style-name="T19">propertyKey</text:span><text:span text:style-name="T30">%&gt;</text:span><text:span text:style-name="T19">" class=editor<text:tab/><text:tab/><text:tab/><text:tab/><text:tab/>&lt;!-- </text:span><text:span text:style-name="Resaltado"><text:span text:style-name="T31">(1)</text:span></text:span><text:span text:style-name="T19"> --&gt;</text:span></text:p>
      <text:p text:style-name="Código"><text:tab/>type="text" </text:p>
      <text:p text:style-name="Código"><text:span text:style-name="T19"><text:tab/>title="</text:span><text:span text:style-name="T30">&lt;%=</text:span><text:span text:style-name="T19">p.getDescription(</text:span><text:span text:style-name="T28">request</text:span><text:span text:style-name="T19">)</text:span><text:span text:style-name="T30">%&gt;</text:span><text:span text:style-name="T19">"</text:span></text:p>
      <text:p text:style-name="Código"><text:span text:style-name="T19"><text:tab/>align='</text:span><text:span text:style-name="T30">&lt;%=</text:span><text:span text:style-name="T19">align</text:span><text:span text:style-name="T30">%&gt;</text:span><text:span text:style-name="T19">'<text:tab/><text:tab/><text:tab/><text:tab/><text:tab/><text:tab/><text:tab/><text:tab/>&lt;!-- </text:span><text:span text:style-name="Resaltado"><text:span text:style-name="T31">(4)</text:span></text:span><text:span text:style-name="T19"> --&gt;</text:span></text:p>
      <text:p text:style-name="Código"><text:span text:style-name="T19"><text:tab/>maxlength="</text:span><text:span text:style-name="T30">&lt;%=</text:span><text:span text:style-name="T19">p.getSize()</text:span><text:span text:style-name="T30">%&gt;</text:span><text:span text:style-name="T19">" </text:span></text:p>
      <text:p text:style-name="Código"><text:span text:style-name="T19"><text:tab/>size="</text:span><text:span text:style-name="T30">&lt;%=</text:span><text:span text:style-name="T19">p.getSize()</text:span><text:span text:style-name="T30">%&gt;</text:span><text:span text:style-name="T19">" </text:span></text:p>
      <text:p text:style-name="Código"><text:span text:style-name="T19"><text:tab/>value="</text:span><text:span text:style-name="T30">&lt;%=</text:span><text:span text:style-name="T19">fvalue</text:span><text:span text:style-name="T30">%&gt;</text:span><text:span text:style-name="T19">"<text:tab/><text:tab/><text:tab/><text:tab/><text:tab/><text:tab/><text:tab/><text:tab/>&lt;!-- </text:span><text:span text:style-name="Resaltado"><text:span text:style-name="T31">(3)</text:span></text:span><text:span text:style-name="T19"> --&gt;</text:span></text:p>
      <text:p text:style-name="Código"><text:span text:style-name="T19"><text:tab/></text:span><text:span text:style-name="T30">&lt;%=</text:span><text:span text:style-name="T19">disabled</text:span><text:span text:style-name="T30">%&gt;<text:tab/><text:tab/><text:tab/><text:tab/><text:tab/><text:tab/><text:tab/><text:tab/></text:span><text:span text:style-name="T19">&lt;!-- </text:span><text:span text:style-name="Resaltado"><text:span text:style-name="T31">(5)</text:span></text:span><text:span text:style-name="T19"> --&gt;</text:span></text:p>
      <text:p text:style-name="Código"><text:span text:style-name="T19"><text:tab/></text:span><text:span text:style-name="T30">&lt;%=</text:span><text:span text:style-name="T19">script</text:span><text:span text:style-name="T30">%&gt;<text:tab/><text:tab/><text:tab/><text:tab/><text:tab/><text:tab/><text:tab/><text:tab/><text:tab/></text:span><text:span text:style-name="T19">&lt;!-- </text:span><text:span text:style-name="Resaltado"><text:span text:style-name="T31">(6)</text:span></text:span><text:span text:style-name="T19"> --&gt;</text:span><text:span text:style-name="T30"><text:tab/><text:tab/><text:tab/></text:span></text:p>
      <text:p text:style-name="Código"><text:tab/>/&gt;</text:p>
      <text:p text:style-name="Código">&lt;%</text:p>
      <text:p text:style-name="Código"><text:span text:style-name="T19">} </text:span><text:span text:style-name="T28">else</text:span><text:span text:style-name="T19"> {</text:span></text:p>
      <text:p text:style-name="Código">%&gt;</text:p>
      <text:p text:style-name="Código"><text:span text:style-name="T30">&lt;%=</text:span><text:span text:style-name="T19">fvalue</text:span><text:span text:style-name="T30">%&gt;</text:span><text:span text:style-name="T19">&amp;nbsp;<text:tab/></text:span></text:p>
      <text:p text:style-name="Código">&lt;%</text:p>
      <text:p text:style-name="Código">}</text:p>
      <text:p text:style-name="Código">%&gt;</text:p>
      <text:p text:style-name="Código"><text:span text:style-name="T30">&lt;%</text:span><text:span text:style-name="T19"> </text:span><text:span text:style-name="T28">if</text:span><text:span text:style-name="T19"> (!editable) { </text:span><text:span text:style-name="T30">%&gt;</text:span></text:p>
      <text:p text:style-name="Código"><text:span text:style-name="T19"><text:tab/>&lt;input type="hidden" name="</text:span><text:span text:style-name="T30">&lt;%=</text:span><text:span text:style-name="T19">propertyKey</text:span><text:span text:style-name="T30">%&gt;</text:span><text:span text:style-name="T19">" value="</text:span><text:span text:style-name="T30">&lt;%=</text:span><text:span text:style-name="T19">fvalue</text:span><text:span text:style-name="T30">%&gt;</text:span><text:span text:style-name="T19">"&gt;</text:span></text:p>
      <text:p text:style-name="Código"><text:span text:style-name="T30">&lt;%</text:span><text:span text:style-name="T19"> } </text:span><text:span text:style-name="T30">%&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12">editor </text:span><text:span text:style-name="T16">url</text:span><text:span text:style-name="T19">=</text:span><text:span text:style-name="T22">"textEditor.jsp"</text:span><text:span text:style-name="T8">&gt;</text:span><text:span text:style-name="T19"> </text:span></text:p>
      <text:p text:style-name="Código"><text:span text:style-name="T19"><text:tab/></text:span><text:span text:style-name="T8">&lt;</text:span><text:span text:style-name="T12">formatter </text:span><text:span text:style-name="T16">class</text:span><text:span text:style-name="T19">=</text:span><text:span text:style-name="T22">"org.openxava.formatters.UpperCaseFormatter"</text:span><text:span text:style-name="T8">/&gt;</text:span></text:p>
      <text:p text:style-name="Código"><text:span text:style-name="T19"><text:tab/></text:span><text:span text:style-name="T8">&lt;</text:span><text:span text:style-name="T12">for-type </text:span><text:span text:style-name="T16">type</text:span><text:span text:style-name="T19">=</text:span><text:span text:style-name="T22">"java.lang.String"</text:span><text:span text:style-name="T8">/&gt;</text:span></text:p>
      <text:p text:style-name="Código"><text:span text:style-name="T9">&lt;/</text:span><text:span text:style-name="T13">editor</text:span><text:span text:style-name="T9">&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list text:style-name="L1" text:continue-numbering="true">
        <text:list-item>
          <text:list text:continue-numbering="true">
            <text:list-item>
              <text:h text:style-name="P412" text:outline-level="2">Multiple values editors </text:h>
            </text:list-item>
          </text:list>
        </text:list-item>
      </text:list>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12">property </text:span><text:span text:style-name="T16">name</text:span><text:span text:style-name="T19">=</text:span><text:span text:style-name="T22">"regions" </text:span><text:span text:style-name="T16">stereotype</text:span><text:span text:style-name="T19">=</text:span><text:span text:style-name="T22">"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12">for </text:span><text:span text:style-name="T16">stereotype</text:span><text:span text:style-name="T19">=</text:span><text:span text:style-name="T22">"REGIONS" </text:span><text:span text:style-name="T16">type</text:span><text:span text:style-name="T19">=</text:span><text:span text:style-name="T22">"String []"</text:span><text:span text:style-name="T8">/&gt;</text:span></text:p>
      <text:p text:style-name="Text_20_body">And to define in your editor in your <text:span text:style-name="Archivo_2f_Directorio">editors.xml</text:span> file:</text:p>
      <text:p text:style-name="Código"><text:span text:style-name="T8">&lt;</text:span><text:span text:style-name="T12">editor </text:span><text:span text:style-name="T16">url</text:span><text:span text:style-name="T19">=</text:span><text:span text:style-name="T22">"regionsEditor.jsp"</text:span><text:span text:style-name="T8">&gt;</text:span><text:span text:style-name="T19"> <text:s/><text:tab/><text:tab/><text:tab/><text:tab/><text:tab/><text:tab/><text:tab/> <text:s text:c="3"/>(1)</text:span></text:p>
      <text:p text:style-name="Código"><text:span text:style-name="T19"><text:tab/></text:span><text:span text:style-name="T8">&lt;</text:span><text:span text:style-name="T12">property </text:span><text:span text:style-name="T16">name</text:span><text:span text:style-name="T19">=</text:span><text:span text:style-name="T22">"regionsCount" </text:span><text:span text:style-name="T16">value</text:span><text:span text:style-name="T19">=</text:span><text:span text:style-name="T22">"3"</text:span><text:span text:style-name="T8">/&gt;<text:tab/><text:tab/><text:tab/><text:tab/><text:tab/> <text:s text:c="3"/></text:span><text:span text:style-name="T19">(2)</text:span></text:p>
      <text:p text:style-name="Código"><text:span text:style-name="T19"><text:tab/></text:span><text:span text:style-name="T8">&lt;</text:span><text:span text:style-name="T12">formatter </text:span><text:span text:style-name="T16">class</text:span><text:span text:style-name="T19">=</text:span><text:span text:style-name="T22">"org.openxava.formatters.MultipleValuesByPassFormatter"</text:span><text:span text:style-name="T8">/&gt; <text:s/></text:span><text:span text:style-name="T19">(3)</text:span></text:p>
      <text:p text:style-name="Código"><text:span text:style-name="T19"><text:tab/></text:span><text:span text:style-name="T8">&lt;</text:span><text:span text:style-name="T12">for-stereotype </text:span><text:span text:style-name="T16">stereotype</text:span><text:span text:style-name="T19">=</text:span><text:span text:style-name="T22">"REGIONS"</text:span><text:span text:style-name="T8">/&gt;</text:span></text:p>
      <text:p text:style-name="Código"><text:span text:style-name="T8">&lt;/</text:span><text:span text:style-name="T12">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32">&lt;%@ </text:span><text:span text:style-name="T12">page </text:span><text:span text:style-name="T16">import</text:span><text:span text:style-name="T19">=</text:span><text:span text:style-name="T22">"java.util.Collection" </text:span><text:span text:style-name="T32">%&gt;</text:span></text:p>
      <text:p text:style-name="Código"><text:span text:style-name="T32">&lt;%@ </text:span><text:span text:style-name="T12">page </text:span><text:span text:style-name="T16">import</text:span><text:span text:style-name="T19">=</text:span><text:span text:style-name="T22">"java.util.Collections" </text:span><text:span text:style-name="T32">%&gt;</text:span></text:p>
      <text:p text:style-name="Código"><text:span text:style-name="T32">&lt;%@ </text:span><text:span text:style-name="T12">page </text:span><text:span text:style-name="T16">import</text:span><text:span text:style-name="T19">=</text:span><text:span text:style-name="T22">"java.util.Arrays" </text:span><text:span text:style-name="T32">%&gt;</text:span></text:p>
      <text:p text:style-name="Código"><text:span text:style-name="T32">&lt;%@ </text:span><text:span text:style-name="T12">page </text:span><text:span text:style-name="T16">import</text:span><text:span text:style-name="T19">=</text:span><text:span text:style-name="T22">"org.openxava.util.Labels" </text:span><text:span text:style-name="T32">%&gt;</text:span></text:p>
      <text:p text:style-name="Código"/>
      <text:p text:style-name="Código"><text:span text:style-name="T8">&lt;</text:span><text:span text:style-name="T12">jsp:useBean </text:span><text:span text:style-name="T16">id</text:span><text:span text:style-name="T19">=</text:span><text:span text:style-name="T22">"style" </text:span><text:span text:style-name="T16">class</text:span><text:span text:style-name="T19">=</text:span><text:span text:style-name="T22">"org.openxava.web.style.Style" </text:span><text:span text:style-name="T16">scope</text:span><text:span text:style-name="T19">=</text:span><text:span text:style-name="T22">"request"</text:span><text:span text:style-name="T8">/&gt;</text:span></text:p>
      <text:p text:style-name="Código"/>
      <text:p text:style-name="Código">&lt;%</text:p>
      <text:p text:style-name="Código"><text:span text:style-name="T19">String propertyKey = request.getParameter(</text:span><text:span text:style-name="T22">"propertyKey"</text:span><text:span text:style-name="T19">);</text:span></text:p>
      <text:p text:style-name="Código"><text:span text:style-name="T19">String [] fvalues = (String []) request.getAttribute(propertyKey + </text:span><text:span text:style-name="T22">".fvalue"</text:span><text:span text:style-name="T19">); // </text:span><text:span text:style-name="Resaltado"><text:span text:style-name="T31">(1)</text:span></text:span></text:p>
      <text:p text:style-name="Código"><text:span text:style-name="T28">boolean</text:span><text:span text:style-name="T19"> editable=</text:span><text:span text:style-name="T22">"true"</text:span><text:span text:style-name="T19">.equals(request.getParameter(</text:span><text:span text:style-name="T22">"editable"</text:span><text:span text:style-name="T19">));</text:span></text:p>
      <text:p text:style-name="Código"><text:span text:style-name="T19">String disabled=editable?</text:span><text:span text:style-name="T22">""</text:span><text:span text:style-name="T19">:</text:span><text:span text:style-name="T22">"disabled"</text:span><text:span text:style-name="T19">;</text:span></text:p>
      <text:p text:style-name="Código"><text:span text:style-name="T19">String script = request.getParameter(</text:span><text:span text:style-name="T22">"script"</text:span><text:span text:style-name="T19">);</text:span></text:p>
      <text:p text:style-name="Código"><text:span text:style-name="T28">boolean</text:span><text:span text:style-name="T19"> label = org.openxava.util.XavaPreferences.getInstance().isReadOnlyAsLabel();</text:span></text:p>
      <text:p text:style-name="Código"><text:span text:style-name="T28">if</text:span><text:span text:style-name="T19"> (editable || !label) {</text:span></text:p>
      <text:p text:style-name="Código"><text:span text:style-name="T19"><text:tab/>String sregionsCount = request.getParameter(</text:span><text:span text:style-name="T22">"regionsCount"</text:span><text:span text:style-name="T19">);</text:span></text:p>
      <text:p text:style-name="Código"><text:span text:style-name="T19"><text:tab/></text:span><text:span text:style-name="T28">int</text:span><text:span text:style-name="T19"> regionsCount = sregionsCount == </text:span><text:span text:style-name="T28">null</text:span><text:span text:style-name="T19">?5:Integer.parseInt(sregionsCount);</text:span></text:p>
      <text:p text:style-name="Código"><text:span text:style-name="T19"><text:tab/>Collection regions = fvalues==</text:span><text:span text:style-name="T28">null</text:span><text:span text:style-name="T19">?Collections.EMPTY_LIST:Arrays.asList(fvalues);</text:span></text:p>
      <text:p text:style-name="Código">%&gt;</text:p>
      <text:p text:style-name="Código"><text:span text:style-name="T8">&lt;</text:span><text:span text:style-name="T12">select </text:span><text:span text:style-name="T16">name</text:span><text:span text:style-name="T19">=</text:span>"<text:span text:style-name="T32">&lt;%=</text:span><text:span text:style-name="T19">propertyKey</text:span><text:span text:style-name="T32">%&gt;</text:span>"<text:span text:style-name="T19"> </text:span><text:span text:style-name="T16">multiple</text:span><text:span text:style-name="T19">=</text:span><text:span text:style-name="T22">"multiple" <text:tab/></text:span></text:p>
      <text:p text:style-name="Código"><text:span text:style-name="T22"><text:tab/></text:span><text:span text:style-name="T16">class</text:span><text:span text:style-name="T19">=</text:span><text:span text:style-name="T32">&lt;%=</text:span><text:span text:style-name="T19">style.getEditor()</text:span><text:span text:style-name="T32">%&gt;</text:span><text:span text:style-name="T19"> </text:span></text:p>
      <text:p text:style-name="Código"><text:span text:style-name="T19"><text:tab/></text:span><text:span text:style-name="T32">&lt;%=</text:span><text:span text:style-name="T19">disabled</text:span><text:span text:style-name="T32">%&gt;</text:span></text:p>
      <text:p text:style-name="Código"><text:span text:style-name="T19"><text:tab/></text:span><text:span text:style-name="T32">&lt;%=</text:span><text:span text:style-name="T19">script</text:span><text:span text:style-name="T32">%&gt;</text:span><text:span text:style-name="T8">&gt;</text:span></text:p>
      <text:p text:style-name="Código"><text:span text:style-name="T19"><text:tab/></text:span><text:span text:style-name="T32">&lt;%</text:span></text:p>
      <text:p text:style-name="Código"><text:span text:style-name="T19"><text:tab/></text:span><text:span text:style-name="T28">for</text:span><text:span text:style-name="T19"> (</text:span><text:span text:style-name="T28">int</text:span><text:span text:style-name="T19"> i=1; i&lt;regionsCount+1; i++) {</text:span></text:p>
      <text:p text:style-name="Código"><text:span text:style-name="T19"><text:tab/><text:tab/>String selected = regions.contains(Integer.toString(i))?</text:span><text:span text:style-name="T22">"selected"</text:span><text:span text:style-name="T19">:</text:span><text:span text:style-name="T22">""</text:span><text:span text:style-name="T19">;<text:tab/></text:span></text:p>
      <text:p text:style-name="Código"><text:span text:style-name="T19"><text:tab/></text:span><text:span text:style-name="T32">%&gt;</text:span><text:span text:style-name="T19"><text:tab/></text:span></text:p>
      <text:p text:style-name="Código"><text:span text:style-name="T19"><text:tab/></text:span><text:span text:style-name="T8">&lt;</text:span><text:span text:style-name="T12">option</text:span></text:p>
      <text:p text:style-name="Código"><text:span text:style-name="T12"><text:tab/><text:tab/></text:span><text:span text:style-name="T16">value</text:span><text:span text:style-name="T19">=</text:span>"<text:span text:style-name="T32">&lt;%=</text:span><text:span text:style-name="T19">i</text:span><text:span text:style-name="T32">%&gt;</text:span>"<text:span text:style-name="T19"> </text:span><text:span text:style-name="T32">&lt;%=</text:span><text:span text:style-name="T19">selected</text:span><text:span text:style-name="T32">%&gt;</text:span><text:span text:style-name="T8">&gt;</text:span></text:p>
      <text:p text:style-name="Código"><text:span text:style-name="T8"><text:tab/><text:tab/></text:span><text:span text:style-name="T32">&lt;%=</text:span><text:span text:style-name="T19">Labels.get(</text:span><text:span text:style-name="T22">"regions."</text:span><text:span text:style-name="T19"> + i, request.getLocale())</text:span><text:span text:style-name="T32">%&gt;</text:span></text:p>
      <text:p text:style-name="Código"><text:span text:style-name="T32"><text:tab/></text:span><text:span text:style-name="T8">&lt;/</text:span><text:span text:style-name="T12">option</text:span><text:span text:style-name="T8">&gt;</text:span></text:p>
      <text:p text:style-name="Código"><text:span text:style-name="T19"><text:tab/></text:span><text:span text:style-name="T32">&lt;%</text:span></text:p>
      <text:p text:style-name="Código"><text:tab/>}</text:p>
      <text:p text:style-name="Código"><text:span text:style-name="T19"><text:tab/></text:span><text:span text:style-name="T32">%&gt;</text:span></text:p>
      <text:p text:style-name="Código"><text:span text:style-name="T8">&lt;/</text:span><text:span text:style-name="T12">select</text:span><text:span text:style-name="T8">&gt;</text:span></text:p>
      <text:p text:style-name="Código">&lt;%</text:p>
      <text:p text:style-name="Código">}</text:p>
      <text:p text:style-name="Código"><text:span text:style-name="T28">else</text:span><text:span text:style-name="T19"> {</text:span></text:p>
      <text:p text:style-name="Código"><text:span text:style-name="T19"><text:tab/></text:span><text:span text:style-name="T28">for</text:span><text:span text:style-name="T19"> (</text:span><text:span text:style-name="T28">int</text:span><text:span text:style-name="T19"> i=0; i&lt;fvalues.length; i++) {</text:span></text:p>
      <text:p text:style-name="Código">%&gt;</text:p>
      <text:p text:style-name="Código"><text:span text:style-name="T32">&lt;%=</text:span><text:span text:style-name="T19">Labels.get(</text:span><text:span text:style-name="T22">"regions."</text:span><text:span text:style-name="T19"> + fvalues[i], request.getLocale())</text:span><text:span text:style-name="T32">%&gt;</text:span></text:p>
      <text:p text:style-name="Código">&lt;%</text:p>
      <text:p text:style-name="Código"><text:tab/>}</text:p>
      <text:p text:style-name="Código">}</text:p>
      <text:p text:style-name="Código">%&gt;</text:p>
      <text:p text:style-name="Código"/>
      <text:p text:style-name="Código"><text:span text:style-name="T32">&lt;%</text:span><text:span text:style-name="T19"> </text:span></text:p>
      <text:p text:style-name="Código"><text:span text:style-name="T28">if</text:span><text:span text:style-name="T19"> (!editable) { </text:span></text:p>
      <text:p text:style-name="Código"><text:span text:style-name="T19"><text:tab/></text:span><text:span text:style-name="T28">for</text:span><text:span text:style-name="T19"> (</text:span><text:span text:style-name="T28">int</text:span><text:span text:style-name="T19"> i=0; i&lt;fvalues.length; i++) {</text:span></text:p>
      <text:p text:style-name="Código">%&gt;</text:p>
      <text:p text:style-name="Código"><text:span text:style-name="T19"><text:tab/><text:tab/></text:span><text:span text:style-name="T8">&lt;</text:span><text:span text:style-name="T12">input </text:span><text:span text:style-name="T16">type</text:span><text:span text:style-name="T19">=</text:span><text:span text:style-name="T22">"hidden" </text:span><text:span text:style-name="T16">name</text:span><text:span text:style-name="T19">=</text:span>"<text:span text:style-name="T32">&lt;%=</text:span><text:span text:style-name="T19">propertyKey</text:span><text:span text:style-name="T32">%&gt;</text:span>"<text:span text:style-name="T19"> </text:span><text:span text:style-name="T16">value</text:span><text:span text:style-name="T19">=</text:span>"<text:span text:style-name="T32">&lt;%=</text:span><text:span text:style-name="T19">fvalues[i]</text:span><text:span text:style-name="T32">%&gt;</text:span>"<text:span text:style-name="T8">&gt;</text:span><text:span text:style-name="T19"><text:tab/><text:tab/></text:span></text:p>
      <text:p text:style-name="Código">&lt;%</text:p>
      <text:p text:style-name="Código"><text:tab/>}</text:p>
      <text:p text:style-name="Código">} </text:p>
      <text:p text:style-name="Código"><text:span text:style-name="T32">%&gt;</text:span><text:span text:style-name="T19"><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list text:style-name="L1" text:continue-numbering="true">
        <text:list-item>
          <text:list text:continue-numbering="true">
            <text:list-item>
              <text:h text:style-name="P412" text:outline-level="2">Custom editors and stereotypes for displaying combos</text:h>
            </text:list-item>
          </text:list>
        </text:list-item>
      </text:list>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12">entity</text:span><text:span text:style-name="T8">&gt;</text:span><text:span text:style-name="T19"><text:tab/><text:tab/></text:span></text:p>
      <text:p text:style-name="Código"><text:tab/>...</text:p>
      <text:p text:style-name="Código"><text:span text:style-name="T19"><text:tab/></text:span><text:span text:style-name="T8">&lt;</text:span><text:span text:style-name="T12">property </text:span><text:span text:style-name="T16">name</text:span><text:span text:style-name="T19">=</text:span><text:span text:style-name="T22">"familyNumber" </text:span><text:span text:style-name="T16">stereotype</text:span><text:span text:style-name="T19">=</text:span><text:span text:style-name="T22">"FAMILY" </text:span><text:span text:style-name="T16">required</text:span><text:span text:style-name="T19">=</text:span><text:span text:style-name="T22">"true"</text:span><text:span text:style-name="T8">/&gt;</text:span></text:p>
      <text:p text:style-name="Código"><text:span text:style-name="T19"><text:tab/></text:span><text:span text:style-name="T8">&lt;</text:span><text:span text:style-name="T12">property </text:span><text:span text:style-name="T16">name</text:span><text:span text:style-name="T19">=</text:span><text:span text:style-name="T22">"subfamilyNumber"<text:tab/></text:span><text:span text:style-name="T16">stereotype</text:span><text:span text:style-name="T19">=</text:span><text:span text:style-name="T22">"SUBFAMILY" </text:span><text:span text:style-name="T16">required</text:span><text:span text:style-name="T19">=</text:span><text:span text:style-name="T22">"true"</text:span><text:span text:style-name="T8">/&gt;</text:span><text:span text:style-name="T19"> <text:s text:c="3"/><text:tab/></text:span></text:p>
      <text:p text:style-name="Código"><text:tab/>...<text:tab/><text:tab/><text:tab/><text:tab/></text:p>
      <text:p text:style-name="Código"><text:span text:style-name="T9">&lt;/</text:span><text:span text:style-name="T13">entity</text:span><text:span text:style-name="T9">&gt;</text:span><text:span text:style-name="T20"> </text:span></text:p>
      <text:p text:style-name="Standard">And in your <text:span text:style-name="Archivo_2f_Directorio">editors.xml</text:span> put:</text:p>
      <text:p text:style-name="Código"><text:span text:style-name="T8">&lt;</text:span><text:span text:style-name="T12">editor </text:span><text:span text:style-name="T16">url</text:span><text:span text:style-name="T19">=</text:span><text:span text:style-name="T22">"descriptionsEditor.jsp"</text:span><text:span text:style-name="T8">&gt;</text:span><text:span text:style-name="T19"><text:tab/><text:tab/><text:tab/><text:tab/><text:tab/><text:tab/><text:tab/> (1)</text:span></text:p>
      <text:p text:style-name="Código"><text:span text:style-name="T19"><text:tab/></text:span><text:span text:style-name="T8">&lt;</text:span><text:span text:style-name="T12">property </text:span><text:span text:style-name="T16">name</text:span><text:span text:style-name="T19">=</text:span><text:span text:style-name="T22">"model" </text:span><text:span text:style-name="T16">value</text:span><text:span text:style-name="T19">=</text:span><text:span text:style-name="T22">"Family"</text:span><text:span text:style-name="T8">/&gt;</text:span><text:span text:style-name="T19"><text:tab/><text:tab/><text:tab/><text:tab/><text:tab/> (2)<text:tab/></text:span></text:p>
      <text:p text:style-name="Código"><text:span text:style-name="T19"><text:tab/></text:span><text:span text:style-name="T8">&lt;</text:span><text:span text:style-name="T12">property </text:span><text:span text:style-name="T16">name</text:span><text:span text:style-name="T19">=</text:span><text:span text:style-name="T22">"keyProperty" </text:span><text:span text:style-name="T16">value</text:span><text:span text:style-name="T19">=</text:span><text:span text:style-name="T22">"number"</text:span><text:span text:style-name="T8">/&gt;</text:span><text:span text:style-name="T19"><text:tab/><text:tab/><text:tab/><text:tab/><text:tab/> (3)</text:span></text:p>
      <text:p text:style-name="Código"><text:span text:style-name="T19"><text:tab/></text:span><text:span text:style-name="T8">&lt;</text:span><text:span text:style-name="T12">property </text:span><text:span text:style-name="T16">name</text:span><text:span text:style-name="T19">=</text:span><text:span text:style-name="T22">"descriptionProperty" </text:span><text:span text:style-name="T16">value</text:span><text:span text:style-name="T19">=</text:span><text:span text:style-name="T22">"description"</text:span><text:span text:style-name="T8">/&gt;</text:span><text:span text:style-name="T19"><text:tab/><text:tab/><text:tab/> (4)</text:span></text:p>
      <text:p text:style-name="Código"><text:span text:style-name="T19"><text:tab/></text:span><text:span text:style-name="T8">&lt;</text:span><text:span text:style-name="T12">property </text:span><text:span text:style-name="T16">name</text:span><text:span text:style-name="T19">=</text:span><text:span text:style-name="T22">"orderByKey" </text:span><text:span text:style-name="T16">value</text:span><text:span text:style-name="T19">=</text:span><text:span text:style-name="T22">"true"</text:span><text:span text:style-name="T8">/&gt;</text:span><text:span text:style-name="T19"><text:tab/><text:tab/><text:tab/><text:tab/><text:tab/> (5)</text:span></text:p>
      <text:p text:style-name="Código"><text:span text:style-name="T19"><text:tab/></text:span><text:span text:style-name="T8">&lt;</text:span><text:span text:style-name="T12">property </text:span><text:span text:style-name="T16">name</text:span><text:span text:style-name="T19">=</text:span><text:span text:style-name="T22">"readOnlyAsLabel" </text:span><text:span text:style-name="T16">value</text:span><text:span text:style-name="T19">=</text:span><text:span text:style-name="T22">"true"</text:span><text:span text:style-name="T8">/&gt;</text:span><text:span text:style-name="T19"><text:tab/><text:tab/><text:tab/><text:tab/> (6)</text:span></text:p>
      <text:p text:style-name="Código"><text:span text:style-name="T19"><text:tab/></text:span><text:span text:style-name="T8">&lt;</text:span><text:span text:style-name="T12">for-stereotype </text:span><text:span text:style-name="T16">stereotype</text:span><text:span text:style-name="T19">=</text:span><text:span text:style-name="T22">"FAMILY"</text:span><text:span text:style-name="T8">/&gt;</text:span><text:span text:style-name="T19"><text:tab/><text:tab/><text:tab/><text:tab/><text:tab/><text:tab/> (11)</text:span></text:p>
      <text:p text:style-name="Código"><text:span text:style-name="T8">&lt;/</text:span><text:span text:style-name="T12">editor</text:span><text:span text:style-name="T8">&gt;</text:span></text:p>
      <text:p text:style-name="Código"><text:s text:c="6"/></text:p>
      <text:p text:style-name="Código"><text:span text:style-name="T29">&lt;!-- It is possible to specify dependencies from stereotypes or properties --&gt;</text:span><text:span text:style-name="T19"> <text:s text:c="3"/></text:span></text:p>
      <text:p text:style-name="Código"><text:span text:style-name="T8">&lt;</text:span><text:span text:style-name="T12">editor </text:span><text:span text:style-name="T16">url</text:span><text:span text:style-name="T19">=</text:span><text:span text:style-name="T22">"descriptionsEditor.jsp" <text:tab/><text:tab/><text:tab/><text:tab/><text:tab/><text:tab/><text:tab/> </text:span><text:span text:style-name="T19">(1)</text:span></text:p>
      <text:p text:style-name="Código"><text:span text:style-name="T19"><text:tab/></text:span><text:span text:style-name="T16">depends-stereotypes</text:span><text:span text:style-name="T19">=</text:span><text:span text:style-name="T22">"FAMILY"</text:span><text:span text:style-name="T8">&gt;</text:span><text:span text:style-name="T19"> <text:s text:c="9"/><text:tab/><text:tab/><text:tab/><text:tab/><text:tab/>(12)</text:span></text:p>
      <text:p text:style-name="Código"><text:span text:style-name="T29">&lt;!--</text:span> <text:s/></text:p>
      <text:p text:style-name="Código"><text:span text:style-name="T29">&lt;editor url="descriptionsEditor.jsp" depends-properties="familyNumber"&gt;</text:span><text:tab/>(13)</text:p>
      <text:p text:style-name="Código"><text:span text:style-name="T29">--&gt;</text:span><text:span text:style-name="T19"><text:tab/></text:span></text:p>
      <text:p text:style-name="Código"><text:span text:style-name="T19"><text:tab/></text:span><text:span text:style-name="T8">&lt;</text:span><text:span text:style-name="T12">property </text:span><text:span text:style-name="T16">name</text:span><text:span text:style-name="T19">=</text:span><text:span text:style-name="T22">"model" </text:span><text:span text:style-name="T16">value</text:span><text:span text:style-name="T19">=</text:span><text:span text:style-name="T22">"Subfamily"</text:span><text:span text:style-name="T8">/&gt;</text:span><text:span text:style-name="T19"><text:tab/><text:tab/><text:tab/><text:tab/><text:tab/> (2)</text:span></text:p>
      <text:p text:style-name="Código"><text:span text:style-name="T19"><text:tab/></text:span><text:span text:style-name="T8">&lt;</text:span><text:span text:style-name="T12">property </text:span><text:span text:style-name="T16">name</text:span><text:span text:style-name="T19">=</text:span><text:span text:style-name="T22">"keyProperty" </text:span><text:span text:style-name="T16">value</text:span><text:span text:style-name="T19">=</text:span><text:span text:style-name="T22">"number"</text:span><text:span text:style-name="T8">/&gt;</text:span><text:span text:style-name="T19"><text:tab/><text:tab/><text:tab/><text:tab/><text:tab/> (3)</text:span></text:p>
      <text:p text:style-name="Código"><text:span text:style-name="T19"><text:tab/></text:span><text:span text:style-name="T8">&lt;</text:span><text:span text:style-name="T12">property </text:span><text:span text:style-name="T16">name</text:span><text:span text:style-name="T19">=</text:span><text:span text:style-name="T22">"descriptionProperties" </text:span><text:span text:style-name="T16">value</text:span><text:span text:style-name="T19">=</text:span><text:span text:style-name="T22">"number, description"</text:span><text:span text:style-name="T8">/&gt;</text:span><text:span text:style-name="T19"><text:tab/> (4)</text:span></text:p>
      <text:p text:style-name="Código"><text:span text:style-name="T19"><text:tab/></text:span><text:span text:style-name="T8">&lt;</text:span><text:span text:style-name="T12">property </text:span><text:span text:style-name="T16">name</text:span><text:span text:style-name="T19">=</text:span><text:span text:style-name="T22">"condition" </text:span><text:span text:style-name="T16">value</text:span><text:span text:style-name="T19">=</text:span><text:span text:style-name="T22">"${familyNumber} = ?"</text:span><text:span text:style-name="T8">/&gt;</text:span><text:span text:style-name="T19"><text:tab/><text:tab/><text:tab/> (7)</text:span></text:p>
      <text:p text:style-name="Código"><text:span text:style-name="T19"><text:tab/></text:span><text:span text:style-name="T8">&lt;</text:span><text:span text:style-name="T12">property </text:span><text:span text:style-name="T16">name</text:span><text:span text:style-name="T19">=</text:span><text:span text:style-name="T22">"parameterValuesStereotypes" </text:span><text:span text:style-name="T16">value</text:span><text:span text:style-name="T19">=</text:span><text:span text:style-name="T22">"FAMILY"</text:span><text:span text:style-name="T8">/&gt;</text:span><text:span text:style-name="T19"><text:tab/><text:tab/> (8)</text:span></text:p>
      <text:p text:style-name="Código"><text:span text:style-name="T19"><text:tab/></text:span><text:span text:style-name="T29">&lt;!--</text:span></text:p>
      <text:p text:style-name="Código"><text:span text:style-name="T29"><text:tab/>&lt;property name="parameterValuesProperties" value="familyNumber"/&gt;</text:span><text:tab/><text:tab/> (9)</text:p>
      <text:p text:style-name="Código"><text:span text:style-name="T29"><text:tab/>--&gt;</text:span><text:span text:style-name="T19"><text:tab/><text:tab/></text:span></text:p>
      <text:p text:style-name="Código"><text:span text:style-name="T19"><text:tab/></text:span><text:span text:style-name="T8">&lt;</text:span><text:span text:style-name="T12">property </text:span><text:span text:style-name="T16">name</text:span><text:span text:style-name="T19">=</text:span><text:span text:style-name="T22">"descriptionsFormatter" <text:tab/><text:tab/><text:tab/><text:tab/><text:tab/></text:span><text:span text:style-name="T19">(10)</text:span></text:p>
      <text:p text:style-name="Código"><text:span text:style-name="T19"><text:tab/><text:tab/></text:span><text:span text:style-name="T16">value</text:span><text:span text:style-name="T19">=</text:span><text:span text:style-name="T22">"org.openxava.test.formatters.FamilyDescriptionsFormatter"</text:span><text:span text:style-name="T8">/&gt;</text:span><text:span text:style-name="T19"><text:tab/></text:span></text:p>
      <text:p text:style-name="Código"><text:span text:style-name="T19"><text:tab/></text:span><text:span text:style-name="T8">&lt;</text:span><text:span text:style-name="T12">for-stereotype </text:span><text:span text:style-name="T16">stereotype</text:span><text:span text:style-name="T19">=</text:span><text:span text:style-name="T22">"SUBFAMILY"</text:span><text:span text:style-name="T8">/&gt;</text:span><text:span text:style-name="T19"><text:tab/><text:tab/><text:tab/><text:tab/><text:tab/>(11)</text:span></text:p>
      <text:p text:style-name="Código"><text:span text:style-name="T9">&lt;/</text:span><text:span text:style-name="T13">editor</text:span><text:span text:style-name="T9">&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8">
        <text:list-item>
          <text:p text:style-name="P226"><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226"><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226"><text:span text:style-name="Código">descriptionProperty</text:span> or <text:span text:style-name="Código">descriptionProperties</text:span>: Property or list of properties to show in combo.</text:p>
        </text:list-item>
        <text:list-item>
          <text:p text:style-name="P226"><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226"><text:span text:style-name="Código">readOnlyAsLabel</text:span>: When it is read only, then it is rendered as label. The default is <text:span text:style-name="Código">false</text:span>.</text:p>
        </text:list-item>
        <text:list-item>
          <text:p text:style-name="P226"><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226"><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226"><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226"><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list text:style-name="L1" text:continue-numbering="true">
        <text:list-item>
          <text:list text:continue-numbering="true">
            <text:list-item>
              <text:h text:style-name="P412" text:outline-level="2">Transient component: Only for creating views (new in v2.1.3)</text:h>
            </text:list-item>
          </text:list>
        </text:list-item>
      </text:list>
      <text:p text:style-name="Text_20_body">In OpenXava it is not possible to have a view without model. Thus if you want to draw an arbitrary user interface, you need to create a component, declare it as transient<text:span text:style-name="T3"> (new in v2.1.3)</text:span> and define your view from it.</text:p>
      <text:p text:style-name="Text_20_body">An transient component is not associated to any table of the database, typically it's used only for display User Interfaces not related to any data in database.</text:p>
      <text:p text:style-name="Text_20_body">An example can be:</text:p>
      <text:p text:style-name="Código"><text:span text:style-name="T8">&lt;?</text:span><text:span text:style-name="T12">xml </text:span><text:span text:style-name="T16">version</text:span><text:span text:style-name="T19">=</text:span><text:span text:style-name="T22">"1.0" </text:span><text:span text:style-name="T16">encoding</text:span><text:span text:style-name="T19">=</text:span><text:span text:style-name="T22">"ISO-8859-1"</text:span><text:span text:style-name="T8">?&gt;</text:span></text:p>
      <text:p text:style-name="Código"/>
      <text:p text:style-name="Código"><text:span text:style-name="T8">&lt;!</text:span><text:span text:style-name="T12">DOCTYPE </text:span><text:span text:style-name="T25">component </text:span><text:span text:style-name="T26">SYSTEM </text:span><text:span text:style-name="T27">"dtds/component.dtd"</text:span><text:span text:style-name="T8">&gt;</text:span></text:p>
      <text:p text:style-name="Código"/>
      <text:p text:style-name="Código">&lt;!--</text:p>
      <text:p text:style-name="Código"><text:tab/>Example of an OpenXava transient component (not persistent).</text:p>
      <text:p text:style-name="Código"/>
      <text:p text:style-name="Código"><text:tab/>This can be used, for example, to display a dialog,</text:p>
      <text:p text:style-name="Código"><text:tab/>or any other graphical interface.</text:p>
      <text:p text:style-name="Código">--&gt;</text:p>
      <text:p text:style-name="Código"/>
      <text:p text:style-name="Código"><text:span text:style-name="T8">&lt;</text:span><text:span text:style-name="T12">component </text:span><text:span text:style-name="T16">name</text:span><text:span text:style-name="T19">=</text:span><text:span text:style-name="T22">"FilterBySubfamily"</text:span><text:span text:style-name="T8">&gt;</text:span></text:p>
      <text:p text:style-name="Código"/>
      <text:p text:style-name="Código"><text:span text:style-name="T19"><text:tab/></text:span><text:span text:style-name="T8">&lt;</text:span><text:span text:style-name="T12">entity</text:span><text:span text:style-name="T8">&gt;</text:span><text:span text:style-name="T19"> <text:s/><text:tab/><text:tab/><text:tab/><text:tab/><text:tab/><text:tab/><text:tab/><text:tab/><text:tab/><text:tab/></text:span></text:p>
      <text:p text:style-name="Código"><text:span text:style-name="T19"><text:tab/><text:tab/></text:span><text:span text:style-name="T8">&lt;</text:span><text:span text:style-name="T12">reference </text:span><text:span text:style-name="T16">name</text:span><text:span text:style-name="T19">=</text:span><text:span text:style-name="T22">"subfamily" </text:span><text:span text:style-name="T16">model</text:span><text:span text:style-name="T19">=</text:span><text:span text:style-name="T22">"Subfamily2" </text:span><text:span text:style-name="T16">required</text:span><text:span text:style-name="T19">=</text:span><text:span text:style-name="T22">"true"</text:span><text:span text:style-name="T8">/&gt;</text:span><text:span text:style-name="T19"><text:tab/><text:tab/></text:span></text:p>
      <text:p text:style-name="Código"><text:span text:style-name="T19"><text:tab/></text:span><text:span text:style-name="T8">&lt;/</text:span><text:span text:style-name="T12">entity</text:span><text:span text:style-name="T8">&gt;</text:span><text:span text:style-name="T19"><text:tab/><text:tab/></text:span></text:p>
      <text:p text:style-name="Código"><text:tab/></text:p>
      <text:p text:style-name="Código"><text:span text:style-name="T19"><text:tab/></text:span><text:span text:style-name="T8">&lt;</text:span><text:span text:style-name="T12">view </text:span><text:span text:style-name="T16">name</text:span><text:span text:style-name="T19">=</text:span><text:span text:style-name="T22">"Family1"</text:span><text:span text:style-name="T8">&gt;</text:span></text:p>
      <text:p text:style-name="Código"><text:span text:style-name="T19"><text:tab/><text:tab/></text:span><text:span text:style-name="T8">&lt;</text:span><text:span text:style-name="T12">reference-view </text:span><text:span text:style-name="T16">reference</text:span><text:span text:style-name="T19">=</text:span><text:span text:style-name="T22">"subfamily" </text:span><text:span text:style-name="T16">create</text:span><text:span text:style-name="T19">=</text:span><text:span text:style-name="T22">"false"</text:span><text:span text:style-name="T8">&gt;</text:span></text:p>
      <text:p text:style-name="Código"><text:span text:style-name="T19"><text:tab/><text:tab/><text:tab/></text:span><text:span text:style-name="T8">&lt;</text:span><text:span text:style-name="T12">descriptions-list </text:span><text:span text:style-name="T16">condition</text:span><text:span text:style-name="T19">=</text:span><text:span text:style-name="T22">"${family.number} = 1"</text:span><text:span text:style-name="T8">/&gt;</text:span></text:p>
      <text:p text:style-name="Código"><text:span text:style-name="T19"><text:tab/><text:tab/></text:span><text:span text:style-name="T8">&lt;/</text:span><text:span text:style-name="T12">reference-view</text:span><text:span text:style-name="T8">&gt;</text:span></text:p>
      <text:p text:style-name="Código"><text:span text:style-name="T19"><text:tab/></text:span><text:span text:style-name="T8">&lt;/</text:span><text:span text:style-name="T12">view</text:span><text:span text:style-name="T8">&gt;</text:span></text:p>
      <text:p text:style-name="Código"><text:tab/></text:p>
      <text:p text:style-name="Código"><text:span text:style-name="T19"><text:tab/></text:span><text:span text:style-name="T8">&lt;</text:span><text:span text:style-name="T12">view </text:span><text:span text:style-name="T16">name</text:span><text:span text:style-name="T19">=</text:span><text:span text:style-name="T22">"Family2"</text:span><text:span text:style-name="T8">&gt;</text:span></text:p>
      <text:p text:style-name="Código"><text:span text:style-name="T19"><text:tab/><text:tab/></text:span><text:span text:style-name="T8">&lt;</text:span><text:span text:style-name="T12">reference-view </text:span><text:span text:style-name="T16">reference</text:span><text:span text:style-name="T19">=</text:span><text:span text:style-name="T22">"subfamily" </text:span><text:span text:style-name="T16">create</text:span><text:span text:style-name="T19">=</text:span><text:span text:style-name="T22">"false"</text:span><text:span text:style-name="T8">&gt;</text:span></text:p>
      <text:p text:style-name="Código"><text:span text:style-name="T19"><text:tab/><text:tab/><text:tab/></text:span><text:span text:style-name="T8">&lt;</text:span><text:span text:style-name="T12">descriptions-list </text:span><text:span text:style-name="T16">condition</text:span><text:span text:style-name="T19">=</text:span><text:span text:style-name="T22">"${family.number} = 2"</text:span><text:span text:style-name="T8">/&gt;</text:span></text:p>
      <text:p text:style-name="Código"><text:span text:style-name="T19"><text:tab/><text:tab/></text:span><text:span text:style-name="T8">&lt;/</text:span><text:span text:style-name="T12">reference-view</text:span><text:span text:style-name="T8">&gt;</text:span></text:p>
      <text:p text:style-name="Código"><text:span text:style-name="T19"><text:tab/></text:span><text:span text:style-name="T8">&lt;/</text:span><text:span text:style-name="T12">view</text:span><text:span text:style-name="T8">&gt;</text:span></text:p>
      <text:p text:style-name="Código"/>
      <text:p text:style-name="Código"><text:span text:style-name="T19"><text:tab/></text:span><text:span text:style-name="T8">&lt;</text:span><text:span text:style-name="T12">view </text:span><text:span text:style-name="T16">name</text:span><text:span text:style-name="T19">=</text:span><text:span text:style-name="T22">"WithSubfamilyForm"</text:span><text:span text:style-name="T8">&gt;</text:span><text:span text:style-name="T19"><text:tab/></text:span></text:p>
      <text:p text:style-name="Código"><text:span text:style-name="T19"><text:tab/><text:tab/></text:span><text:span text:style-name="T8">&lt;</text:span><text:span text:style-name="T12">reference-view </text:span><text:span text:style-name="T16">reference</text:span><text:span text:style-name="T19">=</text:span><text:span text:style-name="T22">"subfamily" </text:span><text:span text:style-name="T16">search</text:span><text:span text:style-name="T19">=</text:span><text:span text:style-name="T22">"false"</text:span><text:span text:style-name="T8">/&gt;</text:span></text:p>
      <text:p text:style-name="Código"><text:span text:style-name="T19"><text:tab/></text:span><text:span text:style-name="T8">&lt;/</text:span><text:span text:style-name="T12">view</text:span><text:span text:style-name="T8">&gt;</text:span></text:p>
      <text:p text:style-name="Código"><text:tab/></text:p>
      <text:p text:style-name="Código"><text:span text:style-name="T19"><text:tab/></text:span><text:span text:style-name="T8">&lt;transient/&gt;<text:tab/><text:tab/><text:tab/><text:tab/><text:tab/><text:tab/><text:tab/><text:tab/><text:tab/><text:tab/></text:span><text:span text:style-name="T19">(1)</text:span></text:p>
      <text:p text:style-name="Código"><text:tab/></text:p>
      <text:p text:style-name="Código"><text:span text:style-name="T8">&lt;/</text:span><text:span text:style-name="T12">component</text:span><text:span text:style-name="T8">&gt;</text:span></text:p>
      <text:p text:style-name="Text_20_body">For defining a component as transient you only need to put <text:span text:style-name="Código">&lt;transient/&gt;</text:span> at the end of the component definition (1), just in the part for the mappings. You mustn't put the mapping nor declare properties as key.</text:p>
      <text:p text:style-name="Text_20_body">This way you can design a dialog that can be useful, for example, to print a report of families or products filtered by subfamily. </text:p>
      <text:p text:style-name="Text_20_body">With this simple trick you can use OpenXava as a simple and flexible generator for user interfaces although the displayed data won't be stored.</text:p>
      <text:list text:style-name="L1" text:continue-numbering="true">
        <text:list-item>
          <text:h text:style-name="P400" text:outline-level="1"><draw:frame draw:style-name="fr3" draw:name="Imagen5" text:anchor-type="paragraph" svg:width="16.999cm" svg:height="2.875cm" draw:z-index="23"><draw:image xlink:href="Pictures/10000000000002B9000000766127311E.jpg" xlink:type="simple" xlink:show="embed" xlink:actuate="onLoad"/></draw:frame>Tabular data</text:h>
        </text:list-item>
      </text:list>
      <text:p text:style-name="Text_20_body">Tabular data is data that is displayed in table format. If you create a conventional OpenXava module, then the user can manage the component data with a list like this:</text:p>
      <text:p text:style-name="Text_20_body"><draw:frame draw:style-name="fr3" draw:name="Imagen27" text:anchor-type="paragraph" svg:width="16.999cm" svg:height="7.243cm" draw:z-index="11"><draw:image xlink:href="Pictures/10000000000003530000016FFEC92FE8.jpg" xlink:type="simple" xlink:show="embed" xlink:actuate="onLoad"/></draw:frame></text:p>
      <text:p text:style-name="Text_20_body">This list allows user to:</text:p>
      <text:list text:style-name="L39">
        <text:list-item>
          <text:p text:style-name="P235">Filter by any columns or a combination of them.</text:p>
        </text:list-item>
        <text:list-item>
          <text:p text:style-name="P235">Order by any column with a single click.</text:p>
        </text:list-item>
        <text:list-item>
          <text:p text:style-name="P235">Display data by pages, and therefore the user can work efficiently with millions of records.</text:p>
        </text:list-item>
        <text:list-item>
          <text:p text:style-name="P235">Customize the list: add, remove and change the column order (with the little pencil in the left top corner). This customizations are remembered by user.</text:p>
        </text:list-item>
        <text:list-item>
          <text:p text:style-name="P235">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12">tab</text:span></text:p>
      <text:p text:style-name="Código"><text:span text:style-name="T12"><text:tab/></text:span><text:span text:style-name="T16">name</text:span><text:span text:style-name="T19">=</text:span><text:span text:style-name="T22">"name"<text:tab/><text:tab/><text:tab/></text:span><text:span text:style-name="T19">(1)</text:span></text:p>
      <text:p text:style-name="P15">&gt;</text:p>
      <text:p text:style-name="Código"><text:span text:style-name="T19"><text:tab/></text:span><text:span text:style-name="T8">&lt;</text:span><text:span text:style-name="T12">filter </text:span><text:span text:style-name="T19">... </text:span><text:span text:style-name="T8">/&gt;</text:span><text:span text:style-name="T19"><text:tab/><text:tab/>(2)</text:span></text:p>
      <text:p text:style-name="Código"><text:span text:style-name="T19"><text:tab/></text:span><text:span text:style-name="T8">&lt;</text:span><text:span text:style-name="T12">row-style </text:span><text:span text:style-name="T19">... </text:span><text:span text:style-name="T8">/&gt;</text:span><text:span text:style-name="T19"> ...<text:tab/>(3)</text:span></text:p>
      <text:p text:style-name="Código"><text:span text:style-name="T19"><text:tab/></text:span><text:span text:style-name="T8">&lt;</text:span><text:span text:style-name="T12">properties </text:span><text:span text:style-name="T19">... </text:span><text:span text:style-name="T8">/&gt;</text:span><text:span text:style-name="T19"><text:tab/><text:tab/>(4)</text:span></text:p>
      <text:p text:style-name="Código"><text:span text:style-name="T19"><text:tab/></text:span><text:span text:style-name="T8">&lt;</text:span><text:span text:style-name="T12">base-condition </text:span><text:span text:style-name="T19">... </text:span><text:span text:style-name="T8">/&gt;</text:span><text:span text:style-name="T19"><text:tab/>(5)</text:span></text:p>
      <text:p text:style-name="Código"><text:span text:style-name="T19"><text:tab/></text:span><text:span text:style-name="T8">&lt;</text:span><text:span text:style-name="T12">default-order </text:span><text:span text:style-name="T19">... </text:span><text:span text:style-name="T8">/&gt;</text:span><text:span text:style-name="T19"><text:tab/>(6)</text:span></text:p>
      <text:p text:style-name="Código"><text:span text:style-name="T8">&lt;/</text:span><text:span text:style-name="T12">tab</text:span><text:span text:style-name="T8">&gt;</text:span></text:p>
      <text:list text:style-name="L40">
        <text:list-item>
          <text:p text:style-name="P240"><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240"><text:span text:style-name="Código">filter</text:span> (one, optional): Allows to define programmatically some logic to apply to the values entered by user when he filters the list data.</text:p>
        </text:list-item>
        <text:list-item>
          <text:p text:style-name="P240"><text:span text:style-name="Código">row-style</text:span> (several, optional): A simple way to specify a different visual style for some rows. Normally to emphasize rows that fulfill certain condition.</text:p>
        </text:list-item>
        <text:list-item>
          <text:p text:style-name="P240"><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240"><text:span text:style-name="Código">base-condition</text:span> (one, optional): Condition to be fulfilled by the displayed data. It's added to the user condition if needed.</text:p>
        </text:list-item>
        <text:list-item>
          <text:p text:style-name="P240"><text:span text:style-name="Código">default-order</text:span> (one, optional): To specify the initial order for data.</text:p>
        </text:list-item>
      </text:list>
      <text:list text:style-name="L1" text:continue-numbering="true">
        <text:list-item>
          <text:list text:continue-numbering="true">
            <text:list-item>
              <text:h text:style-name="P412" text:outline-level="2">Initial properties and emphasize rows</text:h>
            </text:list-item>
          </text:list>
        </text:list-item>
      </text:list>
      <text:p text:style-name="Text_20_body">The most simple customization is to indicate the properties to show initially:</text:p>
      <text:p text:style-name="Código"><text:span text:style-name="T8">&lt;</text:span><text:span text:style-name="T12">tab</text:span><text:span text:style-name="T8">&gt;</text:span></text:p>
      <text:p text:style-name="Código"><text:span text:style-name="T19"><text:tab/></text:span><text:span text:style-name="T8">&lt;</text:span><text:span text:style-name="T12">row-style </text:span><text:span text:style-name="T16">style</text:span><text:span text:style-name="T19">=</text:span><text:span text:style-name="T22">"highlight" </text:span><text:span text:style-name="T16">property</text:span><text:span text:style-name="T19">=</text:span><text:span text:style-name="T22">"type" </text:span><text:span text:style-name="T16">value</text:span><text:span text:style-name="T19">=</text:span><text:span text:style-name="T22">"steady"</text:span><text:span text:style-name="T8">/&gt;</text:span></text:p>
      <text:p text:style-name="Código"><text:span text:style-name="T19"><text:tab/></text:span><text:span text:style-name="T8">&lt;</text:span><text:span text:style-name="T12">properties</text:span><text:span text:style-name="T8">&gt;</text:span></text:p>
      <text:p text:style-name="Código"><text:tab/><text:tab/>name, type, seller.name, address.city, seller.level.description</text:p>
      <text:p text:style-name="Código"><text:span text:style-name="T19"><text:tab/></text:span><text:span text:style-name="T8">&lt;/</text:span><text:span text:style-name="T12">properties</text:span><text:span text:style-name="T8">&gt;</text:span><text:span text:style-name="T19"><text:tab/></text:span></text:p>
      <text:p text:style-name="Código"><text:span text:style-name="T9">&lt;/</text:span><text:span text:style-name="T13">tab</text:span><text:span text:style-name="T9">&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2"><draw:image xlink:href="Pictures/100000000000034D000000B2D86CC44E.jpg" xlink:type="simple" xlink:show="embed" xlink:actuate="onLoad"/></draw:frame><text:tab/></text:p>
      <text:list text:style-name="L1" text:continue-numbering="true">
        <text:list-item>
          <text:list text:continue-numbering="true">
            <text:list-item>
              <text:h text:style-name="P412" text:outline-level="2">Filters and base condition</text:h>
            </text:list-item>
          </text:list>
        </text:list-item>
      </text:list>
      <text:p text:style-name="Text_20_body">An common technique is to combine a filter with a base condition:</text:p>
      <text:p text:style-name="Código"><text:span text:style-name="T8">&lt;</text:span><text:span text:style-name="T12">tab </text:span><text:span text:style-name="T16">name</text:span><text:span text:style-name="T19">=</text:span><text:span text:style-name="T22">"Current"</text:span><text:span text:style-name="T8">&gt;</text:span></text:p>
      <text:p text:style-name="Código"><text:span text:style-name="T19"><text:tab/></text:span><text:span text:style-name="T8">&lt;</text:span><text:span text:style-name="T12">filter </text:span><text:span text:style-name="T16">class</text:span><text:span text:style-name="T19">=</text:span><text:span text:style-name="T22">"org.openxava.test.filters.CurrentYearFilter"</text:span><text:span text:style-name="T8">/&gt;</text:span></text:p>
      <text:p text:style-name="Código"><text:span text:style-name="T19"><text:tab/></text:span><text:span text:style-name="T8">&lt;</text:span><text:span text:style-name="T12">properties</text:span><text:span text:style-name="T8">&gt;</text:span></text:p>
      <text:p text:style-name="Código"><text:tab/><text:tab/>year, number, amountsSum, vat, detailsCount, paid, customer.name</text:p>
      <text:p text:style-name="Código"><text:span text:style-name="T19"><text:tab/></text:span><text:span text:style-name="T8">&lt;/</text:span><text:span text:style-name="T12">properties</text:span><text:span text:style-name="T8">&gt;</text:span></text:p>
      <text:p text:style-name="Código"><text:span text:style-name="T19"><text:tab/></text:span><text:span text:style-name="T8">&lt;</text:span><text:span text:style-name="T12">base-condition</text:span><text:span text:style-name="T8">&gt;</text:span><text:span text:style-name="T19">${year} = ?</text:span><text:span text:style-name="T8">&lt;/</text:span><text:span text:style-name="T12">base-condition</text:span><text:span text:style-name="T8">&gt;</text:span></text:p>
      <text:p text:style-name="Código"><text:span text:style-name="T9">&lt;/</text:span><text:span text:style-name="T13">tab</text:span><text:span text:style-name="T9">&gt;</text:span><text:span text:style-name="T20"><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12">tab </text:span><text:span text:style-name="T16">name</text:span><text:span text:style-name="T19">=</text:span><text:span text:style-name="T22">"DefaultYear"</text:span><text:span text:style-name="T8">&gt;</text:span></text:p>
      <text:p text:style-name="Código"><text:span text:style-name="T19"><text:tab/></text:span><text:span text:style-name="T8">&lt;</text:span><text:span text:style-name="T12">filter </text:span><text:span text:style-name="T16">class</text:span><text:span text:style-name="T19">=</text:span><text:span text:style-name="T22">"org.openxava.test.filters.DefaultYearFilter"</text:span><text:span text:style-name="T8">/&gt;</text:span></text:p>
      <text:p text:style-name="Código"><text:span text:style-name="T19"><text:tab/></text:span><text:span text:style-name="T8">&lt;</text:span><text:span text:style-name="T12">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9"><text:tab/></text:span><text:span text:style-name="T8">&lt;/</text:span><text:span text:style-name="T12">properties</text:span><text:span text:style-name="T8">&gt;</text:span></text:p>
      <text:p text:style-name="Código"><text:span text:style-name="T19"><text:tab/></text:span><text:span text:style-name="T8">&lt;</text:span><text:span text:style-name="T12">base-condition</text:span><text:span text:style-name="T8">&gt;</text:span><text:span text:style-name="T19">${year} = ?</text:span><text:span text:style-name="T8">&lt;/</text:span><text:span text:style-name="T12">base-condition</text:span><text:span text:style-name="T8">&gt;</text:span></text:p>
      <text:p text:style-name="Código"><text:span text:style-name="T9">&lt;/</text:span><text:span text:style-name="T13">tab</text:span><text:span text:style-name="T9">&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17"><text:span text:style-name="T8">&lt;</text:span><text:span text:style-name="T12">object </text:span><text:span text:style-name="T16">name</text:span><text:span text:style-name="T19">=</text:span><text:span text:style-name="T22">"xavatest_defaultYear" </text:span><text:span text:style-name="T16">class</text:span><text:span text:style-name="T19">=</text:span><text:span text:style-name="T22">"java.lang.Integer" </text:span><text:span text:style-name="T16">value</text:span><text:span text:style-name="T19">=</text:span><text:span text:style-name="T22">"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3">(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3">Chapter 7 Controllers</text:span>.</text:p>
      <text:p text:style-name="Text_20_body"/>
      <text:list text:style-name="L1" text:continue-numbering="true">
        <text:list-item>
          <text:list text:continue-numbering="true">
            <text:list-item>
              <text:h text:style-name="P412" text:outline-level="2">Pure SQL select</text:h>
            </text:list-item>
          </text:list>
        </text:list-item>
      </text:list>
      <text:p text:style-name="Text_20_body">You can write the complete select statement to obtain the tab data:</text:p>
      <text:p text:style-name="Código"><text:span text:style-name="T8">&lt;</text:span><text:span text:style-name="T12">tab </text:span><text:span text:style-name="T16">name</text:span><text:span text:style-name="T19">=</text:span><text:span text:style-name="T22">"CompleteSelect"</text:span><text:span text:style-name="T8">&gt;</text:span></text:p>
      <text:p text:style-name="Código"><text:span text:style-name="T19"><text:tab/></text:span><text:span text:style-name="T8">&lt;</text:span><text:span text:style-name="T12">properties</text:span><text:span text:style-name="T8">&gt;</text:span><text:span text:style-name="T19">number, description, family</text:span><text:span text:style-name="T8">&lt;/</text:span><text:span text:style-name="T12">properties</text:span><text:span text:style-name="T8">&gt;</text:span></text:p>
      <text:p text:style-name="Código"><text:span text:style-name="T19"><text:tab/></text:span><text:span text:style-name="T8">&lt;</text:span><text:span text:style-name="T12">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9"><text:tab/></text:span><text:span text:style-name="T8">&lt;/</text:span><text:span text:style-name="T12">base-condition</text:span><text:span text:style-name="T8">&gt;</text:span></text:p>
      <text:p text:style-name="Código"><text:span text:style-name="T9">&lt;/</text:span><text:span text:style-name="T13">tab</text:span><text:span text:style-name="T9">&gt;</text:span><text:span text:style-name="T20"><text:tab/></text:span></text:p>
      <text:p text:style-name="Text_20_body">Use it only in extreme cases. Normally it is not necessary, and if you use this technique the user cannot customize his list.</text:p>
      <text:list text:style-name="L1" text:continue-numbering="true">
        <text:list-item>
          <text:list text:continue-numbering="true">
            <text:list-item>
              <text:h text:style-name="P412" text:outline-level="2">Default order</text:h>
            </text:list-item>
          </text:list>
        </text:list-item>
      </text:list>
      <text:p text:style-name="Text_20_body">Finally, setting a default order is very easy:</text:p>
      <text:p text:style-name="Código"><text:span text:style-name="T8">&lt;</text:span><text:span text:style-name="T12">tab </text:span><text:span text:style-name="T16">name</text:span><text:span text:style-name="T19">=</text:span><text:span text:style-name="T22">"Simple"</text:span><text:span text:style-name="T8">&gt;</text:span></text:p>
      <text:p text:style-name="Código"><text:span text:style-name="T19"><text:tab/></text:span><text:span text:style-name="T8">&lt;</text:span><text:span text:style-name="T12">properties</text:span><text:span text:style-name="T8">&gt;</text:span><text:span text:style-name="T19">year, number, date</text:span><text:span text:style-name="T8">&lt;/</text:span><text:span text:style-name="T12">properties</text:span><text:span text:style-name="T8">&gt;</text:span><text:span text:style-name="T19"><text:tab/><text:tab/></text:span></text:p>
      <text:p text:style-name="Código"><text:span text:style-name="T19"><text:tab/></text:span><text:span text:style-name="T8">&lt;</text:span><text:span text:style-name="T12">default-order</text:span><text:span text:style-name="T8">&gt;</text:span><text:span text:style-name="T19">${year} desc, ${number} desc</text:span><text:span text:style-name="T8">&lt;/</text:span><text:span text:style-name="T12">default-order</text:span><text:span text:style-name="T8">&gt;</text:span></text:p>
      <text:p text:style-name="Código"><text:span text:style-name="T9">&lt;/</text:span><text:span text:style-name="T13">tab</text:span><text:span text:style-name="T9">&gt;</text:span></text:p>
      <text:p text:style-name="Text_20_body">This specified the initial order and the user can choose any other order by clicking in the heading of a column.</text:p>
      <text:list text:style-name="L1" text:continue-numbering="true">
        <text:list-item>
          <text:h text:style-name="P400" text:outline-level="1"><draw:frame draw:style-name="fr2" draw:name="Imagen7" text:anchor-type="paragraph" svg:width="16.999cm" svg:height="2.875cm" draw:z-index="24"><draw:image xlink:href="Pictures/10000000000002B9000000767FDAA845.jpg" xlink:type="simple" xlink:show="embed" xlink:actuate="onLoad"/></draw:frame>Object/relational mapping</text:h>
        </text:list-item>
      </text:list>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41">
        <text:list-item>
          <text:p text:style-name="P246">Hibernate 3.x.</text:p>
        </text:list-item>
      </text:list>
      <text:list text:style-name="L42">
        <text:list-item>
          <text:p text:style-name="P247">EntityBeans CMP 2 of JBoss 3.2.x y 4.0.x.</text:p>
        </text:list-item>
        <text:list-item>
          <text:p text:style-name="P247">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list text:style-name="L1" text:continue-numbering="true">
        <text:list-item>
          <text:list text:continue-numbering="true">
            <text:list-item>
              <text:h text:style-name="P412" text:outline-level="2">Entity mapping</text:h>
            </text:list-item>
          </text:list>
        </text:list-item>
      </text:list>
      <text:p text:style-name="Text_20_body">The syntax to map the main entity is:</text:p>
      <text:p text:style-name="Código"><text:span text:style-name="T8">&lt;</text:span><text:span text:style-name="T12">entity-mapping </text:span><text:span text:style-name="T16">table</text:span><text:span text:style-name="T19">=</text:span><text:span text:style-name="T22">"table"</text:span><text:span text:style-name="T8">&gt;</text:span><text:span text:style-name="T19"><text:tab/><text:tab/><text:tab/>(1)</text:span></text:p>
      <text:p text:style-name="Código"><text:span text:style-name="T19"><text:tab/></text:span><text:span text:style-name="T8">&lt;</text:span><text:span text:style-name="T12">property-mapping </text:span><text:span text:style-name="T19">... </text:span><text:span text:style-name="T8">/&gt;</text:span><text:span text:style-name="T19"> ...<text:tab/><text:tab/>(2)</text:span></text:p>
      <text:p text:style-name="Código"><text:span text:style-name="T19"><text:tab/></text:span><text:span text:style-name="T8">&lt;</text:span><text:span text:style-name="T12">reference-mapping </text:span><text:span text:style-name="T19">... </text:span><text:span text:style-name="T8">/&gt;</text:span><text:span text:style-name="T19"> ...<text:tab/><text:tab/>(3)</text:span></text:p>
      <text:p text:style-name="Código"><text:span text:style-name="T19"><text:tab/></text:span><text:span text:style-name="T8">&lt;</text:span><text:span text:style-name="T12">multiple-property-mapping </text:span><text:span text:style-name="T19">... </text:span><text:span text:style-name="T8">/&gt;</text:span><text:span text:style-name="T19"> ...<text:tab/>(4)</text:span></text:p>
      <text:p text:style-name="Código"><text:span text:style-name="T9">&lt;/</text:span><text:span text:style-name="T13">entity-mapping</text:span><text:span text:style-name="T9">&gt;</text:span><text:span text:style-name="T20"><text:tab/></text:span></text:p>
      <text:list text:style-name="L43">
        <text:list-item>
          <text:p text:style-name="P249"><text:span text:style-name="Código">table</text:span> (required): Maps this table to the main entity of component.</text:p>
        </text:list-item>
        <text:list-item>
          <text:p text:style-name="P249"><text:span text:style-name="Código">property-mapping</text:span> (several, optional): Maps a property to a column in the database table.</text:p>
        </text:list-item>
        <text:list-item>
          <text:p text:style-name="P249"><text:span text:style-name="Código">reference-mapping</text:span> (several, optional): Maps a reference to one or more columns in the database table.</text:p>
        </text:list-item>
        <text:list-item>
          <text:p text:style-name="P249"><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12">entity-mapping </text:span><text:span text:style-name="T16">table</text:span><text:span text:style-name="T19">=</text:span><text:span text:style-name="T22">"XAVATEST@separator@DELIVERYTYPE"</text:span><text:span text:style-name="T8">&gt;</text:span></text:p>
      <text:p text:style-name="Código"><text:span text:style-name="T19"><text:tab/></text:span><text:span text:style-name="T8">&lt;</text:span><text:span text:style-name="T12">property-mapping </text:span><text:span text:style-name="T16">property</text:span><text:span text:style-name="T19">=</text:span><text:span text:style-name="T22">"number" </text:span><text:span text:style-name="T16">column</text:span><text:span text:style-name="T19">=</text:span><text:span text:style-name="T22">"NUMBER"</text:span><text:span text:style-name="T8">/&gt;</text:span><text:span text:style-name="T19"><text:tab/><text:tab/></text:span></text:p>
      <text:p text:style-name="Código"><text:span text:style-name="T19"><text:tab/></text:span><text:span text:style-name="T8">&lt;</text:span><text:span text:style-name="T12">property-mapping </text:span><text:span text:style-name="T16">property</text:span><text:span text:style-name="T19">=</text:span><text:span text:style-name="T22">"description" </text:span><text:span text:style-name="T16">column</text:span><text:span text:style-name="T19">=</text:span><text:span text:style-name="T22">"DESCRIPTION" </text:span><text:span text:style-name="T8">/&gt;</text:span><text:span text:style-name="T19"><text:tab/></text:span></text:p>
      <text:p text:style-name="Código"><text:span text:style-name="T9">&lt;/</text:span><text:span text:style-name="T13">entity-mapping</text:span><text:span text:style-name="T9">&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list text:style-name="L1" text:continue-numbering="true">
        <text:list-item>
          <text:list text:continue-numbering="true">
            <text:list-item>
              <text:h text:style-name="P412" text:outline-level="2">Property mapping</text:h>
            </text:list-item>
          </text:list>
        </text:list-item>
      </text:list>
      <text:p text:style-name="Text_20_body">The syntax to map a property is:</text:p>
      <text:p text:style-name="Código"><text:span text:style-name="T8">&lt;</text:span><text:span text:style-name="T12">property-mapping <text:tab/><text:tab/><text:tab/><text:tab/></text:span></text:p>
      <text:p text:style-name="Código"><text:span text:style-name="T12"><text:tab/></text:span><text:span text:style-name="T16">property</text:span><text:span text:style-name="T19">=</text:span><text:span text:style-name="T22">"property"<text:tab/><text:tab/><text:tab/></text:span><text:span text:style-name="T19">(1)</text:span></text:p>
      <text:p text:style-name="Código"><text:span text:style-name="T19"><text:tab/></text:span><text:span text:style-name="T16">column</text:span><text:span text:style-name="T19">=</text:span><text:span text:style-name="T22">"column" <text:tab/><text:tab/><text:tab/></text:span><text:span text:style-name="T19">(2)</text:span></text:p>
      <text:p text:style-name="Código"><text:span text:style-name="T19"><text:tab/></text:span><text:span text:style-name="T16">cmp-type</text:span><text:span text:style-name="T19">=</text:span><text:span text:style-name="T22">"type"</text:span><text:span text:style-name="T8">&gt;</text:span><text:span text:style-name="T19"><text:tab/><text:tab/><text:tab/>(3)</text:span></text:p>
      <text:p text:style-name="Código"><text:span text:style-name="T19"><text:tab/></text:span><text:span text:style-name="T8">&lt;</text:span><text:span text:style-name="T12">converter </text:span><text:span text:style-name="T19">... </text:span><text:span text:style-name="T8">/&gt;</text:span><text:span text:style-name="T19"><text:tab/><text:tab/><text:tab/>(4)</text:span></text:p>
      <text:p text:style-name="Código"><text:span text:style-name="T9">&lt;/</text:span><text:span text:style-name="T13">property-mapping</text:span><text:span text:style-name="T9">&gt;</text:span></text:p>
      <text:list text:style-name="L44">
        <text:list-item>
          <text:p text:style-name="P253"><text:span text:style-name="Código">property</text:span> (required): Name of a property defined in the model part.</text:p>
        </text:list-item>
        <text:list-item>
          <text:p text:style-name="P253"><text:span text:style-name="Código">column</text:span> (required): Name of a table column.</text:p>
        </text:list-item>
        <text:list-item>
          <text:p text:style-name="P253"><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253"><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12">property-mapping </text:span><text:span text:style-name="T16">property</text:span><text:span text:style-name="T19">=</text:span><text:span text:style-name="T22">"address_zipCode" </text:span><text:span text:style-name="T16">column</text:span><text:span text:style-name="T19">=</text:span><text:span text:style-name="T22">"ZIPCODE" </text:span><text:span text:style-name="T16">cmp-type</text:span><text:span text:style-name="T19">=</text:span><text:span text:style-name="T22">"String"</text:span><text:span text:style-name="T8">&gt;</text:span><text:span text:style-name="T19"><text:tab/></text:span></text:p>
      <text:p text:style-name="Código"><text:span text:style-name="T19"><text:tab/></text:span><text:span text:style-name="T8">&lt;</text:span><text:span text:style-name="T12">converter </text:span><text:span text:style-name="T16">class</text:span><text:span text:style-name="T19">=</text:span><text:span text:style-name="T22">"org.openxava.converters.IntegerStringConverter"</text:span><text:span text:style-name="T8">/&gt;</text:span></text:p>
      <text:p text:style-name="Código"><text:span text:style-name="T9">&lt;/</text:span><text:span text:style-name="T13">property-mapping</text:span><text:span text:style-name="T9">&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12">entity</text:span><text:span text:style-name="T8">&gt;</text:span><text:span text:style-name="T19"> <text:s/></text:span></text:p>
      <text:p text:style-name="Código">...</text:p>
      <text:p text:style-name="Código"><text:span text:style-name="T19"><text:tab/></text:span><text:span text:style-name="T8">&lt;</text:span><text:span text:style-name="T12">property </text:span><text:span text:style-name="T16">name</text:span><text:span text:style-name="T19">=</text:span><text:span text:style-name="T22">"distance"</text:span><text:span text:style-name="T8">&gt;</text:span></text:p>
      <text:p text:style-name="Código"><text:span text:style-name="T19"><text:tab/><text:tab/></text:span><text:span text:style-name="T8">&lt;</text:span><text:span text:style-name="T12">valid-values</text:span><text:span text:style-name="T8">&gt;</text:span></text:p>
      <text:p text:style-name="Código"><text:span text:style-name="T19"><text:tab/><text:tab/><text:tab/></text:span><text:span text:style-name="T8">&lt;</text:span><text:span text:style-name="T12">valid-value </text:span><text:span text:style-name="T16">value</text:span><text:span text:style-name="T19">=</text:span><text:span text:style-name="T22">"local"</text:span><text:span text:style-name="T8">/&gt;</text:span></text:p>
      <text:p text:style-name="Código"><text:span text:style-name="T19"><text:tab/><text:tab/><text:tab/></text:span><text:span text:style-name="T8">&lt;</text:span><text:span text:style-name="T12">valid-value </text:span><text:span text:style-name="T16">value</text:span><text:span text:style-name="T19">=</text:span><text:span text:style-name="T22">"national"</text:span><text:span text:style-name="T8">/&gt;</text:span><text:span text:style-name="T19"><text:tab/><text:tab/><text:tab/><text:tab/></text:span></text:p>
      <text:p text:style-name="Código"><text:span text:style-name="T19"><text:tab/><text:tab/><text:tab/></text:span><text:span text:style-name="T8">&lt;</text:span><text:span text:style-name="T12">valid-value </text:span><text:span text:style-name="T16">value</text:span><text:span text:style-name="T19">=</text:span><text:span text:style-name="T22">"international"</text:span><text:span text:style-name="T8">/&gt;</text:span><text:span text:style-name="T19"><text:tab/><text:tab/><text:tab/><text:tab/></text:span></text:p>
      <text:p text:style-name="Código"><text:span text:style-name="T19"><text:tab/><text:tab/></text:span><text:span text:style-name="T8">&lt;/</text:span><text:span text:style-name="T12">valid-values</text:span><text:span text:style-name="T8">&gt;</text:span></text:p>
      <text:p text:style-name="Código"><text:span text:style-name="T19"><text:tab/></text:span><text:span text:style-name="T8">&lt;/</text:span><text:span text:style-name="T12">property</text:span><text:span text:style-name="T8">&gt;</text:span></text:p>
      <text:p text:style-name="Código">...</text:p>
      <text:p text:style-name="Código"><text:span text:style-name="T9">&lt;/</text:span><text:span text:style-name="T13">entity</text:span><text:span text:style-name="T9">&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12">property-mapping </text:span><text:span text:style-name="T16">property</text:span><text:span text:style-name="T19">=</text:span><text:span text:style-name="T22">"distance" </text:span><text:span text:style-name="T16">column</text:span><text:span text:style-name="T19">=</text:span><text:span text:style-name="T22">"DISTANCE" </text:span><text:span text:style-name="T16">cmp-type</text:span><text:span text:style-name="T19">=</text:span><text:span text:style-name="T22">"String"</text:span><text:span text:style-name="T8">&gt;</text:span></text:p>
      <text:p text:style-name="Código"><text:span text:style-name="T19"><text:tab/></text:span><text:span text:style-name="T8">&lt;</text:span><text:span text:style-name="T12">converter </text:span><text:span text:style-name="T16">class</text:span><text:span text:style-name="T19">=</text:span><text:span text:style-name="T22">"org.openxava.converters.ValidValuesLetterConverter"</text:span><text:span text:style-name="T8">&gt;</text:span></text:p>
      <text:p text:style-name="Código"><text:span text:style-name="T19"><text:tab/><text:tab/></text:span><text:span text:style-name="T8">&lt;</text:span><text:span text:style-name="T12">set </text:span><text:span text:style-name="T16">property</text:span><text:span text:style-name="T19">=</text:span><text:span text:style-name="T22">"letters" </text:span><text:span text:style-name="T16">value</text:span><text:span text:style-name="T19">=</text:span><text:span text:style-name="T22">"LNI"</text:span><text:span text:style-name="T8">/&gt;</text:span></text:p>
      <text:p text:style-name="Código"><text:span text:style-name="T19"><text:tab/></text:span><text:span text:style-name="T8">&lt;/</text:span><text:span text:style-name="T12">converter</text:span><text:span text:style-name="T8">&gt;</text:span></text:p>
      <text:p text:style-name="Código"><text:span text:style-name="T9">&lt;/</text:span><text:span text:style-name="T13">property-mapping</text:span><text:span text:style-name="T9">&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list text:style-name="L1" text:continue-numbering="true">
        <text:list-item>
          <text:list text:continue-numbering="true">
            <text:list-item>
              <text:h text:style-name="P412" text:outline-level="2">Reference mapping</text:h>
            </text:list-item>
          </text:list>
        </text:list-item>
      </text:list>
      <text:p text:style-name="Text_20_body">The syntax to map a reference is:</text:p>
      <text:p text:style-name="Código"><text:span text:style-name="T8">&lt;</text:span><text:span text:style-name="T12">reference-mapping </text:span></text:p>
      <text:p text:style-name="Código"><text:span text:style-name="T12"><text:tab/></text:span><text:span text:style-name="T16">reference</text:span><text:span text:style-name="T19">=</text:span><text:span text:style-name="T22">"reference"<text:tab/><text:tab/><text:tab/></text:span><text:span text:style-name="T19">(1)</text:span></text:p>
      <text:p text:style-name="P15">&gt;</text:p>
      <text:p text:style-name="Código"><text:span text:style-name="T8"><text:tab/>&lt;</text:span><text:span text:style-name="T12">reference-mapping-detail </text:span><text:span text:style-name="T19">... </text:span><text:span text:style-name="T8">/&gt;</text:span><text:span text:style-name="T19"> ...<text:tab/>(2)</text:span></text:p>
      <text:p text:style-name="Código"><text:span text:style-name="T9">&lt;/</text:span><text:span text:style-name="T13">reference-mapping</text:span><text:span text:style-name="T9">&gt;</text:span></text:p>
      <text:list text:style-name="L45">
        <text:list-item>
          <text:p text:style-name="P257"><text:span text:style-name="Código">reference</text:span> (required): The reference to map.</text:p>
        </text:list-item>
        <text:list-item>
          <text:p text:style-name="P257"><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12">entity</text:span><text:span text:style-name="T8">&gt;</text:span><text:span text:style-name="T19"> <text:s/></text:span></text:p>
      <text:p text:style-name="Código"><text:tab/>...</text:p>
      <text:p text:style-name="Código"><text:span text:style-name="T19"><text:tab/></text:span><text:span text:style-name="T8">&lt;</text:span><text:span text:style-name="T12">reference </text:span><text:span text:style-name="T16">name</text:span><text:span text:style-name="T19">=</text:span><text:span text:style-name="T22">"invoice" </text:span><text:span text:style-name="T16">model</text:span><text:span text:style-name="T19">=</text:span><text:span text:style-name="T22">"Invoice"</text:span><text:span text:style-name="T8">/&gt;</text:span></text:p>
      <text:p text:style-name="Código"><text:tab/>...</text:p>
      <text:p text:style-name="Código"><text:span text:style-name="T9">&lt;/</text:span><text:span text:style-name="T13">entity</text:span><text:span text:style-name="T9">&gt;</text:span></text:p>
      <text:p text:style-name="Text_20_body">You can map it this way:</text:p>
      <text:p text:style-name="Código"><text:span text:style-name="T8">&lt;</text:span><text:span text:style-name="T12">entity-mapping </text:span><text:span text:style-name="T16">table</text:span><text:span text:style-name="T19">=</text:span><text:span text:style-name="T22">"XAVATEST@separator@DELIVERY"</text:span><text:span text:style-name="T8">&gt;</text:span></text:p>
      <text:p text:style-name="Código"><text:span text:style-name="T19"><text:tab/></text:span><text:span text:style-name="T8">&lt;</text:span><text:span text:style-name="T12">reference-mapping </text:span><text:span text:style-name="T16">reference</text:span><text:span text:style-name="T19">=</text:span><text:span text:style-name="T22">"invoice"</text:span><text:span text:style-name="T8">&gt;</text:span></text:p>
      <text:p text:style-name="Código"><text:span text:style-name="T19"><text:tab/><text:tab/></text:span><text:span text:style-name="T8">&lt;</text:span><text:span text:style-name="T12">reference-mapping-detail </text:span></text:p>
      <text:p text:style-name="Código"><text:span text:style-name="T12"><text:tab/><text:tab/><text:tab/></text:span><text:span text:style-name="T16">column</text:span><text:span text:style-name="T19">=</text:span><text:span text:style-name="T22">"INVOICE_YEAR" </text:span></text:p>
      <text:p text:style-name="Código"><text:span text:style-name="T22"><text:tab/><text:tab/><text:tab/></text:span><text:span text:style-name="T16">referenced-model-property</text:span><text:span text:style-name="T19">=</text:span><text:span text:style-name="T22">"year"</text:span><text:span text:style-name="T8">/&gt;</text:span><text:span text:style-name="T19"> </text:span></text:p>
      <text:p text:style-name="Código"><text:span text:style-name="T19"><text:tab/><text:tab/></text:span><text:span text:style-name="T8">&lt;</text:span><text:span text:style-name="T12">reference-mapping-detail </text:span></text:p>
      <text:p text:style-name="Código"><text:span text:style-name="T12"><text:tab/><text:tab/><text:tab/></text:span><text:span text:style-name="T16">column</text:span><text:span text:style-name="T19">=</text:span><text:span text:style-name="T22">"INVOICE_NUMBER" </text:span></text:p>
      <text:p text:style-name="Código"><text:span text:style-name="T22"><text:tab/><text:tab/><text:tab/></text:span><text:span text:style-name="T16">referenced-model-property</text:span><text:span text:style-name="T19">=</text:span><text:span text:style-name="T22">"number"</text:span><text:span text:style-name="T8">/&gt;</text:span><text:span text:style-name="T19"> <text:tab/><text:tab/><text:tab/><text:tab/></text:span></text:p>
      <text:p text:style-name="Código"><text:span text:style-name="T19"><text:tab/></text:span><text:span text:style-name="T8">&lt;/</text:span><text:span text:style-name="T12">reference-mapping</text:span><text:span text:style-name="T8">&gt;</text:span></text:p>
      <text:p text:style-name="Código"><text:tab/>...</text:p>
      <text:p text:style-name="Código"><text:span text:style-name="T9">&lt;/</text:span><text:span text:style-name="T13">entity-mapping</text:span><text:span text:style-name="T9">&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12">entity</text:span><text:span text:style-name="T8">&gt;</text:span><text:span text:style-name="T19"> <text:s/><text:tab/><text:tab/></text:span></text:p>
      <text:p text:style-name="Código"><text:span text:style-name="T19"><text:tab/></text:span><text:span text:style-name="T8">&lt;</text:span><text:span text:style-name="T12">property </text:span><text:span text:style-name="T16">name</text:span><text:span text:style-name="T19">=</text:span><text:span text:style-name="T22">"year" </text:span><text:span text:style-name="T16">type</text:span><text:span text:style-name="T19">=</text:span><text:span text:style-name="T22">"int" </text:span><text:span text:style-name="T16">key</text:span><text:span text:style-name="T19">=</text:span><text:span text:style-name="T22">"true" </text:span><text:span text:style-name="T16">size</text:span><text:span text:style-name="T19">=</text:span><text:span text:style-name="T22">"4" </text:span><text:span text:style-name="T16">required</text:span><text:span text:style-name="T19">=</text:span><text:span text:style-name="T22">"true"</text:span><text:span text:style-name="T8">&gt;</text:span><text:span text:style-name="T19"> <text:tab/><text:tab/> <text:s text:c="2"/></text:span></text:p>
      <text:p text:style-name="Código"><text:span text:style-name="T19"><text:tab/><text:tab/></text:span><text:span text:style-name="T8">&lt;</text:span><text:span text:style-name="T12">default-value-calculator </text:span></text:p>
      <text:p text:style-name="Código"><text:span text:style-name="T12"><text:tab/><text:tab/><text:tab/></text:span><text:span text:style-name="T16">class</text:span><text:span text:style-name="T19">=</text:span><text:span text:style-name="T22">"org.openxava.calculators.CurrentYearCalculator"</text:span><text:span text:style-name="T8">/&gt;</text:span></text:p>
      <text:p text:style-name="Código"><text:span text:style-name="T19"><text:tab/></text:span><text:span text:style-name="T8">&lt;/</text:span><text:span text:style-name="T12">property</text:span><text:span text:style-name="T8">&gt;</text:span><text:span text:style-name="T19"><text:tab/></text:span></text:p>
      <text:p text:style-name="Código"><text:span text:style-name="T19"><text:tab/></text:span><text:span text:style-name="T8">&lt;</text:span><text:span text:style-name="T12">property </text:span><text:span text:style-name="T16">name</text:span><text:span text:style-name="T19">=</text:span><text:span text:style-name="T22">"number" </text:span><text:span text:style-name="T16">type</text:span><text:span text:style-name="T19">=</text:span><text:span text:style-name="T22">"int" </text:span><text:span text:style-name="T16">key</text:span><text:span text:style-name="T19">=</text:span><text:span text:style-name="T22">"true"<text:tab/></text:span><text:span text:style-name="T16">size</text:span><text:span text:style-name="T19">=</text:span><text:span text:style-name="T22">"6" </text:span><text:span text:style-name="T16">required</text:span><text:span text:style-name="T19">=</text:span><text:span text:style-name="T22">"true"</text:span><text:span text:style-name="T8">/&gt;</text:span></text:p>
      <text:p text:style-name="P19"><text:tab/>...</text:p>
      <text:p text:style-name="Text_20_body">If you have a reference to a model which key itself includes references, you can define it in this way:</text:p>
      <text:p text:style-name="Código"><text:span text:style-name="T8">&lt;</text:span><text:span text:style-name="T12">reference-mapping </text:span><text:span text:style-name="T16">reference</text:span><text:span text:style-name="T19">=</text:span><text:span text:style-name="T22">"delivery"</text:span><text:span text:style-name="T8">&gt;</text:span></text:p>
      <text:p text:style-name="Código"><text:span text:style-name="T19"><text:tab/></text:span><text:span text:style-name="T8">&lt;</text:span><text:span text:style-name="T12">reference-mapping-detail </text:span></text:p>
      <text:p text:style-name="Código"><text:span text:style-name="T12"><text:tab/><text:tab/></text:span><text:span text:style-name="T16">column</text:span><text:span text:style-name="T19">=</text:span><text:span text:style-name="T22">"DELIVERY_INVOICE_YEAR" </text:span></text:p>
      <text:p text:style-name="Código"><text:span text:style-name="T22"><text:tab/><text:tab/></text:span><text:span text:style-name="T16">referenced-model-property</text:span><text:span text:style-name="T19">=</text:span><text:span text:style-name="T22">"invoice.year"</text:span><text:span text:style-name="T8">/&gt;</text:span><text:span text:style-name="T19"> </text:span></text:p>
      <text:p text:style-name="Código"><text:span text:style-name="T19"><text:tab/></text:span><text:span text:style-name="T8">&lt;</text:span><text:span text:style-name="T12">reference-mapping-detail </text:span></text:p>
      <text:p text:style-name="Código"><text:span text:style-name="T12"><text:tab/><text:tab/></text:span><text:span text:style-name="T16">column</text:span><text:span text:style-name="T19">=</text:span><text:span text:style-name="T22">"DELIVERY_INVOICE_NUMBER" </text:span></text:p>
      <text:p text:style-name="Código"><text:span text:style-name="T22"><text:tab/><text:tab/></text:span><text:span text:style-name="T16">referenced-model-property</text:span><text:span text:style-name="T19">=</text:span><text:span text:style-name="T22">"invoice.number"</text:span><text:span text:style-name="T8">/&gt;</text:span><text:span text:style-name="T19"> <text:tab/><text:tab/><text:tab/><text:tab/></text:span></text:p>
      <text:p text:style-name="Código"><text:span text:style-name="T19"><text:tab/></text:span><text:span text:style-name="T8">&lt;</text:span><text:span text:style-name="T12">reference-mapping-detail </text:span></text:p>
      <text:p text:style-name="Código"><text:span text:style-name="T12"><text:tab/><text:tab/></text:span><text:span text:style-name="T16">column</text:span><text:span text:style-name="T19">=</text:span><text:span text:style-name="T22">"DELIVERY_TYPE" </text:span></text:p>
      <text:p text:style-name="Código"><text:span text:style-name="T22"><text:tab/><text:tab/></text:span><text:span text:style-name="T16">referenced-model-property</text:span><text:span text:style-name="T19">=</text:span><text:span text:style-name="T22">"type.number"</text:span><text:span text:style-name="T8">/&gt;</text:span><text:span text:style-name="T19"> <text:tab/><text:tab/><text:tab/><text:tab/></text:span></text:p>
      <text:p text:style-name="Código"><text:span text:style-name="T19"><text:tab/></text:span><text:span text:style-name="T8">&lt;</text:span><text:span text:style-name="T12">reference-mapping-detail </text:span></text:p>
      <text:p text:style-name="Código"><text:span text:style-name="T12"><text:tab/><text:tab/></text:span><text:span text:style-name="T16">column</text:span><text:span text:style-name="T19">=</text:span><text:span text:style-name="T22">"DELIVERY_NUMBER" </text:span></text:p>
      <text:p text:style-name="Código"><text:span text:style-name="T22"><text:tab/><text:tab/></text:span><text:span text:style-name="T16">referenced-model-property</text:span><text:span text:style-name="T19">=</text:span><text:span text:style-name="T22">"number"</text:span><text:span text:style-name="T8">/&gt;</text:span><text:span text:style-name="T19"> <text:tab/><text:tab/><text:tab/></text:span></text:p>
      <text:p text:style-name="Código"><text:span text:style-name="T9">&lt;/</text:span><text:span text:style-name="T13">reference-mapping</text:span><text:span text:style-name="T9">&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12">reference-mapping </text:span><text:span text:style-name="T16">reference</text:span><text:span text:style-name="T19">=</text:span><text:span text:style-name="T22">"drivingLicence"</text:span><text:span text:style-name="T8">&gt;</text:span></text:p>
      <text:p text:style-name="Código"><text:span text:style-name="T19"><text:tab/></text:span><text:span text:style-name="T8">&lt;</text:span><text:span text:style-name="T12">reference-mapping-detail </text:span></text:p>
      <text:p text:style-name="Código"><text:span text:style-name="T12"><text:tab/><text:tab/></text:span><text:span text:style-name="T16">column</text:span><text:span text:style-name="T19">=</text:span><text:span text:style-name="T22">"DRIVINGLICENCE_TYPE" </text:span></text:p>
      <text:p text:style-name="Código"><text:span text:style-name="T22"><text:tab/><text:tab/></text:span><text:span text:style-name="T16">referenced-model-property</text:span><text:span text:style-name="T19">=</text:span><text:span text:style-name="T22">"type"</text:span></text:p>
      <text:p text:style-name="Código"><text:span text:style-name="T22"><text:tab/><text:tab/></text:span><text:span text:style-name="T16">cmp-type</text:span><text:span text:style-name="T19">=</text:span><text:span text:style-name="T22">"String"</text:span><text:span text:style-name="T8">&gt;</text:span><text:span text:style-name="T19"><text:tab/>(1) </text:span><text:span text:style-name="T29">&lt;!-- In this case this line can be omitted --&gt;</text:span></text:p>
      <text:p text:style-name="Código"><text:span text:style-name="T19"><text:tab/><text:tab/></text:span><text:span text:style-name="T8">&lt;</text:span><text:span text:style-name="T12">converter </text:span><text:span text:style-name="T16">class</text:span><text:span text:style-name="T19">=</text:span><text:span text:style-name="T22">"org.openxava.converters.NotNullStringConverter"</text:span><text:span text:style-name="T8">/&gt;</text:span><text:span text:style-name="T19"> (2)</text:span></text:p>
      <text:p text:style-name="Código"><text:span text:style-name="T19"><text:tab/></text:span><text:span text:style-name="T8">&lt;/</text:span><text:span text:style-name="T12">reference-mapping-detail</text:span><text:span text:style-name="T8">&gt;</text:span><text:span text:style-name="T19"><text:tab/></text:span></text:p>
      <text:p text:style-name="Código"><text:span text:style-name="T19"><text:tab/></text:span><text:span text:style-name="T8">&lt;</text:span><text:span text:style-name="T12">reference-mapping-detail </text:span></text:p>
      <text:p text:style-name="Código"><text:span text:style-name="T12"><text:tab/><text:tab/></text:span><text:span text:style-name="T16">column</text:span><text:span text:style-name="T19">=</text:span><text:span text:style-name="T22">"DRIVINGLICENCE_LEVEL" </text:span></text:p>
      <text:p text:style-name="Código"><text:span text:style-name="T22"><text:tab/><text:tab/></text:span><text:span text:style-name="T16">referenced-model-property</text:span><text:span text:style-name="T19">=</text:span><text:span text:style-name="T22">"level"</text:span><text:span text:style-name="T8">/&gt;</text:span><text:span text:style-name="T19"> <text:tab/><text:tab/><text:tab/><text:tab/></text:span></text:p>
      <text:p text:style-name="Código"><text:span text:style-name="T9">&lt;/</text:span><text:span text:style-name="T13">reference-mapping</text:span><text:span text:style-name="T9">&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3">(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list text:style-name="L1" text:continue-numbering="true">
        <text:list-item>
          <text:list text:continue-numbering="true">
            <text:list-item>
              <text:h text:style-name="P412" text:outline-level="2">Multiple property mapping</text:h>
            </text:list-item>
          </text:list>
        </text:list-item>
      </text:list>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12">multiple-property-mapping</text:span></text:p>
      <text:p text:style-name="Código"><text:span text:style-name="T12"><text:tab/></text:span><text:span text:style-name="T16">property</text:span><text:span text:style-name="T19">=</text:span><text:span text:style-name="T22">"property"<text:tab/><text:tab/><text:tab/></text:span><text:span text:style-name="T19">(1)</text:span></text:p>
      <text:p text:style-name="P15">&gt;</text:p>
      <text:p text:style-name="Código"><text:span text:style-name="T8"><text:tab/>&lt;</text:span><text:span text:style-name="T12">converter </text:span><text:span text:style-name="T19">... </text:span><text:span text:style-name="T8">/&gt;</text:span><text:span text:style-name="T19"><text:tab/><text:tab/><text:tab/>(2)</text:span></text:p>
      <text:p text:style-name="Código"><text:span text:style-name="T19"><text:tab/></text:span><text:span text:style-name="T8">&lt;</text:span><text:span text:style-name="T12">cmp-field </text:span><text:span text:style-name="T19">... </text:span><text:span text:style-name="T8">/&gt;</text:span><text:span text:style-name="T19"> ...<text:tab/><text:tab/>(3)</text:span></text:p>
      <text:p text:style-name="Código"><text:span text:style-name="T9">&lt;/</text:span><text:span text:style-name="T13">multiple-property-mapping</text:span><text:span text:style-name="T9">&gt;</text:span></text:p>
      <text:list text:style-name="L46">
        <text:list-item>
          <text:p text:style-name="P259"><text:span text:style-name="Código">property</text:span> (required): Name of the property to map.</text:p>
        </text:list-item>
        <text:list-item>
          <text:p text:style-name="P259"><text:span text:style-name="Código">converter</text:span> (one, required): Implements the logic to convert from Java to the database and vice versa. Must implement <text:span text:style-name="Código">IMultipleConverter</text:span>.</text:p>
        </text:list-item>
        <text:list-item>
          <text:p text:style-name="P259"><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12">multiple-property-mapping </text:span><text:span text:style-name="T16">property</text:span><text:span text:style-name="T19">=</text:span><text:span text:style-name="T22">"deliveryDate"</text:span><text:span text:style-name="T8">&gt;</text:span></text:p>
      <text:p text:style-name="Código"><text:span text:style-name="T19"><text:tab/></text:span><text:span text:style-name="T8">&lt;</text:span><text:span text:style-name="T12">converter </text:span><text:span text:style-name="T16">class</text:span><text:span text:style-name="T19">=</text:span><text:span text:style-name="T22">"org.openxava.converters.Date3Converter"</text:span><text:span text:style-name="T8">/&gt;</text:span><text:span text:style-name="T19"><text:tab/></text:span></text:p>
      <text:p text:style-name="Código"><text:span text:style-name="T19"><text:tab/></text:span><text:span text:style-name="T8">&lt;</text:span><text:span text:style-name="T12">cmp-field </text:span><text:span text:style-name="T16">converter-property</text:span><text:span text:style-name="T19">=</text:span><text:span text:style-name="T22">"day" </text:span><text:span text:style-name="T16">column</text:span><text:span text:style-name="T19">=</text:span><text:span text:style-name="T22">"DAYDELIVERY" </text:span><text:span text:style-name="T16">cmp-type</text:span><text:span text:style-name="T19">=</text:span><text:span text:style-name="T22">"int"</text:span><text:span text:style-name="T8">/&gt;</text:span></text:p>
      <text:p text:style-name="Código"><text:span text:style-name="T19"><text:tab/></text:span><text:span text:style-name="T8">&lt;</text:span><text:span text:style-name="T12">cmp-field </text:span><text:span text:style-name="T16">converter-property</text:span><text:span text:style-name="T19">=</text:span><text:span text:style-name="T22">"month" </text:span><text:span text:style-name="T16">column</text:span><text:span text:style-name="T19">=</text:span><text:span text:style-name="T22">"MONTHDELIVERY" </text:span><text:span text:style-name="T16">cmp-type</text:span><text:span text:style-name="T19">=</text:span><text:span text:style-name="T22">"int"</text:span><text:span text:style-name="T8">/&gt;</text:span></text:p>
      <text:p text:style-name="Código"><text:span text:style-name="T19"><text:tab/></text:span><text:span text:style-name="T8">&lt;</text:span><text:span text:style-name="T12">cmp-field </text:span><text:span text:style-name="T16">converter-property</text:span><text:span text:style-name="T19">=</text:span><text:span text:style-name="T22">"year" </text:span><text:span text:style-name="T16">column</text:span><text:span text:style-name="T19">=</text:span><text:span text:style-name="T22">"YEARDELIVERY" </text:span><text:span text:style-name="T16">cmp-type</text:span><text:span text:style-name="T19">=</text:span><text:span text:style-name="T22">"int"</text:span><text:span text:style-name="T8">/&gt;</text:span><text:span text:style-name="T19"><text:tab/></text:span></text:p>
      <text:p text:style-name="Código"><text:span text:style-name="T9">&lt;/</text:span><text:span text:style-name="T13">multiple-property-mapping</text:span><text:span text:style-name="T9">&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list text:style-name="L1" text:continue-numbering="true">
        <text:list-item>
          <text:list text:continue-numbering="true">
            <text:list-item>
              <text:h text:style-name="P412" text:outline-level="2">Reference to aggregate mapping</text:h>
            </text:list-item>
          </text:list>
        </text:list-item>
      </text:list>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12">entity</text:span><text:span text:style-name="T8">&gt;</text:span></text:p>
      <text:p text:style-name="Código"><text:tab/>...<text:tab/><text:tab/> <text:s/></text:p>
      <text:p text:style-name="Código"><text:span text:style-name="T19"><text:tab/></text:span><text:span text:style-name="T8">&lt;</text:span><text:span text:style-name="T12">reference </text:span><text:span text:style-name="T16">name</text:span><text:span text:style-name="T19">=</text:span><text:span text:style-name="T22">"address"<text:tab/></text:span><text:span text:style-name="T16">model</text:span><text:span text:style-name="T19">=</text:span><text:span text:style-name="T22">"Address" </text:span><text:span text:style-name="T16">required</text:span><text:span text:style-name="T19">=</text:span><text:span text:style-name="T22">"true"</text:span><text:span text:style-name="T8">/&gt;</text:span></text:p>
      <text:p text:style-name="Código"><text:tab/>...</text:p>
      <text:p text:style-name="Código"><text:span text:style-name="T8">&lt;/</text:span><text:span text:style-name="T12">entity</text:span><text:span text:style-name="T8">&gt;</text:span></text:p>
      <text:p text:style-name="Código"/>
      <text:p text:style-name="Código"><text:span text:style-name="T8">&lt;</text:span><text:span text:style-name="T12">aggregate </text:span><text:span text:style-name="T16">name</text:span><text:span text:style-name="T19">=</text:span><text:span text:style-name="T22">"Address"</text:span><text:span text:style-name="T8">&gt;</text:span></text:p>
      <text:p text:style-name="Código"><text:span text:style-name="T19"><text:tab/></text:span><text:span text:style-name="T8">&lt;</text:span><text:span text:style-name="T12">implements </text:span><text:span text:style-name="T16">interface</text:span><text:span text:style-name="T19">=</text:span><text:span text:style-name="T22">"org.openxava.test.ejb.IWithCity"</text:span><text:span text:style-name="T8">/&gt;</text:span><text:span text:style-name="T19"><text:tab/><text:tab/><text:tab/></text:span></text:p>
      <text:p text:style-name="Código"><text:span text:style-name="T19"><text:tab/></text:span><text:span text:style-name="T8">&lt;</text:span><text:span text:style-name="T12">property </text:span><text:span text:style-name="T16">name</text:span><text:span text:style-name="T19">=</text:span><text:span text:style-name="T22">"street" </text:span><text:span text:style-name="T16">type</text:span><text:span text:style-name="T19">=</text:span><text:span text:style-name="T22">"String" </text:span><text:span text:style-name="T16">size</text:span><text:span text:style-name="T19">=</text:span><text:span text:style-name="T22">"30" </text:span><text:span text:style-name="T16">required</text:span><text:span text:style-name="T19">=</text:span><text:span text:style-name="T22">"true"</text:span><text:span text:style-name="T8">/&gt;</text:span><text:span text:style-name="T19"> </text:span></text:p>
      <text:p text:style-name="Código"><text:span text:style-name="T19"><text:tab/></text:span><text:span text:style-name="T8">&lt;</text:span><text:span text:style-name="T12">property </text:span><text:span text:style-name="T16">name</text:span><text:span text:style-name="T19">=</text:span><text:span text:style-name="T22">"zipCode" </text:span><text:span text:style-name="T16">type</text:span><text:span text:style-name="T19">=</text:span><text:span text:style-name="T22">"int" </text:span><text:span text:style-name="T16">size</text:span><text:span text:style-name="T19">=</text:span><text:span text:style-name="T22">"5" </text:span><text:span text:style-name="T16">required</text:span><text:span text:style-name="T19">=</text:span><text:span text:style-name="T22">"true"</text:span><text:span text:style-name="T8">/&gt;</text:span><text:span text:style-name="T19"> <text:s/></text:span></text:p>
      <text:p text:style-name="Código"><text:span text:style-name="T19"><text:tab/></text:span><text:span text:style-name="T8">&lt;</text:span><text:span text:style-name="T12">property </text:span><text:span text:style-name="T16">name</text:span><text:span text:style-name="T19">=</text:span><text:span text:style-name="T22">"city" </text:span><text:span text:style-name="T16">type</text:span><text:span text:style-name="T19">=</text:span><text:span text:style-name="T22">"String" </text:span><text:span text:style-name="T16">size</text:span><text:span text:style-name="T19">=</text:span><text:span text:style-name="T22">"20"<text:tab/></text:span><text:span text:style-name="T16">required</text:span><text:span text:style-name="T19">=</text:span><text:span text:style-name="T22">"true"</text:span><text:span text:style-name="T8">/&gt;</text:span><text:span text:style-name="T19"> <text:s/></text:span></text:p>
      <text:p text:style-name="Código"><text:span text:style-name="T19"><text:tab/></text:span><text:span text:style-name="T8">&lt;</text:span><text:span text:style-name="T12">reference </text:span><text:span text:style-name="T16">name</text:span><text:span text:style-name="T19">=</text:span><text:span text:style-name="T22">"state" </text:span><text:span text:style-name="T16">required</text:span><text:span text:style-name="T19">=</text:span><text:span text:style-name="T22">"true"</text:span><text:span text:style-name="T8">/&gt;</text:span></text:p>
      <text:p text:style-name="Código"><text:span text:style-name="T9">&lt;/</text:span><text:span text:style-name="T13">aggregate</text:span><text:span text:style-name="T9">&gt;</text:span><text:span text:style-name="T20"><text:tab/></text:span></text:p>
      <text:p text:style-name="Text_20_body">Simply a reference to an aggregate. And for mapping it you can do:</text:p>
      <text:p text:style-name="Código"><text:span text:style-name="T8">&lt;</text:span><text:span text:style-name="T12">entity-mapping </text:span><text:span text:style-name="T16">table</text:span><text:span text:style-name="T19">=</text:span><text:span text:style-name="T22">"XAVATEST@separator@CUSTOMER"</text:span><text:span text:style-name="T8">&gt;</text:span></text:p>
      <text:p text:style-name="Código"><text:tab/>...<text:tab/></text:p>
      <text:p text:style-name="Código"><text:span text:style-name="T19"><text:tab/></text:span><text:span text:style-name="T8">&lt;</text:span><text:span text:style-name="T12">property-mapping </text:span><text:span text:style-name="T16">property</text:span><text:span text:style-name="T19">=</text:span><text:span text:style-name="T22">"address_street" </text:span><text:span text:style-name="T16">column</text:span><text:span text:style-name="T19">=</text:span><text:span text:style-name="T22">"STREET"</text:span><text:span text:style-name="T8">/&gt;</text:span><text:span text:style-name="T19"><text:tab/><text:tab/><text:tab/></text:span></text:p>
      <text:p text:style-name="Código"><text:span text:style-name="T19"><text:tab/></text:span><text:span text:style-name="T8">&lt;</text:span><text:span text:style-name="T12">property-mapping </text:span><text:span text:style-name="T16">property</text:span><text:span text:style-name="T19">=</text:span><text:span text:style-name="T22">"address_zipCode" </text:span><text:span text:style-name="T16">column</text:span><text:span text:style-name="T19">=</text:span><text:span text:style-name="T22">"ZIPCODE" </text:span><text:span text:style-name="T16">cmp-type</text:span><text:span text:style-name="T19">=</text:span><text:span text:style-name="T22">"String"</text:span><text:span text:style-name="T8">&gt;</text:span></text:p>
      <text:p text:style-name="Código"><text:span text:style-name="T19"><text:tab/><text:tab/></text:span><text:span text:style-name="T8">&lt;</text:span><text:span text:style-name="T12">converter </text:span><text:span text:style-name="T16">class</text:span><text:span text:style-name="T19">=</text:span><text:span text:style-name="T22">"org.openxava.converters.IntegerStringConverter"</text:span><text:span text:style-name="T8">/&gt;</text:span></text:p>
      <text:p text:style-name="Código"><text:span text:style-name="T19"><text:tab/></text:span><text:span text:style-name="T8">&lt;/</text:span><text:span text:style-name="T12">property-mapping</text:span><text:span text:style-name="T8">&gt;</text:span></text:p>
      <text:p text:style-name="Código"><text:span text:style-name="T19"><text:tab/></text:span><text:span text:style-name="T8">&lt;</text:span><text:span text:style-name="T12">property-mapping </text:span><text:span text:style-name="T16">property</text:span><text:span text:style-name="T19">=</text:span><text:span text:style-name="T22">"address_city" </text:span><text:span text:style-name="T16">column</text:span><text:span text:style-name="T19">=</text:span><text:span text:style-name="T22">"CITY"</text:span><text:span text:style-name="T8">/&gt;</text:span><text:span text:style-name="T19"><text:tab/><text:tab/><text:tab/><text:tab/></text:span></text:p>
      <text:p text:style-name="Código"><text:span text:style-name="T19"><text:tab/></text:span><text:span text:style-name="T8">&lt;</text:span><text:span text:style-name="T12">reference-mapping </text:span><text:span text:style-name="T16">reference</text:span><text:span text:style-name="T19">=</text:span><text:span text:style-name="T22">"address_state"</text:span><text:span text:style-name="T8">&gt;</text:span><text:span text:style-name="T19"><text:tab/><text:tab/><text:tab/><text:tab/><text:tab/></text:span></text:p>
      <text:p text:style-name="Código"><text:span text:style-name="T19"><text:tab/><text:tab/></text:span><text:span text:style-name="T8">&lt;</text:span><text:span text:style-name="T12">reference-mapping-detail </text:span><text:span text:style-name="T16">column</text:span><text:span text:style-name="T19">=</text:span><text:span text:style-name="T22">"STATE" </text:span><text:span text:style-name="T16">referenced-model-property</text:span><text:span text:style-name="T19">=</text:span><text:span text:style-name="T22">"id"</text:span><text:span text:style-name="T8">/&gt;</text:span></text:p>
      <text:p text:style-name="Código"><text:span text:style-name="T19"><text:tab/></text:span><text:span text:style-name="T8">&lt;/</text:span><text:span text:style-name="T12">reference-mapping</text:span><text:span text:style-name="T8">&gt;</text:span></text:p>
      <text:p text:style-name="Código"><text:span text:style-name="T9">&lt;/</text:span><text:span text:style-name="T13">entity-mapping</text:span><text:span text:style-name="T9">&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list text:style-name="L1" text:continue-numbering="true">
        <text:list-item>
          <text:list text:continue-numbering="true">
            <text:list-item>
              <text:h text:style-name="P412" text:outline-level="2">Aggregate used in collection mapping</text:h>
            </text:list-item>
          </text:list>
        </text:list-item>
      </text:list>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12">entity</text:span><text:span text:style-name="T8">&gt;</text:span><text:span text:style-name="T19"> <text:s/><text:tab/><text:tab/></text:span></text:p>
      <text:p text:style-name="Código"><text:tab/>...<text:tab/><text:tab/></text:p>
      <text:p text:style-name="Código"><text:span text:style-name="T19"><text:tab/></text:span><text:span text:style-name="T8">&lt;</text:span><text:span text:style-name="T12">collection </text:span><text:span text:style-name="T16">name</text:span><text:span text:style-name="T19">=</text:span><text:span text:style-name="T22">"details" </text:span><text:span text:style-name="T16">minimum</text:span><text:span text:style-name="T19">=</text:span><text:span text:style-name="T22">"1"</text:span><text:span text:style-name="T8">&gt;</text:span></text:p>
      <text:p text:style-name="Código"><text:span text:style-name="T19"><text:tab/><text:tab/></text:span><text:span text:style-name="T8">&lt;</text:span><text:span text:style-name="T12">reference </text:span><text:span text:style-name="T16">model</text:span><text:span text:style-name="T19">=</text:span><text:span text:style-name="T22">"InvoiceDetail"</text:span><text:span text:style-name="T8">/&gt;</text:span></text:p>
      <text:p text:style-name="Código"><text:span text:style-name="T19"><text:tab/></text:span><text:span text:style-name="T8">&lt;/</text:span><text:span text:style-name="T12">collection</text:span><text:span text:style-name="T8">&gt;</text:span></text:p>
      <text:p text:style-name="Código"><text:tab/>...<text:tab/><text:tab/><text:tab/><text:tab/><text:tab/><text:tab/></text:p>
      <text:p text:style-name="Código"><text:span text:style-name="T8">&lt;/</text:span><text:span text:style-name="T12">entity</text:span><text:span text:style-name="T8">&gt;</text:span><text:span text:style-name="T19"><text:tab/></text:span></text:p>
      <text:p text:style-name="Código"><text:tab/><text:tab/></text:p>
      <text:p text:style-name="Código"><text:span text:style-name="T8">&lt;</text:span><text:span text:style-name="T12">aggregate </text:span><text:span text:style-name="T16">name</text:span><text:span text:style-name="T19">=</text:span><text:span text:style-name="T22">"InvoiceDetail"</text:span><text:span text:style-name="T8">&gt;</text:span></text:p>
      <text:p text:style-name="Código"><text:span text:style-name="T19"><text:tab/></text:span><text:span text:style-name="T8">&lt;</text:span><text:span text:style-name="T12">property </text:span><text:span text:style-name="T16">name</text:span><text:span text:style-name="T19">=</text:span><text:span text:style-name="T22">"oid" </text:span><text:span text:style-name="T16">type</text:span><text:span text:style-name="T19">=</text:span><text:span text:style-name="T22">"String" </text:span><text:span text:style-name="T16">key</text:span><text:span text:style-name="T19">=</text:span><text:span text:style-name="T22">"true" </text:span><text:span text:style-name="T16">hidden</text:span><text:span text:style-name="T19">=</text:span><text:span text:style-name="T22">"true"</text:span><text:span text:style-name="T8">&gt;</text:span></text:p>
      <text:p text:style-name="Código"><text:span text:style-name="T19"><text:tab/><text:tab/></text:span><text:span text:style-name="T8">&lt;</text:span><text:span text:style-name="T12">default-value-calculator </text:span></text:p>
      <text:p text:style-name="Código"><text:span text:style-name="T12"><text:tab/><text:tab/><text:tab/></text:span><text:span text:style-name="T16">class</text:span><text:span text:style-name="T19">=</text:span><text:span text:style-name="T22">"org.openxava.test.calculators.InvoiceDetailOidCalculator"</text:span></text:p>
      <text:p text:style-name="Código"><text:span text:style-name="T22"><text:tab/><text:tab/><text:tab/></text:span><text:span text:style-name="T16">on-create</text:span><text:span text:style-name="T19">=</text:span><text:span text:style-name="T22">"true"</text:span><text:span text:style-name="T8">/&gt;</text:span></text:p>
      <text:p text:style-name="Código"><text:span text:style-name="T19"><text:tab/></text:span><text:span text:style-name="T8">&lt;/</text:span><text:span text:style-name="T12">property</text:span><text:span text:style-name="T8">&gt;</text:span></text:p>
      <text:p text:style-name="Código"><text:span text:style-name="T19"><text:tab/></text:span><text:span text:style-name="T8">&lt;</text:span><text:span text:style-name="T12">property </text:span><text:span text:style-name="T16">name</text:span><text:span text:style-name="T19">=</text:span><text:span text:style-name="T22">"serviceType"</text:span><text:span text:style-name="T8">&gt;</text:span></text:p>
      <text:p text:style-name="Código"><text:span text:style-name="T19"><text:tab/><text:tab/></text:span><text:span text:style-name="T8">&lt;</text:span><text:span text:style-name="T12">valid-values</text:span><text:span text:style-name="T8">&gt;</text:span></text:p>
      <text:p text:style-name="Código"><text:span text:style-name="T19"><text:tab/><text:tab/><text:tab/></text:span><text:span text:style-name="T8">&lt;</text:span><text:span text:style-name="T12">valid-value </text:span><text:span text:style-name="T16">value</text:span><text:span text:style-name="T19">=</text:span><text:span text:style-name="T22">"special"</text:span><text:span text:style-name="T8">/&gt;</text:span></text:p>
      <text:p text:style-name="Código"><text:span text:style-name="T19"><text:tab/><text:tab/><text:tab/></text:span><text:span text:style-name="T8">&lt;</text:span><text:span text:style-name="T12">valid-value </text:span><text:span text:style-name="T16">value</text:span><text:span text:style-name="T19">=</text:span><text:span text:style-name="T22">"urgent"</text:span><text:span text:style-name="T8">/&gt;</text:span></text:p>
      <text:p text:style-name="Código"><text:span text:style-name="T19"><text:tab/><text:tab/></text:span><text:span text:style-name="T8">&lt;/</text:span><text:span text:style-name="T12">valid-values</text:span><text:span text:style-name="T8">&gt;</text:span></text:p>
      <text:p text:style-name="Código"><text:span text:style-name="T19"><text:tab/></text:span><text:span text:style-name="T8">&lt;/</text:span><text:span text:style-name="T12">property</text:span><text:span text:style-name="T8">&gt;</text:span><text:span text:style-name="T19"><text:tab/><text:tab/><text:tab/></text:span></text:p>
      <text:p text:style-name="Código"><text:span text:style-name="T19"><text:tab/></text:span><text:span text:style-name="T8">&lt;</text:span><text:span text:style-name="T12">property </text:span><text:span text:style-name="T16">name</text:span><text:span text:style-name="T19">=</text:span><text:span text:style-name="T22">"quantity" </text:span><text:span text:style-name="T16">type</text:span><text:span text:style-name="T19">=</text:span><text:span text:style-name="T22">"int" </text:span><text:span text:style-name="T16">size</text:span><text:span text:style-name="T19">=</text:span><text:span text:style-name="T22">"4" </text:span><text:span text:style-name="T16">required</text:span><text:span text:style-name="T19">=</text:span><text:span text:style-name="T22">"true"</text:span><text:span text:style-name="T8">/&gt;</text:span><text:span text:style-name="T19"><text:tab/><text:tab/></text:span></text:p>
      <text:p text:style-name="Código"><text:span text:style-name="T19"><text:tab/></text:span><text:span text:style-name="T8">&lt;</text:span><text:span text:style-name="T12">property </text:span><text:span text:style-name="T16">name</text:span><text:span text:style-name="T19">=</text:span><text:span text:style-name="T22">"unitPrice" </text:span><text:span text:style-name="T16">stereotype</text:span><text:span text:style-name="T19">=</text:span><text:span text:style-name="T22">"MONEY" </text:span><text:span text:style-name="T16">required</text:span><text:span text:style-name="T19">=</text:span><text:span text:style-name="T22">"true"</text:span><text:span text:style-name="T8">/&gt;</text:span></text:p>
      <text:p text:style-name="Código"><text:span text:style-name="T19"><text:tab/></text:span><text:span text:style-name="T8">&lt;</text:span><text:span text:style-name="T12">property </text:span><text:span text:style-name="T16">name</text:span><text:span text:style-name="T19">=</text:span><text:span text:style-name="T22">"amount" </text:span><text:span text:style-name="T16">stereotype</text:span><text:span text:style-name="T19">=</text:span><text:span text:style-name="T22">"MONEY"</text:span><text:span text:style-name="T8">&gt;</text:span></text:p>
      <text:p text:style-name="Código"><text:span text:style-name="T19"><text:tab/><text:tab/></text:span><text:span text:style-name="T8">&lt;</text:span><text:span text:style-name="T12">calculator </text:span><text:span text:style-name="T16">class</text:span><text:span text:style-name="T19">=</text:span><text:span text:style-name="T22">"org.openxava.test.calculators.DetailAmountCalculator"</text:span><text:span text:style-name="T8">&gt;</text:span></text:p>
      <text:p text:style-name="Código"><text:span text:style-name="T19"><text:tab/><text:tab/><text:tab/></text:span><text:span text:style-name="T8">&lt;</text:span><text:span text:style-name="T12">set </text:span><text:span text:style-name="T16">property</text:span><text:span text:style-name="T19">=</text:span><text:span text:style-name="T22">"unitPrice"</text:span><text:span text:style-name="T8">/&gt;</text:span></text:p>
      <text:p text:style-name="Código"><text:span text:style-name="T19"><text:tab/><text:tab/><text:tab/></text:span><text:span text:style-name="T8">&lt;</text:span><text:span text:style-name="T12">set </text:span><text:span text:style-name="T16">property</text:span><text:span text:style-name="T19">=</text:span><text:span text:style-name="T22">"quantity"</text:span><text:span text:style-name="T8">/&gt;</text:span></text:p>
      <text:p text:style-name="Código"><text:span text:style-name="T19"><text:tab/><text:tab/></text:span><text:span text:style-name="T8">&lt;/</text:span><text:span text:style-name="T12">calculator</text:span><text:span text:style-name="T8">&gt;</text:span><text:span text:style-name="T19"><text:tab/><text:tab/><text:tab/></text:span></text:p>
      <text:p text:style-name="Código"><text:span text:style-name="T19"><text:tab/></text:span><text:span text:style-name="T8">&lt;/</text:span><text:span text:style-name="T12">property</text:span><text:span text:style-name="T8">&gt;</text:span></text:p>
      <text:p text:style-name="Código"><text:span text:style-name="T19"><text:tab/></text:span><text:span text:style-name="T8">&lt;</text:span><text:span text:style-name="T12">reference </text:span><text:span text:style-name="T16">model</text:span><text:span text:style-name="T19">=</text:span><text:span text:style-name="T22">"Product" </text:span><text:span text:style-name="T16">required</text:span><text:span text:style-name="T19">=</text:span><text:span text:style-name="T22">"true"</text:span><text:span text:style-name="T8">/&gt;</text:span></text:p>
      <text:p text:style-name="Código"><text:span text:style-name="T19"><text:tab/></text:span><text:span text:style-name="T8">&lt;</text:span><text:span text:style-name="T12">property </text:span><text:span text:style-name="T16">name</text:span><text:span text:style-name="T19">=</text:span><text:span text:style-name="T22">"deliveryDate" </text:span><text:span text:style-name="T16">type</text:span><text:span text:style-name="T19">=</text:span><text:span text:style-name="T22">"java.util.Date"</text:span><text:span text:style-name="T8">&gt;</text:span></text:p>
      <text:p text:style-name="Código"><text:span text:style-name="T19"><text:tab/><text:tab/></text:span><text:span text:style-name="T8">&lt;</text:span><text:span text:style-name="T12">default-value-calculator </text:span></text:p>
      <text:p text:style-name="Código"><text:span text:style-name="T12"><text:tab/><text:tab/><text:tab/></text:span><text:span text:style-name="T16">class</text:span><text:span text:style-name="T19">=</text:span><text:span text:style-name="T22">"org.openxava.calculators.CurrentDateCalculator"</text:span><text:span text:style-name="T8">/&gt;</text:span></text:p>
      <text:p text:style-name="Código"><text:span text:style-name="T19"><text:tab/></text:span><text:span text:style-name="T8">&lt;/</text:span><text:span text:style-name="T12">property</text:span><text:span text:style-name="T8">&gt;</text:span></text:p>
      <text:p text:style-name="Código"><text:span text:style-name="T19"><text:tab/></text:span><text:span text:style-name="T8">&lt;</text:span><text:span text:style-name="T12">reference </text:span><text:span text:style-name="T16">name</text:span><text:span text:style-name="T19">=</text:span><text:span text:style-name="T22">"soldBy" </text:span><text:span text:style-name="T16">model</text:span><text:span text:style-name="T19">=</text:span><text:span text:style-name="T22">"Seller"</text:span><text:span text:style-name="T8">/&gt;</text:span></text:p>
      <text:p text:style-name="Código"><text:span text:style-name="T19"><text:tab/></text:span><text:span text:style-name="T8">&lt;</text:span><text:span text:style-name="T12">property </text:span><text:span text:style-name="T16">name</text:span><text:span text:style-name="T19">=</text:span><text:span text:style-name="T22">"remarks" </text:span><text:span text:style-name="T16">stereotype</text:span><text:span text:style-name="T19">=</text:span><text:span text:style-name="T22">"MEMO"</text:span><text:span text:style-name="T8">/&gt;</text:span><text:span text:style-name="T19"><text:tab/><text:tab/><text:tab/><text:tab/></text:span></text:p>
      <text:p text:style-name="Código"><text:span text:style-name="T9">&lt;/</text:span><text:span text:style-name="T13">aggregate</text:span><text:span text:style-name="T9">&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12">aggregate-mapping </text:span><text:span text:style-name="T16">aggregate</text:span><text:span text:style-name="T19">=</text:span><text:span text:style-name="T22">"InvoiceDetail" </text:span><text:span text:style-name="T16">table</text:span><text:span text:style-name="T19">=</text:span><text:span text:style-name="T22">"XAVATEST@separator@INVOICEDETAIL"</text:span><text:span text:style-name="T8">&gt;</text:span></text:p>
      <text:p text:style-name="Código"><text:span text:style-name="T19"><text:tab/></text:span><text:span text:style-name="T8">&lt;</text:span><text:span text:style-name="T12">reference-mapping </text:span><text:span text:style-name="T16">reference</text:span><text:span text:style-name="T19">=</text:span><text:span text:style-name="T22">"invoice"</text:span><text:span text:style-name="T8">&gt;</text:span><text:span text:style-name="T19"><text:tab/>(1)</text:span></text:p>
      <text:p text:style-name="Código"><text:span text:style-name="T19"><text:tab/><text:tab/></text:span><text:span text:style-name="T8">&lt;</text:span><text:span text:style-name="T12">reference-mapping-detail </text:span></text:p>
      <text:p text:style-name="Código"><text:span text:style-name="T12"><text:tab/><text:tab/><text:tab/></text:span><text:span text:style-name="T16">column</text:span><text:span text:style-name="T19">=</text:span><text:span text:style-name="T22">"INVOICE_YEAR" </text:span></text:p>
      <text:p text:style-name="Código"><text:span text:style-name="T22"><text:tab/><text:tab/><text:tab/></text:span><text:span text:style-name="T16">referenced-model-property</text:span><text:span text:style-name="T19">=</text:span><text:span text:style-name="T22">"year"</text:span><text:span text:style-name="T8">/&gt;</text:span><text:span text:style-name="T19"> </text:span></text:p>
      <text:p text:style-name="Código"><text:span text:style-name="T19"><text:tab/><text:tab/></text:span><text:span text:style-name="T8">&lt;</text:span><text:span text:style-name="T12">reference-mapping-detail </text:span></text:p>
      <text:p text:style-name="Código"><text:span text:style-name="T12"><text:tab/><text:tab/><text:tab/></text:span><text:span text:style-name="T16">column</text:span><text:span text:style-name="T19">=</text:span><text:span text:style-name="T22">"INVOICE_NUMBER" </text:span></text:p>
      <text:p text:style-name="Código"><text:span text:style-name="T22"><text:tab/><text:tab/><text:tab/></text:span><text:span text:style-name="T16">referenced-model-property</text:span><text:span text:style-name="T19">=</text:span><text:span text:style-name="T22">"number"</text:span><text:span text:style-name="T8">/&gt;</text:span><text:span text:style-name="T19"> <text:tab/><text:tab/><text:tab/><text:tab/></text:span></text:p>
      <text:p text:style-name="Código"><text:span text:style-name="T19"><text:tab/></text:span><text:span text:style-name="T8">&lt;/</text:span><text:span text:style-name="T12">reference-mapping</text:span><text:span text:style-name="T8">&gt;</text:span><text:span text:style-name="T19"><text:tab/><text:tab/><text:tab/><text:tab/></text:span></text:p>
      <text:p text:style-name="Código"><text:span text:style-name="T19"><text:tab/></text:span><text:span text:style-name="T8">&lt;</text:span><text:span text:style-name="T12">property-mapping </text:span><text:span text:style-name="T16">property</text:span><text:span text:style-name="T19">=</text:span><text:span text:style-name="T22">"oid" </text:span><text:span text:style-name="T16">column</text:span><text:span text:style-name="T19">=</text:span><text:span text:style-name="T22">"OID"</text:span><text:span text:style-name="T8">/&gt;</text:span></text:p>
      <text:p text:style-name="Código"><text:span text:style-name="T19"><text:tab/></text:span><text:span text:style-name="T8">&lt;</text:span><text:span text:style-name="T12">property-mapping </text:span><text:span text:style-name="T16">property</text:span><text:span text:style-name="T19">=</text:span><text:span text:style-name="T22">"serviceType" </text:span><text:span text:style-name="T16">column</text:span><text:span text:style-name="T19">=</text:span><text:span text:style-name="T22">"SERVICETYPE"</text:span><text:span text:style-name="T8">/&gt;</text:span></text:p>
      <text:p text:style-name="Código"><text:span text:style-name="T19"><text:tab/></text:span><text:span text:style-name="T8">&lt;</text:span><text:span text:style-name="T12">property-mapping </text:span><text:span text:style-name="T16">property</text:span><text:span text:style-name="T19">=</text:span><text:span text:style-name="T22">"unitPrice" </text:span><text:span text:style-name="T16">column</text:span><text:span text:style-name="T19">=</text:span><text:span text:style-name="T22">"UNITPRICE"</text:span><text:span text:style-name="T8">/&gt;</text:span></text:p>
      <text:p text:style-name="Código"><text:span text:style-name="T19"><text:tab/></text:span><text:span text:style-name="T8">&lt;</text:span><text:span text:style-name="T12">property-mapping </text:span><text:span text:style-name="T16">property</text:span><text:span text:style-name="T19">=</text:span><text:span text:style-name="T22">"quantity" </text:span><text:span text:style-name="T16">column</text:span><text:span text:style-name="T19">=</text:span><text:span text:style-name="T22">"QUANTITY"</text:span><text:span text:style-name="T8">/&gt;</text:span></text:p>
      <text:p text:style-name="Código"><text:span text:style-name="T19"><text:tab/></text:span><text:span text:style-name="T8">&lt;</text:span><text:span text:style-name="T12">reference-mapping </text:span><text:span text:style-name="T16">reference</text:span><text:span text:style-name="T19">=</text:span><text:span text:style-name="T22">"product"</text:span><text:span text:style-name="T8">&gt;</text:span></text:p>
      <text:p text:style-name="Código"><text:span text:style-name="T19"><text:tab/><text:tab/></text:span><text:span text:style-name="T8">&lt;</text:span><text:span text:style-name="T12">reference-mapping-detail </text:span></text:p>
      <text:p text:style-name="Código"><text:span text:style-name="T12"><text:tab/><text:tab/><text:tab/></text:span><text:span text:style-name="T16">column</text:span><text:span text:style-name="T19">=</text:span><text:span text:style-name="T22">"PRODUCT_NUMBER" </text:span></text:p>
      <text:p text:style-name="Código"><text:span text:style-name="T22"><text:tab/><text:tab/><text:tab/></text:span><text:span text:style-name="T16">referenced-model-property</text:span><text:span text:style-name="T19">=</text:span><text:span text:style-name="T22">"number"</text:span><text:span text:style-name="T8">/&gt;</text:span><text:span text:style-name="T19"> </text:span></text:p>
      <text:p text:style-name="Código"><text:span text:style-name="T19"><text:tab/></text:span><text:span text:style-name="T8">&lt;/</text:span><text:span text:style-name="T12">reference-mapping</text:span><text:span text:style-name="T8">&gt;</text:span><text:span text:style-name="T19"><text:tab/><text:tab/><text:tab/><text:tab/><text:tab/><text:tab/><text:tab/><text:tab/></text:span></text:p>
      <text:p text:style-name="Código"><text:span text:style-name="T19"><text:tab/></text:span><text:span text:style-name="T8">&lt;</text:span><text:span text:style-name="T12">multiple-property-mapping </text:span><text:span text:style-name="T16">property</text:span><text:span text:style-name="T19">=</text:span><text:span text:style-name="T22">"deliveryDate"</text:span><text:span text:style-name="T8">&gt;</text:span></text:p>
      <text:p text:style-name="Código"><text:span text:style-name="T19"><text:tab/><text:tab/></text:span><text:span text:style-name="T8">&lt;</text:span><text:span text:style-name="T12">converter </text:span><text:span text:style-name="T16">class</text:span><text:span text:style-name="T19">=</text:span><text:span text:style-name="T22">"org.openxava.converters.Date3Converter"</text:span><text:span text:style-name="T8">/&gt;</text:span><text:span text:style-name="T19"><text:tab/></text:span></text:p>
      <text:p text:style-name="Código"><text:span text:style-name="T19"><text:tab/><text:tab/></text:span><text:span text:style-name="T8">&lt;</text:span><text:span text:style-name="T12">cmp-field </text:span></text:p>
      <text:p text:style-name="Código"><text:span text:style-name="T12"><text:tab/><text:tab/><text:tab/></text:span><text:span text:style-name="T16">converter-property</text:span><text:span text:style-name="T19">=</text:span><text:span text:style-name="T22">"day" </text:span><text:span text:style-name="T16">column</text:span><text:span text:style-name="T19">=</text:span><text:span text:style-name="T22">"DAYDELIVERY" </text:span><text:span text:style-name="T16">cmp-type</text:span><text:span text:style-name="T19">=</text:span><text:span text:style-name="T22">"int"</text:span><text:span text:style-name="T8">/&gt;</text:span></text:p>
      <text:p text:style-name="Código"><text:span text:style-name="T19"><text:tab/><text:tab/></text:span><text:span text:style-name="T8">&lt;</text:span><text:span text:style-name="T12">cmp-field </text:span></text:p>
      <text:p text:style-name="Código"><text:span text:style-name="T12"><text:tab/><text:tab/><text:tab/></text:span><text:span text:style-name="T16">converter-property</text:span><text:span text:style-name="T19">=</text:span><text:span text:style-name="T22">"month" </text:span><text:span text:style-name="T16">column</text:span><text:span text:style-name="T19">=</text:span><text:span text:style-name="T22">"MONTHDELIVERY" </text:span><text:span text:style-name="T16">cmp-type</text:span><text:span text:style-name="T19">=</text:span><text:span text:style-name="T22">"int"</text:span><text:span text:style-name="T8">/&gt;</text:span></text:p>
      <text:p text:style-name="Código"><text:span text:style-name="T19"><text:tab/><text:tab/></text:span><text:span text:style-name="T8">&lt;</text:span><text:span text:style-name="T12">cmp-field </text:span></text:p>
      <text:p text:style-name="Código"><text:span text:style-name="T12"><text:tab/><text:tab/><text:tab/></text:span><text:span text:style-name="T16">converter-property</text:span><text:span text:style-name="T19">=</text:span><text:span text:style-name="T22">"year" </text:span><text:span text:style-name="T16">column</text:span><text:span text:style-name="T19">=</text:span><text:span text:style-name="T22">"YEARDELIVERY" </text:span><text:span text:style-name="T16">cmp-type</text:span><text:span text:style-name="T19">=</text:span><text:span text:style-name="T22">"int"</text:span><text:span text:style-name="T8">/&gt;</text:span><text:span text:style-name="T19"><text:tab/><text:tab/><text:tab/></text:span></text:p>
      <text:p text:style-name="Código"><text:span text:style-name="T19"><text:tab/></text:span><text:span text:style-name="T8">&lt;/</text:span><text:span text:style-name="T12">multiple-property-mapping</text:span><text:span text:style-name="T8">&gt;</text:span></text:p>
      <text:p text:style-name="Código"><text:span text:style-name="T19"><text:tab/></text:span><text:span text:style-name="T8">&lt;</text:span><text:span text:style-name="T12">reference-mapping </text:span><text:span text:style-name="T16">reference</text:span><text:span text:style-name="T19">=</text:span><text:span text:style-name="T22">"soldBy"</text:span><text:span text:style-name="T8">&gt;</text:span></text:p>
      <text:p text:style-name="Código"><text:span text:style-name="T19"><text:tab/><text:tab/></text:span><text:span text:style-name="T8">&lt;</text:span><text:span text:style-name="T12">reference-mapping-detail </text:span></text:p>
      <text:p text:style-name="Código"><text:span text:style-name="T12"><text:tab/><text:tab/><text:tab/></text:span><text:span text:style-name="T16">column</text:span><text:span text:style-name="T19">=</text:span><text:span text:style-name="T22">"SOLDBY_NUMBER" </text:span></text:p>
      <text:p text:style-name="Código"><text:span text:style-name="T22"><text:tab/><text:tab/><text:tab/></text:span><text:span text:style-name="T16">referenced-model-property</text:span><text:span text:style-name="T19">=</text:span><text:span text:style-name="T22">"number"</text:span><text:span text:style-name="T8">/&gt;</text:span><text:span text:style-name="T19"> </text:span></text:p>
      <text:p text:style-name="Código"><text:span text:style-name="T19"><text:tab/></text:span><text:span text:style-name="T8">&lt;/</text:span><text:span text:style-name="T12">reference-mapping</text:span><text:span text:style-name="T8">&gt;</text:span><text:span text:style-name="T19"><text:tab/><text:tab/><text:tab/><text:tab/><text:tab/><text:tab/><text:tab/><text:tab/></text:span></text:p>
      <text:p text:style-name="Código"><text:span text:style-name="T19"><text:tab/></text:span><text:span text:style-name="T8">&lt;</text:span><text:span text:style-name="T12">property-mapping </text:span><text:span text:style-name="T16">property</text:span><text:span text:style-name="T19">=</text:span><text:span text:style-name="T22">"remarks" </text:span><text:span text:style-name="T16">column</text:span><text:span text:style-name="T19">=</text:span><text:span text:style-name="T22">"REMARKS"</text:span><text:span text:style-name="T8">/&gt;</text:span><text:span text:style-name="T19"><text:tab/><text:tab/><text:tab/><text:tab/></text:span></text:p>
      <text:p text:style-name="Código"><text:span text:style-name="T9">&lt;/</text:span><text:span text:style-name="T13">aggregate-mapping</text:span><text:span text:style-name="T9">&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list text:style-name="L1" text:continue-numbering="true">
        <text:list-item>
          <text:list text:continue-numbering="true">
            <text:list-item>
              <text:h text:style-name="P412" text:outline-level="2">Converters by default</text:h>
            </text:list-item>
          </text:list>
        </text:list-item>
      </text:list>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12">xml </text:span><text:span text:style-name="T16">version </text:span><text:span text:style-name="T19">= </text:span><text:span text:style-name="T22">"1.0" </text:span><text:span text:style-name="T16">encoding </text:span><text:span text:style-name="T19">= </text:span><text:span text:style-name="T22">"ISO-8859-1"</text:span><text:span text:style-name="T8">?&gt;</text:span></text:p>
      <text:p text:style-name="Código"/>
      <text:p text:style-name="Código"><text:span text:style-name="T8">&lt;!</text:span><text:span text:style-name="T12">DOCTYPE </text:span><text:span text:style-name="T25">converters </text:span><text:span text:style-name="T26">SYSTEM </text:span><text:span text:style-name="T27">"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12">converters</text:span><text:span text:style-name="T8">&gt;</text:span></text:p>
      <text:p text:style-name="Código"/>
      <text:p text:style-name="Código"><text:span text:style-name="T19"><text:tab/></text:span><text:span text:style-name="T8">&lt;</text:span><text:span text:style-name="T12">for-type </text:span><text:span text:style-name="T16">type</text:span><text:span text:style-name="T19">=</text:span><text:span text:style-name="T22">"java.lang.String" </text:span></text:p>
      <text:p text:style-name="Código"><text:span text:style-name="T22"><text:tab/><text:tab/></text:span><text:span text:style-name="T16">converter-class</text:span><text:span text:style-name="T19">=</text:span><text:span text:style-name="T22">"org.openxava.converters.TrimStringConverter"</text:span></text:p>
      <text:p text:style-name="Código"><text:span text:style-name="T22"><text:tab/><text:tab/></text:span><text:span text:style-name="T16">cmp-type</text:span><text:span text:style-name="T19">=</text:span><text:span text:style-name="T22">"java.lang.String"</text:span><text:span text:style-name="T8">/&gt;</text:span></text:p>
      <text:p text:style-name="Código"><text:tab/><text:tab/></text:p>
      <text:p text:style-name="Código"><text:span text:style-name="T19"><text:tab/></text:span><text:span text:style-name="T8">&lt;</text:span><text:span text:style-name="T12">for-type </text:span><text:span text:style-name="T16">type</text:span><text:span text:style-name="T19">=</text:span><text:span text:style-name="T22">"int" </text:span></text:p>
      <text:p text:style-name="Código"><text:span text:style-name="T22"><text:tab/><text:tab/></text:span><text:span text:style-name="T16">converter-class</text:span><text:span text:style-name="T19">=</text:span><text:span text:style-name="T22">"org.openxava.converters.IntegerNumberConverter"</text:span></text:p>
      <text:p text:style-name="Código"><text:span text:style-name="T22"><text:tab/><text:tab/></text:span><text:span text:style-name="T16">cmp-type</text:span><text:span text:style-name="T19">=</text:span><text:span text:style-name="T22">"java.lang.Integer"</text:span><text:span text:style-name="T8">/&gt;</text:span></text:p>
      <text:p text:style-name="Código"><text:tab/><text:tab/></text:p>
      <text:p text:style-name="Código"><text:span text:style-name="T19"><text:tab/></text:span><text:span text:style-name="T8">&lt;</text:span><text:span text:style-name="T12">for-type </text:span><text:span text:style-name="T16">type</text:span><text:span text:style-name="T19">=</text:span><text:span text:style-name="T22">"java.lang.Integer" </text:span></text:p>
      <text:p text:style-name="Código"><text:span text:style-name="T22"><text:tab/><text:tab/></text:span><text:span text:style-name="T16">converter-class</text:span><text:span text:style-name="T19">=</text:span><text:span text:style-name="T22">"org.openxava.converters.IntegerNumberConverter"</text:span></text:p>
      <text:p text:style-name="Código"><text:span text:style-name="T22"><text:tab/><text:tab/></text:span><text:span text:style-name="T16">cmp-type</text:span><text:span text:style-name="T19">=</text:span><text:span text:style-name="T22">"java.lang.Integer"</text:span><text:span text:style-name="T8">/&gt;</text:span></text:p>
      <text:p text:style-name="Código"><text:tab/><text:tab/></text:p>
      <text:p text:style-name="Código"><text:span text:style-name="T19"><text:tab/></text:span><text:span text:style-name="T8">&lt;</text:span><text:span text:style-name="T12">for-type </text:span><text:span text:style-name="T16">type</text:span><text:span text:style-name="T19">=</text:span><text:span text:style-name="T22">"boolean" </text:span></text:p>
      <text:p text:style-name="Código"><text:span text:style-name="T22"><text:tab/><text:tab/></text:span><text:span text:style-name="T16">converter-class</text:span><text:span text:style-name="T19">=</text:span><text:span text:style-name="T22">"org.openxava.converters.Boolean01Converter"</text:span></text:p>
      <text:p text:style-name="Código"><text:span text:style-name="T22"><text:tab/><text:tab/></text:span><text:span text:style-name="T16">cmp-type</text:span><text:span text:style-name="T19">=</text:span><text:span text:style-name="T22">"java.lang.Integer"</text:span><text:span text:style-name="T8">/&gt;</text:span></text:p>
      <text:p text:style-name="Código"><text:tab/><text:tab/></text:p>
      <text:p text:style-name="Código"><text:span text:style-name="T19"><text:tab/></text:span><text:span text:style-name="T8">&lt;</text:span><text:span text:style-name="T12">for-type </text:span><text:span text:style-name="T16">type</text:span><text:span text:style-name="T19">=</text:span><text:span text:style-name="T22">"java.lang.Boolean" </text:span></text:p>
      <text:p text:style-name="Código"><text:span text:style-name="T22"><text:tab/><text:tab/></text:span><text:span text:style-name="T16">converter-class</text:span><text:span text:style-name="T19">=</text:span><text:span text:style-name="T22">"org.openxava.converters.Boolean01Converter"</text:span></text:p>
      <text:p text:style-name="Código"><text:span text:style-name="T22"><text:tab/><text:tab/></text:span><text:span text:style-name="T16">cmp-type</text:span><text:span text:style-name="T19">=</text:span><text:span text:style-name="T22">"java.lang.Integer"</text:span><text:span text:style-name="T8">/&gt;</text:span></text:p>
      <text:p text:style-name="Código"><text:tab/><text:tab/></text:p>
      <text:p text:style-name="Código"><text:span text:style-name="T19"><text:tab/></text:span><text:span text:style-name="T8">&lt;</text:span><text:span text:style-name="T12">for-type </text:span><text:span text:style-name="T16">type</text:span><text:span text:style-name="T19">=</text:span><text:span text:style-name="T22">"long" </text:span></text:p>
      <text:p text:style-name="Código"><text:span text:style-name="T22"><text:tab/><text:tab/></text:span><text:span text:style-name="T16">converter-class</text:span><text:span text:style-name="T19">=</text:span><text:span text:style-name="T22">"org.openxava.converters.LongNumberConverter"</text:span></text:p>
      <text:p text:style-name="Código"><text:span text:style-name="T22"><text:tab/><text:tab/></text:span><text:span text:style-name="T16">cmp-type</text:span><text:span text:style-name="T19">=</text:span><text:span text:style-name="T22">"java.lang.Long"</text:span><text:span text:style-name="T8">/&gt;</text:span></text:p>
      <text:p text:style-name="Código"><text:tab/><text:tab/></text:p>
      <text:p text:style-name="Código"><text:span text:style-name="T19"><text:tab/></text:span><text:span text:style-name="T8">&lt;</text:span><text:span text:style-name="T12">for-type </text:span><text:span text:style-name="T16">type</text:span><text:span text:style-name="T19">=</text:span><text:span text:style-name="T22">"java.lang.Long" </text:span></text:p>
      <text:p text:style-name="Código"><text:span text:style-name="T22"><text:tab/><text:tab/></text:span><text:span text:style-name="T16">converter-class</text:span><text:span text:style-name="T19">=</text:span><text:span text:style-name="T22">"org.openxava.converters.LongNumberConverter"</text:span></text:p>
      <text:p text:style-name="Código"><text:span text:style-name="T22"><text:tab/><text:tab/></text:span><text:span text:style-name="T16">cmp-type</text:span><text:span text:style-name="T19">=</text:span><text:span text:style-name="T22">"java.lang.Long"</text:span><text:span text:style-name="T8">/&gt;</text:span></text:p>
      <text:p text:style-name="Código"><text:tab/><text:tab/></text:p>
      <text:p text:style-name="Código"><text:span text:style-name="T19"><text:tab/></text:span><text:span text:style-name="T8">&lt;</text:span><text:span text:style-name="T12">for-type </text:span><text:span text:style-name="T16">type</text:span><text:span text:style-name="T19">=</text:span><text:span text:style-name="T22">"java.math.BigDecimal" </text:span></text:p>
      <text:p text:style-name="Código"><text:span text:style-name="T22"><text:tab/><text:tab/></text:span><text:span text:style-name="T16">converter-class</text:span><text:span text:style-name="T19">=</text:span><text:span text:style-name="T22">"org.openxava.converters.BigDecimalNumberConverter"</text:span></text:p>
      <text:p text:style-name="Código"><text:span text:style-name="T22"><text:tab/><text:tab/></text:span><text:span text:style-name="T16">cmp-type</text:span><text:span text:style-name="T19">=</text:span><text:span text:style-name="T22">"java.math.BigDecimal"</text:span><text:span text:style-name="T8">/&gt;</text:span><text:span text:style-name="T19"><text:tab/></text:span></text:p>
      <text:p text:style-name="Código"><text:tab/><text:tab/></text:p>
      <text:p text:style-name="Código"><text:span text:style-name="T19"><text:tab/></text:span><text:span text:style-name="T8">&lt;</text:span><text:span text:style-name="T12">for-type </text:span><text:span text:style-name="T16">type</text:span><text:span text:style-name="T19">=</text:span><text:span text:style-name="T22">"java.util.Date"</text:span></text:p>
      <text:p text:style-name="Código"><text:span text:style-name="T22"><text:tab/><text:tab/></text:span><text:span text:style-name="T16">converter-class</text:span><text:span text:style-name="T19">=</text:span><text:span text:style-name="T22">"org.openxava.converters.DateUtilSQLConverter"</text:span></text:p>
      <text:p text:style-name="Código"><text:span text:style-name="T22"><text:tab/><text:tab/></text:span><text:span text:style-name="T16">cmp-type</text:span><text:span text:style-name="T19">=</text:span><text:span text:style-name="T22">"java.sql.Date"</text:span><text:span text:style-name="T8">/&gt;</text:span></text:p>
      <text:p text:style-name="Código"/>
      <text:p text:style-name="Código"><text:span text:style-name="T8">&lt;/</text:span><text:span text:style-name="T12">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list text:style-name="L1" text:continue-numbering="true">
        <text:list-item>
          <text:list text:continue-numbering="true">
            <text:list-item>
              <text:h text:style-name="P412" text:outline-level="2">Default mapping (new in v2.1.3)</text:h>
            </text:list-item>
          </text:list>
        </text:list-item>
      </text:list>
      <text:p text:style-name="Text_20_body">Since version 2.1.3 OpenXava allows to define components without mapping, and it assumed a default mapping for it. For example, you can write:</text:p>
      <text:p text:style-name="Código"><text:span text:style-name="T8">&lt;?</text:span><text:span text:style-name="T12">xml </text:span><text:span text:style-name="T16">version</text:span><text:span text:style-name="T19">=</text:span><text:span text:style-name="T22">"1.0" </text:span><text:span text:style-name="T16">encoding</text:span><text:span text:style-name="T19">=</text:span><text:span text:style-name="T22">"ISO-8859-1"</text:span><text:span text:style-name="T8">?&gt;</text:span></text:p>
      <text:p text:style-name="Código"/>
      <text:p text:style-name="Código"><text:span text:style-name="T8">&lt;!</text:span><text:span text:style-name="T12">DOCTYPE </text:span><text:span text:style-name="T25">component </text:span><text:span text:style-name="T26">SYSTEM </text:span><text:span text:style-name="T27">"dtds/component.dtd"</text:span><text:span text:style-name="T8">&gt;</text:span></text:p>
      <text:p text:style-name="Código"/>
      <text:p text:style-name="Código"><text:span text:style-name="T8">&lt;</text:span><text:span text:style-name="T12">component </text:span><text:span text:style-name="T16">name</text:span><text:span text:style-name="T19">=</text:span><text:span text:style-name="T22">"Pupil"</text:span><text:span text:style-name="T8">&gt;</text:span></text:p>
      <text:p text:style-name="Código"/>
      <text:p text:style-name="Código"><text:span text:style-name="T19"><text:s text:c="4"/></text:span><text:span text:style-name="T8">&lt;</text:span><text:span text:style-name="T12">entity</text:span><text:span text:style-name="T8">&gt;</text:span></text:p>
      <text:p text:style-name="Código"><text:span text:style-name="T19"><text:s text:c="8"/></text:span><text:span text:style-name="T8">&lt;</text:span><text:span text:style-name="T12">property </text:span><text:span text:style-name="T16">name</text:span><text:span text:style-name="T19">=</text:span><text:span text:style-name="T22">"number" </text:span><text:span text:style-name="T16">type</text:span><text:span text:style-name="T19">=</text:span><text:span text:style-name="T22">"int" </text:span><text:span text:style-name="T16">key</text:span><text:span text:style-name="T19">=</text:span><text:span text:style-name="T22">"true"</text:span></text:p>
      <text:p text:style-name="Código"><text:span text:style-name="T22"><text:s text:c="12"/></text:span><text:span text:style-name="T16">size</text:span><text:span text:style-name="T19">=</text:span><text:span text:style-name="T22">"2" </text:span><text:span text:style-name="T16">required</text:span><text:span text:style-name="T19">=</text:span><text:span text:style-name="T22">"true"</text:span><text:span text:style-name="T8">/&gt;</text:span></text:p>
      <text:p text:style-name="Código"><text:span text:style-name="T19"><text:s text:c="8"/></text:span><text:span text:style-name="T8">&lt;</text:span><text:span text:style-name="T12">property </text:span><text:span text:style-name="T16">name</text:span><text:span text:style-name="T19">=</text:span><text:span text:style-name="T22">"name" </text:span><text:span text:style-name="T16">type</text:span><text:span text:style-name="T19">=</text:span><text:span text:style-name="T22">"String"</text:span></text:p>
      <text:p text:style-name="Código"><text:span text:style-name="T22"><text:s text:c="12"/></text:span><text:span text:style-name="T16">size</text:span><text:span text:style-name="T19">=</text:span><text:span text:style-name="T22">"40" </text:span><text:span text:style-name="T16">required</text:span><text:span text:style-name="T19">=</text:span><text:span text:style-name="T22">"true"</text:span><text:span text:style-name="T8">/&gt;</text:span><text:span text:style-name="T19"> <text:s text:c="12"/></text:span></text:p>
      <text:p text:style-name="Código"><text:span text:style-name="T19"><text:s text:c="8"/></text:span><text:span text:style-name="T8">&lt;</text:span><text:span text:style-name="T12">reference </text:span><text:span text:style-name="T16">name</text:span><text:span text:style-name="T19">=</text:span><text:span text:style-name="T22">"teacher"</text:span><text:span text:style-name="T8">/&gt;</text:span><text:span text:style-name="T19"> <text:s text:c="2"/></text:span></text:p>
      <text:p text:style-name="Código"><text:span text:style-name="T19"><text:s text:c="4"/></text:span><text:span text:style-name="T8">&lt;/</text:span><text:span text:style-name="T12">entity</text:span><text:span text:style-name="T8">&gt;</text:span></text:p>
      <text:p text:style-name="Código"><text:s text:c="38"/></text:p>
      <text:p text:style-name="Código"><text:span text:style-name="T10">&lt;/</text:span><text:span text:style-name="T14">component</text:span><text:span text:style-name="T10">&gt;</text:span></text:p>
      <text:p text:style-name="Text_20_body">This component is mapped to the table <text:span text:style-name="Código">Pupil</text:span>, and the properties <text:span text:style-name="Código">number</text:span> and <text:span text:style-name="Código">name</text:span> are mapped to the columns <text:span text:style-name="Código">number</text:span> and <text:span text:style-name="Código">name</text:span>. The reference <text:span text:style-name="Código">teacher</text:span> is mapped to a column named <text:span text:style-name="Código">teacher_number</text:span> (if the key property of <text:span text:style-name="Código">Teacher</text:span> is named <text:span text:style-name="Código">number</text:span>).</text:p>
      <text:list text:style-name="L1" text:continue-numbering="true">
        <text:list-item>
          <text:list text:continue-numbering="true">
            <text:list-item>
              <text:h text:style-name="P412" text:outline-level="2">Object/relational philosophy</text:h>
            </text:list-item>
          </text:list>
        </text:list-item>
      </text:list>
      <text:p text:style-name="Text_20_body">OpenXava has been born and has been developed in an environment when it was necessary to work with legacy database without changing its structure. The result is that OpenXava:</text:p>
      <text:list text:style-name="L47">
        <text:list-item>
          <text:p text:style-name="P262">Provides great flexibility when mapping with legacy database.</text:p>
        </text:list-item>
        <text:list-item>
          <text:p text:style-name="P262">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JPA and EJB2 version of an application is very high, the mapping and all automatic controllers are 100% portable, obviously the custom EJB2, JPA or Hibernate code is not so portable.</text:p>
      <text:p text:style-name="Text_20_body"/>
      <text:list text:style-name="L1" text:continue-numbering="true">
        <text:list-item>
          <text:h text:style-name="P400" text:outline-level="1"><draw:frame draw:style-name="fr2" draw:name="Imagen8" text:anchor-type="paragraph" svg:width="16.999cm" svg:height="2.875cm" draw:z-index="25"><draw:image xlink:href="Pictures/10000000000002B9000000769EFF3C0C.jpg" xlink:type="simple" xlink:show="embed" xlink:actuate="onLoad"/></draw:frame>Controllers</text:h>
        </text:list-item>
      </text:list>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default-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12">controllers</text:span><text:span text:style-name="T8">&gt;</text:span><text:span text:style-name="T19"><text:tab/></text:span></text:p>
      <text:p text:style-name="Código"><text:span text:style-name="T19"><text:tab/></text:span><text:span text:style-name="T8">&lt;</text:span><text:span text:style-name="T12">env-var </text:span><text:span text:style-name="T19">... </text:span><text:span text:style-name="T8">/&gt;</text:span><text:span text:style-name="T19"> ...<text:tab/><text:tab/>(1)</text:span></text:p>
      <text:p text:style-name="Código"><text:span text:style-name="T19"><text:tab/></text:span><text:span text:style-name="T8">&lt;</text:span><text:span text:style-name="T12">object </text:span><text:span text:style-name="T19">... </text:span><text:span text:style-name="T8">/&gt;</text:span><text:span text:style-name="T19"> ...<text:tab/><text:tab/>(2)</text:span></text:p>
      <text:p text:style-name="Código"><text:span text:style-name="T19"><text:tab/></text:span><text:span text:style-name="T8">&lt;</text:span><text:span text:style-name="T12">controller </text:span><text:span text:style-name="T19">... </text:span><text:span text:style-name="T8">/&gt;</text:span><text:span text:style-name="T19"> ...<text:tab/>(3)</text:span></text:p>
      <text:p text:style-name="Código"><text:span text:style-name="T9">&lt;/</text:span><text:span text:style-name="T13">controllers</text:span><text:span text:style-name="T9">&gt;</text:span></text:p>
      <text:list text:style-name="L48">
        <text:list-item>
          <text:p text:style-name="P264"><text:span text:style-name="Código">env-var</text:span> (several, optional): Variable that contains configuration information. This variable can be accessed from the actions and filters, and its value can be overwritten in each module.</text:p>
        </text:list-item>
        <text:list-item>
          <text:p text:style-name="P264"><text:span text:style-name="Código">object</text:span> (several, optional): Defines Java object with session scope; that is objects that are created for an user and exist during his session.</text:p>
        </text:list-item>
        <text:list-item>
          <text:p text:style-name="P264"><text:span text:style-name="Código">controller</text:span> (several, required): A controller is a group of actions.</text:p>
        </text:list-item>
      </text:list>
      <text:list text:style-name="L1" text:continue-numbering="true">
        <text:list-item>
          <text:list text:continue-numbering="true">
            <text:list-item>
              <text:h text:style-name="P412" text:outline-level="2">Environment variables </text:h>
            </text:list-item>
          </text:list>
        </text:list-item>
      </text:list>
      <text:p text:style-name="Text_20_body">The environment variables contain configuration information. These variables can be accessed from the actions and filters, and its value can be overwritten in each module. Its syntax is:</text:p>
      <text:p text:style-name="Código"><text:span text:style-name="T8">&lt;</text:span><text:span text:style-name="T12">env-var </text:span></text:p>
      <text:p text:style-name="Código"><text:span text:style-name="T12"><text:tab/></text:span><text:span text:style-name="T16">name</text:span><text:span text:style-name="T19">=</text:span><text:span text:style-name="T22">"name" <text:tab/><text:tab/></text:span><text:span text:style-name="T19">(1)</text:span></text:p>
      <text:p text:style-name="Código"><text:span text:style-name="T22"><text:tab/></text:span><text:span text:style-name="T16">value</text:span><text:span text:style-name="T19">=</text:span><text:span text:style-name="T22">"value"<text:tab/></text:span><text:span text:style-name="T19">(2)</text:span></text:p>
      <text:p text:style-name="P15">/&gt;</text:p>
      <text:list text:style-name="L49">
        <text:list-item>
          <text:p text:style-name="P267"><text:span text:style-name="Código">name</text:span> (required): Name of the environment variable in uppercase and using underscore to separate words.</text:p>
        </text:list-item>
        <text:list-item>
          <text:p text:style-name="P267"><text:span text:style-name="Código">value</text:span> (required): Value for the environment variable.</text:p>
        </text:list-item>
      </text:list>
      <text:p text:style-name="Text_20_body">These are some example:</text:p>
      <text:p text:style-name="Código"><text:span text:style-name="T8">&lt;</text:span><text:span text:style-name="T12">env-var </text:span><text:span text:style-name="T16">name</text:span><text:span text:style-name="T19">=</text:span><text:span text:style-name="T22">"MYAPPLICATION_DEFAULT_YEAR" </text:span><text:span text:style-name="T16">value</text:span><text:span text:style-name="T19">=</text:span><text:span text:style-name="T22">"2007"</text:span><text:span text:style-name="T8">/&gt;</text:span></text:p>
      <text:p text:style-name="Código"><text:span text:style-name="T8">&lt;</text:span><text:span text:style-name="T12">env-var </text:span><text:span text:style-name="T16">name</text:span><text:span text:style-name="T19">=</text:span><text:span text:style-name="T22">"MYAPPLICATION_COLOR" </text:span><text:span text:style-name="T16">value</text:span><text:span text:style-name="T19">=</text:span><text:span text:style-name="T22">"RED"</text:span><text:span text:style-name="T8">/&gt;</text:span></text:p>
      <text:list text:style-name="L1" text:continue-numbering="true">
        <text:list-item>
          <text:list text:continue-numbering="true">
            <text:list-item>
              <text:h text:style-name="P412" text:outline-level="2">Session objects</text:h>
            </text:list-item>
          </text:list>
        </text:list-item>
      </text:list>
      <text:p text:style-name="Text_20_body">The Java objects declared in <text:span text:style-name="Archivo_2f_Directorio">controllers.xml</text:span> have session scope; that is, they are objects that are created for a user and exist during his session. It's syntax is:</text:p>
      <text:p text:style-name="Código"><text:span text:style-name="T8">&lt;</text:span><text:span text:style-name="T12">object </text:span></text:p>
      <text:p text:style-name="Código"><text:span text:style-name="T12"><text:tab/></text:span><text:span text:style-name="T16">name</text:span><text:span text:style-name="T19">=</text:span><text:span text:style-name="T22">"objectName" <text:tab/><text:tab/><text:tab/></text:span><text:span text:style-name="T19">(1)</text:span></text:p>
      <text:p text:style-name="Código"><text:span text:style-name="T22"><text:tab/></text:span><text:span text:style-name="T16">class</text:span><text:span text:style-name="T19">=</text:span><text:span text:style-name="T22">"objectType" <text:tab/><text:tab/><text:tab/></text:span><text:span text:style-name="T19">(2)</text:span></text:p>
      <text:p text:style-name="Código"><text:span text:style-name="T22"><text:tab/></text:span><text:span text:style-name="T16">value</text:span><text:span text:style-name="T19">=</text:span><text:span text:style-name="T22">"initialValue"<text:tab/><text:tab/></text:span><text:span text:style-name="T19">(3)</text:span></text:p>
      <text:p text:style-name="P21"><text:tab/><text:span text:style-name="T16">scope</text:span><text:span text:style-name="T19">=</text:span>"module|global"<text:tab/><text:tab/><text:span text:style-name="T19">(4)<text:tab/>new in v2.1</text:span></text:p>
      <text:p text:style-name="P15">/&gt;</text:p>
      <text:list text:style-name="L50">
        <text:list-item>
          <text:p text:style-name="P269"><text:span text:style-name="Código">name</text:span> (required): Name of the object, usually you use the application name as prefix to avoid name collision in large projects.</text:p>
        </text:list-item>
        <text:list-item>
          <text:p text:style-name="P269"><text:span text:style-name="Código">class</text:span> (required): Full qualified Java class for this object.</text:p>
        </text:list-item>
        <text:list-item>
          <text:p text:style-name="P269"><text:span text:style-name="Código">value</text:span> (optional): Initial value for the object.</text:p>
        </text:list-item>
        <text:list-item>
          <text:p text:style-name="P269"><text:span text:style-name="Código">scope</text:span> (optional): <text:span text:style-name="T3">(new in v2.1)</text:span> The default value is <text:span text:style-name="Código">module</text:span>. If you use <text:span text:style-name="Código">module</text:span> scope each module will have its own copy of this object. If you use <text:span text:style-name="Código">global</text:span> scope the same object will be shared by all modules of all OpenXava applications (running in the same .war).</text:p>
        </text:list-item>
      </text:list>
      <text:p text:style-name="Text_20_body">Defining session objects is very easy, you can see the defined ones in <text:span text:style-name="Archivo_2f_Directorio">OpenXava/xava/default-controllers.xml</text:span>:</text:p>
      <text:p text:style-name="Código"><text:span text:style-name="T8">&lt;</text:span><text:span text:style-name="T12">object </text:span><text:span text:style-name="T16">name</text:span><text:span text:style-name="T19">=</text:span><text:span text:style-name="T22">"xava_view" </text:span><text:span text:style-name="T16">class</text:span><text:span text:style-name="T19">=</text:span><text:span text:style-name="T22">"org.openxava.view.View"</text:span><text:span text:style-name="T8">/&gt;</text:span><text:span text:style-name="T19"><text:tab/></text:span></text:p>
      <text:p text:style-name="Código"><text:span text:style-name="T8">&lt;</text:span><text:span text:style-name="T12">object </text:span><text:span text:style-name="T16">name</text:span><text:span text:style-name="T19">=</text:span><text:span text:style-name="T22">"xava_referenceSubview" </text:span><text:span text:style-name="T16">class</text:span><text:span text:style-name="T19">=</text:span><text:span text:style-name="T22">"org.openxava.view.View"</text:span><text:span text:style-name="T8">/&gt;</text:span><text:span text:style-name="T19"><text:tab/></text:span></text:p>
      <text:p text:style-name="Código"><text:span text:style-name="T8">&lt;</text:span><text:span text:style-name="T12">object </text:span><text:span text:style-name="T16">name</text:span><text:span text:style-name="T19">=</text:span><text:span text:style-name="T22">"xava_tab" </text:span><text:span text:style-name="T16">class</text:span><text:span text:style-name="T19">=</text:span><text:span text:style-name="T22">"org.openxava.tab.Tab"</text:span><text:span text:style-name="T8">/&gt;</text:span><text:span text:style-name="T19"><text:tab/><text:tab/></text:span></text:p>
      <text:p text:style-name="Código"><text:span text:style-name="T8">&lt;</text:span><text:span text:style-name="T12">object </text:span><text:span text:style-name="T16">name</text:span><text:span text:style-name="T19">=</text:span><text:span text:style-name="T22">"xava_mainTab" </text:span><text:span text:style-name="T16">class</text:span><text:span text:style-name="T19">=</text:span><text:span text:style-name="T22">"org.openxava.tab.Tab"</text:span><text:span text:style-name="T8">/&gt;</text:span><text:span text:style-name="T19"><text:tab/><text:tab/></text:span></text:p>
      <text:p text:style-name="Código"><text:span text:style-name="T8">&lt;</text:span><text:span text:style-name="T12">object </text:span><text:span text:style-name="T16">name</text:span><text:span text:style-name="T19">=</text:span><text:span text:style-name="T22">"xava_row" </text:span><text:span text:style-name="T16">class</text:span><text:span text:style-name="T19">=</text:span><text:span text:style-name="T22">"java.lang.Integer" </text:span><text:span text:style-name="T16">value</text:span><text:span text:style-name="T19">=</text:span><text:span text:style-name="T22">"0"</text:span><text:span text:style-name="T8">/&gt;</text:span></text:p>
      <text:p text:style-name="Código"><text:span text:style-name="T8">&lt;</text:span><text:span text:style-name="T12">object </text:span><text:span text:style-name="T16">name</text:span><text:span text:style-name="T19">=</text:span><text:span text:style-name="T22">"xava_language" </text:span><text:span text:style-name="T16">class</text:span><text:span text:style-name="T19">=</text:span><text:span text:style-name="T22">"org.openxava.session.Language"</text:span><text:span text:style-name="T8">/&gt;</text:span><text:span text:style-name="T19"><text:tab/></text:span></text:p>
      <text:p text:style-name="Código"><text:span text:style-name="T8">&lt;</text:span><text:span text:style-name="T12">object </text:span><text:span text:style-name="T16">name</text:span><text:span text:style-name="T19">=</text:span><text:span text:style-name="T22">"xava_newImageProperty" </text:span><text:span text:style-name="T16">class</text:span><text:span text:style-name="T19">=</text:span><text:span text:style-name="T22">"java.lang.String"</text:span><text:span text:style-name="T8">/&gt;</text:span></text:p>
      <text:p text:style-name="Código"><text:span text:style-name="T8">&lt;</text:span><text:span text:style-name="T12">object </text:span><text:span text:style-name="T16">name</text:span><text:span text:style-name="T19">=</text:span><text:span text:style-name="T22">"xava_currentReferenceLabel" </text:span><text:span text:style-name="T16">class</text:span><text:span text:style-name="T19">=</text:span><text:span text:style-name="T22">"java.lang.String"</text:span><text:span text:style-name="T8">/&gt;</text:span></text:p>
      <text:p text:style-name="Código"><text:span text:style-name="T8">&lt;</text:span><text:span text:style-name="T12">object </text:span><text:span text:style-name="T16">name</text:span><text:span text:style-name="T19">=</text:span><text:span text:style-name="T22">"xava_activeSection" </text:span><text:span text:style-name="T16">class</text:span><text:span text:style-name="T19">=</text:span><text:span text:style-name="T22">"java.lang.Integer" </text:span><text:span text:style-name="T16">value</text:span><text:span text:style-name="T19">=</text:span><text:span text:style-name="T22">"0"</text:span><text:span text:style-name="T8">/&gt;</text:span></text:p>
      <text:p text:style-name="Código"><text:span text:style-name="T8">&lt;</text:span><text:span text:style-name="T12">object </text:span><text:span text:style-name="T16">name</text:span><text:span text:style-name="T19">=</text:span><text:span text:style-name="T22">"xava_previousControllers" </text:span><text:span text:style-name="T16">class</text:span><text:span text:style-name="T19">=</text:span><text:span text:style-name="T22">"java.util.Stack"</text:span><text:span text:style-name="T8">/&gt;</text:span></text:p>
      <text:p text:style-name="Código"><text:span text:style-name="T9">&lt;</text:span><text:span text:style-name="T13">object </text:span><text:span text:style-name="T17">name</text:span><text:span text:style-name="T20">=</text:span><text:span text:style-name="T23">"xava_previousViews" </text:span><text:span text:style-name="T17">class</text:span><text:span text:style-name="T20">=</text:span><text:span text:style-name="T23">"java.util.Stack"</text:span><text:span text:style-name="T9">/&gt;</text:span></text:p>
      <text:p text:style-name="Text_20_body">These objects are used by OpenXava in order to work, although it is quite normal that you use some of these from your actions. If you want to create your own objects you can do it in your <text:span text:style-name="Archivo_2f_Directorio">controllers.xml</text:span> in the <text:span text:style-name="Archivo_2f_Directorio">xava</text:span> directory of your project.</text:p>
      <text:list text:style-name="L1" text:continue-numbering="true">
        <text:list-item>
          <text:list text:continue-numbering="true">
            <text:list-item>
              <text:h text:style-name="P412" text:outline-level="2">The controller and its actions</text:h>
            </text:list-item>
          </text:list>
        </text:list-item>
      </text:list>
      <text:p text:style-name="Text_20_body">The syntax of controller is:</text:p>
      <text:p text:style-name="Código"><text:span text:style-name="T8">&lt;</text:span><text:span text:style-name="T12">controller </text:span></text:p>
      <text:p text:style-name="Código"><text:span text:style-name="T12"><text:tab/></text:span><text:span text:style-name="T16">name</text:span><text:span text:style-name="T19">=</text:span><text:span text:style-name="T22">"name"<text:tab/><text:tab/><text:tab/></text:span><text:span text:style-name="T19">(1)</text:span></text:p>
      <text:p text:style-name="Código"><text:span text:style-name="T8">&gt;</text:span><text:span text:style-name="T19"><text:tab/><text:tab/></text:span></text:p>
      <text:p text:style-name="Código"><text:span text:style-name="T19"><text:tab/></text:span><text:span text:style-name="T8">&lt;</text:span><text:span text:style-name="T12">extends </text:span><text:span text:style-name="T19">... </text:span><text:span text:style-name="T8">/&gt;</text:span><text:span text:style-name="T19"> ...<text:tab/><text:tab/>(2)</text:span></text:p>
      <text:p text:style-name="Código"><text:span text:style-name="T19"><text:tab/></text:span><text:span text:style-name="T8">&lt;</text:span><text:span text:style-name="T12">action </text:span><text:span text:style-name="T19">... </text:span><text:span text:style-name="T8">/&gt;</text:span><text:span text:style-name="T19"> ...<text:tab/><text:tab/>(3)</text:span></text:p>
      <text:p text:style-name="Código"><text:span text:style-name="T9">&lt;/</text:span><text:span text:style-name="T13">controller</text:span><text:span text:style-name="T9">&gt;</text:span></text:p>
      <text:list text:style-name="L51">
        <text:list-item>
          <text:p text:style-name="P273"><text:span text:style-name="Código">name</text:span> (required): Name of the controller.</text:p>
        </text:list-item>
        <text:list-item>
          <text:p text:style-name="P273"><text:span text:style-name="Código">extends</text:span> (several, optional): Allows to use multiple inheritance, to do this the controller inherits all actions from other controller(s).</text:p>
        </text:list-item>
        <text:list-item>
          <text:p text:style-name="P273"><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12">action </text:span></text:p>
      <text:p text:style-name="Código"><text:span text:style-name="T12"><text:tab/></text:span><text:span text:style-name="T16">name</text:span><text:span text:style-name="T19">=</text:span><text:span text:style-name="T22">"name"<text:tab/><text:tab/><text:tab/><text:tab/><text:tab/><text:tab/><text:tab/> <text:tab/> </text:span><text:span text:style-name="T19">(1)</text:span></text:p>
      <text:p text:style-name="Código"><text:span text:style-name="T19"><text:tab/></text:span><text:span text:style-name="T16">label</text:span><text:span text:style-name="T19">=</text:span><text:span text:style-name="T22">"label"<text:tab/><text:tab/><text:tab/><text:tab/><text:tab/><text:tab/><text:tab/> </text:span><text:span text:style-name="T19">(2)</text:span></text:p>
      <text:p text:style-name="Código"><text:span text:style-name="T19"><text:tab/></text:span><text:span text:style-name="T16">description</text:span><text:span text:style-name="T19">=</text:span><text:span text:style-name="T22">"description"<text:tab/><text:tab/><text:tab/><text:tab/><text:tab/><text:tab/> </text:span><text:span text:style-name="T19">(3)</text:span></text:p>
      <text:p text:style-name="Código"><text:span text:style-name="T19"><text:tab/></text:span><text:span text:style-name="T16">mode</text:span><text:span text:style-name="T19">=</text:span><text:span text:style-name="T22">"detail|list|ALL"<text:tab/><text:tab/><text:tab/><text:tab/><text:tab/><text:tab/> </text:span><text:span text:style-name="T19">(4)</text:span></text:p>
      <text:p text:style-name="Código"><text:span text:style-name="T19"><text:tab/></text:span><text:span text:style-name="T16">image</text:span><text:span text:style-name="T19">=</text:span><text:span text:style-name="T22">"image"<text:tab/><text:tab/><text:tab/><text:tab/><text:tab/><text:tab/><text:tab/> </text:span><text:span text:style-name="T19">(5)</text:span></text:p>
      <text:p text:style-name="Código"><text:span text:style-name="T19"><text:tab/></text:span><text:span text:style-name="T16">class</text:span><text:span text:style-name="T19">=</text:span><text:span text:style-name="T22">"class"<text:tab/><text:tab/><text:tab/><text:tab/><text:tab/><text:tab/><text:tab/> </text:span><text:span text:style-name="T19">(6)</text:span></text:p>
      <text:p text:style-name="Código"><text:span text:style-name="T19"><text:tab/></text:span><text:span text:style-name="T16">hidden</text:span><text:span text:style-name="T19">=</text:span><text:span text:style-name="T22">"true|false"<text:tab/><text:tab/><text:tab/><text:tab/><text:tab/><text:tab/><text:tab/> </text:span><text:span text:style-name="T19">(7)</text:span></text:p>
      <text:p text:style-name="Código"><text:span text:style-name="T19"><text:tab/></text:span><text:span text:style-name="T16">on-init</text:span><text:span text:style-name="T19">=</text:span><text:span text:style-name="T22">"true|false"<text:tab/><text:tab/><text:tab/><text:tab/><text:tab/><text:tab/> </text:span><text:span text:style-name="T19">(8)<text:tab/></text:span></text:p>
      <text:p text:style-name="P13"><text:span text:style-name="T16"><text:tab/>on-each-request</text:span>=<text:span text:style-name="T22">"true|false"<text:tab/><text:tab/><text:tab/><text:tab/><text:tab/> </text:span>(9) new in v2.1.2</text:p>
      <text:p text:style-name="Código"><text:span text:style-name="T19"><text:tab/></text:span><text:span text:style-name="T16">by-default</text:span><text:span text:style-name="T19">=</text:span><text:span text:style-name="T22">"never|if-possible|almost-always|always"<text:tab/><text:tab/></text:span><text:span text:style-name="T19">(10)</text:span></text:p>
      <text:p text:style-name="Código"><text:span text:style-name="T19"><text:tab/></text:span><text:span text:style-name="T16">takes-long</text:span><text:span text:style-name="T19">=</text:span><text:span text:style-name="T22">"true|false"<text:tab/><text:tab/><text:tab/><text:tab/><text:tab/><text:tab/></text:span><text:span text:style-name="T19">(11) </text:span></text:p>
      <text:p text:style-name="Código"><text:span text:style-name="T19"><text:tab/></text:span><text:span text:style-name="T16">confirm</text:span><text:span text:style-name="T19">=</text:span><text:span text:style-name="T22">"true|false"<text:tab/><text:tab/><text:tab/><text:tab/><text:tab/><text:tab/></text:span><text:span text:style-name="T19">(12)</text:span></text:p>
      <text:p text:style-name="P13"><text:tab/><text:span text:style-name="T16">keystroke</text:span>=<text:span text:style-name="T22">"keystroke"<text:tab/><text:tab/><text:tab/><text:tab/><text:tab/><text:tab/></text:span>(13) new in v2.0.1</text:p>
      <text:p text:style-name="P15">&gt;</text:p>
      <text:p text:style-name="Código"><text:span text:style-name="T8"><text:tab/>&lt;</text:span><text:span text:style-name="T12">set </text:span><text:span text:style-name="T19">... </text:span><text:span text:style-name="T8">/&gt;</text:span><text:span text:style-name="T19"> ...<text:tab/><text:tab/><text:tab/><text:tab/><text:tab/><text:tab/><text:tab/>(14)</text:span></text:p>
      <text:p text:style-name="Código"><text:span text:style-name="T19"><text:tab/></text:span><text:span text:style-name="T8">&lt;</text:span><text:span text:style-name="T12">use-object </text:span><text:span text:style-name="T19">... </text:span><text:span text:style-name="T8">/&gt;</text:span><text:span text:style-name="T19"> ...<text:tab/><text:tab/><text:tab/><text:tab/><text:tab/><text:tab/>(15)</text:span></text:p>
      <text:p text:style-name="Código"><text:span text:style-name="T9">&lt;/</text:span><text:span text:style-name="T13">action</text:span><text:span text:style-name="T9">&gt;</text:span></text:p>
      <text:list text:style-name="L52">
        <text:list-item>
          <text:p text:style-name="P276"><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276"><text:span text:style-name="Código">label</text:span> (optional): Button label or link text. It's <text:span text:style-name="T5">much better</text:span> to use <text:span text:style-name="Archivo_2f_Directorio">i18n</text:span> files.</text:p>
        </text:list-item>
        <text:list-item>
          <text:p text:style-name="P276"><text:span text:style-name="Código">description</text:span> (optional): Description text of the action. It's <text:span text:style-name="T5">much better</text:span> to use <text:span text:style-name="Archivo_2f_Directorio">i18n</text:span> files.</text:p>
        </text:list-item>
        <text:list-item>
          <text:p text:style-name="P276"><text:span text:style-name="Código">mode</text:span> (optional): Indicates in which mode the action has to be visible. The default value is <text:span text:style-name="Código">ALL</text:span>, that means that this action is always visible.</text:p>
        </text:list-item>
        <text:list-item>
          <text:p text:style-name="P276"><text:span text:style-name="Código">image</text:span> (optional): URL of the image associated with this action. In the current implementation if you specify an image, it is shown to user in link format.</text:p>
        </text:list-item>
        <text:list-item>
          <text:p text:style-name="P276"><text:span text:style-name="Código">class</text:span> (optional): Implements the logic to execute. Must implement <text:span text:style-name="Código">IAction</text:span> interface.</text:p>
        </text:list-item>
        <text:list-item>
          <text:p text:style-name="P276"><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276"><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276"><text:span text:style-name="Código">on-each-request</text:span> (optional): <text:span text:style-name="T3">(New in v2.1.2)</text:span> If you set this property to <text:span text:style-name="Código">true</text:span>, then the action will be executed automatically on each request of the user, that is, on first module execution and before each user action execution. The default is <text:span text:style-name="Código">false</text:span>.</text:p>
        </text:list-item>
        <text:list-item>
          <text:p text:style-name="P276"><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276"><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276"><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276"><text:span text:style-name="Código">keystroke</text:span> (optional): Defines a keystroke that the user can press for executing this action. The possible values are the same as for <text:span text:style-name="Código">javax.swing.KeyStroke</text:span>. Examples: <text:span text:style-name="T3">“control A”</text:span>, <text:span text:style-name="T3">“alt x”</text:span>, <text:span text:style-name="T3">“F7”</text:span>. <text:span text:style-name="T3">(new in v2.0.1)</text:span></text:p>
        </text:list-item>
        <text:list-item>
          <text:p text:style-name="P276"><text:span text:style-name="Código">set</text:span> (several, optional): Sets a value of action properties. Thus the same action class can be configured in different ways and it can be used in several controllers.</text:p>
        </text:list-item>
        <text:list-item>
          <text:p text:style-name="P276"><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12">controller </text:span><text:span text:style-name="T16">name</text:span><text:span text:style-name="T19">=</text:span><text:span text:style-name="T22">"Remarks"</text:span><text:span text:style-name="T8">&gt;</text:span></text:p>
      <text:p text:style-name="Código"><text:span text:style-name="T19"><text:tab/></text:span><text:span text:style-name="T8">&lt;</text:span><text:span text:style-name="T12">action </text:span><text:span text:style-name="T16">name</text:span><text:span text:style-name="T19">=</text:span><text:span text:style-name="T22">"hideRemarks" </text:span></text:p>
      <text:p text:style-name="Código"><text:span text:style-name="T22"><text:tab/><text:tab/></text:span><text:span text:style-name="T16">class</text:span><text:span text:style-name="T19">=</text:span><text:span text:style-name="T22">"org.openxava.test.actions.HideShowPropertyAction"</text:span><text:span text:style-name="T8">&gt;</text:span><text:span text:style-name="T19"><text:tab/><text:tab/><text:tab/></text:span></text:p>
      <text:p text:style-name="Código"><text:span text:style-name="T19"><text:tab/><text:tab/></text:span><text:span text:style-name="T8">&lt;</text:span><text:span text:style-name="T12">set </text:span><text:span text:style-name="T16">property</text:span><text:span text:style-name="T19">=</text:span><text:span text:style-name="T22">"property" </text:span><text:span text:style-name="T16">value</text:span><text:span text:style-name="T19">=</text:span><text:span text:style-name="T22">"remarks" </text:span><text:span text:style-name="T8">/&gt;</text:span></text:p>
      <text:p text:style-name="Código"><text:span text:style-name="T19"><text:tab/><text:tab/></text:span><text:span text:style-name="T8">&lt;</text:span><text:span text:style-name="T12">set </text:span><text:span text:style-name="T16">property</text:span><text:span text:style-name="T19">=</text:span><text:span text:style-name="T22">"hide" </text:span><text:span text:style-name="T16">value</text:span><text:span text:style-name="T19">=</text:span><text:span text:style-name="T22">"true" </text:span><text:span text:style-name="T8">/&gt;</text:span></text:p>
      <text:p text:style-name="Código"><text:span text:style-name="T19"><text:tab/><text:tab/></text:span><text:span text:style-name="T8">&lt;</text:span><text:span text:style-name="T12">use-object </text:span><text:span text:style-name="T16">name</text:span><text:span text:style-name="T19">=</text:span><text:span text:style-name="T22">"xava_view"</text:span><text:span text:style-name="T8">/&gt;</text:span><text:span text:style-name="T19"><text:tab/><text:tab/><text:tab/></text:span></text:p>
      <text:p text:style-name="Código"><text:span text:style-name="T19"><text:tab/></text:span><text:span text:style-name="T8">&lt;/</text:span><text:span text:style-name="T12">action</text:span><text:span text:style-name="T8">&gt;</text:span><text:span text:style-name="T19"><text:tab/><text:tab/><text:tab/></text:span></text:p>
      <text:p text:style-name="Código"><text:span text:style-name="T19"><text:tab/></text:span><text:span text:style-name="T8">&lt;</text:span><text:span text:style-name="T12">action </text:span><text:span text:style-name="T16">name</text:span><text:span text:style-name="T19">=</text:span><text:span text:style-name="T22">"showRemarks" </text:span><text:span text:style-name="T16">mode</text:span><text:span text:style-name="T19">=</text:span><text:span text:style-name="T22">"detail"</text:span></text:p>
      <text:p text:style-name="Código"><text:span text:style-name="T22"><text:tab/><text:tab/></text:span><text:span text:style-name="T16">class</text:span><text:span text:style-name="T19">=</text:span><text:span text:style-name="T22">"org.openxava.test.actions.HideShowPropertyAction"</text:span><text:span text:style-name="T8">&gt;</text:span><text:span text:style-name="T19"><text:tab/><text:tab/><text:tab/></text:span></text:p>
      <text:p text:style-name="Código"><text:span text:style-name="T19"><text:tab/><text:tab/></text:span><text:span text:style-name="T8">&lt;</text:span><text:span text:style-name="T12">set </text:span><text:span text:style-name="T16">property</text:span><text:span text:style-name="T19">=</text:span><text:span text:style-name="T22">"property" </text:span><text:span text:style-name="T16">value</text:span><text:span text:style-name="T19">=</text:span><text:span text:style-name="T22">"remarks" </text:span><text:span text:style-name="T8">/&gt;</text:span></text:p>
      <text:p text:style-name="Código"><text:span text:style-name="T19"><text:tab/><text:tab/></text:span><text:span text:style-name="T8">&lt;</text:span><text:span text:style-name="T12">set </text:span><text:span text:style-name="T16">property</text:span><text:span text:style-name="T19">=</text:span><text:span text:style-name="T22">"hide" </text:span><text:span text:style-name="T16">value</text:span><text:span text:style-name="T19">=</text:span><text:span text:style-name="T22">"false" </text:span><text:span text:style-name="T8">/&gt;</text:span></text:p>
      <text:p text:style-name="Código"><text:span text:style-name="T19"><text:tab/><text:tab/></text:span><text:span text:style-name="T8">&lt;</text:span><text:span text:style-name="T12">use-object </text:span><text:span text:style-name="T16">name</text:span><text:span text:style-name="T19">=</text:span><text:span text:style-name="T22">"xava_view"</text:span><text:span text:style-name="T8">/&gt;</text:span><text:span text:style-name="T19"><text:tab/><text:tab/><text:tab/></text:span></text:p>
      <text:p text:style-name="Código"><text:span text:style-name="T19"><text:tab/></text:span><text:span text:style-name="T8">&lt;/</text:span><text:span text:style-name="T12">action</text:span><text:span text:style-name="T8">&gt;</text:span></text:p>
      <text:p text:style-name="Código"><text:span text:style-name="T19"><text:tab/></text:span><text:span text:style-name="T8">&lt;</text:span><text:span text:style-name="T12">action </text:span><text:span text:style-name="T16">name</text:span><text:span text:style-name="T19">=</text:span><text:span text:style-name="T22">"setRemarks" </text:span><text:span text:style-name="T16">mode</text:span><text:span text:style-name="T19">=</text:span><text:span text:style-name="T22">"detail"</text:span></text:p>
      <text:p text:style-name="Código"><text:span text:style-name="T22"><text:tab/><text:tab/></text:span><text:span text:style-name="T16">class</text:span><text:span text:style-name="T19">=</text:span><text:span text:style-name="T22">"org.openxava.test.actions.SetPropertyValueAction"</text:span><text:span text:style-name="T8">&gt;</text:span><text:span text:style-name="T19"><text:tab/><text:tab/><text:tab/></text:span></text:p>
      <text:p text:style-name="Código"><text:span text:style-name="T19"><text:tab/><text:tab/></text:span><text:span text:style-name="T8">&lt;</text:span><text:span text:style-name="T12">set </text:span><text:span text:style-name="T16">property</text:span><text:span text:style-name="T19">=</text:span><text:span text:style-name="T22">"property" </text:span><text:span text:style-name="T16">value</text:span><text:span text:style-name="T19">=</text:span><text:span text:style-name="T22">"remarks" </text:span><text:span text:style-name="T8">/&gt;</text:span></text:p>
      <text:p text:style-name="Código"><text:span text:style-name="T19"><text:tab/><text:tab/></text:span><text:span text:style-name="T8">&lt;</text:span><text:span text:style-name="T12">set </text:span><text:span text:style-name="T16">property</text:span><text:span text:style-name="T19">=</text:span><text:span text:style-name="T22">"value" </text:span><text:span text:style-name="T16">value</text:span><text:span text:style-name="T19">=</text:span><text:span text:style-name="T22">"Hell in your eyes" </text:span><text:span text:style-name="T8">/&gt;</text:span></text:p>
      <text:p text:style-name="Código"><text:span text:style-name="T19"><text:tab/><text:tab/></text:span><text:span text:style-name="T8">&lt;</text:span><text:span text:style-name="T12">use-object </text:span><text:span text:style-name="T16">name</text:span><text:span text:style-name="T19">=</text:span><text:span text:style-name="T22">"xava_view"</text:span><text:span text:style-name="T8">/&gt;</text:span><text:span text:style-name="T19"><text:tab/><text:tab/><text:tab/></text:span></text:p>
      <text:p text:style-name="Código"><text:span text:style-name="T19"><text:tab/></text:span><text:span text:style-name="T8">&lt;/</text:span><text:span text:style-name="T12">action</text:span><text:span text:style-name="T8">&gt;</text:span><text:span text:style-name="T19"><text:tab/><text:tab/><text:tab/><text:tab/><text:tab/><text:tab/><text:tab/></text:span></text:p>
      <text:p text:style-name="Código"><text:span text:style-name="T9">&lt;/</text:span><text:span text:style-name="T13">controller</text:span><text:span text:style-name="T9">&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12">module </text:span><text:span text:style-name="T16">name</text:span><text:span text:style-name="T19">=</text:span><text:span text:style-name="T22">"Deliveries"</text:span><text:span text:style-name="T8">&gt;</text:span></text:p>
      <text:p text:style-name="Código"><text:span text:style-name="T19"><text:tab/></text:span><text:span text:style-name="T8">&lt;</text:span><text:span text:style-name="T12">model </text:span><text:span text:style-name="T16">name</text:span><text:span text:style-name="T19">=</text:span><text:span text:style-name="T22">"Delivery"</text:span><text:span text:style-name="T8">/&gt;</text:span></text:p>
      <text:p text:style-name="Código"><text:span text:style-name="T19"><text:tab/></text:span><text:span text:style-name="T8">&lt;</text:span><text:span text:style-name="T12">controller </text:span><text:span text:style-name="T16">name</text:span><text:span text:style-name="T19">=</text:span><text:span text:style-name="T22">"Typical"</text:span><text:span text:style-name="T8">/&gt;</text:span></text:p>
      <text:p text:style-name="Código"><text:span text:style-name="T19"><text:tab/></text:span><text:span text:style-name="T8">&lt;</text:span><text:span text:style-name="T12">controller </text:span><text:span text:style-name="T16">name</text:span><text:span text:style-name="T19">=</text:span><text:span text:style-name="T22">"Remarks"</text:span><text:span text:style-name="T8">/&gt;</text:span></text:p>
      <text:p text:style-name="Código"><text:span text:style-name="T9">&lt;/</text:span><text:span text:style-name="T13">module</text:span><text:span text:style-name="T9">&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4"><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18"><text:span text:style-name="T8">&lt;</text:span><text:span text:style-name="T12">use-object </text:span><text:span text:style-name="T16">name</text:span><text:span text:style-name="T19">=</text:span><text:span text:style-name="T22">"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9"><text:tab/></text:span><text:span text:style-name="T8">&lt;</text:span><text:span text:style-name="T12">set </text:span><text:span text:style-name="T16">property</text:span><text:span text:style-name="T19">=</text:span><text:span text:style-name="T22">"property" </text:span><text:span text:style-name="T16">value</text:span><text:span text:style-name="T19">=</text:span><text:span text:style-name="T22">"remarks" </text:span><text:span text:style-name="T8">/&gt;</text:span></text:p>
      <text:p text:style-name="Código"><text:span text:style-name="T20"><text:tab/></text:span><text:span text:style-name="T9">&lt;</text:span><text:span text:style-name="T13">set </text:span><text:span text:style-name="T17">property</text:span><text:span text:style-name="T20">=</text:span><text:span text:style-name="T23">"hide" </text:span><text:span text:style-name="T17">value</text:span><text:span text:style-name="T20">=</text:span><text:span text:style-name="T23">"true" </text:span><text:span text:style-name="T9">/&gt;</text:span></text:p>
      <text:p text:style-name="Text_20_body">you can set constant values to the properties of your action. </text:p>
      <text:list text:style-name="L1" text:continue-numbering="true">
        <text:list-item>
          <text:list text:continue-numbering="true">
            <text:list-item>
              <text:h text:style-name="P412" text:outline-level="2">Controllers inheritance</text:h>
            </text:list-item>
          </text:list>
        </text:list-item>
      </text:list>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default-controllers.xml</text:span>:</text:p>
      <text:p text:style-name="Código"><text:span text:style-name="T8">&lt;</text:span><text:span text:style-name="T12">controller </text:span><text:span text:style-name="T16">name</text:span><text:span text:style-name="T19">=</text:span><text:span text:style-name="T22">"Typical"</text:span><text:span text:style-name="T8">&gt;</text:span></text:p>
      <text:p text:style-name="Código"><text:span text:style-name="T19"><text:tab/></text:span><text:span text:style-name="T8">&lt;</text:span><text:span text:style-name="T12">extends </text:span><text:span text:style-name="T16">controller</text:span><text:span text:style-name="T19">=</text:span><text:span text:style-name="T22">"Print"</text:span><text:span text:style-name="T8">/&gt;</text:span><text:span text:style-name="T19"><text:tab/><text:tab/></text:span></text:p>
      <text:p text:style-name="Código"><text:span text:style-name="T19"><text:tab/></text:span><text:span text:style-name="T8">&lt;</text:span><text:span text:style-name="T12">extends </text:span><text:span text:style-name="T16">controller</text:span><text:span text:style-name="T19">=</text:span><text:span text:style-name="T22">"CRUD"</text:span><text:span text:style-name="T8">/&gt;</text:span></text:p>
      <text:p text:style-name="Código"><text:span text:style-name="T9">&lt;/</text:span><text:span text:style-name="T13">controller</text:span><text:span text:style-name="T9">&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12">controller </text:span><text:span text:style-name="T16">name</text:span><text:span text:style-name="T19">=</text:span><text:span text:style-name="T22">"Families"</text:span><text:span text:style-name="T8">&gt;</text:span></text:p>
      <text:p text:style-name="Código"><text:span text:style-name="T19"><text:tab/></text:span><text:span text:style-name="T8">&lt;</text:span><text:span text:style-name="T12">extends </text:span><text:span text:style-name="T16">controller</text:span><text:span text:style-name="T19">=</text:span><text:span text:style-name="T22">"Typical"</text:span><text:span text:style-name="T8">/&gt;</text:span><text:span text:style-name="T19"><text:tab/><text:tab/></text:span></text:p>
      <text:p text:style-name="Código"><text:span text:style-name="T19"><text:tab/></text:span><text:span text:style-name="T8">&lt;</text:span><text:span text:style-name="T12">action </text:span><text:span text:style-name="T16">name</text:span><text:span text:style-name="T19">=</text:span><text:span text:style-name="T22">"new" </text:span><text:span text:style-name="T16">image</text:span><text:span text:style-name="T19">=</text:span><text:span text:style-name="T22">"images/new.gif"</text:span></text:p>
      <text:p text:style-name="Código"><text:span text:style-name="T22"><text:tab/><text:tab/></text:span><text:span text:style-name="T16">class</text:span><text:span text:style-name="T19">=</text:span><text:span text:style-name="T22">"org.openxava.test.actions.CreateNewFamilyAction"</text:span><text:span text:style-name="T8">&gt;</text:span><text:span text:style-name="T19"><text:tab/><text:tab/><text:tab/></text:span></text:p>
      <text:p text:style-name="Código"><text:span text:style-name="T19"><text:tab/><text:tab/></text:span><text:span text:style-name="T8">&lt;</text:span><text:span text:style-name="T12">use-object </text:span><text:span text:style-name="T16">name</text:span><text:span text:style-name="T19">=</text:span><text:span text:style-name="T22">"xava_view"</text:span><text:span text:style-name="T8">/&gt;</text:span><text:span text:style-name="T19"><text:tab/><text:tab/><text:tab/></text:span></text:p>
      <text:p text:style-name="Código"><text:span text:style-name="T19"><text:tab/></text:span><text:span text:style-name="T8">&lt;/</text:span><text:span text:style-name="T12">action</text:span><text:span text:style-name="T8">&gt;</text:span><text:span text:style-name="T19"><text:tab/><text:tab/><text:tab/></text:span></text:p>
      <text:p text:style-name="Código"><text:span text:style-name="T9">&lt;/</text:span><text:span text:style-name="T13">controller</text:span><text:span text:style-name="T9">&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list text:style-name="L1" text:continue-numbering="true">
        <text:list-item>
          <text:list text:continue-numbering="true">
            <text:list-item>
              <text:h text:style-name="P412" text:outline-level="2">List mode actions</text:h>
            </text:list-item>
          </text:list>
        </text:list-item>
      </text:list>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12">action </text:span><text:span text:style-name="T16">name</text:span><text:span text:style-name="T19">=</text:span><text:span text:style-name="T22">"deleteSelected" </text:span><text:span text:style-name="T16">mode</text:span><text:span text:style-name="T19">=</text:span><text:span text:style-name="T22">"list"<text:tab/><text:tab/><text:tab/><text:tab/><text:tab/></text:span><text:span text:style-name="T19">(1)</text:span></text:p>
      <text:p text:style-name="Código"><text:span text:style-name="T19"><text:tab/></text:span><text:span text:style-name="T16">confirm</text:span><text:span text:style-name="T19">=</text:span><text:span text:style-name="T22">"true"<text:tab/><text:tab/><text:tab/><text:tab/><text:tab/><text:tab/><text:tab/><text:tab/></text:span><text:span text:style-name="T19">(2)</text:span></text:p>
      <text:p text:style-name="Código"><text:span text:style-name="T19"><text:tab/></text:span><text:span text:style-name="T16">class</text:span><text:span text:style-name="T19">=</text:span><text:span text:style-name="T22">"org.openxava.actions.DeleteSelectedAction"</text:span><text:span text:style-name="T8">&gt;</text:span></text:p>
      <text:p text:style-name="Código"><text:span text:style-name="T9">&lt;/</text:span><text:span text:style-name="T13">action</text:span><text:span text:style-name="T9">&gt;</text:span><text:span text:style-name="T20"><text:tab/><text:tab/><text:tab/><text:tab/><text:tab/><text:tab/><text:tab/></text:span></text:p>
      <text:p text:style-name="Text_20_body">You set <text:span text:style-name="Código">mode=”list”</text:span> in order to show it only in list mode (1). Since this action deletes records you require that the user must confirm explicitly before <text:s/>the action is executed (2). It's not needed to include a <text:span text:style-name="Código">&lt;use-object/&gt;</text:span> for <text:span text:style-name="Código">xava_tab</text:span> <text:span text:style-name="T3">(new in v2.1.4)</text:span>.</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TabBaseAction implements IModelAction {//<text:span text:style-name="Resaltado">(1)</text:span><text:tab/><text:tab/><text:tab/></text:p>
      <text:p text:style-name="Código"><text:tab/>private String model;</text:p>
      <text:p text:style-name="P23"/>
      <text:p text:style-name="Código"><text:tab/>public void execute() throws Exception {<text:tab/><text:tab/><text:tab/><text:tab/></text:p>
      <text:p text:style-name="Código"><text:tab/><text:tab/>int [] selectedOnes = getTab().getSelected();<text:tab/><text:tab/><text:tab/>// <text:span text:style-name="Resaltado">(2)</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key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key);<text:tab/><text:tab/>// <text:span text:style-name="Resaltado">(3)</text:span><text:tab/><text:tab/></text:p>
      <text:p text:style-name="Código"><text:tab/><text:tab/><text:tab/><text:tab/>}</text:p>
      <text:p text:style-name="Código"><text:tab/><text:tab/><text:tab/><text:tab/>catch (ValidationException ex) {</text:p>
      <text:p text:style-name="Código"><text:tab/><text:tab/><text:tab/><text:tab/><text:tab/>addError("no_delete_row", new Integer(i), key);// <text:span text:style-name="Resaltado">(4)</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key);</text:p>
      <text:p text:style-name="Código"><text:tab/><text:tab/><text:tab/><text:tab/>}<text:tab/><text:tab/><text:tab/><text:tab/></text:p>
      <text:p text:style-name="Código"><text:tab/><text:tab/><text:tab/>}</text:p>
      <text:p text:style-name="Código"><text:tab/><text:tab/><text:tab/>getTab().deselectAll();<text:tab/><text:tab/><text:tab/><text:tab/><text:tab/>// <text:span text:style-name="Resaltado">(5)</text:span></text:p>
      <text:p text:style-name="Código"><text:tab/><text:tab/><text:tab/>resetDescriptionsCache();<text:tab/><text:tab/><text:tab/><text:tab/><text:tab/>// <text:span text:style-name="Resaltado">(6)</text:span></text:p>
      <text:p text:style-name="Código"><text:tab/><text:tab/>}</text:p>
      <text:p text:style-name="Código"><text:tab/>}</text:p>
      <text:p text:style-name="Código"/>
      <text:p text:style-name="Código"><text:tab/>public void setModel(String modelName) {<text:tab/><text:tab/><text:tab/><text:tab/>// <text:span text:style-name="Resaltado">(7)</text:span></text:p>
      <text:p text:style-name="Código"><text:tab/><text:tab/>this.model = modelName;<text:tab/><text:tab/></text:p>
      <text:p text:style-name="Código"><text:tab/>}</text:p>
      <text:p text:style-name="Código">}</text:p>
      <text:p text:style-name="Text_20_body">This action is a standard action of OpenXava, but it allows you to see the things that you can do within an action in list mode. You can observe (1) how the action extends from <text:span text:style-name="Código">TabBaseAction</text:span> and implements <text:span text:style-name="Código">IModelAction.</text:span> Since it extends from <text:span text:style-name="Código">TabBaseAction</text:span> <text:span text:style-name="T3">(new in v2.1.4)</text:span> it has a group of utilities and you don't need to implement all methods of <text:span text:style-name="Código">IAction</text:span>; and as it implements <text:span text:style-name="Código">IModelAction</text:span> this action has a method called <text:span text:style-name="Código">setModel()</text:span> (7) that receives the model name (the name of OpenXava component) before executing it.</text:p>
      <text:p text:style-name="Text_20_body">You can access to the <text:span text:style-name="Código">org.openxava.tab.Tab</text:span> using the <text:span text:style-name="Código">getTab()</text:span> method (2); this method is implemented in <text:span text:style-name="Código">TabBaseAction</text:span> and it allows you to access to the <text:span text:style-name="Código">xava_tab</text:span> session object. By means of <text:span text:style-name="Código">getTab()</text:span> you are allowed to manage the list of displayed objects. For example, with <text:span text:style-name="Código">getTab().getSelected()</text:span> (2)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3).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text:span text:style-name="Código">ValidationException</text:span>. In this case the message exception is displayed.</text:p>
      <text:p text:style-name="Text_20_body">The <text:span text:style-name="Código">resetDescriptionsCache()</text:span> (6) method deletes all cache entries used by OpenXava to display descriptions list (combos). It's a good idea to call it whenever data is updated.</text:p>
      <text:p text:style-name="Text_20_body">You can see more possibilities in <text:span text:style-name="Código">org.openxava.actions.BaseAction </text:span>and <text:span text:style-name="Código">org.openxava.actions.TabBaseAction </text:span>JavaDoc.</text:p>
      <text:p text:style-name="Text_20_body">Since v2.1.4 this type of actions can also be used as <text:span text:style-name="Código">&lt;list-action/&gt;</text:span> of a <text:span text:style-name="Código">&lt;collection-view/&gt;</text:span>, see at section 4.4.2.</text:p>
      <text:list text:style-name="L1" text:continue-numbering="true">
        <text:list-item>
          <text:list text:continue-numbering="true">
            <text:list-item>
              <text:h text:style-name="P412" text:outline-level="2">Overwriting default search</text:h>
            </text:list-item>
          </text:list>
        </text:list-item>
      </text:list>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12">module </text:span><text:span text:style-name="T16">name</text:span><text:span text:style-name="T19">=</text:span><text:span text:style-name="T22">"Deliveries"</text:span><text:span text:style-name="T8">&gt;</text:span></text:p>
      <text:p text:style-name="Código"><text:span text:style-name="T19"><text:tab/></text:span><text:span text:style-name="T8">&lt;</text:span><text:span text:style-name="T12">env-var </text:span><text:span text:style-name="T16">name</text:span><text:span text:style-name="T19">=</text:span><text:span text:style-name="T22">"XAVA_SEARCH_ACTION" </text:span><text:span text:style-name="T16">value</text:span><text:span text:style-name="T19">=</text:span><text:span text:style-name="T22">"Deliveries.search"</text:span><text:span text:style-name="T8">/&gt;</text:span><text:span text:style-name="T19"><text:tab/></text:span></text:p>
      <text:p text:style-name="Código"><text:span text:style-name="T19"><text:tab/></text:span><text:span text:style-name="T8">&lt;</text:span><text:span text:style-name="T12">model </text:span><text:span text:style-name="T16">name</text:span><text:span text:style-name="T19">=</text:span><text:span text:style-name="T22">"Delivery"</text:span><text:span text:style-name="T8">/&gt;</text:span></text:p>
      <text:p text:style-name="Código"><text:span text:style-name="T19"><text:tab/></text:span><text:span text:style-name="T8">&lt;</text:span><text:span text:style-name="T12">controller </text:span><text:span text:style-name="T16">name</text:span><text:span text:style-name="T19">=</text:span><text:span text:style-name="T22">"Typical"</text:span><text:span text:style-name="T8">/&gt;</text:span></text:p>
      <text:p text:style-name="Código"><text:span text:style-name="T19"><text:tab/></text:span><text:span text:style-name="T8">&lt;</text:span><text:span text:style-name="T12">controller </text:span><text:span text:style-name="T16">name</text:span><text:span text:style-name="T19">=</text:span><text:span text:style-name="T22">"Remarks"</text:span><text:span text:style-name="T8">/&gt;</text:span></text:p>
      <text:p text:style-name="Código"><text:span text:style-name="T19"><text:tab/></text:span><text:span text:style-name="T8">&lt;</text:span><text:span text:style-name="T12">controller </text:span><text:span text:style-name="T16">name</text:span><text:span text:style-name="T19">=</text:span><text:span text:style-name="T22">"Deliveries"</text:span><text:span text:style-name="T8">/&gt;</text:span><text:span text:style-name="T19"><text:tab/><text:tab/></text:span></text:p>
      <text:p text:style-name="Código"><text:span text:style-name="T9">&lt;/</text:span><text:span text:style-name="T13">module</text:span><text:span text:style-name="T9">&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12">controller </text:span><text:span text:style-name="T16">name</text:span><text:span text:style-name="T19">=</text:span><text:span text:style-name="T22">"Deliveries"</text:span><text:span text:style-name="T8">&gt;</text:span></text:p>
      <text:p text:style-name="Código"><text:span text:style-name="T19"><text:tab/></text:span><text:span text:style-name="T8">&lt;</text:span><text:span text:style-name="T12">action </text:span><text:span text:style-name="T16">name</text:span><text:span text:style-name="T19">=</text:span><text:span text:style-name="T22">"search" </text:span><text:span text:style-name="T16">mode</text:span><text:span text:style-name="T19">=</text:span><text:span text:style-name="T22">"detail"</text:span></text:p>
      <text:p text:style-name="Código"><text:span text:style-name="T22"><text:tab/><text:tab/></text:span><text:span text:style-name="T16">by-default</text:span><text:span text:style-name="T19">=</text:span><text:span text:style-name="T22">"if-possible" </text:span><text:span text:style-name="T16">hidden</text:span><text:span text:style-name="T19">=</text:span><text:span text:style-name="T22">"true"<text:tab/><text:tab/><text:tab/></text:span></text:p>
      <text:p text:style-name="Código"><text:span text:style-name="T22"><text:tab/><text:tab/></text:span><text:span text:style-name="T16">class</text:span><text:span text:style-name="T19">=</text:span><text:span text:style-name="T22">"org.openxava.test.actions.SearchDeliveryAction"</text:span></text:p>
      <text:p text:style-name="Código"><text:span text:style-name="T22"><text:tab/><text:tab/></text:span><text:span text:style-name="T16">keystroke</text:span><text:span text:style-name="T19">=</text:span><text:span text:style-name="T22">"F8"</text:span><text:span text:style-name="T8">&gt;</text:span><text:span text:style-name="T19"><text:tab/><text:tab/><text:tab/><text:tab/><text:tab/><text:tab/><text:tab/><text:tab/><text:tab/></text:span></text:p>
      <text:p text:style-name="Código"><text:span text:style-name="T19"><text:tab/><text:tab/></text:span><text:span text:style-name="T8">&lt;</text:span><text:span text:style-name="T12">use-object </text:span><text:span text:style-name="T16">name</text:span><text:span text:style-name="T19">=</text:span><text:span text:style-name="T22">"xava_view"</text:span><text:span text:style-name="T8">/&gt;</text:span></text:p>
      <text:p text:style-name="Código"><text:span text:style-name="T19"><text:tab/></text:span><text:span text:style-name="T8">&lt;/</text:span><text:span text:style-name="T12">action</text:span><text:span text:style-name="T8">&gt;</text:span><text:span text:style-name="T19"><text:tab/><text:tab/></text:span></text:p>
      <text:p text:style-name="Código"><text:tab/>...</text:p>
      <text:p text:style-name="Código"><text:span text:style-name="T8">&lt;/</text:span><text:span text:style-name="T12">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2, EJB3 JPA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3 predefined search actions:</text:p>
      <text:list text:style-name="L53">
        <text:list-item>
          <text:p text:style-name="P291"><text:span text:style-name="Código">CRUD.searchByViewKey</text:span>: This is the default one. It does a search using the key values in the view, it executes no event.</text:p>
        </text:list-item>
        <text:list-item>
          <text:p text:style-name="P291"><text:span text:style-name="Código">CRUD.searchExecutingOnChange</text:span>: Works as <text:span text:style-name="Código">searchByViewKey</text:span> but it executes the <text:span text:style-name="Código">on-change</text:span> actions after search data.</text:p>
        </text:list-item>
        <text:list-item>
          <text:p text:style-name="P291"><text:span text:style-name="Código">CRUD.searchReadOnly</text:span>: Works as <text:span text:style-name="Código">searchByViewKey</text:span> but it set the detail view to not editable state on searching. Useful for creating read only modules (see section 8.5)</text:p>
        </text:list-item>
      </text:list>
      <text:p text:style-name="Text_20_body">If you want that the on-change actions will be executed on search then you must define your module this way:</text:p>
      <text:p text:style-name="Código"><text:span text:style-name="T8">&lt;</text:span><text:span text:style-name="T12">module </text:span><text:span text:style-name="T16">name</text:span><text:span text:style-name="T19">=</text:span><text:span text:style-name="T22">"Products3ChangeActionsOnSearch"</text:span><text:span text:style-name="T8">&gt;</text:span></text:p>
      <text:p text:style-name="Código"><text:span text:style-name="T19"><text:tab/></text:span><text:span text:style-name="T8">&lt;</text:span><text:span text:style-name="T12">env-var </text:span><text:span text:style-name="T16">name</text:span><text:span text:style-name="T19">=</text:span><text:span text:style-name="T22">"XAVA_SEARCH_ACTION" </text:span><text:span text:style-name="T16">value</text:span><text:span text:style-name="T19">=</text:span><text:span text:style-name="T22">"CRUD.searchExecutingOnChange"</text:span><text:span text:style-name="T8">/&gt;</text:span><text:span text:style-name="T19"><text:tab/></text:span></text:p>
      <text:p text:style-name="Código"><text:span text:style-name="T19"><text:tab/></text:span><text:span text:style-name="T8">&lt;</text:span><text:span text:style-name="T12">model </text:span><text:span text:style-name="T16">name</text:span><text:span text:style-name="T19">=</text:span><text:span text:style-name="T22">"Product3"</text:span><text:span text:style-name="T8">/&gt;</text:span></text:p>
      <text:p text:style-name="Código"><text:span text:style-name="T19"><text:tab/></text:span><text:span text:style-name="T8">&lt;</text:span><text:span text:style-name="T12">view </text:span><text:span text:style-name="T16">name</text:span><text:span text:style-name="T19">=</text:span><text:span text:style-name="T22">"WithDescriptionsList"</text:span><text:span text:style-name="T8">/&gt;</text:span></text:p>
      <text:p text:style-name="Código"><text:span text:style-name="T19"><text:tab/></text:span><text:span text:style-name="T8">&lt;</text:span><text:span text:style-name="T12">controller </text:span><text:span text:style-name="T16">name</text:span><text:span text:style-name="T19">=</text:span><text:span text:style-name="T22">"Typical"</text:span><text:span text:style-name="T8">/&gt;</text:span></text:p>
      <text:p text:style-name="Código"><text:span text:style-name="T19"><text:tab/></text:span><text:span text:style-name="T8">&lt;</text:span><text:span text:style-name="T12">controller </text:span><text:span text:style-name="T16">name</text:span><text:span text:style-name="T19">=</text:span><text:span text:style-name="T22">"Products3"</text:span><text:span text:style-name="T8">/&gt;</text:span></text:p>
      <text:p text:style-name="Código"><text:span text:style-name="T19"><text:tab/></text:span><text:span text:style-name="T8">&lt;</text:span><text:span text:style-name="T12">mode-controller </text:span><text:span text:style-name="T16">name</text:span><text:span text:style-name="T19">=</text:span><text:span text:style-name="T22">"Void"</text:span><text:span text:style-name="T8">/&gt;</text:span><text:span text:style-name="T19"> </text:span></text:p>
      <text:p text:style-name="Código"><text:span text:style-name="T9">&lt;/</text:span><text:span text:style-name="T13">module</text:span><text:span text:style-name="T9">&gt;</text:span></text:p>
      <text:p text:style-name="Text_20_body">As you see, simply by setting the value of the <text:span text:style-name="Código">XAVA_SEARCH_ACTION</text:span> environment variable.</text:p>
      <text:list text:style-name="L1" text:continue-numbering="true">
        <text:list-item>
          <text:list text:continue-numbering="true">
            <text:list-item>
              <text:h text:style-name="P412" text:outline-level="2">Initialize a module with an action</text:h>
            </text:list-item>
          </text:list>
        </text:list-item>
      </text:list>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12">controller </text:span><text:span text:style-name="T16">name</text:span><text:span text:style-name="T19">=</text:span><text:span text:style-name="T22">"Invoices2002"</text:span><text:span text:style-name="T8">&gt;</text:span></text:p>
      <text:p text:style-name="Código"><text:span text:style-name="T19"><text:tab/></text:span><text:span text:style-name="T8">&lt;</text:span><text:span text:style-name="T12">action </text:span><text:span text:style-name="T16">name</text:span><text:span text:style-name="T19">=</text:span><text:span text:style-name="T22">"init" </text:span><text:span text:style-name="T16">on-init</text:span><text:span text:style-name="T19">=</text:span><text:span text:style-name="T22">"true" </text:span><text:span text:style-name="T16">hidden</text:span><text:span text:style-name="T19">=</text:span><text:span text:style-name="T22">"true"</text:span></text:p>
      <text:p text:style-name="Código"><text:span text:style-name="T22"><text:tab/><text:tab/></text:span><text:span text:style-name="T16">class</text:span><text:span text:style-name="T19">=</text:span><text:span text:style-name="T22">"org.openxava.test.actions.InitDefaultYearTo2002Action"</text:span><text:span text:style-name="T8">&gt;</text:span></text:p>
      <text:p text:style-name="Código"><text:span text:style-name="T19"><text:tab/><text:tab/></text:span><text:span text:style-name="T8">&lt;</text:span><text:span text:style-name="T12">use-object </text:span><text:span text:style-name="T16">name</text:span><text:span text:style-name="T19">=</text:span><text:span text:style-name="T22">"xavatest_defaultYear"</text:span><text:span text:style-name="T8">/&gt;</text:span></text:p>
      <text:p text:style-name="Código"><text:span text:style-name="T19"><text:tab/><text:tab/></text:span><text:span text:style-name="T8">&lt;</text:span><text:span text:style-name="T12">use-object </text:span><text:span text:style-name="T16">name</text:span><text:span text:style-name="T19">=</text:span><text:span text:style-name="T22">"xava_tab"</text:span><text:span text:style-name="T8">/&gt;</text:span></text:p>
      <text:p text:style-name="Código"><text:span text:style-name="T19"><text:tab/></text:span><text:span text:style-name="T8">&lt;/</text:span><text:span text:style-name="T12">action</text:span><text:span text:style-name="T8">&gt;</text:span></text:p>
      <text:p text:style-name="Código"><text:tab/>...</text:p>
      <text:p text:style-name="Código"><text:span text:style-name="T9">&lt;/</text:span><text:span text:style-name="T13">controller</text:span><text:span text:style-name="T9">&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list text:style-name="L1" text:continue-numbering="true">
        <text:list-item>
          <text:list text:continue-numbering="true">
            <text:list-item>
              <text:h text:style-name="P412" text:outline-level="2">Calling another module</text:h>
            </text:list-item>
          </text:list>
        </text:list-item>
      </text:list>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12">module </text:span><text:span text:style-name="T16">name</text:span><text:span text:style-name="T19">=</text:span><text:span text:style-name="T22">"InvoicesFromCustomers"</text:span><text:span text:style-name="T8">&gt;</text:span></text:p>
      <text:p text:style-name="Código"><text:span text:style-name="T19"><text:tab/></text:span><text:span text:style-name="T8">&lt;</text:span><text:span text:style-name="T12">env-var </text:span><text:span text:style-name="T16">name</text:span><text:span text:style-name="T19">=</text:span><text:span text:style-name="T22">"XAVA_LIST_ACTION" </text:span><text:span text:style-name="T16">value</text:span><text:span text:style-name="T19">=</text:span><text:span text:style-name="T22">"Invoices.listOfCustomer"</text:span><text:span text:style-name="T8">/&gt;</text:span><text:span text:style-name="T19"><text:tab/>(1)</text:span></text:p>
      <text:p text:style-name="Código"><text:span text:style-name="T19"><text:tab/></text:span><text:span text:style-name="T8">&lt;</text:span><text:span text:style-name="T12">model </text:span><text:span text:style-name="T16">name</text:span><text:span text:style-name="T19">=</text:span><text:span text:style-name="T22">"Customer"</text:span><text:span text:style-name="T8">/&gt;</text:span><text:span text:style-name="T19"><text:tab/><text:tab/></text:span></text:p>
      <text:p text:style-name="Código"><text:span text:style-name="T19"><text:tab/></text:span><text:span text:style-name="T8">&lt;</text:span><text:span text:style-name="T12">controller </text:span><text:span text:style-name="T16">name</text:span><text:span text:style-name="T19">=</text:span><text:span text:style-name="T22">"Print"</text:span><text:span text:style-name="T8">/&gt;</text:span></text:p>
      <text:p text:style-name="Código"><text:span text:style-name="T19"><text:tab/></text:span><text:span text:style-name="T8">&lt;</text:span><text:span text:style-name="T12">controller </text:span><text:span text:style-name="T16">name</text:span><text:span text:style-name="T19">=</text:span><text:span text:style-name="T22">"ListOnly"</text:span><text:span text:style-name="T8">/&gt;</text:span><text:span text:style-name="T19"><text:tab/><text:tab/><text:tab/><text:tab/><text:tab/><text:tab/><text:tab/>(2)</text:span></text:p>
      <text:p text:style-name="Código"><text:span text:style-name="T19"><text:tab/></text:span><text:span text:style-name="T8">&lt;</text:span><text:span text:style-name="T12">mode-controller </text:span><text:span text:style-name="T16">name</text:span><text:span text:style-name="T19">=</text:span><text:span text:style-name="T22">"Void"</text:span><text:span text:style-name="T8">/&gt;</text:span><text:span text:style-name="T19"><text:tab/><text:tab/><text:tab/><text:tab/><text:tab/><text:tab/><text:tab/>(3)</text:span></text:p>
      <text:p text:style-name="Código"><text:span text:style-name="T9">&lt;/</text:span><text:span text:style-name="T13">module</text:span><text:span text:style-name="T9">&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12">controller </text:span><text:span text:style-name="T16">name</text:span><text:span text:style-name="T19">=</text:span><text:span text:style-name="T22">"Invoices"</text:span><text:span text:style-name="T8">&gt;</text:span></text:p>
      <text:p text:style-name="Código"><text:span text:style-name="T19"><text:tab/></text:span><text:span text:style-name="T8">&lt;</text:span><text:span text:style-name="T12">action </text:span><text:span text:style-name="T16">name</text:span><text:span text:style-name="T19">=</text:span><text:span text:style-name="T22">"listOfCustomer" </text:span><text:span text:style-name="T16">hidden</text:span><text:span text:style-name="T19">=</text:span><text:span text:style-name="T22">"true"</text:span></text:p>
      <text:p text:style-name="Código"><text:span text:style-name="T22"><text:tab/><text:tab/></text:span><text:span text:style-name="T16">class</text:span><text:span text:style-name="T19">=</text:span><text:span text:style-name="T22">"org.openxava.test.actions.ListCustomerInvoicesAction"</text:span><text:span text:style-name="T8">&gt;</text:span></text:p>
      <text:p text:style-name="Código"><text:span text:style-name="T19"><text:tab/><text:tab/></text:span><text:span text:style-name="T8">&lt;</text:span><text:span text:style-name="T12">use-object </text:span><text:span text:style-name="T16">name</text:span><text:span text:style-name="T19">=</text:span><text:span text:style-name="T22">"xava_tab"</text:span><text:span text:style-name="T8">/&gt;</text:span></text:p>
      <text:p text:style-name="Código"><text:span text:style-name="T19"><text:tab/></text:span><text:span text:style-name="T8">&lt;/</text:span><text:span text:style-name="T12">action</text:span><text:span text:style-name="T8">&gt;</text:span><text:span text:style-name="T19"><text:tab/><text:tab/><text:tab/><text:tab/></text:span></text:p>
      <text:p text:style-name="Código"><text:tab/>...</text:p>
      <text:p text:style-name="Código"><text:span text:style-name="T9">&lt;/</text:span><text:span text:style-name="T13">controller</text:span><text:span text:style-name="T9">&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54">
        <text:list-item>
          <text:p text:style-name="P294">Gets the key of the object associated to the clicked row (4), to do this it uses the <text:span text:style-name="Código">tab</text:span> of the current module.</text:p>
        </text:list-item>
        <text:list-item>
          <text:p text:style-name="P294">Accesses to the <text:span text:style-name="Código">tab</text:span> of the target module using <text:span text:style-name="Código">context</text:span> (5).</text:p>
        </text:list-item>
        <text:list-item>
          <text:p text:style-name="P294">Sets the base condition of the <text:span text:style-name="Código">tab</text:span> of target module using the key obtained from current <text:span text:style-name="Código">tab</text:span>.</text:p>
        </text:list-item>
      </text:list>
      <text:list text:style-name="L1" text:continue-numbering="true">
        <text:list-item>
          <text:list text:continue-numbering="true">
            <text:list-item>
              <text:h text:style-name="P412" text:outline-level="2">Changing the module of current view</text:h>
            </text:list-item>
          </text:list>
        </text:list-item>
      </text:list>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list text:style-name="L1" text:continue-numbering="true">
        <text:list-item>
          <text:list text:continue-numbering="true">
            <text:list-item>
              <text:h text:style-name="P412" text:outline-level="2">Go to a JSP page</text:h>
            </text:list-item>
          </text:list>
        </text:list-item>
      </text:list>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list text:style-name="L1" text:continue-numbering="true">
        <text:list-item>
          <text:list text:continue-numbering="true">
            <text:list-item>
              <text:h text:style-name="P412" text:outline-level="2">Generating a custom report with JasperReports</text:h>
            </text:list-item>
          </text:list>
        </text:list-item>
      </text:list>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3">JasperReports</text:span> and then by integrating the reports into your OpenXava application with the action <text:span text:style-name="Código">JasperReportBaseAction</text:span>.</text:p>
      <text:p text:style-name="Text_20_body">In the first place you need to design your report with <text:span text:style-name="T3">JasperReports</text:span>, you can use <text:span text:style-name="T3">iReport</text:span> an excellent designer for <text:span text:style-name="T3">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 // To read from classpath</text:p>
      <text:p text:style-name="Código"><text:tab/><text:tab/>// return "/home/javi/Products.jrxml"; // To read from file system</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5">
        <text:list-item>
          <text:p text:style-name="P297"><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297"><text:span text:style-name="Código">getDataSource()</text:span> (4): A <text:span text:style-name="Código">JRDataSource</text:span> with data to print. In this case it is a collection of JavaBeans obtained calling a method of the model object. If you use EJB CMP2 Entities be careful and do not loop over an EJB2 Entity collection inside this method, as in this case is better only one EJB call to obtain all data.</text:p>
        </text:list-item>
        <text:list-item>
          <text:p text:style-name="P297"><text:span text:style-name="Código">getJRXML()</text:span> (5): The XML with the <text:span text:style-name="T3">JasperReports</text:span> design, this file can be in the classpath. You may have a source code folder called <text:span text:style-name="Archivo_2f_Directorio">reports</text:span> in your project to hold these files. Other option is put this file in the file system <text:span text:style-name="T3">(new in v2.0.3)</text:span>, this is achieved by specifying the full path of file, for example: <text:span text:style-name="Archivo_2f_Directorio">/home/javi/Products.jrxml</text:span>.</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list text:style-name="L1" text:continue-numbering="true">
        <text:list-item>
          <text:list text:continue-numbering="true">
            <text:list-item>
              <text:h text:style-name="P412" text:outline-level="2">Uploading and processing a file from client (multipart form)</text:h>
            </text:list-item>
          </text:list>
        </text:list-item>
      </text:list>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32">&lt;%@ </text:span><text:span text:style-name="T12">include </text:span><text:span text:style-name="T16">file</text:span><text:span text:style-name="T19">=</text:span><text:span text:style-name="T22">"../imports.jsp"</text:span><text:span text:style-name="T32">%&gt;</text:span></text:p>
      <text:p text:style-name="Código"/>
      <text:p text:style-name="Código"><text:span text:style-name="T8">&lt;</text:span><text:span text:style-name="T12">jsp:useBean </text:span><text:span text:style-name="T16">id</text:span><text:span text:style-name="T19">=</text:span><text:span text:style-name="T22">"style" </text:span><text:span text:style-name="T16">class</text:span><text:span text:style-name="T19">=</text:span><text:span text:style-name="T22">"org.openxava.web.style.Style" </text:span><text:span text:style-name="T16">scope</text:span><text:span text:style-name="T19">=</text:span><text:span text:style-name="T22">"request"</text:span><text:span text:style-name="T8">/&gt;</text:span></text:p>
      <text:p text:style-name="Código"/>
      <text:p text:style-name="Código"><text:span text:style-name="T8">&lt;</text:span><text:span text:style-name="T12">table</text:span><text:span text:style-name="T8">&gt;</text:span></text:p>
      <text:p text:style-name="Código"><text:span text:style-name="T8">&lt;</text:span><text:span text:style-name="T12">th </text:span><text:span text:style-name="T16">align</text:span><text:span text:style-name="T19">=</text:span><text:span text:style-name="T22">'left' </text:span><text:span text:style-name="T16">class</text:span><text:span text:style-name="T19">=</text:span><text:span text:style-name="T32">&lt;%=</text:span><text:span text:style-name="T19">style.getLabel()</text:span><text:span text:style-name="T32">%&gt;</text:span><text:span text:style-name="T8">&gt;</text:span></text:p>
      <text:p text:style-name="Código"><text:span text:style-name="T8">&lt;</text:span><text:span text:style-name="T12">fmt:message </text:span><text:span text:style-name="T16">key</text:span><text:span text:style-name="T19">=</text:span><text:span text:style-name="T22">"enter_new_image"</text:span><text:span text:style-name="T8">/&gt;</text:span></text:p>
      <text:p text:style-name="Código"><text:span text:style-name="T8">&lt;/</text:span><text:span text:style-name="T12">th</text:span><text:span text:style-name="T8">&gt;</text:span></text:p>
      <text:p text:style-name="Código"><text:span text:style-name="T8">&lt;</text:span><text:span text:style-name="T12">td</text:span><text:span text:style-name="T8">&gt;</text:span></text:p>
      <text:p text:style-name="Código"><text:span text:style-name="T8">&lt;</text:span><text:span text:style-name="T12">input </text:span><text:span text:style-name="T16">name </text:span><text:span text:style-name="T19">= </text:span><text:span text:style-name="T22">"newImage" </text:span><text:span text:style-name="T16">class</text:span><text:span text:style-name="T19">=</text:span><text:span text:style-name="T32">&lt;%=</text:span><text:span text:style-name="T19">style.getEditor()</text:span><text:span text:style-name="T32">%&gt;</text:span><text:span text:style-name="T19"> </text:span><text:span text:style-name="T16">type</text:span><text:span text:style-name="T19">=</text:span><text:span text:style-name="T22">"file" </text:span><text:span text:style-name="T16">size</text:span><text:span text:style-name="T19">=</text:span><text:span text:style-name="T22">'60'</text:span><text:span text:style-name="T8">/&gt;</text:span></text:p>
      <text:p text:style-name="Código"><text:span text:style-name="T8">&lt;/</text:span><text:span text:style-name="T12">td</text:span><text:span text:style-name="T8">&gt;</text:span></text:p>
      <text:p text:style-name="Código"><text:span text:style-name="T8">&lt;/</text:span><text:span text:style-name="T12">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list text:style-name="L1" text:continue-numbering="true">
        <text:list-item>
          <text:list text:continue-numbering="true">
            <text:list-item>
              <text:h text:style-name="P412" text:outline-level="2">Override the default controllers (new in v2.0.3)</text:h>
            </text:list-item>
          </text:list>
        </text:list-item>
      </text:list>
      <text:p text:style-name="Text_20_body">The controllers in <text:span text:style-name="Archivo_2f_Directorio">OpenXava/xava/default-controllers.xml</text:span> (before <text:span text:style-name="T3">v2.0.3</text:span> it was <text:span text:style-name="Archivo_2f_Directorio">OpenXava/xava/controllers.xml</text:span>) are used by OpenXava to give to application a default behavior. Many times the easier way to override the default behavior of OpenXava is creating our own controllers and use them in our applications, that is you can create a controller called <text:span text:style-name="Código">MyTypical</text:span>, and using it in your modules instead of <text:span text:style-name="Código">Typical</text:span> that comes with OpenXava.</text:p>
      <text:p text:style-name="Text_20_body">Another option is override a default controller of OpenXava. In order to override a default controller you only need to create in your application a controller with the same name of default one. For example, if you want refine the collections behavior for your application then you have to create a <text:span text:style-name="Código">Collection</text:span> controller in your <text:span text:style-name="Archivo_2f_Directorio">xava/controllers.xml</text:span>, as following:</text:p>
      <text:p text:style-name="Código"><text:span text:style-name="T8">&lt;</text:span><text:span text:style-name="T12">controller </text:span><text:span text:style-name="T16">name</text:span><text:span text:style-name="T19">=</text:span><text:span text:style-name="T22">"Collection"</text:span><text:span text:style-name="T8">&gt;</text:span></text:p>
      <text:p text:style-name="Código"><text:span text:style-name="T19"><text:tab/></text:span><text:span text:style-name="T8">&lt;</text:span><text:span text:style-name="T12">action </text:span><text:span text:style-name="T16">name</text:span><text:span text:style-name="T19">=</text:span><text:span text:style-name="T22">"new"</text:span></text:p>
      <text:p text:style-name="Código"><text:span text:style-name="T22"><text:tab/><text:tab/></text:span><text:span text:style-name="T16">class</text:span><text:span text:style-name="T19">=</text:span><text:span text:style-name="T22">"org.openxava.actions.CreateNewElementInCollectionAction"</text:span><text:span text:style-name="T8">&gt;</text:span><text:span text:style-name="T19"><text:tab/><text:tab/></text:span></text:p>
      <text:p text:style-name="Código"><text:span text:style-name="T19"><text:tab/></text:span><text:span text:style-name="T8">&lt;/</text:span><text:span text:style-name="T12">action</text:span><text:span text:style-name="T8">&gt;</text:span><text:span text:style-name="T19"><text:tab/><text:tab/><text:tab/><text:tab/><text:tab/></text:span></text:p>
      <text:p text:style-name="Código"><text:span text:style-name="T19"><text:tab/></text:span><text:span text:style-name="T8">&lt;</text:span><text:span text:style-name="T12">action </text:span><text:span text:style-name="T16">name</text:span><text:span text:style-name="T19">=</text:span><text:span text:style-name="T22">"hideDetail"<text:tab/><text:tab/></text:span><text:span text:style-name="T19">(1)</text:span></text:p>
      <text:p text:style-name="Código"><text:span text:style-name="T22"><text:tab/><text:tab/></text:span><text:span text:style-name="T16">class</text:span><text:span text:style-name="T19">=</text:span><text:span text:style-name="T22">"org.openxava.test.actions.MyHideDetailElementInCollection"</text:span><text:span text:style-name="T8">&gt;</text:span></text:p>
      <text:p text:style-name="Código"><text:span text:style-name="T19"><text:tab/></text:span><text:span text:style-name="T8">&lt;/</text:span><text:span text:style-name="T12">action</text:span><text:span text:style-name="T8">&gt;</text:span><text:span text:style-name="T19"><text:tab/><text:tab/><text:tab/><text:tab/><text:tab/><text:tab/><text:tab/></text:span></text:p>
      <text:p text:style-name="Código"><text:span text:style-name="T19"><text:tab/></text:span><text:span text:style-name="T8">&lt;</text:span><text:span text:style-name="T12">action </text:span><text:span text:style-name="T16">name</text:span><text:span text:style-name="T19">=</text:span><text:span text:style-name="T22">"save"</text:span></text:p>
      <text:p text:style-name="Código"><text:span text:style-name="T22"><text:tab/><text:tab/></text:span><text:span text:style-name="T16">class</text:span><text:span text:style-name="T19">=</text:span><text:span text:style-name="T22">"org.openxava.actions.SaveElementInCollectionAction"</text:span><text:span text:style-name="T8">&gt;</text:span><text:span text:style-name="T19"><text:tab/><text:tab/></text:span></text:p>
      <text:p text:style-name="Código"><text:span text:style-name="T19"><text:tab/><text:tab/></text:span><text:span text:style-name="T8">&lt;</text:span><text:span text:style-name="T12">use-object </text:span><text:span text:style-name="T16">name</text:span><text:span text:style-name="T19">=</text:span><text:span text:style-name="T22">"xava_view"</text:span><text:span text:style-name="T8">/&gt;</text:span></text:p>
      <text:p text:style-name="Código"><text:span text:style-name="T19"><text:tab/></text:span><text:span text:style-name="T8">&lt;/</text:span><text:span text:style-name="T12">action</text:span><text:span text:style-name="T8">&gt;</text:span><text:span text:style-name="T19"><text:tab/><text:tab/><text:tab/></text:span></text:p>
      <text:p text:style-name="Código"><text:span text:style-name="T19"><text:tab/></text:span><text:span text:style-name="T8">&lt;</text:span><text:span text:style-name="T12">action </text:span><text:span text:style-name="T16">name</text:span><text:span text:style-name="T19">=</text:span><text:span text:style-name="T22">"remove"</text:span></text:p>
      <text:p text:style-name="Código"><text:span text:style-name="T22"><text:tab/><text:tab/></text:span><text:span text:style-name="T16">class</text:span><text:span text:style-name="T19">=</text:span><text:span text:style-name="T22">"org.openxava.actions.RemoveElementFromCollectionAction"</text:span><text:span text:style-name="T8">&gt;</text:span><text:span text:style-name="T19"><text:tab/><text:tab/></text:span></text:p>
      <text:p text:style-name="Código"><text:span text:style-name="T19"><text:tab/><text:tab/></text:span><text:span text:style-name="T8">&lt;</text:span><text:span text:style-name="T12">use-object </text:span><text:span text:style-name="T16">name</text:span><text:span text:style-name="T19">=</text:span><text:span text:style-name="T22">"xava_view"</text:span><text:span text:style-name="T8">/&gt;</text:span></text:p>
      <text:p text:style-name="Código"><text:span text:style-name="T19"><text:tab/></text:span><text:span text:style-name="T8">&lt;/</text:span><text:span text:style-name="T12">action</text:span><text:span text:style-name="T8">&gt;</text:span><text:span text:style-name="T19"><text:tab/><text:tab/><text:tab/><text:tab/><text:tab/></text:span></text:p>
      <text:p text:style-name="Código"><text:span text:style-name="T19"><text:tab/></text:span><text:span text:style-name="T8">&lt;</text:span><text:span text:style-name="T12">action </text:span><text:span text:style-name="T16">name</text:span><text:span text:style-name="T19">=</text:span><text:span text:style-name="T22">"edit"</text:span></text:p>
      <text:p text:style-name="Código"><text:span text:style-name="T22"><text:tab/><text:tab/></text:span><text:span text:style-name="T16">class</text:span><text:span text:style-name="T19">=</text:span><text:span text:style-name="T22">"org.openxava.actions.EditElementInCollectionAction"</text:span><text:span text:style-name="T8">&gt;</text:span><text:span text:style-name="T19"><text:tab/><text:tab/></text:span></text:p>
      <text:p text:style-name="Código"><text:span text:style-name="T19"><text:tab/><text:tab/></text:span><text:span text:style-name="T8">&lt;</text:span><text:span text:style-name="T12">use-object </text:span><text:span text:style-name="T16">name</text:span><text:span text:style-name="T19">=</text:span><text:span text:style-name="T22">"xava_view"</text:span><text:span text:style-name="T8">/&gt;</text:span></text:p>
      <text:p text:style-name="Código"><text:span text:style-name="T19"><text:tab/></text:span><text:span text:style-name="T8">&lt;/</text:span><text:span text:style-name="T12">action</text:span><text:span text:style-name="T8">&gt;</text:span><text:span text:style-name="T19"><text:tab/><text:tab/><text:tab/><text:tab/><text:tab/><text:tab/><text:tab/></text:span></text:p>
      <text:p text:style-name="Código"><text:span text:style-name="T19"><text:tab/></text:span><text:span text:style-name="T8">&lt;</text:span><text:span text:style-name="T12">action </text:span><text:span text:style-name="T16">name</text:span><text:span text:style-name="T19">=</text:span><text:span text:style-name="T22">"view"</text:span></text:p>
      <text:p text:style-name="Código"><text:span text:style-name="T22"><text:tab/><text:tab/></text:span><text:span text:style-name="T16">class</text:span><text:span text:style-name="T19">=</text:span><text:span text:style-name="T22">"org.openxava.actions.EditElementInCollectionAction"</text:span><text:span text:style-name="T8">&gt;</text:span><text:span text:style-name="T19"><text:tab/><text:tab/></text:span></text:p>
      <text:p text:style-name="Código"><text:span text:style-name="T19"><text:tab/><text:tab/></text:span><text:span text:style-name="T8">&lt;</text:span><text:span text:style-name="T12">use-object </text:span><text:span text:style-name="T16">name</text:span><text:span text:style-name="T19">=</text:span><text:span text:style-name="T22">"xava_view"</text:span><text:span text:style-name="T8">/&gt;</text:span></text:p>
      <text:p text:style-name="Código"><text:span text:style-name="T19"><text:tab/></text:span><text:span text:style-name="T8">&lt;/</text:span><text:span text:style-name="T12">action</text:span><text:span text:style-name="T8">&gt;</text:span><text:span text:style-name="T19"><text:tab/><text:tab/><text:tab/><text:tab/><text:tab/><text:tab/><text:tab/><text:tab/><text:tab/></text:span></text:p>
      <text:p text:style-name="Código"><text:span text:style-name="T8">&lt;/</text:span><text:span text:style-name="T12">controller</text:span><text:span text:style-name="T8">&gt;</text:span></text:p>
      <text:p text:style-name="Text_20_body">In this case we only override the behavior of <text:span text:style-name="Código">hideDetail</text:span> (1) action. But we must declare all actions of the original controller, because OpenXava rely on all these actions for working; we cannot remove or rename actions.</text:p>
      <text:list text:style-name="L1" text:continue-numbering="true">
        <text:list-item>
          <text:list text:continue-numbering="true">
            <text:list-item>
              <text:h text:style-name="P412" text:outline-level="2">All action types</text:h>
            </text:list-item>
          </text:list>
        </text:list-item>
      </text:list>
      <text:p text:style-name="Text_20_body">You have seen until now that the behavior of your actions depends on which interfaces they implement. Next the available interfaces for actions are enumerated:</text:p>
      <text:list text:style-name="L56">
        <text:list-item>
          <text:p text:style-name="P300"><text:span text:style-name="Código">IAction</text:span>: Basic interface to be implemented by all actions.</text:p>
        </text:list-item>
        <text:list-item>
          <text:p text:style-name="P300"><text:span text:style-name="Código">IChainAction</text:span>: Allows you to chain actions, that is when the execution of the action finishes, then the next action is executed immediately.</text:p>
        </text:list-item>
        <text:list-item>
          <text:p text:style-name="P300"><text:span text:style-name="Código">IChangeControllersAction</text:span>: To change the controller (the actions) available to user. </text:p>
        </text:list-item>
        <text:list-item>
          <text:p text:style-name="P300"><text:span text:style-name="Código">IChangeModeAction</text:span>: To change the mode, from list to detail or vice versa.</text:p>
        </text:list-item>
        <text:list-item>
          <text:p text:style-name="P300"><text:span text:style-name="Código">IChangeModuleAction</text:span>: To change the module.</text:p>
        </text:list-item>
        <text:list-item>
          <text:p text:style-name="P300"><text:span text:style-name="Código">ICustomViewAction</text:span>: To use as view your custom JSP.</text:p>
        </text:list-item>
        <text:list-item>
          <text:p text:style-name="P300"><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300"><text:span text:style-name="Código">IHideActionAction, IHideActionsAction</text:span>: Allows to hide an action or a group of actions in the User Interface. <text:span text:style-name="T3">(new in v2.0)</text:span></text:p>
        </text:list-item>
        <text:list-item>
          <text:p text:style-name="P300"><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300"><text:span text:style-name="Código">ILoadFileAction</text:span>: Navigates to a view that allows the final user to load a file.</text:p>
        </text:list-item>
        <text:list-item>
          <text:p text:style-name="P300"><text:span text:style-name="Código">IModelAction</text:span>: An action that receives the model name.</text:p>
        </text:list-item>
        <text:list-item>
          <text:p text:style-name="P300"><text:span text:style-name="Código">IModuleContextAction</text:span>: Gets a <text:span text:style-name="Código">ModuleContext</text:span> in order to access the session objects of other modules.</text:p>
        </text:list-item>
        <text:list-item>
          <text:p text:style-name="P300"><text:span text:style-name="Código">INavigationAction</text:span>: <text:s/>Extends from <text:span text:style-name="Código">IChangeControllersAction</text:span> and <text:span text:style-name="Código">ICustomViewAction</text:span>.</text:p>
        </text:list-item>
        <text:list-item>
          <text:p text:style-name="P300"><text:span text:style-name="Código">IOnChangePropertyAction</text:span>: This interface must be implemented by the actions that react to the value change event in the user interface.</text:p>
        </text:list-item>
        <text:list-item>
          <text:p text:style-name="P300"><text:span text:style-name="Código">IProcessLoadedFileAction</text:span>: Processes a list of files uploaded from client to server.</text:p>
        </text:list-item>
        <text:list-item>
          <text:p text:style-name="P300"><text:span text:style-name="Código">IRemoteAction</text:span>: Useful when you use EJB2. Well used it can be a good substitute for a SessionBean. </text:p>
        </text:list-item>
        <text:list-item>
          <text:p text:style-name="P300"><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300"><text:span text:style-name="Código">IShowActionAction, IShowActionsAction</text:span>: Allows to show <text:s/>an action or a group of actions previously hidden in an <text:span text:style-name="Código">IHideAction(s)Action</text:span>. <text:span text:style-name="T3">(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list text:style-name="L1" text:continue-numbering="true">
        <text:list-item>
          <text:h text:style-name="P400" text:outline-level="1"><draw:frame draw:style-name="fr2" draw:name="Imagen9" text:anchor-type="paragraph" svg:width="16.999cm" svg:height="2.875cm" draw:z-index="26"><draw:image xlink:href="Pictures/10000000000002B90000007671D6AFF5.jpg" xlink:type="simple" xlink:show="embed" xlink:actuate="onLoad"/></draw:frame>Application</text:h>
        </text:list-item>
      </text:list>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12">application </text:span></text:p>
      <text:p text:style-name="Código"><text:span text:style-name="T12"><text:tab/></text:span><text:span text:style-name="T16">name</text:span><text:span text:style-name="T19">=</text:span><text:span text:style-name="T22">"name"<text:tab/><text:tab/><text:tab/><text:tab/></text:span><text:span text:style-name="T19">(1)</text:span></text:p>
      <text:p text:style-name="Código"><text:span text:style-name="T19"><text:tab/></text:span><text:span text:style-name="T16">label</text:span><text:span text:style-name="T19">=</text:span><text:span text:style-name="T22">"label"<text:tab/><text:tab/><text:tab/></text:span><text:span text:style-name="T19">(2)</text:span></text:p>
      <text:p text:style-name="Código"><text:span text:style-name="T8">&gt;</text:span><text:span text:style-name="T19"> </text:span></text:p>
      <text:p text:style-name="Código"/>
      <text:p text:style-name="Código"><text:span text:style-name="T19"><text:tab/></text:span><text:span text:style-name="T8">&lt;</text:span><text:span text:style-name="T12">module </text:span><text:span text:style-name="T19">... </text:span><text:span text:style-name="T8">/&gt;</text:span><text:span text:style-name="T19"> ...<text:tab/><text:tab/><text:tab/>(3)</text:span></text:p>
      <text:p text:style-name="Código"><text:span text:style-name="T9">&lt;/</text:span><text:span text:style-name="T13">application</text:span><text:span text:style-name="T9">&gt;</text:span></text:p>
      <text:p text:style-name="P8"><text:tab/></text:p>
      <text:list text:style-name="L57">
        <text:list-item>
          <text:p text:style-name="P318"><text:span text:style-name="Código">name</text:span> (required): Name of the application.</text:p>
        </text:list-item>
        <text:list-item>
          <text:p text:style-name="P318"><text:span text:style-name="Código">label</text:span> (optional): It's <text:span text:style-name="T5">much better</text:span> to use <text:span text:style-name="Archivo_2f_Directorio">i18n</text:span> files.</text:p>
        </text:list-item>
        <text:list-item>
          <text:p text:style-name="P318"><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8">&lt;</text:span><text:span text:style-name="T12">module <text:tab/><text:tab/><text:tab/><text:tab/><text:tab/></text:span></text:p>
      <text:p text:style-name="Código"><text:span text:style-name="T12"><text:tab/></text:span><text:span text:style-name="T16">name</text:span><text:span text:style-name="T19">=</text:span><text:span text:style-name="T22">"name"<text:tab/><text:tab/><text:tab/> <text:tab/> </text:span><text:span text:style-name="T19">(1)</text:span></text:p>
      <text:p text:style-name="Código"><text:span text:style-name="T19"><text:tab/></text:span><text:span text:style-name="T16">folder</text:span><text:span text:style-name="T19">=</text:span><text:span text:style-name="T22">"folder"<text:tab/><text:tab/> <text:tab/> </text:span><text:span text:style-name="T19">(2)<text:tab/></text:span></text:p>
      <text:p text:style-name="Código"><text:span text:style-name="T19"><text:tab/></text:span><text:span text:style-name="T16">label</text:span><text:span text:style-name="T19">=</text:span><text:span text:style-name="T22">"label"<text:tab/><text:tab/><text:tab/> </text:span><text:span text:style-name="T19">(3)</text:span></text:p>
      <text:p text:style-name="Código"><text:span text:style-name="T19"><text:tab/></text:span><text:span text:style-name="T16">description</text:span><text:span text:style-name="T19">=</text:span><text:span text:style-name="T22">"description"<text:tab/><text:tab/> </text:span><text:span text:style-name="T19">(4)</text:span></text:p>
      <text:p text:style-name="Código"><text:span text:style-name="T8">&gt;</text:span><text:span text:style-name="T19"><text:tab/></text:span></text:p>
      <text:p text:style-name="Código"><text:span text:style-name="T19"><text:tab/></text:span><text:span text:style-name="T8">&lt;</text:span><text:span text:style-name="T12">env-var </text:span><text:span text:style-name="T19">... </text:span><text:span text:style-name="T8">/&gt;</text:span><text:span text:style-name="T19"> ...<text:tab/><text:tab/> <text:tab/> (5)</text:span></text:p>
      <text:p text:style-name="Código"><text:span text:style-name="T19"><text:tab/></text:span><text:span text:style-name="T8">&lt;</text:span><text:span text:style-name="T12">model </text:span><text:span text:style-name="T19">... </text:span><text:span text:style-name="T8">/&gt;</text:span><text:span text:style-name="T19"><text:tab/><text:tab/><text:tab/> (6)</text:span></text:p>
      <text:p text:style-name="Código"><text:span text:style-name="T19"><text:tab/></text:span><text:span text:style-name="T8">&lt;</text:span><text:span text:style-name="T12">view </text:span><text:span text:style-name="T19">... </text:span><text:span text:style-name="T8">/&gt;</text:span><text:span text:style-name="T19"><text:tab/><text:tab/><text:tab/> <text:tab/> (7)</text:span></text:p>
      <text:p text:style-name="Código"><text:span text:style-name="T19"><text:tab/></text:span><text:span text:style-name="T8">&lt;</text:span><text:span text:style-name="T12">web-view </text:span><text:span text:style-name="T19">... </text:span><text:span text:style-name="T8">/&gt;</text:span><text:span text:style-name="T19"><text:tab/><text:tab/><text:tab/> (8)</text:span></text:p>
      <text:p text:style-name="Código"><text:span text:style-name="T19"><text:tab/></text:span><text:span text:style-name="T8">&lt;</text:span><text:span text:style-name="T12">tab </text:span><text:span text:style-name="T19">... </text:span><text:span text:style-name="T8">/&gt;</text:span><text:span text:style-name="T19"><text:tab/><text:tab/><text:tab/><text:tab/> (9)</text:span></text:p>
      <text:p text:style-name="Código"><text:span text:style-name="T19"><text:tab/></text:span><text:span text:style-name="T8">&lt;</text:span><text:span text:style-name="T12">controller </text:span><text:span text:style-name="T19">... </text:span><text:span text:style-name="T8">/&gt;</text:span><text:span text:style-name="T19"> ...<text:tab/><text:tab/>(10)</text:span></text:p>
      <text:p text:style-name="Código"><text:span text:style-name="T19"><text:tab/></text:span><text:span text:style-name="T8">&lt;</text:span><text:span text:style-name="T12">mode-controller </text:span><text:span text:style-name="T19">... </text:span><text:span text:style-name="T8">/&gt;</text:span><text:span text:style-name="T19"><text:tab/><text:tab/>(11)</text:span></text:p>
      <text:p text:style-name="Código"><text:span text:style-name="T19"><text:tab/></text:span><text:span text:style-name="T8">&lt;</text:span><text:span text:style-name="T12">doc </text:span><text:span text:style-name="T19">... </text:span><text:span text:style-name="T8">/&gt;</text:span><text:span text:style-name="T19"><text:tab/><text:tab/><text:tab/><text:tab/>(12)<text:tab/></text:span></text:p>
      <text:p text:style-name="Código"><text:span text:style-name="T9">&lt;/</text:span><text:span text:style-name="T13">module</text:span><text:span text:style-name="T9">&gt;</text:span></text:p>
      <text:list text:style-name="L58">
        <text:list-item>
          <text:p text:style-name="P321"><text:span text:style-name="Código">name</text:span> (required): Unique identifier of the module within this application.</text:p>
        </text:list-item>
        <text:list-item>
          <text:p text:style-name="P321"><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321"><text:span text:style-name="Código">label</text:span> (optional): Short name to be shown to the user. It's <text:span text:style-name="T5">much better</text:span> to use <text:span text:style-name="Archivo_2f_Directorio"><text:span text:style-name="T7">i18n</text:span></text:span> files.</text:p>
        </text:list-item>
        <text:list-item>
          <text:p text:style-name="P321"><text:span text:style-name="Código">description</text:span> (optional): Long description to be shown to the user. It's <text:span text:style-name="T5">much better</text:span> to use <text:span text:style-name="Archivo_2f_Directorio"><text:span text:style-name="T7">i18n</text:span></text:span> files.</text:p>
        </text:list-item>
        <text:list-item>
          <text:p text:style-name="P321"><text:span text:style-name="Código">env-var</text:span> (several, optional): Allows you to define variables with a value that can be accessed by actions. Thus you can have actions configurable by module.</text:p>
        </text:list-item>
        <text:list-item>
          <text:p text:style-name="P321"><text:span text:style-name="Código">model</text:span> (one, optional): Name of the component used in this module. If you leave it blank, then it is required to set the value to <text:span text:style-name="Código">web-view</text:span>.</text:p>
        </text:list-item>
        <text:list-item>
          <text:p text:style-name="P321"><text:span text:style-name="Código">view</text:span> (one, optional): The view used to display the detail. If you leave it blank, then the default view will be used.</text:p>
        </text:list-item>
        <text:list-item>
          <text:p text:style-name="P321"><text:span text:style-name="Código">web-view</text:span> (one, optional): Allows you to define a JSP page to be used as a view.</text:p>
        </text:list-item>
        <text:list-item>
          <text:p text:style-name="P321"><text:span text:style-name="Código">tab</text:span> (one, optional): The tab used in list mode. If you do not specify it, then the default tab will be used.</text:p>
        </text:list-item>
        <text:list-item>
          <text:p text:style-name="P321"><text:span text:style-name="Código">controller</text:span> (several, optional): Controllers with the available actions used initially.</text:p>
        </text:list-item>
        <text:list-item>
          <text:p text:style-name="P321"><text:span text:style-name="Código">mode-controller</text:span> (one, optional): Allows to define the behavior to switch from detail to list mode and vice versa, as well as to define a module without detail and view (with no modes).</text:p>
        </text:list-item>
        <text:list-item>
          <text:p text:style-name="P321"><text:span text:style-name="Código">doc</text:span> (one, optional): It's mutually exclusive with all other elements. It allows you to define a module that contains documentation only and no logic. Useful for generating informational portlets for your application.</text:p>
        </text:list-item>
      </text:list>
      <text:list text:style-name="L1" text:continue-numbering="true">
        <text:list-item>
          <text:list text:continue-numbering="true">
            <text:list-item>
              <text:h text:style-name="P412" text:outline-level="2">Typical module example</text:h>
            </text:list-item>
          </text:list>
        </text:list-item>
      </text:list>
      <text:p text:style-name="Text_20_body">Defining a simple module can be like this:</text:p>
      <text:p text:style-name="Código"><text:span text:style-name="T8">&lt;</text:span><text:span text:style-name="T12">application </text:span><text:span text:style-name="T16">name</text:span><text:span text:style-name="T19">=</text:span><text:span text:style-name="T22">"Management"</text:span><text:span text:style-name="T8">&gt;</text:span><text:span text:style-name="T19"> </text:span></text:p>
      <text:p text:style-name="Código"><text:span text:style-name="T19"><text:tab/></text:span><text:span text:style-name="T8">&lt;</text:span><text:span text:style-name="T12">module </text:span><text:span text:style-name="T16">name</text:span><text:span text:style-name="T19">=</text:span><text:span text:style-name="T22">"Warehouses" </text:span><text:span text:style-name="T16">folder</text:span><text:span text:style-name="T19">=</text:span><text:span text:style-name="T22">"warehousing"</text:span><text:span text:style-name="T8">&gt;</text:span></text:p>
      <text:p text:style-name="Código"><text:span text:style-name="T19"><text:tab/><text:tab/></text:span><text:span text:style-name="T8">&lt;</text:span><text:span text:style-name="T12">model </text:span><text:span text:style-name="T16">name</text:span><text:span text:style-name="T19">=</text:span><text:span text:style-name="T22">"Warehouse"</text:span><text:span text:style-name="T8">/&gt;</text:span></text:p>
      <text:p text:style-name="Código"><text:span text:style-name="T19"><text:tab/><text:tab/></text:span><text:span text:style-name="T8">&lt;</text:span><text:span text:style-name="T12">controller </text:span><text:span text:style-name="T16">name</text:span><text:span text:style-name="T19">=</text:span><text:span text:style-name="T22">"Typical"</text:span><text:span text:style-name="T8">/&gt;</text:span></text:p>
      <text:p text:style-name="Código"><text:span text:style-name="T19"><text:tab/><text:tab/></text:span><text:span text:style-name="T8">&lt;</text:span><text:span text:style-name="T12">controller </text:span><text:span text:style-name="T16">name</text:span><text:span text:style-name="T19">=</text:span><text:span text:style-name="T22">"Warehouses"</text:span><text:span text:style-name="T8">/&gt;</text:span></text:p>
      <text:p text:style-name="Código"><text:span text:style-name="T19"><text:tab/></text:span><text:span text:style-name="T8">&lt;/</text:span><text:span text:style-name="T12">module</text:span><text:span text:style-name="T8">&gt;</text:span><text:span text:style-name="T19"><text:tab/> </text:span></text:p>
      <text:p text:style-name="Código"><text:tab/>...</text:p>
      <text:p text:style-name="Código"><text:span text:style-name="T9">&lt;/</text:span><text:span text:style-name="T13">application</text:span><text:span text:style-name="T9">&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list text:style-name="L1" text:continue-numbering="true">
        <text:list-item>
          <text:list text:continue-numbering="true">
            <text:list-item>
              <text:h text:style-name="P412" text:outline-level="2">Only detail module</text:h>
            </text:list-item>
          </text:list>
        </text:list-item>
      </text:list>
      <text:p text:style-name="Text_20_body">A module with only detail mode, without list, is defined this way:</text:p>
      <text:p text:style-name="Código"><text:span text:style-name="T8">&lt;</text:span><text:span text:style-name="T12">module </text:span><text:span text:style-name="T16">name</text:span><text:span text:style-name="T19">=</text:span><text:span text:style-name="T22">"InvoicesNoList"</text:span><text:span text:style-name="T8">&gt;</text:span></text:p>
      <text:p text:style-name="Código"><text:span text:style-name="T19"><text:tab/></text:span><text:span text:style-name="T8">&lt;</text:span><text:span text:style-name="T12">model </text:span><text:span text:style-name="T16">name</text:span><text:span text:style-name="T19">=</text:span><text:span text:style-name="T22">"Invoice"</text:span><text:span text:style-name="T8">/&gt;</text:span></text:p>
      <text:p text:style-name="Código"><text:span text:style-name="T19"><text:tab/></text:span><text:span text:style-name="T8">&lt;</text:span><text:span text:style-name="T12">controller </text:span><text:span text:style-name="T16">name</text:span><text:span text:style-name="T19">=</text:span><text:span text:style-name="T22">"Typical"</text:span><text:span text:style-name="T8">/&gt;</text:span><text:span text:style-name="T19"><text:tab/></text:span></text:p>
      <text:p text:style-name="Código"><text:span text:style-name="T19"><text:tab/></text:span><text:span text:style-name="T8">&lt;</text:span><text:span text:style-name="T12">mode-controller </text:span><text:span text:style-name="T16">name</text:span><text:span text:style-name="T19">=</text:span><text:span text:style-name="T22">"Void"</text:span><text:span text:style-name="T8">/&gt;</text:span><text:span text:style-name="T19"><text:tab/><text:tab/>(1)</text:span></text:p>
      <text:p text:style-name="Código"><text:span text:style-name="T9">&lt;/</text:span><text:span text:style-name="T13">module</text:span><text:span text:style-name="T9">&gt;</text:span></text:p>
      <text:p text:style-name="Text_20_body"><text:span text:style-name="Código">Void</text:span> (1) mode controller is for removing the “detail – list” links; in this case by default the module uses detail mode only.</text:p>
      <text:list text:style-name="L1" text:continue-numbering="true">
        <text:list-item>
          <text:list text:continue-numbering="true">
            <text:list-item>
              <text:h text:style-name="P412" text:outline-level="2">Only list module</text:h>
            </text:list-item>
          </text:list>
        </text:list-item>
      </text:list>
      <text:p text:style-name="Text_20_body">A module with only list mode, without detail, is defined this way:</text:p>
      <text:p text:style-name="Código"><text:span text:style-name="T8">&lt;</text:span><text:span text:style-name="T12">module </text:span><text:span text:style-name="T16">name</text:span><text:span text:style-name="T19">=</text:span><text:span text:style-name="T22">"FamiliesListOnly"</text:span><text:span text:style-name="T8">&gt;</text:span></text:p>
      <text:p text:style-name="Código"><text:span text:style-name="T19"><text:tab/></text:span><text:span text:style-name="T8">&lt;</text:span><text:span text:style-name="T12">env-var </text:span><text:span text:style-name="T16">name</text:span><text:span text:style-name="T19">=</text:span><text:span text:style-name="T22">"XAVA_LIST_ACTION" </text:span><text:span text:style-name="T16">value</text:span><text:span text:style-name="T19">=</text:span><text:span text:style-name="T22">""</text:span><text:span text:style-name="T8">/&gt;<text:tab/><text:tab/></text:span><text:span text:style-name="T19">(1)<text:tab/>new in v2.0.4</text:span></text:p>
      <text:p text:style-name="Código"><text:span text:style-name="T19"><text:tab/></text:span><text:span text:style-name="T8">&lt;</text:span><text:span text:style-name="T12">model </text:span><text:span text:style-name="T16">name</text:span><text:span text:style-name="T19">=</text:span><text:span text:style-name="T22">"Family"</text:span><text:span text:style-name="T8">/&gt;</text:span></text:p>
      <text:p text:style-name="Código"><text:span text:style-name="T19"><text:tab/></text:span><text:span text:style-name="T8">&lt;</text:span><text:span text:style-name="T12">controller </text:span><text:span text:style-name="T16">name</text:span><text:span text:style-name="T19">=</text:span><text:span text:style-name="T22">"Typical"</text:span><text:span text:style-name="T8">/&gt;</text:span></text:p>
      <text:p text:style-name="Código"><text:span text:style-name="T19"><text:tab/></text:span><text:span text:style-name="T8">&lt;</text:span><text:span text:style-name="T12">controller </text:span><text:span text:style-name="T16">name</text:span><text:span text:style-name="T19">=</text:span><text:span text:style-name="T22">"ListOnly"</text:span><text:span text:style-name="T8">/&gt;<text:tab/><text:tab/><text:tab/><text:tab/></text:span><text:span text:style-name="T19">(2)</text:span></text:p>
      <text:p text:style-name="Código"><text:span text:style-name="T19"><text:tab/></text:span><text:span text:style-name="T8">&lt;</text:span><text:span text:style-name="T12">mode-controller </text:span><text:span text:style-name="T16">name</text:span><text:span text:style-name="T19">=</text:span><text:span text:style-name="T22">"Void"</text:span><text:span text:style-name="T8">/&gt;<text:tab/><text:tab/><text:tab/><text:tab/></text:span><text:span text:style-name="T19">(3)</text:span></text:p>
      <text:p text:style-name="Código"><text:span text:style-name="T8">&lt;/</text:span><text:span text:style-name="T12">module</text:span><text:span text:style-name="T8">&gt;</text:span></text:p>
      <text:p text:style-name="Text_20_body"><text:span text:style-name="Código">Void</text:span> (3) mode controller is for removing the “detail – list” links. Furthermore on defining <text:span text:style-name="Código">ListOnly</text:span> (2) as controller the module changes to list mode on init, so this is an only list module. Finally, setting XAVA_LIST_ACTION to empty string (1) the detail link in each row is missing (<text:span text:style-name="T3">new in v2.0.4</text:span>).</text:p>
      <text:list text:style-name="L1" text:continue-numbering="true">
        <text:list-item>
          <text:list text:continue-numbering="true">
            <text:list-item>
              <text:h text:style-name="P412" text:outline-level="2">Documentation module</text:h>
            </text:list-item>
          </text:list>
        </text:list-item>
      </text:list>
      <text:p text:style-name="Text_20_body">A documentation module can only display a HTML document. It's easy to define:</text:p>
      <text:p text:style-name="Código"><text:span text:style-name="T8">&lt;</text:span><text:span text:style-name="T12">module </text:span><text:span text:style-name="T16">name</text:span><text:span text:style-name="T19">=</text:span><text:span text:style-name="T22">"Description"</text:span><text:span text:style-name="T8">&gt;</text:span></text:p>
      <text:p text:style-name="Código"><text:span text:style-name="T19"><text:tab/></text:span><text:span text:style-name="T8">&lt;</text:span><text:span text:style-name="T12">doc </text:span><text:span text:style-name="T16">url</text:span><text:span text:style-name="T19">=</text:span><text:span text:style-name="T22">"doc/description" </text:span><text:span text:style-name="T16">languages</text:span><text:span text:style-name="T19">=</text:span><text:span text:style-name="T22">"en,es"</text:span><text:span text:style-name="T8">/&gt;</text:span></text:p>
      <text:p text:style-name="Código"><text:span text:style-name="T9">&lt;/</text:span><text:span text:style-name="T13">module</text:span><text:span text:style-name="T9">&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list text:style-name="L1" text:continue-numbering="true">
        <text:list-item>
          <text:list text:continue-numbering="true">
            <text:list-item>
              <text:h text:style-name="P412" text:outline-level="2">Read only module</text:h>
            </text:list-item>
          </text:list>
        </text:list-item>
      </text:list>
      <text:p text:style-name="Text_20_body">A read only module, that is only for consulting data, not for modifying, can be defined as following:</text:p>
      <text:p text:style-name="Código"><text:span text:style-name="T8">&lt;</text:span><text:span text:style-name="T12">module </text:span><text:span text:style-name="T16">name</text:span><text:span text:style-name="T19">=</text:span><text:span text:style-name="T22">"CustomersReadOnly"</text:span><text:span text:style-name="T8">&gt;</text:span><text:span text:style-name="T19"><text:tab/></text:span></text:p>
      <text:p text:style-name="Código"><text:span text:style-name="T19"><text:tab/></text:span><text:span text:style-name="T8">&lt;</text:span><text:span text:style-name="T12">env-var </text:span><text:span text:style-name="T16">name</text:span><text:span text:style-name="T19">=</text:span><text:span text:style-name="T22">"XAVA_SEARCH_ACTION" </text:span><text:span text:style-name="T16">value</text:span><text:span text:style-name="T19">=</text:span><text:span text:style-name="T22">"CRUD.searchReadOnly"</text:span><text:span text:style-name="T8">/&gt;<text:tab/><text:tab/></text:span><text:span text:style-name="T19">(1)</text:span></text:p>
      <text:p text:style-name="Código"><text:span text:style-name="T19"><text:tab/></text:span><text:span text:style-name="T8">&lt;</text:span><text:span text:style-name="T12">model </text:span><text:span text:style-name="T16">name</text:span><text:span text:style-name="T19">=</text:span><text:span text:style-name="T22">"Customer"</text:span><text:span text:style-name="T8">/&gt;<text:tab/><text:tab/></text:span></text:p>
      <text:p text:style-name="Código"><text:span text:style-name="T19"><text:tab/></text:span><text:span text:style-name="T8">&lt;</text:span><text:span text:style-name="T12">controller </text:span><text:span text:style-name="T16">name</text:span><text:span text:style-name="T19">=</text:span><text:span text:style-name="T22">"Print"</text:span><text:span text:style-name="T8">/&gt;</text:span><text:span text:style-name="T19"><text:tab/><text:tab/><text:tab/><text:tab/><text:tab/><text:tab/><text:tab/>(2)<text:tab/></text:span></text:p>
      <text:p text:style-name="Código"><text:span text:style-name="T8">&lt;/</text:span><text:span text:style-name="T12">module</text:span><text:span text:style-name="T8">&gt;</text:span></text:p>
      <text:p text:style-name="Text_20_body">Using <text:span text:style-name="Código">CRUD.searchReadOnly</text:span> (1) the user cannot edit the data, and using only <text:span text:style-name="Código">Print</text:span> controller (2) (without <text:span text:style-name="Código">CRUD</text:span> or <text:span text:style-name="Código">Typical</text:span>) the actions for saving, deleting, etc are not available. This is a simply consulting module.</text:p>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list text:style-name="L1" text:continue-numbering="true">
        <text:list-item>
          <text:h text:style-name="P400" text:outline-level="1"><draw:frame draw:style-name="fr2" draw:name="Imagen18" text:anchor-type="paragraph" svg:width="16.999cm" svg:height="2.845cm" draw:z-index="30"><draw:image xlink:href="Pictures/10000000000002B900000076E8444F3E.jpg" xlink:type="simple" xlink:show="embed" xlink:actuate="onLoad"/></draw:frame>Aspects</text:h>
          <text:list>
            <text:list-item>
              <text:h text:style-name="P412" text:outline-level="2">Introduction to AOP</text:h>
            </text:list-item>
          </text:list>
        </text:list-item>
      </text:list>
      <text:p text:style-name="Text_20_body">AOP (Aspect Oriented Programming) introduces a new way for reusing code. In fact <text:span text:style-name="T3">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3">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3">aspects</text:span> concept since version 1.2.1. At the moment the support is small and OpenXava is still far away from an AOP framework, but the support of aspects in OpenXava is useful.</text:p>
      <text:list text:style-name="L1" text:continue-numbering="true">
        <text:list-item>
          <text:list text:continue-numbering="true">
            <text:list-item>
              <text:h text:style-name="P412" text:outline-level="2">Aspects definition</text:h>
            </text:list-item>
          </text:list>
        </text:list-item>
      </text:list>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12">aspects</text:span><text:span text:style-name="T8">&gt;</text:span><text:span text:style-name="T19"> </text:span></text:p>
      <text:p text:style-name="Código"><text:span text:style-name="T19"><text:tab/></text:span><text:span text:style-name="T8">&lt;</text:span><text:span text:style-name="T12">aspect </text:span><text:span text:style-name="T19">... </text:span><text:span text:style-name="T8">/&gt;</text:span><text:span text:style-name="T19"> ...<text:tab/><text:tab/><text:tab/>(1)</text:span></text:p>
      <text:p text:style-name="Código"><text:span text:style-name="T19"><text:tab/></text:span><text:span text:style-name="T8">&lt;</text:span><text:span text:style-name="T12">apply </text:span><text:span text:style-name="T19">... </text:span><text:span text:style-name="T8">/&gt;</text:span><text:span text:style-name="T19"> ...<text:tab/><text:tab/><text:tab/>(2)</text:span></text:p>
      <text:p text:style-name="Código"><text:span text:style-name="T9">&lt;/</text:span><text:span text:style-name="T13">aspects</text:span><text:span text:style-name="T9">&gt;</text:span></text:p>
      <text:p text:style-name="P8"/>
      <text:list text:style-name="L59">
        <text:list-item>
          <text:p text:style-name="P333"><text:span text:style-name="Código">aspect</text:span> (several, optional): To define aspects.</text:p>
        </text:list-item>
        <text:list-item>
          <text:p text:style-name="P333"><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12">aspect <text:tab/><text:tab/><text:tab/><text:tab/><text:tab/></text:span></text:p>
      <text:p text:style-name="Código"><text:span text:style-name="T12"><text:tab/></text:span><text:span text:style-name="T16">name</text:span><text:span text:style-name="T19">=</text:span><text:span text:style-name="T22">"name"<text:tab/><text:tab/><text:tab/> <text:tab/> <text:tab/></text:span><text:span text:style-name="T19">(1)</text:span></text:p>
      <text:p text:style-name="P15">&gt;</text:p>
      <text:p text:style-name="Código"><text:span text:style-name="T19"><text:tab/></text:span><text:span text:style-name="T8">&lt;</text:span><text:span text:style-name="T12">postcreate-calculator </text:span><text:span text:style-name="T19">...</text:span><text:span text:style-name="T8">/&gt;</text:span><text:span text:style-name="T19"> ...<text:tab/> <text:tab/>(2) </text:span></text:p>
      <text:p text:style-name="Código"><text:span text:style-name="T19"><text:tab/></text:span><text:span text:style-name="T8">&lt;</text:span><text:span text:style-name="T12">postload-calculator </text:span><text:span text:style-name="T19">...</text:span><text:span text:style-name="T8">/&gt;</text:span><text:span text:style-name="T19"> ...<text:tab/> <text:tab/>(3)</text:span></text:p>
      <text:p text:style-name="Código"><text:span text:style-name="T19"><text:tab/></text:span><text:span text:style-name="T8">&lt;</text:span><text:span text:style-name="T12">postmodify-calculator </text:span><text:span text:style-name="T19">...</text:span><text:span text:style-name="T8">/&gt;</text:span><text:span text:style-name="T19"> ...<text:tab/> <text:tab/>(4)</text:span></text:p>
      <text:p text:style-name="Código"><text:span text:style-name="T19"><text:tab/></text:span><text:span text:style-name="T8">&lt;</text:span><text:span text:style-name="T12">preremove-calculator </text:span><text:span text:style-name="T19">...</text:span><text:span text:style-name="T8">/&gt;</text:span><text:span text:style-name="T19"> ...<text:tab/> <text:tab/>(5)</text:span></text:p>
      <text:p text:style-name="Código"><text:span text:style-name="T9">&lt;/</text:span><text:span text:style-name="T13">aspect</text:span><text:span text:style-name="T9">&gt;</text:span></text:p>
      <text:list text:style-name="L60">
        <text:list-item>
          <text:p text:style-name="P335"><text:span text:style-name="Código">name</text:span> (required): Name for this aspect. It must be unique.</text:p>
        </text:list-item>
        <text:list-item>
          <text:p text:style-name="P335"><text:span text:style-name="Código">postcreate-calculator</text:span> (several, optional): All model with this aspect will have this <text:span text:style-name="Código">postcreate-calculator</text:span> implicitly.</text:p>
        </text:list-item>
        <text:list-item>
          <text:p text:style-name="P335"><text:span text:style-name="Código">postload-calculator</text:span> (several, optional): All model with this aspect will have this <text:span text:style-name="Código">postload-calculator</text:span> implicitly.</text:p>
        </text:list-item>
        <text:list-item>
          <text:p text:style-name="P335"><text:span text:style-name="Código">postmodify-calculator</text:span> (several, optional): All model with this aspect will have this <text:span text:style-name="Código">postmodify-calculator</text:span> implicitly.</text:p>
        </text:list-item>
        <text:list-item>
          <text:p text:style-name="P335"><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12">apply <text:tab/><text:tab/><text:tab/><text:tab/><text:tab/></text:span></text:p>
      <text:p text:style-name="Código"><text:span text:style-name="T12"><text:tab/></text:span><text:span text:style-name="T16">aspect</text:span><text:span text:style-name="T19">=</text:span><text:span text:style-name="T22">"aspect"<text:tab/> <text:tab/> <text:tab/></text:span><text:span text:style-name="T19">(1)</text:span></text:p>
      <text:p text:style-name="Código"><text:span text:style-name="T19"><text:tab/></text:span><text:span text:style-name="T16">for-models</text:span><text:span text:style-name="T19">=</text:span><text:span text:style-name="T22">"models"<text:tab/><text:tab/> <text:tab/></text:span><text:span text:style-name="T19">(2)</text:span></text:p>
      <text:p text:style-name="Código"><text:span text:style-name="T19"><text:tab/></text:span><text:span text:style-name="T16">except-for-models</text:span><text:span text:style-name="T19">=</text:span><text:span text:style-name="T22">"models" <text:tab/></text:span><text:span text:style-name="T19">(3)</text:span></text:p>
      <text:p text:style-name="P16">/&gt;</text:p>
      <text:list text:style-name="L61">
        <text:list-item>
          <text:p text:style-name="P340"><text:span text:style-name="Código">aspect</text:span> (required): The name of the aspect that you want to apply.</text:p>
        </text:list-item>
        <text:list-item>
          <text:p text:style-name="P340"><text:span text:style-name="Código">for-models</text:span> (optional): A comma separated list of models to which the aspect is applied to. It's mutually exclusive with <text:span text:style-name="Código">except-for-models</text:span> attribute.</text:p>
        </text:list-item>
        <text:list-item>
          <text:p text:style-name="P340"><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12">aspect </text:span><text:span text:style-name="T16">name</text:span><text:span text:style-name="T19">=</text:span><text:span text:style-name="T22">"MyAspect"</text:span><text:span text:style-name="T8">&gt;</text:span></text:p>
      <text:p text:style-name="Código"><text:span text:style-name="T19"><text:tab/></text:span><text:span text:style-name="T8">&lt;</text:span><text:span text:style-name="T12">postcreate-calculator </text:span></text:p>
      <text:p text:style-name="Código"><text:span text:style-name="T12"><text:tab/><text:tab/></text:span><text:span text:style-name="T16">class</text:span><text:span text:style-name="T19">=</text:span><text:span text:style-name="T22">"com.mycompany.myapplication.calculators.MyCalculator"</text:span><text:span text:style-name="T8">/&gt;</text:span></text:p>
      <text:p text:style-name="Código"><text:span text:style-name="T8">&lt;/</text:span><text:span text:style-name="T12">aspect</text:span><text:span text:style-name="T8">&gt;</text:span></text:p>
      <text:p text:style-name="Código"><text:span text:style-name="T9">&lt;</text:span><text:span text:style-name="T13">apply </text:span><text:span text:style-name="T17">aspect</text:span><text:span text:style-name="T20">=</text:span><text:span text:style-name="T23">"MyAspect"</text:span><text:span text:style-name="T9">/&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3">aspects</text:span> for OpenXava in the future. Anyway the existing calculators offer interesting possibilities. Let's see an example in the next section.</text:p>
      <text:list text:style-name="L1" text:continue-numbering="true">
        <text:list-item>
          <text:list text:continue-numbering="true">
            <text:list-item>
              <text:h text:style-name="P412" text:outline-level="2">AccessTracking: A practical application of aspects</text:h>
            </text:list-item>
          </text:list>
        </text:list-item>
      </text:list>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list text:style-name="L1" text:continue-numbering="true">
        <text:list-item>
          <text:list text:continue-numbering="true">
            <text:list-item>
              <text:list text:continue-numbering="true">
                <text:list-item>
                  <text:h text:style-name="P504" text:outline-level="3">The aspect definition</text:h>
                </text:list-item>
              </text:list>
            </text:list-item>
          </text:list>
        </text:list-item>
      </text:list>
      <text:p text:style-name="Text_20_body">You can find the aspect definition in <text:span text:style-name="Archivo_2f_Directorio">AccessTracking/xava/aspects.xml</text:span>:</text:p>
      <text:p text:style-name="Código"><text:span text:style-name="T8">&lt;?</text:span><text:span text:style-name="T12">xml </text:span><text:span text:style-name="T16">version </text:span><text:span text:style-name="T19">= </text:span><text:span text:style-name="T22">"1.0" </text:span><text:span text:style-name="T16">encoding </text:span><text:span text:style-name="T19">= </text:span><text:span text:style-name="T22">"ISO-8859-1"</text:span><text:span text:style-name="T8">?&gt;</text:span></text:p>
      <text:p text:style-name="P22"/>
      <text:p text:style-name="Código"><text:span text:style-name="T8">&lt;!</text:span><text:span text:style-name="T12">DOCTYPE </text:span><text:span text:style-name="T25">aspects </text:span><text:span text:style-name="T26">SYSTEM </text:span><text:span text:style-name="T27">"dtds/aspects.dtd"</text:span><text:span text:style-name="T8">&gt;</text:span></text:p>
      <text:p text:style-name="Código"/>
      <text:p text:style-name="Código">&lt;!-- AccessTracking --&gt;</text:p>
      <text:p text:style-name="Código"/>
      <text:p text:style-name="Código"><text:span text:style-name="T8">&lt;</text:span><text:span text:style-name="T12">aspects</text:span><text:span text:style-name="T8">&gt;</text:span><text:span text:style-name="T19"> <text:tab/></text:span></text:p>
      <text:p text:style-name="Código"/>
      <text:p text:style-name="Código"><text:span text:style-name="T19"><text:tab/></text:span><text:span text:style-name="T8">&lt;</text:span><text:span text:style-name="T12">aspect </text:span><text:span text:style-name="T16">name</text:span><text:span text:style-name="T19">=</text:span><text:span text:style-name="T22">"AccessTracking"</text:span><text:span text:style-name="T8">&gt;</text:span></text:p>
      <text:p text:style-name="Código"><text:span text:style-name="T19"><text:tab/><text:tab/></text:span><text:span text:style-name="T8">&lt;</text:span><text:span text:style-name="T12">postcreate-calculator </text:span></text:p>
      <text:p text:style-name="Código"><text:span text:style-name="T12"><text:tab/><text:tab/><text:tab/></text:span><text:span text:style-name="T16">class</text:span><text:span text:style-name="T19">=</text:span><text:span text:style-name="T22">"org.openxava.tracking.AccessTrackingCalculator"</text:span><text:span text:style-name="T8">&gt;</text:span></text:p>
      <text:p text:style-name="Código"><text:span text:style-name="T19"><text:tab/><text:tab/><text:tab/></text:span><text:span text:style-name="T8">&lt;</text:span><text:span text:style-name="T12">set </text:span><text:span text:style-name="T16">property</text:span><text:span text:style-name="T19">=</text:span><text:span text:style-name="T22">"accessType" </text:span><text:span text:style-name="T16">value</text:span><text:span text:style-name="T19">=</text:span><text:span text:style-name="T22">"Create"</text:span><text:span text:style-name="T8">/&gt;</text:span></text:p>
      <text:p text:style-name="Código"><text:span text:style-name="T19"><text:tab/><text:tab/></text:span><text:span text:style-name="T8">&lt;/</text:span><text:span text:style-name="T12">postcreate-calculator</text:span><text:span text:style-name="T8">&gt;</text:span></text:p>
      <text:p text:style-name="Código"><text:span text:style-name="T19"><text:tab/><text:tab/></text:span><text:span text:style-name="T8">&lt;</text:span><text:span text:style-name="T12">postload-calculator </text:span></text:p>
      <text:p text:style-name="Código"><text:span text:style-name="T12"><text:tab/><text:tab/><text:tab/></text:span><text:span text:style-name="T16">class</text:span><text:span text:style-name="T19">=</text:span><text:span text:style-name="T22">"org.openxava.tracking.AccessTrackingCalculator"</text:span><text:span text:style-name="T8">&gt;</text:span></text:p>
      <text:p text:style-name="Código"><text:span text:style-name="T19"><text:tab/><text:tab/><text:tab/></text:span><text:span text:style-name="T8">&lt;</text:span><text:span text:style-name="T12">set </text:span><text:span text:style-name="T16">property</text:span><text:span text:style-name="T19">=</text:span><text:span text:style-name="T22">"accessType" </text:span><text:span text:style-name="T16">value</text:span><text:span text:style-name="T19">=</text:span><text:span text:style-name="T22">"Read"</text:span><text:span text:style-name="T8">/&gt;</text:span></text:p>
      <text:p text:style-name="Código"><text:span text:style-name="T19"><text:tab/><text:tab/></text:span><text:span text:style-name="T8">&lt;/</text:span><text:span text:style-name="T12">postload-calculator</text:span><text:span text:style-name="T8">&gt;</text:span><text:span text:style-name="T19"><text:tab/><text:tab/></text:span></text:p>
      <text:p text:style-name="Código"><text:span text:style-name="T19"><text:tab/><text:tab/></text:span><text:span text:style-name="T8">&lt;</text:span><text:span text:style-name="T12">postmodify-calculator </text:span></text:p>
      <text:p text:style-name="Código"><text:span text:style-name="T12"><text:tab/><text:tab/><text:tab/></text:span><text:span text:style-name="T16">class</text:span><text:span text:style-name="T19">=</text:span><text:span text:style-name="T22">"org.openxava.tracking.AccessTrackingCalculator"</text:span><text:span text:style-name="T8">&gt;</text:span></text:p>
      <text:p text:style-name="Código"><text:span text:style-name="T19"><text:tab/><text:tab/><text:tab/></text:span><text:span text:style-name="T8">&lt;</text:span><text:span text:style-name="T12">set </text:span><text:span text:style-name="T16">property</text:span><text:span text:style-name="T19">=</text:span><text:span text:style-name="T22">"accessType" </text:span><text:span text:style-name="T16">value</text:span><text:span text:style-name="T19">=</text:span><text:span text:style-name="T22">"Update"</text:span><text:span text:style-name="T8">/&gt;</text:span></text:p>
      <text:p text:style-name="Código"><text:span text:style-name="T19"><text:tab/><text:tab/></text:span><text:span text:style-name="T8">&lt;/</text:span><text:span text:style-name="T12">postmodify-calculator</text:span><text:span text:style-name="T8">&gt;</text:span></text:p>
      <text:p text:style-name="Código"><text:span text:style-name="T19"><text:tab/><text:tab/></text:span><text:span text:style-name="T8">&lt;</text:span><text:span text:style-name="T12">preremove-calculator </text:span></text:p>
      <text:p text:style-name="Código"><text:span text:style-name="T12"><text:tab/><text:tab/><text:tab/></text:span><text:span text:style-name="T16">class</text:span><text:span text:style-name="T19">=</text:span><text:span text:style-name="T22">"org.openxava.tracking.AccessTrackingCalculator"</text:span><text:span text:style-name="T8">&gt;</text:span></text:p>
      <text:p text:style-name="Código"><text:span text:style-name="T19"><text:tab/><text:tab/><text:tab/></text:span><text:span text:style-name="T8">&lt;</text:span><text:span text:style-name="T12">set </text:span><text:span text:style-name="T16">property</text:span><text:span text:style-name="T19">=</text:span><text:span text:style-name="T22">"accessType" </text:span><text:span text:style-name="T16">value</text:span><text:span text:style-name="T19">=</text:span><text:span text:style-name="T22">"Delete"</text:span><text:span text:style-name="T8">/&gt;</text:span></text:p>
      <text:p text:style-name="Código"><text:span text:style-name="T19"><text:tab/><text:tab/></text:span><text:span text:style-name="T8">&lt;/</text:span><text:span text:style-name="T12">preremove-calculator</text:span><text:span text:style-name="T8">&gt;</text:span><text:span text:style-name="T19"><text:tab/><text:tab/></text:span></text:p>
      <text:p text:style-name="Código"><text:span text:style-name="T19"><text:tab/></text:span><text:span text:style-name="T8">&lt;/</text:span><text:span text:style-name="T12">aspect</text:span><text:span text:style-name="T8">&gt;</text:span></text:p>
      <text:p text:style-name="Código"><text:tab/></text:p>
      <text:p text:style-name="Código"><text:span text:style-name="T9">&lt;/</text:span><text:span text:style-name="T13">aspects</text:span><text:span text:style-name="T9">&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12">xml </text:span><text:span text:style-name="T16">version </text:span><text:span text:style-name="T19">= </text:span><text:span text:style-name="T22">"1.0" </text:span><text:span text:style-name="T16">encoding </text:span><text:span text:style-name="T19">= </text:span><text:span text:style-name="T22">"ISO-8859-1"</text:span><text:span text:style-name="T8">?&gt;</text:span></text:p>
      <text:p text:style-name="Código"/>
      <text:p text:style-name="Código"><text:span text:style-name="T8">&lt;!</text:span><text:span text:style-name="T12">DOCTYPE </text:span><text:span text:style-name="T25">aspects </text:span><text:span text:style-name="T26">SYSTEM </text:span><text:span text:style-name="T27">"dtds/aspects.dtd"</text:span><text:span text:style-name="T8">&gt;</text:span></text:p>
      <text:p text:style-name="Código"/>
      <text:p text:style-name="Código"><text:span text:style-name="T8">&lt;</text:span><text:span text:style-name="T12">aspects</text:span><text:span text:style-name="T8">&gt;</text:span><text:span text:style-name="T19"> <text:tab/></text:span></text:p>
      <text:p text:style-name="Código"/>
      <text:p text:style-name="Código"><text:span text:style-name="T19"><text:tab/></text:span><text:span text:style-name="T8">&lt;</text:span><text:span text:style-name="T12">apply </text:span><text:span text:style-name="T16">aspect</text:span><text:span text:style-name="T19">=</text:span><text:span text:style-name="T22">"AccessTracking" </text:span><text:span text:style-name="T16">for-models</text:span><text:span text:style-name="T19">=</text:span><text:span text:style-name="T22">"Warehouse, Invoice"</text:span><text:span text:style-name="T8">/&gt;</text:span></text:p>
      <text:p text:style-name="Código"><text:tab/><text:tab/><text:tab/></text:p>
      <text:p text:style-name="Código"><text:span text:style-name="T9">&lt;/</text:span><text:span text:style-name="T13">aspects</text:span><text:span text:style-name="T9">&gt;</text:span></text:p>
      <text:p text:style-name="Text_20_body">In this way this aspect is applied to <text:span text:style-name="Código">Warehouse</text:span> and <text:span text:style-name="Código">Invoice</text:span>. All access to these entities will be record in a database table.</text:p>
      <text:list text:style-name="L1" text:continue-numbering="true">
        <text:list-item>
          <text:list text:continue-numbering="true">
            <text:list-item>
              <text:list text:continue-numbering="true">
                <text:list-item>
                  <text:h text:style-name="P504" text:outline-level="3">Setup AccessTracking</text:h>
                </text:list-item>
              </text:list>
            </text:list-item>
          </text:list>
        </text:list-item>
      </text:list>
      <text:p text:style-name="Text_20_body">If you want to use the <text:span text:style-name="Código">AccessTracking</text:span> aspect in your project you have to follow the next setup steps:</text:p>
      <text:list text:style-name="L62">
        <text:list-item>
          <text:p text:style-name="P343">Add <text:span text:style-name="Archivo_2f_Directorio">AccessTracking</text:span> as referenced project.</text:p>
        </text:list-item>
        <text:list-item>
          <text:p text:style-name="P344">Create the table in your database to store the tracking of accesses. You can find the CREATE TABLEs in <text:span text:style-name="Archivo_2f_Directorio">AccessTracking/data/access-tracking-db.script</text:span> file.</text:p>
        </text:list-item>
        <text:list-item>
          <text:p text:style-name="P344">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344">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344">Edit the file of your project <text:span text:style-name="Archivo_2f_Directorio">build/ejb/META-INF/MANIFEST.MF</text:span> to add the next jars into the classpath: <text:span text:style-name="T33">./lib/tracking.jar ./lib/ehcache.jar ./lib/antlr.jar ./lib/asm.jar ./lib/cglib.jar ./lib/hibernate3.jar ./lib/dom4j.jar.</text:span>(This step isn't needed if you use only POJOs, not EJB CMP2, <text:span text:style-name="T3"><text:s/>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12">target </text:span><text:span text:style-name="T16">name</text:span><text:span text:style-name="T19">=</text:span><text:span text:style-name="T22">"createEJBJars"</text:span><text:span text:style-name="T8">&gt;<text:tab/>&lt;!-- '</text:span><text:span text:style-name="T22">createEJBJars</text:span><text:span text:style-name="T8">' only if you use EJB2 CMP --&gt;</text:span></text:p>
      <text:p text:style-name="P14"><text:tab/>...</text:p>
      <text:p text:style-name="P19"><text:span text:style-name="T19"><text:tab/></text:span><text:span text:style-name="T8">&lt;</text:span><text:span text:style-name="T12">ant </text:span><text:span text:style-name="T16">antfile</text:span><text:span text:style-name="T19">=</text:span><text:span text:style-name="T22">"../AccessTracking/build.xml" </text:span><text:span text:style-name="T16">target</text:span><text:span text:style-name="T19">=</text:span><text:span text:style-name="T22">"createEJBTracker"</text:span><text:span text:style-name="T8">/&gt;</text:span><text:span text:style-name="T19"><text:tab/></text:span></text:p>
      <text:p text:style-name="Código"><text:span text:style-name="T9">&lt;/</text:span><text:span text:style-name="T13">target</text:span><text:span text:style-name="T9">&gt;</text:span></text:p>
      <text:p text:style-name="Código"><text:span text:style-name="T8">&lt;</text:span><text:span text:style-name="T12">target </text:span><text:span text:style-name="T16">name</text:span><text:span text:style-name="T19">=</text:span><text:span text:style-name="T22">"deployWar"</text:span><text:span text:style-name="T8">&gt;</text:span><text:span text:style-name="T20"><text:tab/></text:span></text:p>
      <text:p text:style-name="P19"><text:span text:style-name="T19"><text:tab/></text:span><text:span text:style-name="T8">&lt;</text:span><text:span text:style-name="T12">ant </text:span><text:span text:style-name="T16">antfile</text:span><text:span text:style-name="T19">=</text:span><text:span text:style-name="T22">"../AccessTracking/build.xml" </text:span><text:span text:style-name="T16">target</text:span><text:span text:style-name="T19">=</text:span><text:span text:style-name="T22">"createTracker"</text:span><text:span text:style-name="T8">/&gt;</text:span><text:span text:style-name="T19"><text:tab/></text:span></text:p>
      <text:p text:style-name="P14"><text:tab/>...</text:p>
      <text:p text:style-name="Código"><text:span text:style-name="T9">&lt;/</text:span><text:span text:style-name="T13">target</text:span><text:span text:style-name="T9">&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12">xml </text:span><text:span text:style-name="T16">version </text:span><text:span text:style-name="T19">= </text:span><text:span text:style-name="T22">"1.0" </text:span><text:span text:style-name="T16">encoding </text:span><text:span text:style-name="T19">= </text:span><text:span text:style-name="T22">"ISO-8859-1"</text:span><text:span text:style-name="T8">?&gt;</text:span></text:p>
      <text:p text:style-name="Código"/>
      <text:p text:style-name="Código"><text:span text:style-name="T8">&lt;!</text:span><text:span text:style-name="T12">DOCTYPE </text:span><text:span text:style-name="T25">aspects </text:span><text:span text:style-name="T26">SYSTEM </text:span><text:span text:style-name="T27">"dtds/aspects.dtd"</text:span><text:span text:style-name="T8">&gt;</text:span></text:p>
      <text:p text:style-name="Código"/>
      <text:p text:style-name="Código"><text:span text:style-name="T8">&lt;</text:span><text:span text:style-name="T12">aspects</text:span><text:span text:style-name="T8">&gt;</text:span><text:span text:style-name="T19"> <text:tab/></text:span></text:p>
      <text:p text:style-name="Código"/>
      <text:p text:style-name="Código"><text:span text:style-name="T19"><text:tab/></text:span><text:span text:style-name="T8">&lt;</text:span><text:span text:style-name="T12">apply </text:span><text:span text:style-name="T16">aspect</text:span><text:span text:style-name="T19">=</text:span><text:span text:style-name="T22">"AccessTracking"</text:span><text:span text:style-name="T8">/&gt;</text:span></text:p>
      <text:p text:style-name="Código"><text:tab/><text:tab/><text:tab/></text:p>
      <text:p text:style-name="Código"><text:span text:style-name="T9">&lt;/</text:span><text:span text:style-name="T13">aspects</text:span><text:span text:style-name="T9">&gt;</text:span></text:p>
      <text:p text:style-name="Text_20_body">Now you only have to deploy the war for your project. <text:span text:style-name="T3">(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list text:style-name="L1" text:continue-numbering="true">
        <text:list-item>
          <text:h text:style-name="P400" text:outline-level="1"><draw:frame draw:style-name="fr2" draw:name="graphics1" text:anchor-type="paragraph" svg:width="16.999cm" svg:height="2.877cm" draw:z-index="32"><draw:image xlink:href="Pictures/10000000000002B9000000765351643A.jpg" xlink:type="simple" xlink:show="embed" xlink:actuate="onLoad"/></draw:frame>Miscellaneous</text:h>
          <text:list>
            <text:list-item>
              <text:h text:style-name="P412" text:outline-level="2">Many-to-many relationships</text:h>
            </text:list-item>
          </text:list>
        </text:list-item>
      </text:list>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12">component </text:span><text:span text:style-name="T16">name</text:span><text:span text:style-name="T19">=</text:span><text:span text:style-name="T22">"Customer"</text:span><text:span text:style-name="T8">&gt;</text:span></text:p>
      <text:p text:style-name="Código"><text:span text:style-name="T19"><text:tab/></text:span><text:span text:style-name="T8">&lt;</text:span><text:span text:style-name="T12">entity</text:span><text:span text:style-name="T8">&gt;</text:span></text:p>
      <text:p text:style-name="P15"><text:tab/>...</text:p>
      <text:p text:style-name="Código"><text:span text:style-name="T19"><text:tab/><text:tab/></text:span><text:span text:style-name="T8">&lt;</text:span><text:span text:style-name="T12">collection </text:span><text:span text:style-name="T16">name</text:span><text:span text:style-name="T19">=</text:span><text:span text:style-name="T22">"states"</text:span><text:span text:style-name="T8">&gt;<text:tab/><text:tab/><text:tab/></text:span><text:span text:style-name="T19">(1)</text:span></text:p>
      <text:p text:style-name="Código"><text:span text:style-name="T19"><text:tab/><text:tab/><text:tab/></text:span><text:span text:style-name="T8">&lt;</text:span><text:span text:style-name="T12">reference </text:span><text:span text:style-name="T16">model</text:span><text:span text:style-name="T19">=</text:span><text:span text:style-name="T22">"CustomerState"</text:span><text:span text:style-name="T8">/&gt;</text:span></text:p>
      <text:p text:style-name="Código"><text:span text:style-name="T19"><text:tab/><text:tab/></text:span><text:span text:style-name="T8">&lt;/</text:span><text:span text:style-name="T12">collection</text:span><text:span text:style-name="T8">&gt;</text:span></text:p>
      <text:p text:style-name="Código"><text:tab/>...<text:tab/></text:p>
      <text:p text:style-name="Código"><text:span text:style-name="T19"><text:tab/></text:span><text:span text:style-name="T8">&lt;/</text:span><text:span text:style-name="T12">entity</text:span><text:span text:style-name="T8">&gt;</text:span></text:p>
      <text:p text:style-name="P15"/>
      <text:p text:style-name="Código"><text:span text:style-name="T19"><text:tab/></text:span><text:span text:style-name="T8">&lt;</text:span><text:span text:style-name="T12">aggregate </text:span><text:span text:style-name="T16">name</text:span><text:span text:style-name="T19">=</text:span><text:span text:style-name="T22">"CustomerState"</text:span><text:span text:style-name="T8">&gt;<text:tab/><text:tab/><text:tab/><text:tab/></text:span><text:span text:style-name="T19">(2)</text:span></text:p>
      <text:p text:style-name="Código"><text:span text:style-name="T19"><text:tab/><text:tab/></text:span><text:span text:style-name="T8">&lt;</text:span><text:span text:style-name="T12">reference </text:span><text:span text:style-name="T16">name</text:span><text:span text:style-name="T19">=</text:span><text:span text:style-name="T22">"customer" </text:span><text:span text:style-name="T16">key</text:span><text:span text:style-name="T19">=</text:span><text:span text:style-name="T22">"true"</text:span><text:span text:style-name="T8">/&gt;<text:tab/></text:span><text:span text:style-name="T19">(3)</text:span></text:p>
      <text:p text:style-name="Código"><text:span text:style-name="T19"><text:tab/><text:tab/></text:span><text:span text:style-name="T8">&lt;</text:span><text:span text:style-name="T12">reference </text:span><text:span text:style-name="T16">name</text:span><text:span text:style-name="T19">=</text:span><text:span text:style-name="T22">"state" </text:span><text:span text:style-name="T16">key</text:span><text:span text:style-name="T19">=</text:span><text:span text:style-name="T22">"true"</text:span><text:span text:style-name="T8">/&gt;<text:tab/><text:tab/></text:span><text:span text:style-name="T19">(4)</text:span></text:p>
      <text:p text:style-name="Código"><text:span text:style-name="T19"><text:tab/></text:span><text:span text:style-name="T8">&lt;/</text:span><text:span text:style-name="T12">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12">component </text:span><text:span text:style-name="T16">name</text:span><text:span text:style-name="T19">=</text:span><text:span text:style-name="T22">"Customer"</text:span><text:span text:style-name="T8">&gt;</text:span></text:p>
      <text:p text:style-name="P15"><text:tab/>...</text:p>
      <text:p text:style-name="Código"><text:span text:style-name="T19"><text:tab/></text:span><text:span text:style-name="T8">&lt;</text:span><text:span text:style-name="T12">aggregate-mapping </text:span><text:span text:style-name="T16">aggregate</text:span><text:span text:style-name="T19">=</text:span><text:span text:style-name="T22">"CustomerState" </text:span><text:span text:style-name="T16">table</text:span><text:span text:style-name="T19">=</text:span><text:span text:style-name="T22">"CUSTOMER_STATE"</text:span><text:span text:style-name="T8">&gt;</text:span></text:p>
      <text:p text:style-name="Código"><text:span text:style-name="T19"><text:tab/><text:tab/></text:span><text:span text:style-name="T8">&lt;</text:span><text:span text:style-name="T12">reference-mapping </text:span><text:span text:style-name="T16">reference</text:span><text:span text:style-name="T19">=</text:span><text:span text:style-name="T22">"customer"</text:span><text:span text:style-name="T8">&gt;</text:span></text:p>
      <text:p text:style-name="Código"><text:span text:style-name="T19"><text:tab/><text:tab/><text:tab/></text:span><text:span text:style-name="T8">&lt;</text:span><text:span text:style-name="T12">reference-mapping-detail </text:span></text:p>
      <text:p text:style-name="Código"><text:span text:style-name="T12"><text:tab/><text:tab/><text:tab/><text:tab/></text:span><text:span text:style-name="T16">column</text:span><text:span text:style-name="T19">=</text:span><text:span text:style-name="T22">"CUSTOMER"<text:tab/><text:tab/><text:tab/><text:tab/></text:span><text:span text:style-name="T19">(1)</text:span><text:span text:style-name="T22"> </text:span></text:p>
      <text:p text:style-name="Código"><text:span text:style-name="T22"><text:tab/><text:tab/><text:tab/><text:tab/></text:span><text:span text:style-name="T16">referenced-model-property</text:span><text:span text:style-name="T19">=</text:span><text:span text:style-name="T22">"number"</text:span><text:span text:style-name="T8">/&gt;</text:span><text:span text:style-name="T19"> </text:span></text:p>
      <text:p text:style-name="Código"><text:span text:style-name="T19"><text:tab/><text:tab/></text:span><text:span text:style-name="T8">&lt;/</text:span><text:span text:style-name="T12">reference-mapping</text:span><text:span text:style-name="T8">&gt;</text:span><text:span text:style-name="T19"><text:tab/><text:tab/><text:tab/><text:tab/></text:span></text:p>
      <text:p text:style-name="Código"><text:span text:style-name="T19"><text:tab/><text:tab/></text:span><text:span text:style-name="T8">&lt;</text:span><text:span text:style-name="T12">reference-mapping </text:span><text:span text:style-name="T16">reference</text:span><text:span text:style-name="T19">=</text:span><text:span text:style-name="T22">"state"</text:span><text:span text:style-name="T8">&gt;</text:span></text:p>
      <text:p text:style-name="Código"><text:span text:style-name="T19"><text:tab/><text:tab/><text:tab/></text:span><text:span text:style-name="T8">&lt;</text:span><text:span text:style-name="T12">reference-mapping-detail </text:span></text:p>
      <text:p text:style-name="Código"><text:span text:style-name="T12"><text:tab/><text:tab/><text:tab/><text:tab/></text:span><text:span text:style-name="T16">column</text:span><text:span text:style-name="T19">=</text:span><text:span text:style-name="T22">"STATE" <text:tab/><text:tab/><text:tab/><text:tab/></text:span><text:span text:style-name="T19">(2)</text:span></text:p>
      <text:p text:style-name="Código"><text:span text:style-name="T22"><text:tab/><text:tab/><text:tab/><text:tab/></text:span><text:span text:style-name="T16">referenced-model-property</text:span><text:span text:style-name="T19">=</text:span><text:span text:style-name="T22">"id"</text:span><text:span text:style-name="T8">/&gt;</text:span><text:span text:style-name="T19"> </text:span></text:p>
      <text:p text:style-name="Código"><text:span text:style-name="T19"><text:tab/><text:tab/></text:span><text:span text:style-name="T8">&lt;/</text:span><text:span text:style-name="T12">reference-mapping</text:span><text:span text:style-name="T8">&gt;</text:span><text:span text:style-name="T19"><text:tab/><text:tab/><text:tab/><text:tab/><text:tab/><text:tab/></text:span></text:p>
      <text:p text:style-name="Código"><text:span text:style-name="T19"><text:tab/></text:span><text:span text:style-name="T8">&lt;/</text:span><text:span text:style-name="T12">aggregate-mapping</text:span><text:span text:style-name="T8">&gt;</text:span></text:p>
      <text:p text:style-name="P15">&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12">component </text:span><text:span text:style-name="T16">name</text:span><text:span text:style-name="T19">=</text:span><text:span text:style-name="T22">"Customer"</text:span><text:span text:style-name="T8">&gt;</text:span></text:p>
      <text:p text:style-name="P15"><text:tab/>...</text:p>
      <text:p text:style-name="Código"><text:span text:style-name="T19"><text:tab/></text:span><text:span text:style-name="T8">&lt;</text:span><text:span text:style-name="T12">view</text:span><text:span text:style-name="T8">&gt;</text:span><text:span text:style-name="T19"><text:tab/><text:tab/></text:span></text:p>
      <text:p text:style-name="Código"><text:span text:style-name="T8"><text:tab/><text:tab/>...</text:span><text:tab/><text:tab/></text:p>
      <text:p text:style-name="Código"><text:span text:style-name="T19"><text:tab/><text:tab/></text:span><text:span text:style-name="T8">&lt;</text:span><text:span text:style-name="T12">collection-view </text:span><text:span text:style-name="T16">collection</text:span><text:span text:style-name="T19">=</text:span><text:span text:style-name="T22">"states"</text:span><text:span text:style-name="T8">&gt;</text:span></text:p>
      <text:p text:style-name="Código"><text:span text:style-name="T19"><text:tab/><text:tab/><text:tab/></text:span><text:span text:style-name="T8">&lt;</text:span><text:span text:style-name="T12">list-properties</text:span><text:span text:style-name="T8">&gt;</text:span><text:span text:style-name="T19">state.id, state.name</text:span><text:span text:style-name="T8">&lt;/</text:span><text:span text:style-name="T12">list-properties</text:span><text:span text:style-name="T8">&gt;<text:tab/></text:span><text:span text:style-name="T19">(1)</text:span></text:p>
      <text:p text:style-name="Código"><text:span text:style-name="T19"><text:tab/><text:tab/></text:span><text:span text:style-name="T8">&lt;/</text:span><text:span text:style-name="T12">collection-view</text:span><text:span text:style-name="T8">&gt;</text:span></text:p>
      <text:p text:style-name="Código"><text:tab/><text:tab/></text:p>
      <text:p text:style-name="Código"><text:span text:style-name="T19"><text:tab/><text:tab/></text:span><text:span text:style-name="T8">&lt;</text:span><text:span text:style-name="T12">members</text:span><text:span text:style-name="T8">&gt;</text:span></text:p>
      <text:p text:style-name="P15"><text:tab/><text:tab/><text:tab/>...</text:p>
      <text:p text:style-name="Código"><text:tab/><text:tab/><text:tab/>states</text:p>
      <text:p text:style-name="Código"><text:tab/><text:tab/><text:tab/>...</text:p>
      <text:p text:style-name="Código"><text:span text:style-name="T19"><text:tab/><text:tab/></text:span><text:span text:style-name="T8">&lt;/</text:span><text:span text:style-name="T12">members</text:span><text:span text:style-name="T8">&gt;</text:span></text:p>
      <text:p text:style-name="Código"><text:tab/><text:tab/><text:tab/><text:tab/><text:tab/><text:tab/></text:p>
      <text:p text:style-name="Código"><text:span text:style-name="T19"><text:tab/></text:span><text:span text:style-name="T8">&lt;/</text:span><text:span text:style-name="T12">view</text:span><text:span text:style-name="T8">&gt;</text:span><text:span text:style-name="T19"><text:tab/><text:tab/></text:span></text:p>
      <text:p text:style-name="Código"><text:tab/><text:tab/></text:p>
      <text:p text:style-name="Código"><text:span text:style-name="T19"><text:tab/></text:span><text:span text:style-name="T8">&lt;</text:span><text:span text:style-name="T12">view </text:span><text:span text:style-name="T16">model</text:span><text:span text:style-name="T19">=</text:span><text:span text:style-name="T22">"CustomerState"</text:span><text:span text:style-name="T8">&gt;</text:span></text:p>
      <text:p text:style-name="Código"><text:span text:style-name="T19"><text:tab/><text:tab/></text:span><text:span text:style-name="T8">&lt;</text:span><text:span text:style-name="T12">reference-view </text:span><text:span text:style-name="T16">reference</text:span><text:span text:style-name="T19">=</text:span><text:span text:style-name="T22">"state" </text:span><text:span text:style-name="T16">frame</text:span><text:span text:style-name="T19">=</text:span><text:span text:style-name="T22">"false"</text:span><text:span text:style-name="T8">/&gt;<text:tab/><text:tab/><text:tab/></text:span><text:span text:style-name="T19">(2)</text:span></text:p>
      <text:p text:style-name="Código"><text:span text:style-name="T19"><text:tab/></text:span><text:span text:style-name="T8">&lt;/</text:span><text:span text:style-name="T12">view</text:span><text:span text:style-name="T8">&gt;</text:span></text:p>
      <text:p text:style-name="P15"><text:tab/>...</text:p>
      <text:p text:style-name="P15">&lt;/component&gt;</text:p>
      <text:p text:style-name="Standard">In this view you can see how we define explicitly <text:span text:style-name="T19">(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list text:style-name="L1" text:continue-numbering="true">
        <text:list-item>
          <text:list text:continue-numbering="true">
            <text:list-item>
              <text:h text:style-name="P412" text:outline-level="2">Programming with Hibernate</text:h>
            </text:list-item>
          </text:list>
        </text:list-item>
      </text:list>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list text:style-name="L1" text:continue-numbering="true">
        <text:list-item>
          <text:list text:continue-numbering="true">
            <text:list-item>
              <text:h text:style-name="P412" text:outline-level="2">Programming with EJB3 JPA</text:h>
            </text:list-item>
          </text:list>
        </text:list-item>
      </text:list>
      <text:p text:style-name="Text_20_body">You can use the standard Java Persistence API in any part of an OpenXava application, that is, inside calculators, validators, actions, filters, etc.</text:p>
      <text:p text:style-name="Text_20_body">In order to facilitate the use of JPA OpenXava provides the <text:span text:style-name="Código">XPersistence</text:span> class. For example, if you wish to store an object in a database using the JPA, the normal way would be:</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ustomer customer = ... ;</text:p>
      <text:p text:style-name="Código">manager.persist(customer);</text:p>
      <text:p text:style-name="Código">manager.getTransaction().commit();</text:p>
      <text:p text:style-name="Código">manager.close();</text:p>
      <text:p text:style-name="Text_20_body">But, inside OpenXava and using <text:span text:style-name="Código">XPersistence</text:span> class you can write this:</text:p>
      <text:p text:style-name="Código">Customer customer = ... ;</text:p>
      <text:p text:style-name="Código">XPersistence.getManager().persist(customer);</text:p>
      <text:p text:style-name="Text_20_body">No more.</text:p>
      <text:p text:style-name="Text_20_body">The first time that you call to <text:span text:style-name="Código">XPersistence.getManager()</text:span> a manager is created and assigned to the current thread and a transaction is created too; the next time that you call it, the same manager is used. At the end of the complete cycle of action execution, OpenXava commits automatically the transaction and closes the manager. </text:p>
      <text:p text:style-name="Text_20_body">You can optionally commit the transaction in any moment calling to <text:span text:style-name="Código">XPersistence.commit()</text:span>, if after this you use <text:span text:style-name="Código">XPersistence.getManager()</text:span> an new manager and a new transaction are created for you.</text:p>
      <text:p text:style-name="Text_20_body">You can learn more seeing the API doc of <text:span text:style-name="Código">org.openxava.jpa.XPersistence</text:span> class.</text:p>
      <text:list text:style-name="L63">
        <text:list-item>
          <text:list>
            <text:list-item>
              <text:list>
                <text:list-item>
                  <text:h text:style-name="P539" text:outline-level="3">Changing the default schema in runtime <text:span text:style-name="T3">(new in v2.1.2)</text:span></text:h>
                </text:list-item>
              </text:list>
            </text:list-item>
          </text:list>
        </text:list-item>
      </text:list>
      <text:p text:style-name="P24">Using JPA it's possible to change the default schema in runtime. This allows you to map a component to a table without schema, and change the schema programmatically.</text:p>
      <text:p text:style-name="P24">For example, you can map a component <text:span text:style-name="Código">Issue</text:span> in this way:</text:p>
      <text:p text:style-name="Código"><text:span text:style-name="T8">&lt;</text:span><text:span text:style-name="T12">entity-mapping </text:span><text:span text:style-name="T16">table</text:span><text:span text:style-name="T19">=</text:span><text:span text:style-name="T22">"ISSUE"</text:span><text:span text:style-name="T8">&gt;</text:span></text:p>
      <text:p text:style-name="P24">As you see, we indicate the table, but not the schema. Then you can use <text:span text:style-name="Código">XPersistence</text:span> class for changing the schema, as following:</text:p>
      <text:p text:style-name="Código">XPersistence.setDefaultSchema("COMPANY1");</text:p>
      <text:p text:style-name="Código">// Save in ISSUE table of COMPANY1 schema</text:p>
      <text:p text:style-name="Código">XPersistence.getManager().persist(issue); </text:p>
      <text:p text:style-name="Código">...</text:p>
      <text:p text:style-name="Código">XPersistence.commit();</text:p>
      <text:p text:style-name="Código"/>
      <text:p text:style-name="Código">XPersistence.setDefaultSchema("COMPANY2");</text:p>
      <text:p text:style-name="Código">// Save in ISSUE table of COMPANY2 schema</text:p>
      <text:p text:style-name="Código">XPersistence.getManager().persist(issue); </text:p>
      <text:p text:style-name="Código">...</text:p>
      <text:p text:style-name="Código">XPersistence.commit();</text:p>
      <text:p text:style-name="Text_20_body">The change of the schema affects only to the current execution thread. This allow you to create <text:s/>multiuser applications where each user works against his own database schema. In fact, in <text:span text:style-name="Archivo_2f_Directorio">default-controllers.xml</text:span> (in <text:span text:style-name="Archivo_2f_Directorio">OpenXava/xava</text:span>) there are a session object named <text:span text:style-name="Código">xava_defaultSchema</text:span> and a controller named <text:span text:style-name="Código">DefaultSchema</text:span> to facilitate the implementation of this kind of applications.</text:p>
      <text:p text:style-name="Text_20_body">If you want to learn more about multi-schema applications you can see the module <text:span text:style-name="Código">Issues</text:span> in <text:span text:style-name="Nombre_20_proyecto">OpenXavaTest</text:span> application, and see the documentation about multi-schema applications in OpenXava site.</text:p>
      <text:list text:style-name="L1" text:continue-numbering="true">
        <text:list-item>
          <text:list text:continue-numbering="true">
            <text:list-item>
              <text:h text:style-name="P412" text:outline-level="2">Custom JSP view and OpenXava taglibs</text:h>
            </text:list-item>
          </text:list>
        </text:list-item>
      </text:list>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list text:style-name="L1" text:continue-numbering="true">
        <text:list-item>
          <text:list text:continue-numbering="true">
            <text:list-item>
              <text:list text:continue-numbering="true">
                <text:list-item>
                  <text:h text:style-name="P504" text:outline-level="3">Example</text:h>
                </text:list-item>
              </text:list>
            </text:list-item>
          </text:list>
        </text:list-item>
      </text:list>
      <text:p text:style-name="Text_20_body">First you have to define in your module that you want to use your own JSP, in <text:span text:style-name="Código">application.xml</text:span>:</text:p>
      <text:p text:style-name="Código"><text:span text:style-name="T8">&lt;</text:span><text:span text:style-name="T12">module </text:span><text:span text:style-name="T16">name</text:span><text:span text:style-name="T19">=</text:span><text:span text:style-name="T22">"SellersJSP" </text:span><text:span text:style-name="T16">folder</text:span><text:span text:style-name="T19">=</text:span><text:span text:style-name="T22">"invoicing.variations"</text:span><text:span text:style-name="T8">&gt;</text:span></text:p>
      <text:p text:style-name="Código"><text:span text:style-name="T19"><text:tab/></text:span><text:span text:style-name="T8">&lt;</text:span><text:span text:style-name="T12">model </text:span><text:span text:style-name="T16">name</text:span><text:span text:style-name="T19">=</text:span><text:span text:style-name="T22">"Seller"</text:span><text:span text:style-name="T8">/&gt;</text:span></text:p>
      <text:p text:style-name="Código"><text:span text:style-name="T19"><text:tab/></text:span><text:span text:style-name="T8">&lt;</text:span><text:span text:style-name="T12">view </text:span><text:span text:style-name="T16">name</text:span><text:span text:style-name="T19">=</text:span><text:span text:style-name="T22">"ForCustomJSP"</text:span><text:span text:style-name="T8">/&gt;</text:span><text:span text:style-name="T19"> <text:tab/><text:tab/><text:tab/>(1)</text:span></text:p>
      <text:p text:style-name="Código"><text:span text:style-name="T19"><text:tab/></text:span><text:span text:style-name="T8">&lt;</text:span><text:span text:style-name="T12">web-view </text:span><text:span text:style-name="T16">url</text:span><text:span text:style-name="T19">=</text:span><text:span text:style-name="T22">"custom-jsp/seller.jsp"</text:span><text:span text:style-name="T8">/&gt;<text:tab/></text:span><text:span text:style-name="T19">(2)</text:span></text:p>
      <text:p text:style-name="Código"><text:span text:style-name="T19"><text:tab/></text:span><text:span text:style-name="T8">&lt;</text:span><text:span text:style-name="T12">controller </text:span><text:span text:style-name="T16">name</text:span><text:span text:style-name="T19">=</text:span><text:span text:style-name="T22">"Typical"</text:span><text:span text:style-name="T8">/&gt;</text:span><text:span text:style-name="T19"><text:tab/><text:tab/></text:span></text:p>
      <text:p text:style-name="Código"><text:span text:style-name="T8">&lt;/</text:span><text:span text:style-name="T12">module</text:span><text:span text:style-name="T8">&gt;</text:span><text:span text:style-name="T19"><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 </text:span>(or other of your choice) folder of your project, and it can be as this one:</text:p>
      <text:p text:style-name="Código"><text:span text:style-name="T32">&lt;%@ </text:span><text:span text:style-name="T12">include </text:span><text:span text:style-name="T16">file</text:span><text:span text:style-name="T19">=</text:span><text:span text:style-name="T22">"../xava/imports.jsp"</text:span><text:span text:style-name="T32">%&gt;</text:span></text:p>
      <text:p text:style-name="Código"/>
      <text:p text:style-name="Código"><text:span text:style-name="T8">&lt;</text:span><text:span text:style-name="T12">table</text:span><text:span text:style-name="T8">&gt;</text:span></text:p>
      <text:p text:style-name="Código"><text:span text:style-name="T8">&lt;</text:span><text:span text:style-name="T12">tr</text:span><text:span text:style-name="T8">&gt;</text:span></text:p>
      <text:p text:style-name="Código"><text:span text:style-name="T19"><text:tab/></text:span><text:span text:style-name="T8">&lt;</text:span><text:span text:style-name="T12">td</text:span><text:span text:style-name="T8">&gt;</text:span><text:span text:style-name="T19">Number: </text:span><text:span text:style-name="T8">&lt;/</text:span><text:span text:style-name="T12">td</text:span><text:span text:style-name="T8">&gt;</text:span></text:p>
      <text:p text:style-name="Código"><text:span text:style-name="T19"><text:tab/></text:span><text:span text:style-name="T8">&lt;</text:span><text:span text:style-name="T12">td</text:span><text:span text:style-name="T8">&gt;</text:span></text:p>
      <text:p text:style-name="Código"><text:span text:style-name="T19"><text:tab/><text:tab/></text:span><text:span text:style-name="T8">&lt;</text:span><text:span text:style-name="T12">xava:editor </text:span><text:span text:style-name="T16">property</text:span><text:span text:style-name="T19">=</text:span><text:span text:style-name="T22">"number"</text:span><text:span text:style-name="T8">/&gt;</text:span><text:span text:style-name="T19"><text:tab/><text:tab/></text:span></text:p>
      <text:p text:style-name="Código"><text:span text:style-name="T19"><text:tab/></text:span><text:span text:style-name="T8">&lt;/</text:span><text:span text:style-name="T12">td</text:span><text:span text:style-name="T8">&gt;</text:span></text:p>
      <text:p text:style-name="Código"><text:span text:style-name="T8">&lt;/</text:span><text:span text:style-name="T12">tr</text:span><text:span text:style-name="T8">&gt;</text:span></text:p>
      <text:p text:style-name="Código"><text:span text:style-name="T8">&lt;</text:span><text:span text:style-name="T12">tr</text:span><text:span text:style-name="T8">&gt;</text:span></text:p>
      <text:p text:style-name="Código"><text:span text:style-name="T19"><text:tab/></text:span><text:span text:style-name="T8">&lt;</text:span><text:span text:style-name="T12">td</text:span><text:span text:style-name="T8">&gt;</text:span><text:span text:style-name="T19">Name: </text:span><text:span text:style-name="T8">&lt;/</text:span><text:span text:style-name="T12">td</text:span><text:span text:style-name="T8">&gt;</text:span></text:p>
      <text:p text:style-name="Código"><text:span text:style-name="T19"><text:tab/></text:span><text:span text:style-name="T8">&lt;</text:span><text:span text:style-name="T12">td</text:span><text:span text:style-name="T8">&gt;</text:span><text:span text:style-name="T19"><text:tab/></text:span></text:p>
      <text:p text:style-name="Código"><text:span text:style-name="T19"><text:tab/><text:tab/></text:span><text:span text:style-name="T8">&lt;</text:span><text:span text:style-name="T12">xava:editor </text:span><text:span text:style-name="T16">property</text:span><text:span text:style-name="T19">=</text:span><text:span text:style-name="T22">"name"</text:span><text:span text:style-name="T8">/&gt;</text:span><text:span text:style-name="T19"><text:tab/></text:span></text:p>
      <text:p text:style-name="Código"><text:span text:style-name="T19"><text:tab/></text:span><text:span text:style-name="T8">&lt;/</text:span><text:span text:style-name="T12">td</text:span><text:span text:style-name="T8">&gt;</text:span></text:p>
      <text:p text:style-name="Código"><text:span text:style-name="T8">&lt;/</text:span><text:span text:style-name="T12">tr</text:span><text:span text:style-name="T8">&gt;</text:span></text:p>
      <text:p text:style-name="Código"/>
      <text:p text:style-name="Código"><text:span text:style-name="T8">&lt;</text:span><text:span text:style-name="T12">tr</text:span><text:span text:style-name="T8">&gt;</text:span></text:p>
      <text:p text:style-name="Código"><text:span text:style-name="T19"><text:tab/></text:span><text:span text:style-name="T8">&lt;</text:span><text:span text:style-name="T12">td</text:span><text:span text:style-name="T8">&gt;</text:span><text:span text:style-name="T19">Level: </text:span><text:span text:style-name="T8">&lt;/</text:span><text:span text:style-name="T12">td</text:span><text:span text:style-name="T8">&gt;</text:span></text:p>
      <text:p text:style-name="Código"><text:span text:style-name="T19"><text:tab/></text:span><text:span text:style-name="T8">&lt;</text:span><text:span text:style-name="T12">td</text:span><text:span text:style-name="T8">&gt;</text:span><text:span text:style-name="T19"><text:tab/></text:span></text:p>
      <text:p text:style-name="Código"><text:span text:style-name="T19"><text:tab/><text:tab/></text:span><text:span text:style-name="T8">&lt;</text:span><text:span text:style-name="T12">xava:editor </text:span><text:span text:style-name="T16">property</text:span><text:span text:style-name="T19">=</text:span><text:span text:style-name="T22">"level.id"</text:span><text:span text:style-name="T8">/&gt;</text:span></text:p>
      <text:p text:style-name="Código"><text:span text:style-name="T19"><text:tab/><text:tab/></text:span><text:span text:style-name="T8">&lt;</text:span><text:span text:style-name="T12">xava:editor </text:span><text:span text:style-name="T16">property</text:span><text:span text:style-name="T19">=</text:span><text:span text:style-name="T22">"level.description"</text:span><text:span text:style-name="T8">/&gt;</text:span><text:span text:style-name="T19"><text:tab/></text:span></text:p>
      <text:p text:style-name="Código"><text:span text:style-name="T19"><text:tab/></text:span><text:span text:style-name="T8">&lt;/</text:span><text:span text:style-name="T12">td</text:span><text:span text:style-name="T8">&gt;</text:span></text:p>
      <text:p text:style-name="Código"><text:span text:style-name="T8">&lt;/</text:span><text:span text:style-name="T12">tr</text:span><text:span text:style-name="T8">&gt;</text:span></text:p>
      <text:p text:style-name="Código"><text:span text:style-name="T8">&lt;/</text:span><text:span text:style-name="T12">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3">(new in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list text:style-name="L1" text:continue-numbering="true">
        <text:list-item>
          <text:list text:continue-numbering="true">
            <text:list-item>
              <text:list text:continue-numbering="true">
                <text:list-item>
                  <text:h text:style-name="P504" text:outline-level="3">xava:editor</text:h>
                </text:list-item>
              </text:list>
            </text:list-item>
          </text:list>
        </text:list-item>
      </text:list>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12">xava:editor </text:span></text:p>
      <text:p text:style-name="Código"><text:span text:style-name="T12"><text:tab/></text:span><text:span text:style-name="T16">property</text:span><text:span text:style-name="T19">=</text:span><text:span text:style-name="T22">"propertyName"<text:tab/><text:tab/><text:tab/></text:span><text:span text:style-name="T19">(1)</text:span></text:p>
      <text:p text:style-name="P21"><text:tab/><text:span text:style-name="T16">editable</text:span><text:span text:style-name="T19">=</text:span>"true|false"<text:tab/><text:tab/><text:tab/><text:span text:style-name="T19">(2) new in v2.0.1</text:span></text:p>
      <text:p text:style-name="P21"><text:tab/><text:span text:style-name="T16">throwPropertyChanged</text:span><text:span text:style-name="T19">=</text:span>"true|false"<text:tab/><text:span text:style-name="T19">(3) new in v2.0.1</text:span></text:p>
      <text:p text:style-name="P15">/&gt;</text:p>
      <text:list text:style-name="L64">
        <text:list-item>
          <text:p text:style-name="P357"><text:span text:style-name="Código">property</text:span> (required): <text:s/>It's the property of the model associated with the current module</text:p>
        </text:list-item>
        <text:list-item>
          <text:p text:style-name="P357"><text:span text:style-name="Código">editable</text:span> (optional): <text:span text:style-name="T3">New in v2.0.1.</text:span> Forces to this editor to be editable, otherwise the appropriate default value is assumed.</text:p>
        </text:list-item>
        <text:list-item>
          <text:p text:style-name="P357"><text:span text:style-name="Código">throwPropertyChanged</text:span> (optional): <text:span text:style-name="T3">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3">(new in v2.0.1)</text:span>.</text:p>
      <text:list text:style-name="L1" text:continue-numbering="true">
        <text:list-item>
          <text:list text:continue-numbering="true">
            <text:list-item>
              <text:list text:continue-numbering="true">
                <text:list-item>
                  <text:h text:style-name="P504" text:outline-level="3">xava:action, xava:link, xava:image, xava:button</text:h>
                </text:list-item>
              </text:list>
            </text:list-item>
          </text:list>
        </text:list-item>
      </text:list>
      <text:p text:style-name="Text_20_body">The <text:span text:style-name="Código">&lt;xava:action/&gt;</text:span> tag allows you to render an action (a button or a image that the user can click).</text:p>
      <text:p text:style-name="Código"><text:span text:style-name="T8">&lt;</text:span><text:span text:style-name="T12">xava:action </text:span><text:span text:style-name="T16">action</text:span><text:span text:style-name="T19">=</text:span><text:span text:style-name="T22">"controller.action" </text:span><text:span text:style-name="T16">argv</text:span><text:span text:style-name="T19">=</text:span><text:span text:style-name="T22">"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Código"><text:span text:style-name="T8">&lt;</text:span><text:span text:style-name="T12">xava:action </text:span><text:span text:style-name="T16">action</text:span><text:span text:style-name="T19">=</text:span><text:span text:style-name="T22">"CRUD.save" </text:span><text:span text:style-name="T16">argv</text:span><text:span text:style-name="T19">=</text:span><text:span text:style-name="T22">"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text:list text:style-name="L1" text:continue-numbering="true">
        <text:list-item>
          <text:list text:continue-numbering="true">
            <text:list-item>
              <text:list text:continue-numbering="true">
                <text:list-item>
                  <text:h text:style-name="P504" text:outline-level="3">xava:message <text:span text:style-name="T3">(new in v2.0.3)</text:span></text:h>
                </text:list-item>
              </text:list>
            </text:list-item>
          </text:list>
        </text:list-item>
      </text:list>
      <text:p text:style-name="Text_20_body">The <text:span text:style-name="Código">&lt;xava:message/&gt;</text:span> tag allows to show in HTML a message from the i18n resource files of OpenXava.</text:p>
      <text:p text:style-name="Código"><text:span text:style-name="T8">&lt;</text:span><text:span text:style-name="T12">xava:message </text:span><text:span text:style-name="T16">key</text:span><text:span text:style-name="T19">=</text:span><text:span text:style-name="T22">"message_key" </text:span><text:span text:style-name="T16">param</text:span><text:span text:style-name="T19">=</text:span><text:span text:style-name="T22">"messageParam" </text:span><text:span text:style-name="T16">intParam</text:span><text:span text:style-name="T19">=</text:span><text:span text:style-name="T22">"messageParam"</text:span><text:span text:style-name="T8">/&gt;</text:span></text:p>
      <text:p text:style-name="Text_20_body">The message is searched first in the message resource files of your project (<text:span text:style-name="Archivo_2f_Directorio">YourProject/i18n/YourProject-messages.properties</text:span>) and if it is not found there then it's searched in the default OpenXava messages (<text:span text:style-name="Archivo_2f_Directorio">OpenXava/i18n/Messages.properties</text:span>). </text:p>
      <text:p text:style-name="Text_20_body">The attributes <text:span text:style-name="Código">param</text:span> and <text:span text:style-name="Código">intParam</text:span> are optional. The attribute <text:span text:style-name="Código">intParam</text:span> is used when the value to send as parameter is of <text:span text:style-name="Código">int</text:span> type. If you use Java 5 you can use always <text:span text:style-name="Código">param</text:span> because <text:span text:style-name="Código">int</text:span> is automatically converted by autoboxing.</text:p>
      <text:p text:style-name="Text_20_body">This tag only generates the message text, without any formatting HTML tags.</text:p>
      <text:p text:style-name="Text_20_body">An example:</text:p>
      <text:p text:style-name="Código"><text:span text:style-name="T8">&lt;</text:span><text:span text:style-name="T12">xava:message </text:span><text:span text:style-name="T16">key</text:span><text:span text:style-name="T19">=</text:span><text:span text:style-name="T22">"list_count" </text:span><text:span text:style-name="T16">intParam</text:span><text:span text:style-name="T19">=</text:span>"<text:span text:style-name="T32">&lt;%=</text:span><text:span text:style-name="T19">totalSize</text:span><text:span text:style-name="T32">%&gt;</text:span>"<text:span text:style-name="T8">/&gt;</text:span></text:p>
      <text:list text:style-name="L1" text:continue-numbering="true">
        <text:list-item>
          <text:list text:continue-numbering="true">
            <text:list-item>
              <text:list text:continue-numbering="true">
                <text:list-item>
                  <text:h text:style-name="P504" text:outline-level="3">xava:descriptionsList <text:span text:style-name="T3">(new in v2.0.3)</text:span></text:h>
                </text:list-item>
              </text:list>
            </text:list-item>
          </text:list>
        </text:list-item>
      </text:list>
      <text:p text:style-name="Text_20_body">The <text:span text:style-name="Código">&lt;xava:descriptionsList/&gt;</text:span> tag allows you to render a description list (a HTML combo) for your reference, in the same way that OpenXava does it when it generates the user interface automatically.</text:p>
      <text:p text:style-name="Código"><text:span text:style-name="T8">&lt;</text:span><text:span text:style-name="T12">xava:descriptionsList </text:span></text:p>
      <text:p text:style-name="Código"><text:span text:style-name="T12"><text:tab/></text:span><text:span text:style-name="T16">reference</text:span><text:span text:style-name="T19">=</text:span><text:span text:style-name="T22">"referenceName"<text:tab/><text:tab/><text:tab/></text:span><text:span text:style-name="T19">(1)</text:span></text:p>
      <text:p text:style-name="P15">/&gt;</text:p>
      <text:list text:style-name="L65">
        <text:list-item>
          <text:p text:style-name="P360"><text:span text:style-name="Código">reference</text:span> (required): <text:s/>It's a reference of the model associated with the current module</text:p>
        </text:list-item>
      </text:list>
      <text:p text:style-name="Text_20_body">This tag generates the needed JavaScript in order to allow your view to work in the same way as an automatic one.</text:p>
      <text:p text:style-name="Text_20_body">An example:</text:p>
      <text:p text:style-name="Código"><text:span text:style-name="T8">&lt;</text:span><text:span text:style-name="T12">tr</text:span><text:span text:style-name="T8">&gt;</text:span></text:p>
      <text:p text:style-name="Código"><text:span text:style-name="T19"><text:tab/></text:span><text:span text:style-name="T8">&lt;</text:span><text:span text:style-name="T12">td</text:span><text:span text:style-name="T8">&gt;</text:span><text:span text:style-name="T19">Level: </text:span><text:span text:style-name="T8">&lt;/</text:span><text:span text:style-name="T12">td</text:span><text:span text:style-name="T8">&gt;</text:span></text:p>
      <text:p text:style-name="Código"><text:span text:style-name="T19"><text:tab/></text:span><text:span text:style-name="T8">&lt;</text:span><text:span text:style-name="T12">td</text:span><text:span text:style-name="T8">&gt;</text:span><text:span text:style-name="T19"><text:tab/></text:span></text:p>
      <text:p text:style-name="Código"><text:span text:style-name="T19"><text:tab/><text:tab/></text:span><text:span text:style-name="T8">&lt;</text:span><text:span text:style-name="T12">xava:descriptionsList </text:span><text:span text:style-name="T16">reference</text:span><text:span text:style-name="T19">=</text:span><text:span text:style-name="T22">"level"</text:span><text:span text:style-name="T8">/&gt;</text:span></text:p>
      <text:p text:style-name="Código"><text:span text:style-name="T19"><text:tab/></text:span><text:span text:style-name="T8">&lt;/</text:span><text:span text:style-name="T12">td</text:span><text:span text:style-name="T8">&gt;</text:span></text:p>
      <text:p text:style-name="Código"><text:span text:style-name="T9">&lt;/</text:span><text:span text:style-name="T13">tr</text:span><text:span text:style-name="T9">&gt;</text:span></text:p>
      <text:p text:style-name="Standard">In this case <text:span text:style-name="Código">level</text:span> is a reference of the current model (for example <text:span text:style-name="Código">Seller</text:span>). A combo is shown with all available levels.</text:p>
      <text:list text:style-name="L66">
        <text:list-item>
          <text:h text:style-name="P411" text:outline-level="1"><draw:frame draw:style-name="fr1" draw:name="graphics6" text:anchor-type="paragraph" svg:x="0cm" svg:y="0.109cm" svg:width="16.999cm" svg:height="2.877cm" draw:z-index="37"><draw:image xlink:href="Pictures/10000000000002B900000076D45ED116.jpg" xlink:type="simple" xlink:show="embed" xlink:actuate="onLoad"/></draw:frame>. Change history</text:h>
          <text:list>
            <text:list-item>
              <text:h text:style-name="P497" text:outline-level="2">New in 2.0.4</text:h>
            </text:list-item>
          </text:list>
        </text:list-item>
      </text:list>
      <text:list text:style-name="L67">
        <text:list-item>
          <text:p text:style-name="P361">New <text:span text:style-name="Código">scale</text:span> attribute in the property definition: Section 3.8</text:p>
        </text:list-item>
        <text:list-item>
          <text:p text:style-name="P361">Referencing to a property of the parent from an aggregate used as simple reference is allowed: Section 3.8.4</text:p>
        </text:list-item>
        <text:list-item>
          <text:p text:style-name="P361">Attribute <text:span text:style-name="Código">aligned-by-columns</text:span> for groups and sections for allowing to align by columns (table style) its elements: Section 4.1.1</text:p>
        </text:list-item>
        <text:list-item>
          <text:p text:style-name="P361">New <text:span text:style-name="T3">modify</text:span> link in view of references. The element <text:span text:style-name="Código">reference-view</text:span> has an attribute <text:span text:style-name="Código">modify</text:span> in order to disable this feature: Section 4.3</text:p>
        </text:list-item>
        <text:list-item>
          <text:p text:style-name="P361">Custom modification action for references: Section 4.3.5</text:p>
        </text:list-item>
        <text:list-item>
          <text:p text:style-name="P361">New <text:span text:style-name="T3">modify</text:span> link in view of collection of references. The element <text:span text:style-name="Código">colleccion-view</text:span> has an attribute <text:span text:style-name="Código">modify-reference</text:span> in order to disable this feature: Section 4.4</text:p>
        </text:list-item>
        <text:list-item>
          <text:p text:style-name="P361">If XAVA_LIST_ACTION is set to empty string in module definition (application.xml) then no row action is show in list mode: Section 8.3</text:p>
        </text:list-item>
      </text:list>
      <text:list text:style-name="L66" text:continue-numbering="true">
        <text:list-item>
          <text:list text:continue-numbering="true">
            <text:list-item>
              <text:h text:style-name="P497" text:outline-level="2">New in 2.0.3</text:h>
            </text:list-item>
          </text:list>
        </text:list-item>
      </text:list>
      <text:list text:style-name="L68">
        <text:list-item>
          <text:p text:style-name="P368">Overriding default labels and messages of OpenXava is possible: Section 2.8</text:p>
        </text:list-item>
        <text:list-item>
          <text:p text:style-name="P368">New stereotype TEXTO_HTML, HTML_TEXT for rich text edition: Section 3.8.1 </text:p>
        </text:list-item>
        <text:list-item>
          <text:p text:style-name="P368">It's possible to define default validators for types or stereotypes: Section 3.8.7 </text:p>
        </text:list-item>
        <text:list-item>
          <text:p text:style-name="P368">The <text:span text:style-name="Código">maximum</text:span> attribute for <text:span text:style-name="Código">collection</text:span> elements allows limiting the maximum number of elements to be inserted by the user in the collection: Section 3.10 </text:p>
        </text:list-item>
        <text:list-item>
          <text:p text:style-name="P368">The actions associated to properties may be enabled always, using the new <text:span text:style-name="Código">always-enabled</text:span> attribute: Section 4.2.3 </text:p>
        </text:list-item>
        <text:list-item>
          <text:p text:style-name="P368">The <text:span text:style-name="Código">as-aggregate</text:span> attribute for <text:span text:style-name="Código">reference-view</text:span> element allows that a reference to an entity behaves as a reference to an aggregate: Section 4.3 </text:p>
        </text:list-item>
        <text:list-item>
          <text:p text:style-name="P368">To place actions in any part of a view is possible: Section 4.6 </text:p>
        </text:list-item>
        <text:list-item>
          <text:p text:style-name="P368">The method <text:span text:style-name="Código">getJRXML()</text:span> of <text:span text:style-name="Código">JasperReportBaseAction </text:span>supports absolute path for accessing to resources of file system: Section 7.10 </text:p>
        </text:list-item>
        <text:list-item>
          <text:p text:style-name="P368">Overriding default controllers is allowed: Section 7.12 </text:p>
        </text:list-item>
        <text:list-item>
          <text:p text:style-name="P368">The <text:span text:style-name="Código">&lt;xava:message/&gt;</text:span> and <text:span text:style-name="Código">&lt;xava:descriptionsList/&gt;</text:span> taglibs added: Sections 10.3.4 and 10.3.5</text:p>
        </text:list-item>
      </text:list>
      <text:list text:style-name="L66" text:continue-numbering="true">
        <text:list-item>
          <text:list text:continue-numbering="true">
            <text:list-item>
              <text:h text:style-name="P497" text:outline-level="2">New in 2.0.2</text:h>
            </text:list-item>
          </text:list>
        </text:list-item>
      </text:list>
      <text:list text:style-name="L69">
        <text:list-item>
          <text:p text:style-name="P378">New stereotype <text:s/>ZEROS_FILLED/RELLENADO_CON_CEROS: Section 3.8.1</text:p>
        </text:list-item>
        <text:list-item>
          <text:p text:style-name="P378"><text:span text:style-name="Código">IdentityCalculator</text:span> for database <text:span text:style-name="T3">identity</text:span> automatic id generation: Section 3.8.5</text:p>
        </text:list-item>
      </text:list>
      <text:list text:style-name="L70">
        <text:list-item>
          <text:p text:style-name="P380">New action type <text:span text:style-name="Código">IPropertyAction</text:span> that can be used for an action associated to a property (in the view), this action will receive the name of the property: Section 4.2.3</text:p>
        </text:list-item>
        <text:list-item>
          <text:p text:style-name="P380">The <text:span text:style-name="Código">as-aggregate</text:span> attribute for <text:span text:style-name="Código">collection-view</text:span> element allows that an collection of entities behaves as a collection of aggregates: Section 4.4</text:p>
        </text:list-item>
        <text:list-item>
          <text:p text:style-name="P380">Now you can add and remove programmatically detail and list actions to a collection view: Section 4.4.3</text:p>
        </text:list-item>
        <text:list-item>
          <text:p text:style-name="P380">It's possible refining collection view default behavior using new <text:span text:style-name="Código">new-action</text:span>, <text:span text:style-name="Código">save-action</text:span>, <text:span text:style-name="Código">hide-detail-action</text:span> and <text:span text:style-name="Código">remove-action</text:span> action in <text:span text:style-name="Código">collection-view</text:span>: section 4.4.4</text:p>
        </text:list-item>
      </text:list>
      <text:list text:style-name="L66" text:continue-numbering="true">
        <text:list-item>
          <text:list text:continue-numbering="true">
            <text:list-item>
              <text:h text:style-name="P497" text:outline-level="2">New in 2.0.1</text:h>
            </text:list-item>
          </text:list>
        </text:list-item>
      </text:list>
      <text:list text:style-name="L71">
        <text:list-item>
          <text:p text:style-name="P384"><text:span text:style-name="Código">SequenceCalculator</text:span> for database <text:span text:style-name="T3">sequence</text:span> automatic id generation: Section 3.8.5</text:p>
        </text:list-item>
        <text:list-item>
          <text:p text:style-name="P384">Arbitrary actions are allowed in <text:span text:style-name="Código">&lt;reference-view/&gt;</text:span>: Section 4.3</text:p>
        </text:list-item>
        <text:list-item>
          <text:p text:style-name="P384">Keystrokes support for the actions: Section 7.2</text:p>
        </text:list-item>
        <text:list-item>
          <text:p text:style-name="P384"><text:span text:style-name="Código">&lt;xava:editor/&gt;</text:span> supports qualified properties: Section 10.3</text:p>
        </text:list-item>
      </text:list>
      <text:list text:style-name="L66" text:continue-numbering="true">
        <text:list-item>
          <text:list text:continue-numbering="true">
            <text:list-item>
              <text:h text:style-name="P497" text:outline-level="2">New in 2.0</text:h>
            </text:list-item>
          </text:list>
        </text:list-item>
      </text:list>
      <text:list text:style-name="L72">
        <text:list-item>
          <text:p text:style-name="P348">Model layer now is generated in POJO (Plain Old Java Object) format.</text:p>
        </text:list-item>
        <text:list-item>
          <text:p text:style-name="P348">Persistence is managed by Hibernate, this allows you deploy OpenXava applications in a simple Tomcat (or whatever servlet container you wish).</text:p>
        </text:list-item>
        <text:list-item>
          <text:p text:style-name="P348">IMAGE_GALLERY stereotype: Section 3.8.2</text:p>
        </text:list-item>
        <text:list-item>
          <text:p text:style-name="P348"><text:span text:style-name="Código">IModelCalculator</text:span> added, as better alternative for <text:span text:style-name="Código">IEntityCalculator</text:span>: Section, 3.8.4</text:p>
        </text:list-item>
        <text:list-item>
          <text:p text:style-name="P348">Nested sections are allowed in views: Section 4.1</text:p>
        </text:list-item>
        <text:list-item>
          <text:p text:style-name="P348">It's possible to access environment variables inside a filter: Section 5.2</text:p>
        </text:list-item>
        <text:list-item>
          <text:p text:style-name="P348"><text:span text:style-name="Código">cmp-type</text:span> allowed for reference mapping: Section 6.3</text:p>
        </text:list-item>
        <text:list-item>
          <text:p text:style-name="P348">It's possible to hide and to show actions in the User Interface: Section 7.12</text:p>
        </text:list-item>
        <text:list-item>
          <text:p text:style-name="P348">New Chapter 10 Miscellaneous: with explanations for many-to-many relationship, using of Hibernate inside OpenXava, JSP custom views and OpenXava taglib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Monospace1" svg:font-family="Monospace" style:font-pitch="fixed"/>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7"/>
      <text:outline-level-style text:level="2" text:style-name="Numbering_20_Symbols" style:num-suffix=" " style:num-format="1" text:start-value="8"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1.4 – Reference Guide</text:span><text:tab/><text:tab/><text:span text:style-name="T2">Page </text:span><text:span text:style-name="T2"><text:page-number text:select-page="current">1</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5-03-07T16:50:59</meta:creation-date>
    <dc:creator>Javier Paniza</dc:creator>
    <dc:date>2007-05-29T13:01:32</dc:date>
    <meta:print-date>2005-05-27T19:34:41</meta:print-date>
    <dc:language>en-US</dc:language>
    <meta:editing-cycles>2382</meta:editing-cycles>
    <meta:editing-duration>P15DT9H52M31S</meta:editing-duration>
    <meta:user-defined meta:name="Info 1"/>
    <meta:user-defined meta:name="Info 2"/>
    <meta:user-defined meta:name="Info 3"/>
    <meta:user-defined meta:name="Info 4"/>
    <meta:document-statistic meta:table-count="0" meta:image-count="38" meta:object-count="0" meta:page-count="162" meta:paragraph-count="4236" meta:word-count="35553" meta:character-count="245079"/>
  </office:meta>
</office:document-meta>
</file>